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2.448in"/>
    </style:style>
    <style:style style:name="co9" style:family="table-column">
      <style:table-column-properties fo:break-before="auto" style:column-width="1.2362in"/>
    </style:style>
    <style:style style:name="co10" style:family="table-column">
      <style:table-column-properties fo:break-before="auto" style:column-width="2.469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uicide-class</text:p>
          </table:table-cell>
          <table:table-cell office:value-type="string">
            <text:p>LN(1PS+.01)/(1PP+.01)</text:p>
          </table:table-cell>
          <table:table-cell office:value-type="string">
            <text:p>passive/tok</text:p>
          </table:table-cell>
          <table:table-cell office:value-type="string">
            <text:p>(“I” + mental-verb)/typ</text:p>
          </table:table-cell>
          <table:table-cell office:value-type="string">
            <text:p>(“I” + mental-verb)/time</text:p>
          </table:table-cell>
          <table:table-cell office:value-type="string">
            <text:p>neut/tok</text:p>
          </table:table-cell>
          <table:table-cell office:value-type="string">
            <text:p>neut/time</text:p>
          </table:table-cell>
          <table:table-cell office:value-type="string">
            <text:p>sensual/typ</text:p>
          </table:table-cell>
          <table:table-cell office:value-type="string">
            <text:p>sensual/time</text:p>
          </table:table-cell>
          <table:table-cell office:value-type="string">
            <text:p>total polar value</text:p>
          </table:table-cell>
          <table:table-cell office:value-type="string">
            <text:p>diff between sums across all n-grams</text:p>
          </table:table-cell>
          <table:table-cell office:value-type="string">
            <text:p>% non-suicide 2-grams</text:p>
          </table:table-cell>
          <table:table-cell office:value-type="string">
            <text:p>% non-suicide 4-grams</text:p>
          </table:table-cell>
          <table:table-cell office:value-type="string">
            <text:p>diff for 2-gram %s</text:p>
          </table:table-cell>
          <table:table-cell office:value-type="string">
            <text:p>average for all non-suicide n-gram %s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43897159239586">
            <text:p>7.4389715924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7142857">
            <text:p>0.0857142857</text:p>
          </table:table-cell>
          <table:table-cell office:value-type="float" office:value="0.0860655738">
            <text:p>0.0860655738</text:p>
          </table:table-cell>
          <table:table-cell office:value-type="float" office:value="0.2133333333">
            <text:p>0.2133333333</text:p>
          </table:table-cell>
          <table:table-cell office:value-type="float" office:value="0.0655737705">
            <text:p>0.0655737705</text:p>
          </table:table-cell>
          <table:table-cell office:value-type="float" office:value="-1">
            <text:p>-1</text:p>
          </table:table-cell>
          <table:table-cell office:value-type="float" office:value="-0.0198261756">
            <text:p>-0.0198261756</text:p>
          </table:table-cell>
          <table:table-cell office:value-type="float" office:value="0.0544217687">
            <text:p>0.0544217687</text:p>
          </table:table-cell>
          <table:table-cell office:value-type="float" office:value="0.0050761421">
            <text:p>0.0050761421</text:p>
          </table:table-cell>
          <table:table-cell office:value-type="float" office:value="-0.0204081633">
            <text:p>-0.0204081633</text:p>
          </table:table-cell>
          <table:table-cell office:value-type="float" office:value="0.021294619">
            <text:p>0.02129461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3.35769026727918">
            <text:p>3.3576902673</text:p>
          </table:table-cell>
          <table:table-cell office:value-type="float" office:value="0.019650655">
            <text:p>0.019650655</text:p>
          </table:table-cell>
          <table:table-cell office:value-type="float" office:value="0.0526315789">
            <text:p>0.0526315789</text:p>
          </table:table-cell>
          <table:table-cell office:value-type="float" office:value="0.0258964143">
            <text:p>0.0258964143</text:p>
          </table:table-cell>
          <table:table-cell office:value-type="float" office:value="0.03930131">
            <text:p>0.03930131</text:p>
          </table:table-cell>
          <table:table-cell office:value-type="float" office:value="0.0358565737">
            <text:p>0.0358565737</text:p>
          </table:table-cell>
          <table:table-cell office:value-type="float" office:value="0.0728744939">
            <text:p>0.0728744939</text:p>
          </table:table-cell>
          <table:table-cell office:value-type="float" office:value="0.0358565737">
            <text:p>0.0358565737</text:p>
          </table:table-cell>
          <table:table-cell office:value-type="float" office:value="-5">
            <text:p>-5</text:p>
          </table:table-cell>
          <table:table-cell office:value-type="float" office:value="0.0083048387">
            <text:p>0.0083048387</text:p>
          </table:table-cell>
          <table:table-cell office:value-type="float" office:value="0.0550847458">
            <text:p>0.0550847458</text:p>
          </table:table-cell>
          <table:table-cell office:value-type="float" office:value="0.0018621974">
            <text:p>0.0018621974</text:p>
          </table:table-cell>
          <table:table-cell office:value-type="float" office:value="-0.0169491525">
            <text:p>-0.0169491525</text:p>
          </table:table-cell>
          <table:table-cell office:value-type="float" office:value="0.0210994999">
            <text:p>0.021099499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2.56187794476045">
            <text:p>2.5618779448</text:p>
          </table:table-cell>
          <table:table-cell office:value-type="float" office:value="0.0215311005">
            <text:p>0.0215311005</text:p>
          </table:table-cell>
          <table:table-cell office:value-type="float" office:value="0.0169491525">
            <text:p>0.0169491525</text:p>
          </table:table-cell>
          <table:table-cell office:value-type="float" office:value="0.0114503817">
            <text:p>0.0114503817</text:p>
          </table:table-cell>
          <table:table-cell office:value-type="float" office:value="0.1004784689">
            <text:p>0.1004784689</text:p>
          </table:table-cell>
          <table:table-cell office:value-type="float" office:value="0.1603053435">
            <text:p>0.1603053435</text:p>
          </table:table-cell>
          <table:table-cell office:value-type="float" office:value="0.1186440678">
            <text:p>0.1186440678</text:p>
          </table:table-cell>
          <table:table-cell office:value-type="float" office:value="0.0801526718">
            <text:p>0.0801526718</text:p>
          </table:table-cell>
          <table:table-cell office:value-type="float" office:value="43">
            <text:p>43</text:p>
          </table:table-cell>
          <table:table-cell office:value-type="float" office:value="0.0049232195">
            <text:p>0.0049232195</text:p>
          </table:table-cell>
          <table:table-cell office:value-type="float" office:value="0.0546448087">
            <text:p>0.0546448087</text:p>
          </table:table-cell>
          <table:table-cell office:value-type="float" office:value="0.0023419204">
            <text:p>0.0023419204</text:p>
          </table:table-cell>
          <table:table-cell office:value-type="float" office:value="0.0027322404">
            <text:p>0.0027322404</text:p>
          </table:table-cell>
          <table:table-cell office:value-type="float" office:value="0.023367658">
            <text:p>0.02336765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5.70711026474888">
            <text:p>5.7071102647</text:p>
          </table:table-cell>
          <table:table-cell office:value-type="float" office:value="0.0153846154">
            <text:p>0.0153846154</text:p>
          </table:table-cell>
          <table:table-cell table:number-columns-repeated="2" office:value-type="float" office:value="0">
            <text:p>0</text:p>
          </table:table-cell>
          <table:table-cell office:value-type="float" office:value="0.0615384615">
            <text:p>0.0615384615</text:p>
          </table:table-cell>
          <table:table-cell office:value-type="float" office:value="0.0714285714">
            <text:p>0.0714285714</text:p>
          </table:table-cell>
          <table:table-cell office:value-type="float" office:value="0.0263157895">
            <text:p>0.0263157895</text:p>
          </table:table-cell>
          <table:table-cell office:value-type="float" office:value="0.0119047619">
            <text:p>0.0119047619</text:p>
          </table:table-cell>
          <table:table-cell office:value-type="float" office:value="0">
            <text:p>0</text:p>
          </table:table-cell>
          <table:table-cell office:value-type="float" office:value="-0.0345520752">
            <text:p>-0.0345520752</text:p>
          </table:table-cell>
          <table:table-cell office:value-type="float" office:value="0.056">
            <text:p>0.056</text:p>
          </table:table-cell>
          <table:table-cell office:value-type="float" office:value="0.0063694268">
            <text:p>0.0063694268</text:p>
          </table:table-cell>
          <table:table-cell office:value-type="float" office:value="-0.008">
            <text:p>-0.008</text:p>
          </table:table-cell>
          <table:table-cell office:value-type="float" office:value="0.0182031236">
            <text:p>0.018203123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00397413672268">
            <text:p>7.0039741367</text:p>
          </table:table-cell>
          <table:table-cell table:number-columns-repeated="3" office:value-type="float" office:value="0">
            <text:p>0</text:p>
          </table:table-cell>
          <table:table-cell office:value-type="float" office:value="0.0363636364">
            <text:p>0.0363636364</text:p>
          </table:table-cell>
          <table:table-cell office:value-type="float" office:value="0.0297029703">
            <text:p>0.0297029703</text:p>
          </table:table-cell>
          <table:table-cell office:value-type="float" office:value="0.125">
            <text:p>0.125</text:p>
          </table:table-cell>
          <table:table-cell office:value-type="float" office:value="0.0495049505">
            <text:p>0.0495049505</text:p>
          </table:table-cell>
          <table:table-cell office:value-type="float" office:value="15">
            <text:p>15</text:p>
          </table:table-cell>
          <table:table-cell office:value-type="float" office:value="-0.0498083049">
            <text:p>-0.0498083049</text:p>
          </table:table-cell>
          <table:table-cell office:value-type="float" office:value="0.062992126">
            <text:p>0.062992126</text:p>
          </table:table-cell>
          <table:table-cell office:value-type="float" office:value="0">
            <text:p>0</text:p>
          </table:table-cell>
          <table:table-cell office:value-type="float" office:value="-0.0393700787">
            <text:p>-0.0393700787</text:p>
          </table:table-cell>
          <table:table-cell office:value-type="float" office:value="0.0268403272">
            <text:p>0.026840327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74109909003537">
            <text:p>7.74109909</text:p>
          </table:table-cell>
          <table:table-cell office:value-type="float" office:value="0.0142045455">
            <text:p>0.0142045455</text:p>
          </table:table-cell>
          <table:table-cell office:value-type="float" office:value="0.0122699387">
            <text:p>0.0122699387</text:p>
          </table:table-cell>
          <table:table-cell office:value-type="float" office:value="0.0072992701">
            <text:p>0.0072992701</text:p>
          </table:table-cell>
          <table:table-cell office:value-type="float" office:value="0.0710227273">
            <text:p>0.0710227273</text:p>
          </table:table-cell>
          <table:table-cell office:value-type="float" office:value="0.0912408759">
            <text:p>0.0912408759</text:p>
          </table:table-cell>
          <table:table-cell office:value-type="float" office:value="0.0858895706">
            <text:p>0.0858895706</text:p>
          </table:table-cell>
          <table:table-cell office:value-type="float" office:value="0.0510948905">
            <text:p>0.0510948905</text:p>
          </table:table-cell>
          <table:table-cell office:value-type="float" office:value="-20">
            <text:p>-20</text:p>
          </table:table-cell>
          <table:table-cell office:value-type="float" office:value="0.0388775129">
            <text:p>0.0388775129</text:p>
          </table:table-cell>
          <table:table-cell office:value-type="float" office:value="0.0366972477">
            <text:p>0.0366972477</text:p>
          </table:table-cell>
          <table:table-cell office:value-type="float" office:value="0.0026385224">
            <text:p>0.0026385224</text:p>
          </table:table-cell>
          <table:table-cell office:value-type="float" office:value="0.0152905199">
            <text:p>0.0152905199</text:p>
          </table:table-cell>
          <table:table-cell office:value-type="float" office:value="0.0128822169">
            <text:p>0.012882216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3.51670426816497">
            <text:p>3.5167042682</text:p>
          </table:table-cell>
          <table:table-cell office:value-type="float" office:value="0.0307692308">
            <text:p>0.0307692308</text:p>
          </table:table-cell>
          <table:table-cell office:value-type="float" office:value="0.03125">
            <text:p>0.03125</text:p>
          </table:table-cell>
          <table:table-cell office:value-type="float" office:value="0.0144927536">
            <text:p>0.0144927536</text:p>
          </table:table-cell>
          <table:table-cell office:value-type="float" office:value="0.0807692308">
            <text:p>0.0807692308</text:p>
          </table:table-cell>
          <table:table-cell office:value-type="float" office:value="0.1014492754">
            <text:p>0.1014492754</text:p>
          </table:table-cell>
          <table:table-cell office:value-type="float" office:value="0.0833333333">
            <text:p>0.0833333333</text:p>
          </table:table-cell>
          <table:table-cell office:value-type="float" office:value="0.038647343">
            <text:p>0.038647343</text:p>
          </table:table-cell>
          <table:table-cell office:value-type="float" office:value="-7">
            <text:p>-7</text:p>
          </table:table-cell>
          <table:table-cell office:value-type="float" office:value="-0.1054593042">
            <text:p>-0.1054593042</text:p>
          </table:table-cell>
          <table:table-cell office:value-type="float" office:value="0.0988372093">
            <text:p>0.0988372093</text:p>
          </table:table-cell>
          <table:table-cell office:value-type="float" office:value="0.012605042">
            <text:p>0.012605042</text:p>
          </table:table-cell>
          <table:table-cell office:value-type="float" office:value="-0.0697674419">
            <text:p>-0.0697674419</text:p>
          </table:table-cell>
          <table:table-cell office:value-type="float" office:value="0.0294137457">
            <text:p>0.029413745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60140233458373">
            <text:p>7.6014023346</text:p>
          </table:table-cell>
          <table:table-cell office:value-type="float" office:value="0">
            <text:p>0</text:p>
          </table:table-cell>
          <table:table-cell office:value-type="float" office:value="0.0260869565">
            <text:p>0.0260869565</text:p>
          </table:table-cell>
          <table:table-cell office:value-type="float" office:value="0.020979021">
            <text:p>0.020979021</text:p>
          </table:table-cell>
          <table:table-cell office:value-type="float" office:value="0.0395480226">
            <text:p>0.0395480226</text:p>
          </table:table-cell>
          <table:table-cell office:value-type="float" office:value="0.048951049">
            <text:p>0.048951049</text:p>
          </table:table-cell>
          <table:table-cell office:value-type="float" office:value="0.0260869565">
            <text:p>0.0260869565</text:p>
          </table:table-cell>
          <table:table-cell office:value-type="float" office:value="0.020979021">
            <text:p>0.020979021</text:p>
          </table:table-cell>
          <table:table-cell office:value-type="float" office:value="3">
            <text:p>3</text:p>
          </table:table-cell>
          <table:table-cell office:value-type="float" office:value="-0.1228214679">
            <text:p>-0.1228214679</text:p>
          </table:table-cell>
          <table:table-cell office:value-type="float" office:value="0.0842696629">
            <text:p>0.0842696629</text:p>
          </table:table-cell>
          <table:table-cell office:value-type="float" office:value="0.0153061224">
            <text:p>0.0153061224</text:p>
          </table:table-cell>
          <table:table-cell office:value-type="float" office:value="-0.0617977528">
            <text:p>-0.0617977528</text:p>
          </table:table-cell>
          <table:table-cell office:value-type="float" office:value="0.0314493593">
            <text:p>0.031449359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43402895015547">
            <text:p>8.4340289502</text:p>
          </table:table-cell>
          <table:table-cell office:value-type="float" office:value="0.0064829822">
            <text:p>0.0064829822</text:p>
          </table:table-cell>
          <table:table-cell office:value-type="float" office:value="0.0406091371">
            <text:p>0.0406091371</text:p>
          </table:table-cell>
          <table:table-cell office:value-type="float" office:value="0.0192771084">
            <text:p>0.0192771084</text:p>
          </table:table-cell>
          <table:table-cell office:value-type="float" office:value="0.0275526742">
            <text:p>0.0275526742</text:p>
          </table:table-cell>
          <table:table-cell office:value-type="float" office:value="0.0409638554">
            <text:p>0.0409638554</text:p>
          </table:table-cell>
          <table:table-cell office:value-type="float" office:value="0.1573604061">
            <text:p>0.1573604061</text:p>
          </table:table-cell>
          <table:table-cell office:value-type="float" office:value="0.0746987952">
            <text:p>0.0746987952</text:p>
          </table:table-cell>
          <table:table-cell office:value-type="float" office:value="-54">
            <text:p>-54</text:p>
          </table:table-cell>
          <table:table-cell office:value-type="float" office:value="0.0222800651">
            <text:p>0.0222800651</text:p>
          </table:table-cell>
          <table:table-cell office:value-type="float" office:value="0.0298102981">
            <text:p>0.0298102981</text:p>
          </table:table-cell>
          <table:table-cell office:value-type="float" office:value="0.002004008">
            <text:p>0.002004008</text:p>
          </table:table-cell>
          <table:table-cell office:value-type="float" office:value="0.0162601626">
            <text:p>0.0162601626</text:p>
          </table:table-cell>
          <table:table-cell office:value-type="float" office:value="0.0181774329">
            <text:p>0.018177432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3.12597857319315">
            <text:p>3.1259785732</text:p>
          </table:table-cell>
          <table:table-cell office:value-type="float" office:value="0.0068027211">
            <text:p>0.0068027211</text:p>
          </table:table-cell>
          <table:table-cell office:value-type="float" office:value="0.0245901639">
            <text:p>0.0245901639</text:p>
          </table:table-cell>
          <table:table-cell office:value-type="float" office:value="0.0136363636">
            <text:p>0.0136363636</text:p>
          </table:table-cell>
          <table:table-cell office:value-type="float" office:value="0.0476190476">
            <text:p>0.0476190476</text:p>
          </table:table-cell>
          <table:table-cell office:value-type="float" office:value="0.0636363636">
            <text:p>0.0636363636</text:p>
          </table:table-cell>
          <table:table-cell office:value-type="float" office:value="0.0901639344">
            <text:p>0.0901639344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  <table:table-cell office:value-type="float" office:value="-0.1163579294">
            <text:p>-0.1163579294</text:p>
          </table:table-cell>
          <table:table-cell office:value-type="float" office:value="0.0818181818">
            <text:p>0.0818181818</text:p>
          </table:table-cell>
          <table:table-cell office:value-type="float" office:value="0.0182481752">
            <text:p>0.0182481752</text:p>
          </table:table-cell>
          <table:table-cell office:value-type="float" office:value="-0.0363636364">
            <text:p>-0.0363636364</text:p>
          </table:table-cell>
          <table:table-cell office:value-type="float" office:value="0.0324312266">
            <text:p>0.032431226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0">
            <text:p>0</text:p>
          </table:table-cell>
          <table:table-cell office:value-type="float" office:value="0.015936255">
            <text:p>0.015936255</text:p>
          </table:table-cell>
          <table:table-cell office:value-type="float" office:value="0.0205479452">
            <text:p>0.0205479452</text:p>
          </table:table-cell>
          <table:table-cell office:value-type="float" office:value="0.0099009901">
            <text:p>0.0099009901</text:p>
          </table:table-cell>
          <table:table-cell office:value-type="float" office:value="0.0278884462">
            <text:p>0.0278884462</text:p>
          </table:table-cell>
          <table:table-cell office:value-type="float" office:value="0.0231023102">
            <text:p>0.0231023102</text:p>
          </table:table-cell>
          <table:table-cell office:value-type="float" office:value="0.0136986301">
            <text:p>0.0136986301</text:p>
          </table:table-cell>
          <table:table-cell office:value-type="float" office:value="0.0066006601">
            <text:p>0.0066006601</text:p>
          </table:table-cell>
          <table:table-cell office:value-type="float" office:value="18">
            <text:p>18</text:p>
          </table:table-cell>
          <table:table-cell office:value-type="float" office:value="0.0050268714">
            <text:p>0.0050268714</text:p>
          </table:table-cell>
          <table:table-cell office:value-type="float" office:value="0.0392156863">
            <text:p>0.0392156863</text:p>
          </table:table-cell>
          <table:table-cell office:value-type="float" office:value="0.0108695652">
            <text:p>0.0108695652</text:p>
          </table:table-cell>
          <table:table-cell office:value-type="float" office:value="0.0078431373">
            <text:p>0.0078431373</text:p>
          </table:table-cell>
          <table:table-cell office:value-type="float" office:value="0.0205720056">
            <text:p>0.020572005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0.50949583631044">
            <text:p>0.509495836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8507463">
            <text:p>0.0298507463</text:p>
          </table:table-cell>
          <table:table-cell office:value-type="float" office:value="0.0363636364">
            <text:p>0.0363636364</text:p>
          </table:table-cell>
          <table:table-cell office:value-type="float" office:value="0.0602409639">
            <text:p>0.0602409639</text:p>
          </table:table-cell>
          <table:table-cell office:value-type="float" office:value="0.0454545455">
            <text:p>0.0454545455</text:p>
          </table:table-cell>
          <table:table-cell office:value-type="float" office:value="-7">
            <text:p>-7</text:p>
          </table:table-cell>
          <table:table-cell office:value-type="float" office:value="-0.0904791909">
            <text:p>-0.0904791909</text:p>
          </table:table-cell>
          <table:table-cell office:value-type="float" office:value="0.0746268657">
            <text:p>0.0746268657</text:p>
          </table:table-cell>
          <table:table-cell office:value-type="float" office:value="0.0067114094">
            <text:p>0.0067114094</text:p>
          </table:table-cell>
          <table:table-cell office:value-type="float" office:value="-0.0373134328">
            <text:p>-0.0373134328</text:p>
          </table:table-cell>
          <table:table-cell office:value-type="float" office:value="0.0256394888">
            <text:p>0.025639488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37838371299671">
            <text:p>7.378383713</text:p>
          </table:table-cell>
          <table:table-cell office:value-type="float" office:value="0.004">
            <text:p>0.004</text:p>
          </table:table-cell>
          <table:table-cell office:value-type="float" office:value="0.0106382979">
            <text:p>0.0106382979</text:p>
          </table:table-cell>
          <table:table-cell office:value-type="float" office:value="0.0046948357">
            <text:p>0.0046948357</text:p>
          </table:table-cell>
          <table:table-cell office:value-type="float" office:value="0.044">
            <text:p>0.044</text:p>
          </table:table-cell>
          <table:table-cell office:value-type="float" office:value="0.0516431925">
            <text:p>0.0516431925</text:p>
          </table:table-cell>
          <table:table-cell office:value-type="float" office:value="0.1914893617">
            <text:p>0.1914893617</text:p>
          </table:table-cell>
          <table:table-cell office:value-type="float" office:value="0.0845070423">
            <text:p>0.0845070423</text:p>
          </table:table-cell>
          <table:table-cell office:value-type="float" office:value="-13">
            <text:p>-13</text:p>
          </table:table-cell>
          <table:table-cell office:value-type="float" office:value="0.0649351035">
            <text:p>0.0649351035</text:p>
          </table:table-cell>
          <table:table-cell office:value-type="float" office:value="0.037037037">
            <text:p>0.037037037</text:p>
          </table:table-cell>
          <table:table-cell office:value-type="float" office:value="0">
            <text:p>0</text:p>
          </table:table-cell>
          <table:table-cell office:value-type="float" office:value="0.037037037">
            <text:p>0.037037037</text:p>
          </table:table-cell>
          <table:table-cell office:value-type="float" office:value="0.0139408829">
            <text:p>0.013940882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90875477931522">
            <text:p>6.9087547793</text:p>
          </table:table-cell>
          <table:table-cell office:value-type="float" office:value="0.0104166667">
            <text:p>0.0104166667</text:p>
          </table:table-cell>
          <table:table-cell office:value-type="float" office:value="0.1395348837">
            <text:p>0.1395348837</text:p>
          </table:table-cell>
          <table:table-cell office:value-type="float" office:value="0.0365853659">
            <text:p>0.0365853659</text:p>
          </table:table-cell>
          <table:table-cell office:value-type="float" office:value="0.0520833333">
            <text:p>0.0520833333</text:p>
          </table:table-cell>
          <table:table-cell office:value-type="float" office:value="0.0304878049">
            <text:p>0.0304878049</text:p>
          </table:table-cell>
          <table:table-cell office:value-type="float" office:value="0.1162790698">
            <text:p>0.1162790698</text:p>
          </table:table-cell>
          <table:table-cell office:value-type="float" office:value="0.0304878049">
            <text:p>0.0304878049</text:p>
          </table:table-cell>
          <table:table-cell office:value-type="float" office:value="-3">
            <text:p>-3</text:p>
          </table:table-cell>
          <table:table-cell office:value-type="float" office:value="-0.3047964088">
            <text:p>-0.3047964088</text:p>
          </table:table-cell>
          <table:table-cell office:value-type="float" office:value="0.1285714286">
            <text:p>0.1285714286</text:p>
          </table:table-cell>
          <table:table-cell office:value-type="float" office:value="0.0588235294">
            <text:p>0.0588235294</text:p>
          </table:table-cell>
          <table:table-cell office:value-type="float" office:value="-0.1142857143">
            <text:p>-0.1142857143</text:p>
          </table:table-cell>
          <table:table-cell office:value-type="float" office:value="0.0593078048">
            <text:p>0.059307804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2.94128661228016">
            <text:p>2.9412866123</text:p>
          </table:table-cell>
          <table:table-cell office:value-type="float" office:value="0">
            <text:p>0</text:p>
          </table:table-cell>
          <table:table-cell office:value-type="float" office:value="0.0524344569">
            <text:p>0.0524344569</text:p>
          </table:table-cell>
          <table:table-cell office:value-type="float" office:value="0.0360824742">
            <text:p>0.0360824742</text:p>
          </table:table-cell>
          <table:table-cell office:value-type="float" office:value="0.0559322034">
            <text:p>0.0559322034</text:p>
          </table:table-cell>
          <table:table-cell office:value-type="float" office:value="0.0850515464">
            <text:p>0.0850515464</text:p>
          </table:table-cell>
          <table:table-cell office:value-type="float" office:value="0.0299625468">
            <text:p>0.0299625468</text:p>
          </table:table-cell>
          <table:table-cell office:value-type="float" office:value="0.0206185567">
            <text:p>0.0206185567</text:p>
          </table:table-cell>
          <table:table-cell office:value-type="float" office:value="-16">
            <text:p>-16</text:p>
          </table:table-cell>
          <table:table-cell office:value-type="float" office:value="-0.1107036731">
            <text:p>-0.1107036731</text:p>
          </table:table-cell>
          <table:table-cell office:value-type="float" office:value="0.0617059891">
            <text:p>0.0617059891</text:p>
          </table:table-cell>
          <table:table-cell office:value-type="float" office:value="0.0145772595">
            <text:p>0.0145772595</text:p>
          </table:table-cell>
          <table:table-cell office:value-type="float" office:value="-0.0254083485">
            <text:p>-0.0254083485</text:p>
          </table:table-cell>
          <table:table-cell office:value-type="float" office:value="0.0308455953">
            <text:p>0.030845595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650168700845">
            <text:p>7.6501687008</text:p>
          </table:table-cell>
          <table:table-cell office:value-type="float" office:value="0.0102564103">
            <text:p>0.0102564103</text:p>
          </table:table-cell>
          <table:table-cell office:value-type="float" office:value="0.0615384615">
            <text:p>0.0615384615</text:p>
          </table:table-cell>
          <table:table-cell office:value-type="float" office:value="0.0330578512">
            <text:p>0.0330578512</text:p>
          </table:table-cell>
          <table:table-cell office:value-type="float" office:value="0.0615384615">
            <text:p>0.0615384615</text:p>
          </table:table-cell>
          <table:table-cell office:value-type="float" office:value="0.0991735537">
            <text:p>0.0991735537</text:p>
          </table:table-cell>
          <table:table-cell office:value-type="float" office:value="0.1538461538">
            <text:p>0.1538461538</text:p>
          </table:table-cell>
          <table:table-cell office:value-type="float" office:value="0.0826446281">
            <text:p>0.0826446281</text:p>
          </table:table-cell>
          <table:table-cell office:value-type="float" office:value="40">
            <text:p>40</text:p>
          </table:table-cell>
          <table:table-cell office:value-type="float" office:value="-0.0931813651">
            <text:p>-0.0931813651</text:p>
          </table:table-cell>
          <table:table-cell office:value-type="float" office:value="0.0857142857">
            <text:p>0.0857142857</text:p>
          </table:table-cell>
          <table:table-cell office:value-type="float" office:value="0">
            <text:p>0</text:p>
          </table:table-cell>
          <table:table-cell office:value-type="float" office:value="-0.0761904762">
            <text:p>-0.0761904762</text:p>
          </table:table-cell>
          <table:table-cell office:value-type="float" office:value="0.0237163506">
            <text:p>0.023716350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3.99756465603505">
            <text:p>3.997564656</text:p>
          </table:table-cell>
          <table:table-cell office:value-type="float" office:value="0.001980198">
            <text:p>0.001980198</text:p>
          </table:table-cell>
          <table:table-cell office:value-type="float" office:value="0.0264150943">
            <text:p>0.0264150943</text:p>
          </table:table-cell>
          <table:table-cell office:value-type="float" office:value="0.0242214533">
            <text:p>0.0242214533</text:p>
          </table:table-cell>
          <table:table-cell office:value-type="float" office:value="0.0376237624">
            <text:p>0.0376237624</text:p>
          </table:table-cell>
          <table:table-cell office:value-type="float" office:value="0.0657439446">
            <text:p>0.0657439446</text:p>
          </table:table-cell>
          <table:table-cell office:value-type="float" office:value="0.0264150943">
            <text:p>0.0264150943</text:p>
          </table:table-cell>
          <table:table-cell office:value-type="float" office:value="0.0242214533">
            <text:p>0.0242214533</text:p>
          </table:table-cell>
          <table:table-cell office:value-type="float" office:value="1">
            <text:p>1</text:p>
          </table:table-cell>
          <table:table-cell office:value-type="float" office:value="-0.1111304531">
            <text:p>-0.1111304531</text:p>
          </table:table-cell>
          <table:table-cell office:value-type="float" office:value="0.0705645161">
            <text:p>0.0705645161</text:p>
          </table:table-cell>
          <table:table-cell office:value-type="float" office:value="0.0051107325">
            <text:p>0.0051107325</text:p>
          </table:table-cell>
          <table:table-cell office:value-type="float" office:value="-0.0564516129">
            <text:p>-0.0564516129</text:p>
          </table:table-cell>
          <table:table-cell office:value-type="float" office:value="0.0320882624">
            <text:p>0.0320882624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0">
            <text:p>0</text:p>
          </table:table-cell>
          <table:table-cell office:value-type="float" office:value="0.0073800738">
            <text:p>0.0073800738</text:p>
          </table:table-cell>
          <table:table-cell table:number-columns-repeated="2" office:value-type="float" office:value="0">
            <text:p>0</text:p>
          </table:table-cell>
          <table:table-cell office:value-type="float" office:value="0.036900369">
            <text:p>0.036900369</text:p>
          </table:table-cell>
          <table:table-cell office:value-type="float" office:value="0.0512820513">
            <text:p>0.0512820513</text:p>
          </table:table-cell>
          <table:table-cell office:value-type="float" office:value="0.1439393939">
            <text:p>0.1439393939</text:p>
          </table:table-cell>
          <table:table-cell office:value-type="float" office:value="0.0974358974">
            <text:p>0.0974358974</text:p>
          </table:table-cell>
          <table:table-cell office:value-type="float" office:value="-3">
            <text:p>-3</text:p>
          </table:table-cell>
          <table:table-cell office:value-type="float" office:value="-0.0388558352">
            <text:p>-0.0388558352</text:p>
          </table:table-cell>
          <table:table-cell office:value-type="float" office:value="0.0585774059">
            <text:p>0.0585774059</text:p>
          </table:table-cell>
          <table:table-cell office:value-type="float" office:value="0.0073260073">
            <text:p>0.0073260073</text:p>
          </table:table-cell>
          <table:table-cell office:value-type="float" office:value="-0.0083682008">
            <text:p>-0.0083682008</text:p>
          </table:table-cell>
          <table:table-cell office:value-type="float" office:value="0.0250934044">
            <text:p>0.0250934044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0">
            <text:p>0</text:p>
          </table:table-cell>
          <table:table-cell office:value-type="float" office:value="0.0026525199">
            <text:p>0.00265251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50928382">
            <text:p>0.0450928382</text:p>
          </table:table-cell>
          <table:table-cell office:value-type="float" office:value="0.0555555556">
            <text:p>0.0555555556</text:p>
          </table:table-cell>
          <table:table-cell office:value-type="float" office:value="0.027972028">
            <text:p>0.027972028</text:p>
          </table:table-cell>
          <table:table-cell office:value-type="float" office:value="0.0130718954">
            <text:p>0.0130718954</text:p>
          </table:table-cell>
          <table:table-cell office:value-type="float" office:value="-16">
            <text:p>-16</text:p>
          </table:table-cell>
          <table:table-cell office:value-type="float" office:value="-0.044909846">
            <text:p>-0.044909846</text:p>
          </table:table-cell>
          <table:table-cell office:value-type="float" office:value="0.0650406504">
            <text:p>0.0650406504</text:p>
          </table:table-cell>
          <table:table-cell office:value-type="float" office:value="0.0033898305">
            <text:p>0.0033898305</text:p>
          </table:table-cell>
          <table:table-cell office:value-type="float" office:value="-0.0447154472">
            <text:p>-0.0447154472</text:p>
          </table:table-cell>
          <table:table-cell office:value-type="float" office:value="0.0228460443">
            <text:p>0.022846044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0.753110645319037">
            <text:p>0.7531106453</text:p>
          </table:table-cell>
          <table:table-cell office:value-type="float" office:value="0.0135869565">
            <text:p>0.0135869565</text:p>
          </table:table-cell>
          <table:table-cell office:value-type="float" office:value="0.0502793296">
            <text:p>0.0502793296</text:p>
          </table:table-cell>
          <table:table-cell office:value-type="float" office:value="0.0210280374">
            <text:p>0.0210280374</text:p>
          </table:table-cell>
          <table:table-cell office:value-type="float" office:value="0.0434782609">
            <text:p>0.0434782609</text:p>
          </table:table-cell>
          <table:table-cell office:value-type="float" office:value="0.0373831776">
            <text:p>0.0373831776</text:p>
          </table:table-cell>
          <table:table-cell office:value-type="float" office:value="0.0391061453">
            <text:p>0.0391061453</text:p>
          </table:table-cell>
          <table:table-cell office:value-type="float" office:value="0.0163551402">
            <text:p>0.0163551402</text:p>
          </table:table-cell>
          <table:table-cell office:value-type="float" office:value="-30">
            <text:p>-30</text:p>
          </table:table-cell>
          <table:table-cell office:value-type="float" office:value="-0.0103137959">
            <text:p>-0.0103137959</text:p>
          </table:table-cell>
          <table:table-cell office:value-type="float" office:value="0.0597014925">
            <text:p>0.0597014925</text:p>
          </table:table-cell>
          <table:table-cell office:value-type="float" office:value="0.0049627792">
            <text:p>0.0049627792</text:p>
          </table:table-cell>
          <table:table-cell office:value-type="float" office:value="0.0059701493">
            <text:p>0.0059701493</text:p>
          </table:table-cell>
          <table:table-cell office:value-type="float" office:value="0.0242742015">
            <text:p>0.0242742015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2.55576796167032">
            <text:p>2.5557679617</text:p>
          </table:table-cell>
          <table:table-cell office:value-type="float" office:value="0">
            <text:p>0</text:p>
          </table:table-cell>
          <table:table-cell office:value-type="float" office:value="0.0240963855">
            <text:p>0.0240963855</text:p>
          </table:table-cell>
          <table:table-cell office:value-type="float" office:value="0.0124223602">
            <text:p>0.0124223602</text:p>
          </table:table-cell>
          <table:table-cell office:value-type="float" office:value="0.0258064516">
            <text:p>0.0258064516</text:p>
          </table:table-cell>
          <table:table-cell office:value-type="float" office:value="0.0248447205">
            <text:p>0.0248447205</text:p>
          </table:table-cell>
          <table:table-cell office:value-type="float" office:value="0.0361445783">
            <text:p>0.0361445783</text:p>
          </table:table-cell>
          <table:table-cell office:value-type="float" office:value="0.0186335404">
            <text:p>0.0186335404</text:p>
          </table:table-cell>
          <table:table-cell office:value-type="float" office:value="6">
            <text:p>6</text:p>
          </table:table-cell>
          <table:table-cell office:value-type="float" office:value="0.0349483204">
            <text:p>0.0349483204</text:p>
          </table:table-cell>
          <table:table-cell office:value-type="float" office:value="0.0310077519">
            <text:p>0.0310077519</text:p>
          </table:table-cell>
          <table:table-cell office:value-type="float" office:value="0">
            <text:p>0</text:p>
          </table:table-cell>
          <table:table-cell office:value-type="float" office:value="0.015503876">
            <text:p>0.015503876</text:p>
          </table:table-cell>
          <table:table-cell office:value-type="float" office:value="0.0125753661">
            <text:p>0.012575366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37838371299671">
            <text:p>7.378383713</text:p>
          </table:table-cell>
          <table:table-cell office:value-type="float" office:value="0.0216216216">
            <text:p>0.0216216216</text:p>
          </table:table-cell>
          <table:table-cell office:value-type="float" office:value="0.0295566502">
            <text:p>0.0295566502</text:p>
          </table:table-cell>
          <table:table-cell office:value-type="float" office:value="0.0218181818">
            <text:p>0.0218181818</text:p>
          </table:table-cell>
          <table:table-cell office:value-type="float" office:value="0.0297297297">
            <text:p>0.0297297297</text:p>
          </table:table-cell>
          <table:table-cell office:value-type="float" office:value="0.04">
            <text:p>0.04</text:p>
          </table:table-cell>
          <table:table-cell office:value-type="float" office:value="0.0492610837">
            <text:p>0.0492610837</text:p>
          </table:table-cell>
          <table:table-cell office:value-type="float" office:value="0.0363636364">
            <text:p>0.0363636364</text:p>
          </table:table-cell>
          <table:table-cell office:value-type="float" office:value="-13">
            <text:p>-13</text:p>
          </table:table-cell>
          <table:table-cell office:value-type="float" office:value="-0.0148212254">
            <text:p>-0.0148212254</text:p>
          </table:table-cell>
          <table:table-cell office:value-type="float" office:value="0.0557103064">
            <text:p>0.0557103064</text:p>
          </table:table-cell>
          <table:table-cell office:value-type="float" office:value="0.0073349633">
            <text:p>0.0073349633</text:p>
          </table:table-cell>
          <table:table-cell office:value-type="float" office:value="0">
            <text:p>0</text:p>
          </table:table-cell>
          <table:table-cell office:value-type="float" office:value="0.0222418066">
            <text:p>0.022241806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0">
            <text:p>0</text:p>
          </table:table-cell>
          <table:table-cell office:value-type="float" office:value="0.0217983651">
            <text:p>0.021798365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0735695">
            <text:p>0.0190735695</text:p>
          </table:table-cell>
          <table:table-cell office:value-type="float" office:value="0.0328638498">
            <text:p>0.0328638498</text:p>
          </table:table-cell>
          <table:table-cell office:value-type="float" office:value="0.0828025478">
            <text:p>0.0828025478</text:p>
          </table:table-cell>
          <table:table-cell office:value-type="float" office:value="0.0610328638">
            <text:p>0.0610328638</text:p>
          </table:table-cell>
          <table:table-cell office:value-type="float" office:value="-28">
            <text:p>-28</text:p>
          </table:table-cell>
          <table:table-cell office:value-type="float" office:value="-0.0170509966">
            <text:p>-0.0170509966</text:p>
          </table:table-cell>
          <table:table-cell office:value-type="float" office:value="0.0360655738">
            <text:p>0.0360655738</text:p>
          </table:table-cell>
          <table:table-cell office:value-type="float" office:value="0.0027624309">
            <text:p>0.0027624309</text:p>
          </table:table-cell>
          <table:table-cell office:value-type="float" office:value="0.0032786885">
            <text:p>0.0032786885</text:p>
          </table:table-cell>
          <table:table-cell office:value-type="float" office:value="0.0164885986">
            <text:p>0.016488598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21660610108486">
            <text:p>6.2166061011</text:p>
          </table:table-cell>
          <table:table-cell office:value-type="float" office:value="0.0034602076">
            <text:p>0.0034602076</text:p>
          </table:table-cell>
          <table:table-cell table:number-columns-repeated="2" office:value-type="float" office:value="0">
            <text:p>0</text:p>
          </table:table-cell>
          <table:table-cell office:value-type="float" office:value="0.0899653979">
            <text:p>0.0899653979</text:p>
          </table:table-cell>
          <table:table-cell office:value-type="float" office:value="0.0942028986">
            <text:p>0.0942028986</text:p>
          </table:table-cell>
          <table:table-cell office:value-type="float" office:value="0.0933333333">
            <text:p>0.0933333333</text:p>
          </table:table-cell>
          <table:table-cell office:value-type="float" office:value="0.0253623188">
            <text:p>0.0253623188</text:p>
          </table:table-cell>
          <table:table-cell office:value-type="float" office:value="-2">
            <text:p>-2</text:p>
          </table:table-cell>
          <table:table-cell office:value-type="float" office:value="-0.145043266">
            <text:p>-0.145043266</text:p>
          </table:table-cell>
          <table:table-cell office:value-type="float" office:value="0.053030303">
            <text:p>0.053030303</text:p>
          </table:table-cell>
          <table:table-cell office:value-type="float" office:value="0.0054644809">
            <text:p>0.0054644809</text:p>
          </table:table-cell>
          <table:table-cell office:value-type="float" office:value="-0.0378787879">
            <text:p>-0.0378787879</text:p>
          </table:table-cell>
          <table:table-cell office:value-type="float" office:value="0.0297743792">
            <text:p>0.029774379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00670084544037">
            <text:p>8.0067008454</text:p>
          </table:table-cell>
          <table:table-cell office:value-type="float" office:value="0.0033783784">
            <text:p>0.0033783784</text:p>
          </table:table-cell>
          <table:table-cell office:value-type="float" office:value="0.0652173913">
            <text:p>0.0652173913</text:p>
          </table:table-cell>
          <table:table-cell office:value-type="float" office:value="0.0321428571">
            <text:p>0.0321428571</text:p>
          </table:table-cell>
          <table:table-cell office:value-type="float" office:value="0.0641891892">
            <text:p>0.0641891892</text:p>
          </table:table-cell>
          <table:table-cell office:value-type="float" office:value="0.0678571429">
            <text:p>0.0678571429</text:p>
          </table:table-cell>
          <table:table-cell office:value-type="float" office:value="0.0724637681">
            <text:p>0.0724637681</text:p>
          </table:table-cell>
          <table:table-cell office:value-type="float" office:value="0.0357142857">
            <text:p>0.0357142857</text:p>
          </table:table-cell>
          <table:table-cell office:value-type="float" office:value="16">
            <text:p>16</text:p>
          </table:table-cell>
          <table:table-cell office:value-type="float" office:value="-0.011906212">
            <text:p>-0.011906212</text:p>
          </table:table-cell>
          <table:table-cell office:value-type="float" office:value="0.0541516245">
            <text:p>0.0541516245</text:p>
          </table:table-cell>
          <table:table-cell office:value-type="float" office:value="0">
            <text:p>0</text:p>
          </table:table-cell>
          <table:table-cell office:value-type="float" office:value="-0.0144404332">
            <text:p>-0.0144404332</text:p>
          </table:table-cell>
          <table:table-cell office:value-type="float" office:value="0.02489148">
            <text:p>0.0248914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-5.30330490365908">
            <text:p>-5.3033049037</text:p>
          </table:table-cell>
          <table:table-cell office:value-type="float" office:value="0.0227272727">
            <text:p>0.0227272727</text:p>
          </table:table-cell>
          <table:table-cell table:number-columns-repeated="2" office:value-type="float" office:value="0">
            <text:p>0</text:p>
          </table:table-cell>
          <table:table-cell office:value-type="float" office:value="0.0844155844">
            <text:p>0.0844155844</text:p>
          </table:table-cell>
          <table:table-cell office:value-type="float" office:value="0.1313131313">
            <text:p>0.1313131313</text:p>
          </table:table-cell>
          <table:table-cell office:value-type="float" office:value="0.2302158273">
            <text:p>0.2302158273</text:p>
          </table:table-cell>
          <table:table-cell office:value-type="float" office:value="0.1616161616">
            <text:p>0.1616161616</text:p>
          </table:table-cell>
          <table:table-cell office:value-type="float" office:value="3">
            <text:p>3</text:p>
          </table:table-cell>
          <table:table-cell office:value-type="float" office:value="0.017426115">
            <text:p>0.017426115</text:p>
          </table:table-cell>
          <table:table-cell office:value-type="float" office:value="0.0395256917">
            <text:p>0.0395256917</text:p>
          </table:table-cell>
          <table:table-cell office:value-type="float" office:value="0">
            <text:p>0</text:p>
          </table:table-cell>
          <table:table-cell office:value-type="float" office:value="0.0118577075">
            <text:p>0.0118577075</text:p>
          </table:table-cell>
          <table:table-cell office:value-type="float" office:value="0.0200444054">
            <text:p>0.0200444054</text:p>
          </table:table-cell>
        </table:table-row>
        <table:table-row table:style-name="ro2">
          <table:table-cell office:value-type="string">
            <text:p>non-suicide</text:p>
          </table:table-cell>
          <table:table-cell table:number-columns-repeated="4" office:value-type="float" office:value="0">
            <text:p>0</text:p>
          </table:table-cell>
          <table:table-cell office:value-type="float" office:value="0.0480549199">
            <text:p>0.0480549199</text:p>
          </table:table-cell>
          <table:table-cell office:value-type="float" office:value="0.0603448276">
            <text:p>0.0603448276</text:p>
          </table:table-cell>
          <table:table-cell office:value-type="float" office:value="0.0552763819">
            <text:p>0.0552763819</text:p>
          </table:table-cell>
          <table:table-cell office:value-type="float" office:value="0.0316091954">
            <text:p>0.0316091954</text:p>
          </table:table-cell>
          <table:table-cell office:value-type="float" office:value="-41">
            <text:p>-41</text:p>
          </table:table-cell>
          <table:table-cell office:value-type="float" office:value="-0.0796904165">
            <text:p>-0.0796904165</text:p>
          </table:table-cell>
          <table:table-cell office:value-type="float" office:value="0.0501392758">
            <text:p>0.0501392758</text:p>
          </table:table-cell>
          <table:table-cell office:value-type="float" office:value="0">
            <text:p>0</text:p>
          </table:table-cell>
          <table:table-cell office:value-type="float" office:value="-0.0278551532">
            <text:p>-0.0278551532</text:p>
          </table:table-cell>
          <table:table-cell office:value-type="float" office:value="0.0245926176">
            <text:p>0.024592617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2.33236965435202">
            <text:p>2.3323696544</text:p>
          </table:table-cell>
          <table:table-cell office:value-type="float" office:value="0.0193905817">
            <text:p>0.0193905817</text:p>
          </table:table-cell>
          <table:table-cell office:value-type="float" office:value="0.0340909091">
            <text:p>0.0340909091</text:p>
          </table:table-cell>
          <table:table-cell office:value-type="float" office:value="0.0180722892">
            <text:p>0.0180722892</text:p>
          </table:table-cell>
          <table:table-cell office:value-type="float" office:value="0.0858725762">
            <text:p>0.0858725762</text:p>
          </table:table-cell>
          <table:table-cell office:value-type="float" office:value="0.093373494">
            <text:p>0.093373494</text:p>
          </table:table-cell>
          <table:table-cell office:value-type="float" office:value="0.0625">
            <text:p>0.0625</text:p>
          </table:table-cell>
          <table:table-cell office:value-type="float" office:value="0.0331325301">
            <text:p>0.0331325301</text:p>
          </table:table-cell>
          <table:table-cell office:value-type="float" office:value="-30">
            <text:p>-30</text:p>
          </table:table-cell>
          <table:table-cell office:value-type="float" office:value="-0.0184166412">
            <text:p>-0.0184166412</text:p>
          </table:table-cell>
          <table:table-cell office:value-type="float" office:value="0.0464396285">
            <text:p>0.0464396285</text:p>
          </table:table-cell>
          <table:table-cell office:value-type="float" office:value="0.0051948052">
            <text:p>0.0051948052</text:p>
          </table:table-cell>
          <table:table-cell office:value-type="float" office:value="-0.0092879257">
            <text:p>-0.0092879257</text:p>
          </table:table-cell>
          <table:table-cell office:value-type="float" office:value="0.0190633838">
            <text:p>0.019063383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650168700845">
            <text:p>7.6501687008</text:p>
          </table:table-cell>
          <table:table-cell office:value-type="float" office:value="0.0107526882">
            <text:p>0.0107526882</text:p>
          </table:table-cell>
          <table:table-cell office:value-type="float" office:value="0.0128205128">
            <text:p>0.0128205128</text:p>
          </table:table-cell>
          <table:table-cell office:value-type="float" office:value="0.0043478261">
            <text:p>0.0043478261</text:p>
          </table:table-cell>
          <table:table-cell office:value-type="float" office:value="0.064516129">
            <text:p>0.064516129</text:p>
          </table:table-cell>
          <table:table-cell office:value-type="float" office:value="0.052173913">
            <text:p>0.052173913</text:p>
          </table:table-cell>
          <table:table-cell office:value-type="float" office:value="0.141025641">
            <text:p>0.141025641</text:p>
          </table:table-cell>
          <table:table-cell office:value-type="float" office:value="0.047826087">
            <text:p>0.047826087</text:p>
          </table:table-cell>
          <table:table-cell office:value-type="float" office:value="5">
            <text:p>5</text:p>
          </table:table-cell>
          <table:table-cell office:value-type="float" office:value="-0.0578615854">
            <text:p>-0.0578615854</text:p>
          </table:table-cell>
          <table:table-cell office:value-type="float" office:value="0.0579710145">
            <text:p>0.0579710145</text:p>
          </table:table-cell>
          <table:table-cell office:value-type="float" office:value="0.0256410256">
            <text:p>0.0256410256</text:p>
          </table:table-cell>
          <table:table-cell office:value-type="float" office:value="0.0072463768">
            <text:p>0.0072463768</text:p>
          </table:table-cell>
          <table:table-cell office:value-type="float" office:value="0.0337306617">
            <text:p>0.033730661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0.787368035629096">
            <text:p>0.7873680356</text:p>
          </table:table-cell>
          <table:table-cell office:value-type="float" office:value="0.0040733198">
            <text:p>0.0040733198</text:p>
          </table:table-cell>
          <table:table-cell office:value-type="float" office:value="0.0039370079">
            <text:p>0.0039370079</text:p>
          </table:table-cell>
          <table:table-cell office:value-type="float" office:value="0.0022075055">
            <text:p>0.0022075055</text:p>
          </table:table-cell>
          <table:table-cell office:value-type="float" office:value="0.0610997963">
            <text:p>0.0610997963</text:p>
          </table:table-cell>
          <table:table-cell office:value-type="float" office:value="0.0662251656">
            <text:p>0.0662251656</text:p>
          </table:table-cell>
          <table:table-cell office:value-type="float" office:value="0.031496063">
            <text:p>0.031496063</text:p>
          </table:table-cell>
          <table:table-cell office:value-type="float" office:value="0.0176600442">
            <text:p>0.0176600442</text:p>
          </table:table-cell>
          <table:table-cell office:value-type="float" office:value="6">
            <text:p>6</text:p>
          </table:table-cell>
          <table:table-cell office:value-type="float" office:value="-0.0348698267">
            <text:p>-0.0348698267</text:p>
          </table:table-cell>
          <table:table-cell office:value-type="float" office:value="0.0553278689">
            <text:p>0.0553278689</text:p>
          </table:table-cell>
          <table:table-cell office:value-type="float" office:value="0.0018214936">
            <text:p>0.0018214936</text:p>
          </table:table-cell>
          <table:table-cell office:value-type="float" office:value="-0.0143442623">
            <text:p>-0.0143442623</text:p>
          </table:table-cell>
          <table:table-cell office:value-type="float" office:value="0.0224579254">
            <text:p>0.0224579254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1.32083989836918">
            <text:p>1.3208398984</text:p>
          </table:table-cell>
          <table:table-cell office:value-type="float" office:value="0.0114285714">
            <text:p>0.0114285714</text:p>
          </table:table-cell>
          <table:table-cell office:value-type="float" office:value="0.0900900901">
            <text:p>0.0900900901</text:p>
          </table:table-cell>
          <table:table-cell office:value-type="float" office:value="0.0340136054">
            <text:p>0.0340136054</text:p>
          </table:table-cell>
          <table:table-cell office:value-type="float" office:value="0.0857142857">
            <text:p>0.0857142857</text:p>
          </table:table-cell>
          <table:table-cell office:value-type="float" office:value="0.1020408163">
            <text:p>0.1020408163</text:p>
          </table:table-cell>
          <table:table-cell office:value-type="float" office:value="0.045045045">
            <text:p>0.045045045</text:p>
          </table:table-cell>
          <table:table-cell office:value-type="float" office:value="0.0170068027">
            <text:p>0.0170068027</text:p>
          </table:table-cell>
          <table:table-cell office:value-type="float" office:value="-5">
            <text:p>-5</text:p>
          </table:table-cell>
          <table:table-cell office:value-type="float" office:value="-0.0804664331">
            <text:p>-0.0804664331</text:p>
          </table:table-cell>
          <table:table-cell office:value-type="float" office:value="0.064516129">
            <text:p>0.064516129</text:p>
          </table:table-cell>
          <table:table-cell office:value-type="float" office:value="0">
            <text:p>0</text:p>
          </table:table-cell>
          <table:table-cell office:value-type="float" office:value="-0.0230414747">
            <text:p>-0.0230414747</text:p>
          </table:table-cell>
          <table:table-cell office:value-type="float" office:value="0.0245146821">
            <text:p>0.024514682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18896686364888">
            <text:p>8.1889668636</text:p>
          </table:table-cell>
          <table:table-cell office:value-type="float" office:value="0.0034965035">
            <text:p>0.0034965035</text:p>
          </table:table-cell>
          <table:table-cell office:value-type="float" office:value="0.0303030303">
            <text:p>0.0303030303</text:p>
          </table:table-cell>
          <table:table-cell office:value-type="float" office:value="0.0213903743">
            <text:p>0.0213903743</text:p>
          </table:table-cell>
          <table:table-cell office:value-type="float" office:value="0.048951049">
            <text:p>0.048951049</text:p>
          </table:table-cell>
          <table:table-cell office:value-type="float" office:value="0.0748663102">
            <text:p>0.0748663102</text:p>
          </table:table-cell>
          <table:table-cell office:value-type="float" office:value="0.0606060606">
            <text:p>0.0606060606</text:p>
          </table:table-cell>
          <table:table-cell office:value-type="float" office:value="0.0427807487">
            <text:p>0.0427807487</text:p>
          </table:table-cell>
          <table:table-cell office:value-type="float" office:value="-2">
            <text:p>-2</text:p>
          </table:table-cell>
          <table:table-cell office:value-type="float" office:value="-0.0948138409">
            <text:p>-0.0948138409</text:p>
          </table:table-cell>
          <table:table-cell office:value-type="float" office:value="0.0714285714">
            <text:p>0.0714285714</text:p>
          </table:table-cell>
          <table:table-cell office:value-type="float" office:value="0.0113636364">
            <text:p>0.0113636364</text:p>
          </table:table-cell>
          <table:table-cell office:value-type="float" office:value="-0.0401785714">
            <text:p>-0.0401785714</text:p>
          </table:table-cell>
          <table:table-cell office:value-type="float" office:value="0.0329913586">
            <text:p>0.032991358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18896686364888">
            <text:p>8.1889668636</text:p>
          </table:table-cell>
          <table:table-cell office:value-type="float" office:value="0.0234741784">
            <text:p>0.0234741784</text:p>
          </table:table-cell>
          <table:table-cell office:value-type="float" office:value="0.0162601626">
            <text:p>0.0162601626</text:p>
          </table:table-cell>
          <table:table-cell office:value-type="float" office:value="0.0094117647">
            <text:p>0.0094117647</text:p>
          </table:table-cell>
          <table:table-cell office:value-type="float" office:value="0.0954616588">
            <text:p>0.0954616588</text:p>
          </table:table-cell>
          <table:table-cell office:value-type="float" office:value="0.1435294118">
            <text:p>0.1435294118</text:p>
          </table:table-cell>
          <table:table-cell office:value-type="float" office:value="0.1219512195">
            <text:p>0.1219512195</text:p>
          </table:table-cell>
          <table:table-cell office:value-type="float" office:value="0.0705882353">
            <text:p>0.0705882353</text:p>
          </table:table-cell>
          <table:table-cell office:value-type="float" office:value="-6">
            <text:p>-6</text:p>
          </table:table-cell>
          <table:table-cell office:value-type="float" office:value="-0.1042323688">
            <text:p>-0.1042323688</text:p>
          </table:table-cell>
          <table:table-cell office:value-type="float" office:value="0.0649895178">
            <text:p>0.0649895178</text:p>
          </table:table-cell>
          <table:table-cell office:value-type="float" office:value="0.0072202166">
            <text:p>0.0072202166</text:p>
          </table:table-cell>
          <table:table-cell office:value-type="float" office:value="-0.035639413">
            <text:p>-0.035639413</text:p>
          </table:table-cell>
          <table:table-cell office:value-type="float" office:value="0.0333636613">
            <text:p>0.033363661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2.34686379278516">
            <text:p>2.3468637928</text:p>
          </table:table-cell>
          <table:table-cell office:value-type="float" office:value="0">
            <text:p>0</text:p>
          </table:table-cell>
          <table:table-cell office:value-type="float" office:value="0.027027027">
            <text:p>0.027027027</text:p>
          </table:table-cell>
          <table:table-cell office:value-type="float" office:value="0.012605042">
            <text:p>0.012605042</text:p>
          </table:table-cell>
          <table:table-cell office:value-type="float" office:value="0.0433212996">
            <text:p>0.0433212996</text:p>
          </table:table-cell>
          <table:table-cell office:value-type="float" office:value="0.0504201681">
            <text:p>0.0504201681</text:p>
          </table:table-cell>
          <table:table-cell office:value-type="float" office:value="0.045045045">
            <text:p>0.045045045</text:p>
          </table:table-cell>
          <table:table-cell office:value-type="float" office:value="0.0210084034">
            <text:p>0.0210084034</text:p>
          </table:table-cell>
          <table:table-cell office:value-type="float" office:value="14">
            <text:p>14</text:p>
          </table:table-cell>
          <table:table-cell office:value-type="float" office:value="-0.1009566965">
            <text:p>-0.1009566965</text:p>
          </table:table-cell>
          <table:table-cell office:value-type="float" office:value="0.0873786408">
            <text:p>0.0873786408</text:p>
          </table:table-cell>
          <table:table-cell office:value-type="float" office:value="0.007751938">
            <text:p>0.007751938</text:p>
          </table:table-cell>
          <table:table-cell office:value-type="float" office:value="-0.067961165">
            <text:p>-0.067961165</text:p>
          </table:table-cell>
          <table:table-cell office:value-type="float" office:value="0.0326055486">
            <text:p>0.032605548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1.78760491401933">
            <text:p>1.787604914</text:p>
          </table:table-cell>
          <table:table-cell office:value-type="float" office:value="0.0074074074">
            <text:p>0.0074074074</text:p>
          </table:table-cell>
          <table:table-cell office:value-type="float" office:value="0.025862069">
            <text:p>0.025862069</text:p>
          </table:table-cell>
          <table:table-cell office:value-type="float" office:value="0.0102739726">
            <text:p>0.0102739726</text:p>
          </table:table-cell>
          <table:table-cell office:value-type="float" office:value="0.0333333333">
            <text:p>0.0333333333</text:p>
          </table:table-cell>
          <table:table-cell office:value-type="float" office:value="0.0308219178">
            <text:p>0.0308219178</text:p>
          </table:table-cell>
          <table:table-cell office:value-type="float" office:value="0.0603448276">
            <text:p>0.0603448276</text:p>
          </table:table-cell>
          <table:table-cell office:value-type="float" office:value="0.0239726027">
            <text:p>0.0239726027</text:p>
          </table:table-cell>
          <table:table-cell office:value-type="float" office:value="31">
            <text:p>31</text:p>
          </table:table-cell>
          <table:table-cell office:value-type="float" office:value="-0.087240838">
            <text:p>-0.087240838</text:p>
          </table:table-cell>
          <table:table-cell office:value-type="float" office:value="0.078817734">
            <text:p>0.078817734</text:p>
          </table:table-cell>
          <table:table-cell office:value-type="float" office:value="0">
            <text:p>0</text:p>
          </table:table-cell>
          <table:table-cell office:value-type="float" office:value="-0.0197044335">
            <text:p>-0.0197044335</text:p>
          </table:table-cell>
          <table:table-cell office:value-type="float" office:value="0.028830365">
            <text:p>0.028830365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74109909003537">
            <text:p>7.74109909</text:p>
          </table:table-cell>
          <table:table-cell office:value-type="float" office:value="0">
            <text:p>0</text:p>
          </table:table-cell>
          <table:table-cell office:value-type="float" office:value="0.0531914894">
            <text:p>0.0531914894</text:p>
          </table:table-cell>
          <table:table-cell office:value-type="float" office:value="0.0257731959">
            <text:p>0.0257731959</text:p>
          </table:table-cell>
          <table:table-cell office:value-type="float" office:value="0.0909090909">
            <text:p>0.0909090909</text:p>
          </table:table-cell>
          <table:table-cell office:value-type="float" office:value="0.0927835052">
            <text:p>0.0927835052</text:p>
          </table:table-cell>
          <table:table-cell office:value-type="float" office:value="0.0744680851">
            <text:p>0.0744680851</text:p>
          </table:table-cell>
          <table:table-cell office:value-type="float" office:value="0.0360824742">
            <text:p>0.0360824742</text:p>
          </table:table-cell>
          <table:table-cell office:value-type="float" office:value="5">
            <text:p>5</text:p>
          </table:table-cell>
          <table:table-cell office:value-type="float" office:value="-0.0808180708">
            <text:p>-0.0808180708</text:p>
          </table:table-cell>
          <table:table-cell office:value-type="float" office:value="0.0769230769">
            <text:p>0.0769230769</text:p>
          </table:table-cell>
          <table:table-cell office:value-type="float" office:value="0.0054644809">
            <text:p>0.0054644809</text:p>
          </table:table-cell>
          <table:table-cell office:value-type="float" office:value="-0.0192307692">
            <text:p>-0.0192307692</text:p>
          </table:table-cell>
          <table:table-cell office:value-type="float" office:value="0.0296571856">
            <text:p>0.029657185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90137735379262">
            <text:p>7.9013773538</text:p>
          </table:table-cell>
          <table:table-cell office:value-type="float" office:value="0.009771987">
            <text:p>0.009771987</text:p>
          </table:table-cell>
          <table:table-cell table:number-columns-repeated="2" office:value-type="float" office:value="0">
            <text:p>0</text:p>
          </table:table-cell>
          <table:table-cell office:value-type="float" office:value="0.0553745928">
            <text:p>0.0553745928</text:p>
          </table:table-cell>
          <table:table-cell office:value-type="float" office:value="0.0894736842">
            <text:p>0.0894736842</text:p>
          </table:table-cell>
          <table:table-cell office:value-type="float" office:value="0.0849056604">
            <text:p>0.0849056604</text:p>
          </table:table-cell>
          <table:table-cell office:value-type="float" office:value="0.0473684211">
            <text:p>0.0473684211</text:p>
          </table:table-cell>
          <table:table-cell office:value-type="float" office:value="5">
            <text:p>5</text:p>
          </table:table-cell>
          <table:table-cell office:value-type="float" office:value="-0.106947413">
            <text:p>-0.106947413</text:p>
          </table:table-cell>
          <table:table-cell office:value-type="float" office:value="0.1034482759">
            <text:p>0.1034482759</text:p>
          </table:table-cell>
          <table:table-cell office:value-type="float" office:value="0.0308880309">
            <text:p>0.0308880309</text:p>
          </table:table-cell>
          <table:table-cell office:value-type="float" office:value="-0.0492610837">
            <text:p>-0.0492610837</text:p>
          </table:table-cell>
          <table:table-cell office:value-type="float" office:value="0.0389665295">
            <text:p>0.0389665295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43897159239586">
            <text:p>7.4389715924</text:p>
          </table:table-cell>
          <table:table-cell office:value-type="float" office:value="0">
            <text:p>0</text:p>
          </table:table-cell>
          <table:table-cell office:value-type="float" office:value="0.0181818182">
            <text:p>0.0181818182</text:p>
          </table:table-cell>
          <table:table-cell office:value-type="float" office:value="0.0066225166">
            <text:p>0.0066225166</text:p>
          </table:table-cell>
          <table:table-cell office:value-type="float" office:value="0.0657894737">
            <text:p>0.0657894737</text:p>
          </table:table-cell>
          <table:table-cell office:value-type="float" office:value="0.0496688742">
            <text:p>0.0496688742</text:p>
          </table:table-cell>
          <table:table-cell office:value-type="float" office:value="0.1454545455">
            <text:p>0.1454545455</text:p>
          </table:table-cell>
          <table:table-cell office:value-type="float" office:value="0.0529801325">
            <text:p>0.0529801325</text:p>
          </table:table-cell>
          <table:table-cell office:value-type="float" office:value="22">
            <text:p>22</text:p>
          </table:table-cell>
          <table:table-cell office:value-type="float" office:value="-0.0870050706">
            <text:p>-0.0870050706</text:p>
          </table:table-cell>
          <table:table-cell office:value-type="float" office:value="0.067357513">
            <text:p>0.067357513</text:p>
          </table:table-cell>
          <table:table-cell office:value-type="float" office:value="0.0132743363">
            <text:p>0.0132743363</text:p>
          </table:table-cell>
          <table:table-cell office:value-type="float" office:value="-0.0362694301">
            <text:p>-0.0362694301</text:p>
          </table:table-cell>
          <table:table-cell office:value-type="float" office:value="0.0288177256">
            <text:p>0.028817725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69666708152646">
            <text:p>7.6966670815</text:p>
          </table:table-cell>
          <table:table-cell office:value-type="float" office:value="0.0036101083">
            <text:p>0.0036101083</text:p>
          </table:table-cell>
          <table:table-cell office:value-type="float" office:value="0.0283687943">
            <text:p>0.0283687943</text:p>
          </table:table-cell>
          <table:table-cell office:value-type="float" office:value="0.0134680135">
            <text:p>0.0134680135</text:p>
          </table:table-cell>
          <table:table-cell office:value-type="float" office:value="0.0613718412">
            <text:p>0.0613718412</text:p>
          </table:table-cell>
          <table:table-cell office:value-type="float" office:value="0.0572390572">
            <text:p>0.0572390572</text:p>
          </table:table-cell>
          <table:table-cell office:value-type="float" office:value="0.0425531915">
            <text:p>0.0425531915</text:p>
          </table:table-cell>
          <table:table-cell office:value-type="float" office:value="0.0202020202">
            <text:p>0.0202020202</text:p>
          </table:table-cell>
          <table:table-cell office:value-type="float" office:value="9">
            <text:p>9</text:p>
          </table:table-cell>
          <table:table-cell office:value-type="float" office:value="-0.0605118084">
            <text:p>-0.0605118084</text:p>
          </table:table-cell>
          <table:table-cell office:value-type="float" office:value="0.0357142857">
            <text:p>0.0357142857</text:p>
          </table:table-cell>
          <table:table-cell office:value-type="float" office:value="0.0137931034">
            <text:p>0.0137931034</text:p>
          </table:table-cell>
          <table:table-cell office:value-type="float" office:value="0">
            <text:p>0</text:p>
          </table:table-cell>
          <table:table-cell office:value-type="float" office:value="0.0281076218">
            <text:p>0.028107621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07121853996986">
            <text:p>8.07121854</text:p>
          </table:table-cell>
          <table:table-cell office:value-type="float" office:value="0">
            <text:p>0</text:p>
          </table:table-cell>
          <table:table-cell office:value-type="float" office:value="0.0364963504">
            <text:p>0.0364963504</text:p>
          </table:table-cell>
          <table:table-cell office:value-type="float" office:value="0.0181818182">
            <text:p>0.0181818182</text:p>
          </table:table-cell>
          <table:table-cell office:value-type="float" office:value="0.0355871886">
            <text:p>0.0355871886</text:p>
          </table:table-cell>
          <table:table-cell office:value-type="float" office:value="0.0363636364">
            <text:p>0.0363636364</text:p>
          </table:table-cell>
          <table:table-cell office:value-type="float" office:value="0.0218978102">
            <text:p>0.0218978102</text:p>
          </table:table-cell>
          <table:table-cell office:value-type="float" office:value="0.0109090909">
            <text:p>0.0109090909</text:p>
          </table:table-cell>
          <table:table-cell office:value-type="float" office:value="-1">
            <text:p>-1</text:p>
          </table:table-cell>
          <table:table-cell office:value-type="float" office:value="-0.0477112676">
            <text:p>-0.0477112676</text:p>
          </table:table-cell>
          <table:table-cell office:value-type="float" office:value="0.0669014085">
            <text:p>0.0669014085</text:p>
          </table:table-cell>
          <table:table-cell office:value-type="float" office:value="0.003058104">
            <text:p>0.003058104</text:p>
          </table:table-cell>
          <table:table-cell office:value-type="float" office:value="-0.0352112676">
            <text:p>-0.0352112676</text:p>
          </table:table-cell>
          <table:table-cell office:value-type="float" office:value="0.0253217777">
            <text:p>0.025321777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74109909003537">
            <text:p>7.74109909</text:p>
          </table:table-cell>
          <table:table-cell office:value-type="float" office:value="0">
            <text:p>0</text:p>
          </table:table-cell>
          <table:table-cell office:value-type="float" office:value="0.1234567901">
            <text:p>0.1234567901</text:p>
          </table:table-cell>
          <table:table-cell office:value-type="float" office:value="0.0465116279">
            <text:p>0.0465116279</text:p>
          </table:table-cell>
          <table:table-cell office:value-type="float" office:value="0.0577777778">
            <text:p>0.0577777778</text:p>
          </table:table-cell>
          <table:table-cell office:value-type="float" office:value="0.0604651163">
            <text:p>0.0604651163</text:p>
          </table:table-cell>
          <table:table-cell office:value-type="float" office:value="0.1358024691">
            <text:p>0.1358024691</text:p>
          </table:table-cell>
          <table:table-cell office:value-type="float" office:value="0.0511627907">
            <text:p>0.0511627907</text:p>
          </table:table-cell>
          <table:table-cell office:value-type="float" office:value="0">
            <text:p>0</text:p>
          </table:table-cell>
          <table:table-cell office:value-type="float" office:value="-0.1070813217">
            <text:p>-0.1070813217</text:p>
          </table:table-cell>
          <table:table-cell office:value-type="float" office:value="0.0855263158">
            <text:p>0.0855263158</text:p>
          </table:table-cell>
          <table:table-cell office:value-type="float" office:value="0.0144230769">
            <text:p>0.0144230769</text:p>
          </table:table-cell>
          <table:table-cell office:value-type="float" office:value="-0.0394736842">
            <text:p>-0.0394736842</text:p>
          </table:table-cell>
          <table:table-cell office:value-type="float" office:value="0.033226631">
            <text:p>0.03322663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60140233458373">
            <text:p>7.6014023346</text:p>
          </table:table-cell>
          <table:table-cell office:value-type="float" office:value="0.0017953321">
            <text:p>0.0017953321</text:p>
          </table:table-cell>
          <table:table-cell office:value-type="float" office:value="0.0251256281">
            <text:p>0.0251256281</text:p>
          </table:table-cell>
          <table:table-cell office:value-type="float" office:value="0.0073206442">
            <text:p>0.0073206442</text:p>
          </table:table-cell>
          <table:table-cell office:value-type="float" office:value="0.0448833034">
            <text:p>0.0448833034</text:p>
          </table:table-cell>
          <table:table-cell office:value-type="float" office:value="0.0366032211">
            <text:p>0.0366032211</text:p>
          </table:table-cell>
          <table:table-cell office:value-type="float" office:value="0.0603015075">
            <text:p>0.0603015075</text:p>
          </table:table-cell>
          <table:table-cell office:value-type="float" office:value="0.0175695461">
            <text:p>0.0175695461</text:p>
          </table:table-cell>
          <table:table-cell office:value-type="float" office:value="5">
            <text:p>5</text:p>
          </table:table-cell>
          <table:table-cell office:value-type="float" office:value="-0.0395955769">
            <text:p>-0.0395955769</text:p>
          </table:table-cell>
          <table:table-cell office:value-type="float" office:value="0.0638888889">
            <text:p>0.0638888889</text:p>
          </table:table-cell>
          <table:table-cell office:value-type="float" office:value="0.0022222222">
            <text:p>0.0022222222</text:p>
          </table:table-cell>
          <table:table-cell office:value-type="float" office:value="-0.025">
            <text:p>-0.025</text:p>
          </table:table-cell>
          <table:table-cell office:value-type="float" office:value="0.0267294229">
            <text:p>0.026729422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1.70372611974784">
            <text:p>1.7037261197</text:p>
          </table:table-cell>
          <table:table-cell office:value-type="float" office:value="0.0048465267">
            <text:p>0.0048465267</text:p>
          </table:table-cell>
          <table:table-cell office:value-type="float" office:value="0.0247349823">
            <text:p>0.0247349823</text:p>
          </table:table-cell>
          <table:table-cell office:value-type="float" office:value="0.0204678363">
            <text:p>0.0204678363</text:p>
          </table:table-cell>
          <table:table-cell office:value-type="float" office:value="0.0436187399">
            <text:p>0.0436187399</text:p>
          </table:table-cell>
          <table:table-cell office:value-type="float" office:value="0.0789473684">
            <text:p>0.0789473684</text:p>
          </table:table-cell>
          <table:table-cell office:value-type="float" office:value="0.0282685512">
            <text:p>0.0282685512</text:p>
          </table:table-cell>
          <table:table-cell office:value-type="float" office:value="0.0233918129">
            <text:p>0.0233918129</text:p>
          </table:table-cell>
          <table:table-cell office:value-type="float" office:value="8">
            <text:p>8</text:p>
          </table:table-cell>
          <table:table-cell office:value-type="float" office:value="-0.1004320343">
            <text:p>-0.1004320343</text:p>
          </table:table-cell>
          <table:table-cell office:value-type="float" office:value="0.0605536332">
            <text:p>0.0605536332</text:p>
          </table:table-cell>
          <table:table-cell office:value-type="float" office:value="0.0072780204">
            <text:p>0.0072780204</text:p>
          </table:table-cell>
          <table:table-cell office:value-type="float" office:value="-0.0363321799">
            <text:p>-0.0363321799</text:p>
          </table:table-cell>
          <table:table-cell office:value-type="float" office:value="0.0309523026">
            <text:p>0.030952302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39859493453521">
            <text:p>6.3985949345</text:p>
          </table:table-cell>
          <table:table-cell office:value-type="float" office:value="0.0070422535">
            <text:p>0.0070422535</text:p>
          </table:table-cell>
          <table:table-cell office:value-type="float" office:value="0.0125">
            <text:p>0.0125</text:p>
          </table:table-cell>
          <table:table-cell office:value-type="float" office:value="0.0077220077">
            <text:p>0.0077220077</text:p>
          </table:table-cell>
          <table:table-cell office:value-type="float" office:value="0.0422535211">
            <text:p>0.0422535211</text:p>
          </table:table-cell>
          <table:table-cell office:value-type="float" office:value="0.0463320463">
            <text:p>0.0463320463</text:p>
          </table:table-cell>
          <table:table-cell office:value-type="float" office:value="0.0375">
            <text:p>0.0375</text:p>
          </table:table-cell>
          <table:table-cell office:value-type="float" office:value="0.0231660232">
            <text:p>0.0231660232</text:p>
          </table:table-cell>
          <table:table-cell office:value-type="float" office:value="-4">
            <text:p>-4</text:p>
          </table:table-cell>
          <table:table-cell office:value-type="float" office:value="0.033066683">
            <text:p>0.033066683</text:p>
          </table:table-cell>
          <table:table-cell office:value-type="float" office:value="0.0544747082">
            <text:p>0.0544747082</text:p>
          </table:table-cell>
          <table:table-cell office:value-type="float" office:value="0.0068259386">
            <text:p>0.0068259386</text:p>
          </table:table-cell>
          <table:table-cell office:value-type="float" office:value="-0.0155642023">
            <text:p>-0.0155642023</text:p>
          </table:table-cell>
          <table:table-cell office:value-type="float" office:value="0.0141356626">
            <text:p>0.014135662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1.7318613276474">
            <text:p>1.7318613276</text:p>
          </table:table-cell>
          <table:table-cell office:value-type="float" office:value="0.0043668122">
            <text:p>0.0043668122</text:p>
          </table:table-cell>
          <table:table-cell office:value-type="float" office:value="0.0170940171">
            <text:p>0.0170940171</text:p>
          </table:table-cell>
          <table:table-cell office:value-type="float" office:value="0.0072463768">
            <text:p>0.0072463768</text:p>
          </table:table-cell>
          <table:table-cell office:value-type="float" office:value="0.1048034934">
            <text:p>0.1048034934</text:p>
          </table:table-cell>
          <table:table-cell office:value-type="float" office:value="0.0869565217">
            <text:p>0.0869565217</text:p>
          </table:table-cell>
          <table:table-cell office:value-type="float" office:value="0.0512820513">
            <text:p>0.0512820513</text:p>
          </table:table-cell>
          <table:table-cell office:value-type="float" office:value="0.0217391304">
            <text:p>0.0217391304</text:p>
          </table:table-cell>
          <table:table-cell office:value-type="float" office:value="7">
            <text:p>7</text:p>
          </table:table-cell>
          <table:table-cell office:value-type="float" office:value="-0.0282600617">
            <text:p>-0.0282600617</text:p>
          </table:table-cell>
          <table:table-cell office:value-type="float" office:value="0.05">
            <text:p>0.05</text:p>
          </table:table-cell>
          <table:table-cell office:value-type="float" office:value="0.0154440154">
            <text:p>0.0154440154</text:p>
          </table:table-cell>
          <table:table-cell office:value-type="float" office:value="0.0045454545">
            <text:p>0.0045454545</text:p>
          </table:table-cell>
          <table:table-cell office:value-type="float" office:value="0.0247670561">
            <text:p>0.024767056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1.58312726243243">
            <text:p>1.5831272624</text:p>
          </table:table-cell>
          <table:table-cell office:value-type="float" office:value="0.0014367816">
            <text:p>0.0014367816</text:p>
          </table:table-cell>
          <table:table-cell office:value-type="float" office:value="0.0160771704">
            <text:p>0.0160771704</text:p>
          </table:table-cell>
          <table:table-cell office:value-type="float" office:value="0.0106837607">
            <text:p>0.0106837607</text:p>
          </table:table-cell>
          <table:table-cell office:value-type="float" office:value="0.0732758621">
            <text:p>0.0732758621</text:p>
          </table:table-cell>
          <table:table-cell office:value-type="float" office:value="0.108974359">
            <text:p>0.108974359</text:p>
          </table:table-cell>
          <table:table-cell office:value-type="float" office:value="0.0578778135">
            <text:p>0.0578778135</text:p>
          </table:table-cell>
          <table:table-cell office:value-type="float" office:value="0.0384615385">
            <text:p>0.0384615385</text:p>
          </table:table-cell>
          <table:table-cell office:value-type="float" office:value="-24">
            <text:p>-24</text:p>
          </table:table-cell>
          <table:table-cell office:value-type="float" office:value="-0.0578204243">
            <text:p>-0.0578204243</text:p>
          </table:table-cell>
          <table:table-cell office:value-type="float" office:value="0.0543293718">
            <text:p>0.0543293718</text:p>
          </table:table-cell>
          <table:table-cell office:value-type="float" office:value="0.0058139535">
            <text:p>0.0058139535</text:p>
          </table:table-cell>
          <table:table-cell office:value-type="float" office:value="-0.0271646859">
            <text:p>-0.0271646859</text:p>
          </table:table-cell>
          <table:table-cell office:value-type="float" office:value="0.0280737152">
            <text:p>0.028073715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86365126544865">
            <text:p>7.8636512654</text:p>
          </table:table-cell>
          <table:table-cell office:value-type="float" office:value="0">
            <text:p>0</text:p>
          </table:table-cell>
          <table:table-cell office:value-type="float" office:value="0.0366972477">
            <text:p>0.0366972477</text:p>
          </table:table-cell>
          <table:table-cell office:value-type="float" office:value="0.0277777778">
            <text:p>0.0277777778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office:value-type="float" office:value="0.0458715596">
            <text:p>0.0458715596</text:p>
          </table:table-cell>
          <table:table-cell office:value-type="float" office:value="0.0347222222">
            <text:p>0.0347222222</text:p>
          </table:table-cell>
          <table:table-cell office:value-type="float" office:value="2">
            <text:p>2</text:p>
          </table:table-cell>
          <table:table-cell office:value-type="float" office:value="0.0366726835">
            <text:p>0.0366726835</text:p>
          </table:table-cell>
          <table:table-cell office:value-type="float" office:value="0.0279329609">
            <text:p>0.0279329609</text:p>
          </table:table-cell>
          <table:table-cell office:value-type="float" office:value="0.0048780488">
            <text:p>0.0048780488</text:p>
          </table:table-cell>
          <table:table-cell office:value-type="float" office:value="0.0279329609">
            <text:p>0.0279329609</text:p>
          </table:table-cell>
          <table:table-cell office:value-type="float" office:value="0.0232770216">
            <text:p>0.023277021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93773177526011">
            <text:p>7.9377317753</text:p>
          </table:table-cell>
          <table:table-cell office:value-type="float" office:value="0.003236246">
            <text:p>0.003236246</text:p>
          </table:table-cell>
          <table:table-cell office:value-type="float" office:value="0.0135135135">
            <text:p>0.0135135135</text:p>
          </table:table-cell>
          <table:table-cell office:value-type="float" office:value="0.0102564103">
            <text:p>0.0102564103</text:p>
          </table:table-cell>
          <table:table-cell office:value-type="float" office:value="0.0582524272">
            <text:p>0.0582524272</text:p>
          </table:table-cell>
          <table:table-cell office:value-type="float" office:value="0.0923076923">
            <text:p>0.0923076923</text:p>
          </table:table-cell>
          <table:table-cell office:value-type="float" office:value="0.0472972973">
            <text:p>0.0472972973</text:p>
          </table:table-cell>
          <table:table-cell office:value-type="float" office:value="0.0358974359">
            <text:p>0.0358974359</text:p>
          </table:table-cell>
          <table:table-cell office:value-type="float" office:value="-10">
            <text:p>-10</text:p>
          </table:table-cell>
          <table:table-cell office:value-type="float" office:value="-0.00322115">
            <text:p>-0.00322115</text:p>
          </table:table-cell>
          <table:table-cell office:value-type="float" office:value="0.048582996">
            <text:p>0.048582996</text:p>
          </table:table-cell>
          <table:table-cell office:value-type="float" office:value="0.020979021">
            <text:p>0.020979021</text:p>
          </table:table-cell>
          <table:table-cell office:value-type="float" office:value="-0.008097166">
            <text:p>-0.008097166</text:p>
          </table:table-cell>
          <table:table-cell office:value-type="float" office:value="0.0247027113">
            <text:p>0.024702711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2.47578930523781">
            <text:p>2.4757893052</text:p>
          </table:table-cell>
          <table:table-cell office:value-type="float" office:value="0.0113636364">
            <text:p>0.0113636364</text:p>
          </table:table-cell>
          <table:table-cell office:value-type="float" office:value="0.0224719101">
            <text:p>0.0224719101</text:p>
          </table:table-cell>
          <table:table-cell office:value-type="float" office:value="0.0076335878">
            <text:p>0.0076335878</text:p>
          </table:table-cell>
          <table:table-cell office:value-type="float" office:value="0.0568181818">
            <text:p>0.0568181818</text:p>
          </table:table-cell>
          <table:table-cell office:value-type="float" office:value="0.0381679389">
            <text:p>0.0381679389</text:p>
          </table:table-cell>
          <table:table-cell office:value-type="float" office:value="0.1235955056">
            <text:p>0.1235955056</text:p>
          </table:table-cell>
          <table:table-cell office:value-type="float" office:value="0.0419847328">
            <text:p>0.0419847328</text:p>
          </table:table-cell>
          <table:table-cell office:value-type="float" office:value="12">
            <text:p>12</text:p>
          </table:table-cell>
          <table:table-cell office:value-type="float" office:value="-0.0362207533">
            <text:p>-0.0362207533</text:p>
          </table:table-cell>
          <table:table-cell office:value-type="float" office:value="0.0588235294">
            <text:p>0.0588235294</text:p>
          </table:table-cell>
          <table:table-cell office:value-type="float" office:value="0.0191082803">
            <text:p>0.0191082803</text:p>
          </table:table-cell>
          <table:table-cell office:value-type="float" office:value="-0.0147058824">
            <text:p>-0.0147058824</text:p>
          </table:table-cell>
          <table:table-cell office:value-type="float" office:value="0.0254925181">
            <text:p>0.025492518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68586094706836">
            <text:p>6.6858609471</text:p>
          </table:table-cell>
          <table:table-cell office:value-type="float" office:value="0.0043336945">
            <text:p>0.0043336945</text:p>
          </table:table-cell>
          <table:table-cell office:value-type="float" office:value="0.0026666667">
            <text:p>0.0026666667</text:p>
          </table:table-cell>
          <table:table-cell office:value-type="float" office:value="0.0018832392">
            <text:p>0.0018832392</text:p>
          </table:table-cell>
          <table:table-cell office:value-type="float" office:value="0.045503792">
            <text:p>0.045503792</text:p>
          </table:table-cell>
          <table:table-cell office:value-type="float" office:value="0.0790960452">
            <text:p>0.0790960452</text:p>
          </table:table-cell>
          <table:table-cell office:value-type="float" office:value="0.0453333333">
            <text:p>0.0453333333</text:p>
          </table:table-cell>
          <table:table-cell office:value-type="float" office:value="0.0320150659">
            <text:p>0.0320150659</text:p>
          </table:table-cell>
          <table:table-cell office:value-type="float" office:value="15">
            <text:p>15</text:p>
          </table:table-cell>
          <table:table-cell office:value-type="float" office:value="-0.0606905538">
            <text:p>-0.0606905538</text:p>
          </table:table-cell>
          <table:table-cell office:value-type="float" office:value="0.0661672909">
            <text:p>0.0661672909</text:p>
          </table:table-cell>
          <table:table-cell office:value-type="float" office:value="0.002994012">
            <text:p>0.002994012</text:p>
          </table:table-cell>
          <table:table-cell office:value-type="float" office:value="-0.0299625468">
            <text:p>-0.0299625468</text:p>
          </table:table-cell>
          <table:table-cell office:value-type="float" office:value="0.0270210917">
            <text:p>0.027021091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2.03398882528319">
            <text:p>2.0339888253</text:p>
          </table:table-cell>
          <table:table-cell office:value-type="float" office:value="0.00390625">
            <text:p>0.00390625</text:p>
          </table:table-cell>
          <table:table-cell office:value-type="float" office:value="0.0437956204">
            <text:p>0.0437956204</text:p>
          </table:table-cell>
          <table:table-cell office:value-type="float" office:value="0.0207612457">
            <text:p>0.0207612457</text:p>
          </table:table-cell>
          <table:table-cell office:value-type="float" office:value="0.078125">
            <text:p>0.078125</text:p>
          </table:table-cell>
          <table:table-cell office:value-type="float" office:value="0.0692041522">
            <text:p>0.0692041522</text:p>
          </table:table-cell>
          <table:table-cell office:value-type="float" office:value="0.0583941606">
            <text:p>0.0583941606</text:p>
          </table:table-cell>
          <table:table-cell office:value-type="float" office:value="0.0276816609">
            <text:p>0.0276816609</text:p>
          </table:table-cell>
          <table:table-cell office:value-type="float" office:value="4">
            <text:p>4</text:p>
          </table:table-cell>
          <table:table-cell office:value-type="float" office:value="-0.0908949883">
            <text:p>-0.0908949883</text:p>
          </table:table-cell>
          <table:table-cell office:value-type="float" office:value="0.0803212851">
            <text:p>0.0803212851</text:p>
          </table:table-cell>
          <table:table-cell office:value-type="float" office:value="0">
            <text:p>0</text:p>
          </table:table-cell>
          <table:table-cell office:value-type="float" office:value="-0.0642570281">
            <text:p>-0.0642570281</text:p>
          </table:table-cell>
          <table:table-cell office:value-type="float" office:value="0.0284662459">
            <text:p>0.028466245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2.88566195559135">
            <text:p>2.8856619556</text:p>
          </table:table-cell>
          <table:table-cell office:value-type="float" office:value="0.0108225108">
            <text:p>0.0108225108</text:p>
          </table:table-cell>
          <table:table-cell office:value-type="float" office:value="0.0776699029">
            <text:p>0.0776699029</text:p>
          </table:table-cell>
          <table:table-cell office:value-type="float" office:value="0.0529801325">
            <text:p>0.0529801325</text:p>
          </table:table-cell>
          <table:table-cell office:value-type="float" office:value="0.0216450216">
            <text:p>0.0216450216</text:p>
          </table:table-cell>
          <table:table-cell office:value-type="float" office:value="0.0331125828">
            <text:p>0.0331125828</text:p>
          </table:table-cell>
          <table:table-cell office:value-type="float" office:value="0.072815534">
            <text:p>0.072815534</text:p>
          </table:table-cell>
          <table:table-cell office:value-type="float" office:value="0.0496688742">
            <text:p>0.0496688742</text:p>
          </table:table-cell>
          <table:table-cell office:value-type="float" office:value="0">
            <text:p>0</text:p>
          </table:table-cell>
          <table:table-cell office:value-type="float" office:value="-0.0129433305">
            <text:p>-0.0129433305</text:p>
          </table:table-cell>
          <table:table-cell office:value-type="float" office:value="0.0406504065">
            <text:p>0.0406504065</text:p>
          </table:table-cell>
          <table:table-cell office:value-type="float" office:value="0.0023752969">
            <text:p>0.0023752969</text:p>
          </table:table-cell>
          <table:table-cell office:value-type="float" office:value="0">
            <text:p>0</text:p>
          </table:table-cell>
          <table:table-cell office:value-type="float" office:value="0.0216725846">
            <text:p>0.021672584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650168700845">
            <text:p>7.6501687008</text:p>
          </table:table-cell>
          <table:table-cell office:value-type="float" office:value="0.0057142857">
            <text:p>0.0057142857</text:p>
          </table:table-cell>
          <table:table-cell office:value-type="float" office:value="0.0337078652">
            <text:p>0.0337078652</text:p>
          </table:table-cell>
          <table:table-cell office:value-type="float" office:value="0.0148514851">
            <text:p>0.0148514851</text:p>
          </table:table-cell>
          <table:table-cell office:value-type="float" office:value="0.1028571429">
            <text:p>0.1028571429</text:p>
          </table:table-cell>
          <table:table-cell office:value-type="float" office:value="0.0891089109">
            <text:p>0.0891089109</text:p>
          </table:table-cell>
          <table:table-cell office:value-type="float" office:value="0.1460674157">
            <text:p>0.1460674157</text:p>
          </table:table-cell>
          <table:table-cell office:value-type="float" office:value="0.0643564356">
            <text:p>0.0643564356</text:p>
          </table:table-cell>
          <table:table-cell office:value-type="float" office:value="19">
            <text:p>19</text:p>
          </table:table-cell>
          <table:table-cell office:value-type="float" office:value="-0.1530232003">
            <text:p>-0.1530232003</text:p>
          </table:table-cell>
          <table:table-cell office:value-type="float" office:value="0.0909090909">
            <text:p>0.0909090909</text:p>
          </table:table-cell>
          <table:table-cell office:value-type="float" office:value="0.0203045685">
            <text:p>0.0203045685</text:p>
          </table:table-cell>
          <table:table-cell office:value-type="float" office:value="-0.0727272727">
            <text:p>-0.0727272727</text:p>
          </table:table-cell>
          <table:table-cell office:value-type="float" office:value="0.0383749024">
            <text:p>0.0383749024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4.61512051684126">
            <text:p>4.6151205168</text:p>
          </table:table-cell>
          <table:table-cell office:value-type="float" office:value="0.0055248619">
            <text:p>0.0055248619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6740331">
            <text:p>0.0386740331</text:p>
          </table:table-cell>
          <table:table-cell office:value-type="float" office:value="0.0992907801">
            <text:p>0.0992907801</text:p>
          </table:table-cell>
          <table:table-cell office:value-type="float" office:value="0.0428571429">
            <text:p>0.0428571429</text:p>
          </table:table-cell>
          <table:table-cell office:value-type="float" office:value="0.0638297872">
            <text:p>0.0638297872</text:p>
          </table:table-cell>
          <table:table-cell office:value-type="float" office:value="-9">
            <text:p>-9</text:p>
          </table:table-cell>
          <table:table-cell office:value-type="float" office:value="-0.1176379808">
            <text:p>-0.1176379808</text:p>
          </table:table-cell>
          <table:table-cell office:value-type="float" office:value="0.0625">
            <text:p>0.0625</text:p>
          </table:table-cell>
          <table:table-cell office:value-type="float" office:value="0.012195122">
            <text:p>0.012195122</text:p>
          </table:table-cell>
          <table:table-cell office:value-type="float" office:value="-0.0284090909">
            <text:p>-0.0284090909</text:p>
          </table:table-cell>
          <table:table-cell office:value-type="float" office:value="0.0317623044">
            <text:p>0.0317623044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4.61512051684126">
            <text:p>4.6151205168</text:p>
          </table:table-cell>
          <table:table-cell office:value-type="float" office:value="0.0157894737">
            <text:p>0.0157894737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1052632">
            <text:p>0.0421052632</text:p>
          </table:table-cell>
          <table:table-cell office:value-type="float" office:value="0.0479041916">
            <text:p>0.0479041916</text:p>
          </table:table-cell>
          <table:table-cell office:value-type="float" office:value="0.0470588235">
            <text:p>0.0470588235</text:p>
          </table:table-cell>
          <table:table-cell office:value-type="float" office:value="0.0239520958">
            <text:p>0.0239520958</text:p>
          </table:table-cell>
          <table:table-cell office:value-type="float" office:value="4">
            <text:p>4</text:p>
          </table:table-cell>
          <table:table-cell office:value-type="float" office:value="0.0086155674">
            <text:p>0.0086155674</text:p>
          </table:table-cell>
          <table:table-cell office:value-type="float" office:value="0.053030303">
            <text:p>0.053030303</text:p>
          </table:table-cell>
          <table:table-cell office:value-type="float" office:value="0.0130718954">
            <text:p>0.0130718954</text:p>
          </table:table-cell>
          <table:table-cell office:value-type="float" office:value="0.0151515152">
            <text:p>0.0151515152</text:p>
          </table:table-cell>
          <table:table-cell office:value-type="float" office:value="0.0203476619">
            <text:p>0.020347661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78364059622125">
            <text:p>7.7836405962</text:p>
          </table:table-cell>
          <table:table-cell office:value-type="float" office:value="0.0028735632">
            <text:p>0.0028735632</text:p>
          </table:table-cell>
          <table:table-cell office:value-type="float" office:value="0.0280373832">
            <text:p>0.0280373832</text:p>
          </table:table-cell>
          <table:table-cell office:value-type="float" office:value="0.0128205128">
            <text:p>0.0128205128</text:p>
          </table:table-cell>
          <table:table-cell office:value-type="float" office:value="0.0603448276">
            <text:p>0.0603448276</text:p>
          </table:table-cell>
          <table:table-cell office:value-type="float" office:value="0.0897435897">
            <text:p>0.0897435897</text:p>
          </table:table-cell>
          <table:table-cell office:value-type="float" office:value="0.1962616822">
            <text:p>0.1962616822</text:p>
          </table:table-cell>
          <table:table-cell office:value-type="float" office:value="0.0897435897">
            <text:p>0.0897435897</text:p>
          </table:table-cell>
          <table:table-cell office:value-type="float" office:value="-15">
            <text:p>-15</text:p>
          </table:table-cell>
          <table:table-cell office:value-type="float" office:value="-0.1960952472">
            <text:p>-0.1960952472</text:p>
          </table:table-cell>
          <table:table-cell office:value-type="float" office:value="0.1063829787">
            <text:p>0.1063829787</text:p>
          </table:table-cell>
          <table:table-cell office:value-type="float" office:value="0.0089686099">
            <text:p>0.0089686099</text:p>
          </table:table-cell>
          <table:table-cell office:value-type="float" office:value="-0.0744680851">
            <text:p>-0.0744680851</text:p>
          </table:table-cell>
          <table:table-cell office:value-type="float" office:value="0.04446336">
            <text:p>0.0444633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39859493453521">
            <text:p>6.398594934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09424084">
            <text:p>0.0209424084</text:p>
          </table:table-cell>
          <table:table-cell office:value-type="float" office:value="0.0233918129">
            <text:p>0.0233918129</text:p>
          </table:table-cell>
          <table:table-cell office:value-type="float" office:value="0.0495867769">
            <text:p>0.0495867769</text:p>
          </table:table-cell>
          <table:table-cell office:value-type="float" office:value="0.0350877193">
            <text:p>0.0350877193</text:p>
          </table:table-cell>
          <table:table-cell office:value-type="float" office:value="28">
            <text:p>28</text:p>
          </table:table-cell>
          <table:table-cell office:value-type="float" office:value="-0.0247907031">
            <text:p>-0.0247907031</text:p>
          </table:table-cell>
          <table:table-cell office:value-type="float" office:value="0.0207253886">
            <text:p>0.0207253886</text:p>
          </table:table-cell>
          <table:table-cell office:value-type="float" office:value="0.0046948357">
            <text:p>0.0046948357</text:p>
          </table:table-cell>
          <table:table-cell office:value-type="float" office:value="0.0207253886">
            <text:p>0.0207253886</text:p>
          </table:table-cell>
          <table:table-cell office:value-type="float" office:value="0.0193735801">
            <text:p>0.019373580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-2.38885361942003">
            <text:p>-2.3888536194</text:p>
          </table:table-cell>
          <table:table-cell table:number-columns-repeated="3" office:value-type="float" office:value="0">
            <text:p>0</text:p>
          </table:table-cell>
          <table:table-cell office:value-type="float" office:value="0.0308370044">
            <text:p>0.0308370044</text:p>
          </table:table-cell>
          <table:table-cell office:value-type="float" office:value="0.0325581395">
            <text:p>0.0325581395</text:p>
          </table:table-cell>
          <table:table-cell office:value-type="float" office:value="0.0438596491">
            <text:p>0.0438596491</text:p>
          </table:table-cell>
          <table:table-cell office:value-type="float" office:value="0.023255814">
            <text:p>0.023255814</text:p>
          </table:table-cell>
          <table:table-cell office:value-type="float" office:value="-12">
            <text:p>-12</text:p>
          </table:table-cell>
          <table:table-cell office:value-type="float" office:value="0.0110079755">
            <text:p>0.0110079755</text:p>
          </table:table-cell>
          <table:table-cell office:value-type="float" office:value="0.0316622691">
            <text:p>0.0316622691</text:p>
          </table:table-cell>
          <table:table-cell office:value-type="float" office:value="0">
            <text:p>0</text:p>
          </table:table-cell>
          <table:table-cell office:value-type="float" office:value="-0.0052770449">
            <text:p>-0.0052770449</text:p>
          </table:table-cell>
          <table:table-cell office:value-type="float" office:value="0.0176227239">
            <text:p>0.017622723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78364059622125">
            <text:p>7.7836405962</text:p>
          </table:table-cell>
          <table:table-cell office:value-type="float" office:value="0">
            <text:p>0</text:p>
          </table:table-cell>
          <table:table-cell office:value-type="float" office:value="0.0879120879">
            <text:p>0.0879120879</text:p>
          </table:table-cell>
          <table:table-cell office:value-type="float" office:value="0.0432432432">
            <text:p>0.0432432432</text:p>
          </table:table-cell>
          <table:table-cell office:value-type="float" office:value="0.0252525253">
            <text:p>0.0252525253</text:p>
          </table:table-cell>
          <table:table-cell office:value-type="float" office:value="0.027027027">
            <text:p>0.027027027</text:p>
          </table:table-cell>
          <table:table-cell office:value-type="float" office:value="0.1428571429">
            <text:p>0.1428571429</text:p>
          </table:table-cell>
          <table:table-cell office:value-type="float" office:value="0.0702702703">
            <text:p>0.0702702703</text:p>
          </table:table-cell>
          <table:table-cell office:value-type="float" office:value="20">
            <text:p>20</text:p>
          </table:table-cell>
          <table:table-cell office:value-type="float" office:value="-0.0759682761">
            <text:p>-0.0759682761</text:p>
          </table:table-cell>
          <table:table-cell office:value-type="float" office:value="0.0559440559">
            <text:p>0.0559440559</text:p>
          </table:table-cell>
          <table:table-cell office:value-type="float" office:value="0.0055248619">
            <text:p>0.0055248619</text:p>
          </table:table-cell>
          <table:table-cell office:value-type="float" office:value="-0.034965035">
            <text:p>-0.034965035</text:p>
          </table:table-cell>
          <table:table-cell office:value-type="float" office:value="0.020050744">
            <text:p>0.020050744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650168700845">
            <text:p>7.6501687008</text:p>
          </table:table-cell>
          <table:table-cell office:value-type="float" office:value="0.0115384615">
            <text:p>0.0115384615</text:p>
          </table:table-cell>
          <table:table-cell office:value-type="float" office:value="0.041322314">
            <text:p>0.041322314</text:p>
          </table:table-cell>
          <table:table-cell office:value-type="float" office:value="0.0322580645">
            <text:p>0.0322580645</text:p>
          </table:table-cell>
          <table:table-cell office:value-type="float" office:value="0.0307692308">
            <text:p>0.0307692308</text:p>
          </table:table-cell>
          <table:table-cell office:value-type="float" office:value="0.0516129032">
            <text:p>0.0516129032</text:p>
          </table:table-cell>
          <table:table-cell office:value-type="float" office:value="0.0909090909">
            <text:p>0.0909090909</text:p>
          </table:table-cell>
          <table:table-cell office:value-type="float" office:value="0.0709677419">
            <text:p>0.0709677419</text:p>
          </table:table-cell>
          <table:table-cell office:value-type="float" office:value="-8">
            <text:p>-8</text:p>
          </table:table-cell>
          <table:table-cell office:value-type="float" office:value="-0.1755868155">
            <text:p>-0.1755868155</text:p>
          </table:table-cell>
          <table:table-cell office:value-type="float" office:value="0.0601851852">
            <text:p>0.0601851852</text:p>
          </table:table-cell>
          <table:table-cell office:value-type="float" office:value="0.0231660232">
            <text:p>0.0231660232</text:p>
          </table:table-cell>
          <table:table-cell office:value-type="float" office:value="-0.0416666667">
            <text:p>-0.0416666667</text:p>
          </table:table-cell>
          <table:table-cell office:value-type="float" office:value="0.0364960955">
            <text:p>0.0364960955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3.40902931182944">
            <text:p>3.4090293118</text:p>
          </table:table-cell>
          <table:table-cell office:value-type="float" office:value="0.0050505051">
            <text:p>0.0050505051</text:p>
          </table:table-cell>
          <table:table-cell office:value-type="float" office:value="0.0766961652">
            <text:p>0.0766961652</text:p>
          </table:table-cell>
          <table:table-cell office:value-type="float" office:value="0.0666666667">
            <text:p>0.0666666667</text:p>
          </table:table-cell>
          <table:table-cell office:value-type="float" office:value="0.0277777778">
            <text:p>0.0277777778</text:p>
          </table:table-cell>
          <table:table-cell office:value-type="float" office:value="0.0564102564">
            <text:p>0.0564102564</text:p>
          </table:table-cell>
          <table:table-cell office:value-type="float" office:value="0.0265486726">
            <text:p>0.0265486726</text:p>
          </table:table-cell>
          <table:table-cell office:value-type="float" office:value="0.0230769231">
            <text:p>0.0230769231</text:p>
          </table:table-cell>
          <table:table-cell office:value-type="float" office:value="7">
            <text:p>7</text:p>
          </table:table-cell>
          <table:table-cell office:value-type="float" office:value="-0.0799873278">
            <text:p>-0.0799873278</text:p>
          </table:table-cell>
          <table:table-cell office:value-type="float" office:value="0.0581867388">
            <text:p>0.0581867388</text:p>
          </table:table-cell>
          <table:table-cell office:value-type="float" office:value="0.0043715847">
            <text:p>0.0043715847</text:p>
          </table:table-cell>
          <table:table-cell office:value-type="float" office:value="-0.0175913396">
            <text:p>-0.0175913396</text:p>
          </table:table-cell>
          <table:table-cell office:value-type="float" office:value="0.0317522254">
            <text:p>0.0317522254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45553053102413">
            <text:p>8.455530531</text:p>
          </table:table-cell>
          <table:table-cell office:value-type="float" office:value="0.006263048">
            <text:p>0.006263048</text:p>
          </table:table-cell>
          <table:table-cell office:value-type="float" office:value="0.0161290323">
            <text:p>0.0161290323</text:p>
          </table:table-cell>
          <table:table-cell office:value-type="float" office:value="0.0090909091">
            <text:p>0.0090909091</text:p>
          </table:table-cell>
          <table:table-cell office:value-type="float" office:value="0.0396659708">
            <text:p>0.0396659708</text:p>
          </table:table-cell>
          <table:table-cell office:value-type="float" office:value="0.0575757576">
            <text:p>0.0575757576</text:p>
          </table:table-cell>
          <table:table-cell office:value-type="float" office:value="0.0430107527">
            <text:p>0.0430107527</text:p>
          </table:table-cell>
          <table:table-cell office:value-type="float" office:value="0.0242424242">
            <text:p>0.0242424242</text:p>
          </table:table-cell>
          <table:table-cell office:value-type="float" office:value="-21">
            <text:p>-21</text:p>
          </table:table-cell>
          <table:table-cell office:value-type="float" office:value="0.0534263629">
            <text:p>0.0534263629</text:p>
          </table:table-cell>
          <table:table-cell office:value-type="float" office:value="0.0410094637">
            <text:p>0.0410094637</text:p>
          </table:table-cell>
          <table:table-cell office:value-type="float" office:value="0.0056022409">
            <text:p>0.0056022409</text:p>
          </table:table-cell>
          <table:table-cell office:value-type="float" office:value="-0.0063091483">
            <text:p>-0.0063091483</text:p>
          </table:table-cell>
          <table:table-cell office:value-type="float" office:value="0.0207190305">
            <text:p>0.0207190305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39859493453521">
            <text:p>6.3985949345</text:p>
          </table:table-cell>
          <table:table-cell office:value-type="float" office:value="0.0024875622">
            <text:p>0.00248756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323383085">
            <text:p>0.0323383085</text:p>
          </table:table-cell>
          <table:table-cell office:value-type="float" office:value="0.0382352941">
            <text:p>0.0382352941</text:p>
          </table:table-cell>
          <table:table-cell office:value-type="float" office:value="0.0219298246">
            <text:p>0.0219298246</text:p>
          </table:table-cell>
          <table:table-cell office:value-type="float" office:value="0.0147058824">
            <text:p>0.0147058824</text:p>
          </table:table-cell>
          <table:table-cell office:value-type="float" office:value="-18">
            <text:p>-18</text:p>
          </table:table-cell>
          <table:table-cell office:value-type="float" office:value="-0.0025062657">
            <text:p>-0.0025062657</text:p>
          </table:table-cell>
          <table:table-cell office:value-type="float" office:value="0.0392156863">
            <text:p>0.0392156863</text:p>
          </table:table-cell>
          <table:table-cell office:value-type="float" office:value="0.0025062657">
            <text:p>0.0025062657</text:p>
          </table:table-cell>
          <table:table-cell office:value-type="float" office:value="0">
            <text:p>0</text:p>
          </table:table-cell>
          <table:table-cell office:value-type="float" office:value="0.0179074841">
            <text:p>0.017907484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17088847851251">
            <text:p>7.1708884785</text:p>
          </table:table-cell>
          <table:table-cell office:value-type="float" office:value="0.0112044818">
            <text:p>0.0112044818</text:p>
          </table:table-cell>
          <table:table-cell office:value-type="float" office:value="0.0052910053">
            <text:p>0.0052910053</text:p>
          </table:table-cell>
          <table:table-cell office:value-type="float" office:value="0.004454343">
            <text:p>0.004454343</text:p>
          </table:table-cell>
          <table:table-cell office:value-type="float" office:value="0.056022409">
            <text:p>0.056022409</text:p>
          </table:table-cell>
          <table:table-cell office:value-type="float" office:value="0.0890868597">
            <text:p>0.0890868597</text:p>
          </table:table-cell>
          <table:table-cell office:value-type="float" office:value="0.0608465608">
            <text:p>0.0608465608</text:p>
          </table:table-cell>
          <table:table-cell office:value-type="float" office:value="0.0512249443">
            <text:p>0.0512249443</text:p>
          </table:table-cell>
          <table:table-cell office:value-type="float" office:value="-42">
            <text:p>-42</text:p>
          </table:table-cell>
          <table:table-cell office:value-type="float" office:value="-0.0618234125">
            <text:p>-0.0618234125</text:p>
          </table:table-cell>
          <table:table-cell office:value-type="float" office:value="0.0461538462">
            <text:p>0.0461538462</text:p>
          </table:table-cell>
          <table:table-cell office:value-type="float" office:value="0">
            <text:p>0</text:p>
          </table:table-cell>
          <table:table-cell office:value-type="float" office:value="-0.0223776224">
            <text:p>-0.0223776224</text:p>
          </table:table-cell>
          <table:table-cell office:value-type="float" office:value="0.024519318">
            <text:p>0.024519318</text:p>
          </table:table-cell>
        </table:table-row>
        <table:table-row table:style-name="ro2">
          <table:table-cell office:value-type="string">
            <text:p>non-suicide</text:p>
          </table:table-cell>
          <table:table-cell table:number-columns-repeated="4" office:value-type="float" office:value="0">
            <text:p>0</text:p>
          </table:table-cell>
          <table:table-cell office:value-type="float" office:value="0.1062801932">
            <text:p>0.1062801932</text:p>
          </table:table-cell>
          <table:table-cell office:value-type="float" office:value="0.0873015873">
            <text:p>0.0873015873</text:p>
          </table:table-cell>
          <table:table-cell office:value-type="float" office:value="0.0350877193">
            <text:p>0.0350877193</text:p>
          </table:table-cell>
          <table:table-cell office:value-type="float" office:value="0.0158730159">
            <text:p>0.0158730159</text:p>
          </table:table-cell>
          <table:table-cell office:value-type="float" office:value="-11">
            <text:p>-11</text:p>
          </table:table-cell>
          <table:table-cell office:value-type="float" office:value="-0.0106900452">
            <text:p>-0.0106900452</text:p>
          </table:table-cell>
          <table:table-cell office:value-type="float" office:value="0.0523560209">
            <text:p>0.0523560209</text:p>
          </table:table-cell>
          <table:table-cell office:value-type="float" office:value="0.0047393365">
            <text:p>0.0047393365</text:p>
          </table:table-cell>
          <table:table-cell office:value-type="float" office:value="-0.0157068063">
            <text:p>-0.0157068063</text:p>
          </table:table-cell>
          <table:table-cell office:value-type="float" office:value="0.0196709667">
            <text:p>0.019670966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0">
            <text:p>0</text:p>
          </table:table-cell>
          <table:table-cell office:value-type="float" office:value="0.006993007">
            <text:p>0.006993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">
            <text:p>0.0769230769</text:p>
          </table:table-cell>
          <table:table-cell office:value-type="float" office:value="0.0884718499">
            <text:p>0.0884718499</text:p>
          </table:table-cell>
          <table:table-cell office:value-type="float" office:value="0.1136363636">
            <text:p>0.1136363636</text:p>
          </table:table-cell>
          <table:table-cell office:value-type="float" office:value="0.0536193029">
            <text:p>0.0536193029</text:p>
          </table:table-cell>
          <table:table-cell office:value-type="float" office:value="22">
            <text:p>22</text:p>
          </table:table-cell>
          <table:table-cell office:value-type="float" office:value="-0.0899555845">
            <text:p>-0.0899555845</text:p>
          </table:table-cell>
          <table:table-cell office:value-type="float" office:value="0.084548105">
            <text:p>0.084548105</text:p>
          </table:table-cell>
          <table:table-cell office:value-type="float" office:value="0.0072815534">
            <text:p>0.0072815534</text:p>
          </table:table-cell>
          <table:table-cell office:value-type="float" office:value="-0.055393586">
            <text:p>-0.055393586</text:p>
          </table:table-cell>
          <table:table-cell office:value-type="float" office:value="0.0297493012">
            <text:p>0.029749301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31388683163346">
            <text:p>7.3138868316</text:p>
          </table:table-cell>
          <table:table-cell office:value-type="float" office:value="0.0115511551">
            <text:p>0.0115511551</text:p>
          </table:table-cell>
          <table:table-cell office:value-type="float" office:value="0.0076335878">
            <text:p>0.0076335878</text:p>
          </table:table-cell>
          <table:table-cell office:value-type="float" office:value="0.0055865922">
            <text:p>0.0055865922</text:p>
          </table:table-cell>
          <table:table-cell office:value-type="float" office:value="0.0115511551">
            <text:p>0.0115511551</text:p>
          </table:table-cell>
          <table:table-cell office:value-type="float" office:value="0.0195530726">
            <text:p>0.0195530726</text:p>
          </table:table-cell>
          <table:table-cell office:value-type="float" office:value="0.0801526718">
            <text:p>0.0801526718</text:p>
          </table:table-cell>
          <table:table-cell office:value-type="float" office:value="0.0586592179">
            <text:p>0.0586592179</text:p>
          </table:table-cell>
          <table:table-cell office:value-type="float" office:value="-14">
            <text:p>-14</text:p>
          </table:table-cell>
          <table:table-cell office:value-type="float" office:value="-0.0864719116">
            <text:p>-0.0864719116</text:p>
          </table:table-cell>
          <table:table-cell office:value-type="float" office:value="0.0468085106">
            <text:p>0.0468085106</text:p>
          </table:table-cell>
          <table:table-cell office:value-type="float" office:value="0.0018382353">
            <text:p>0.0018382353</text:p>
          </table:table-cell>
          <table:table-cell office:value-type="float" office:value="-0.0276595745">
            <text:p>-0.0276595745</text:p>
          </table:table-cell>
          <table:table-cell office:value-type="float" office:value="0.0243811353">
            <text:p>0.024381135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09090982207998">
            <text:p>7.0909098221</text:p>
          </table:table-cell>
          <table:table-cell office:value-type="float" office:value="0.0061728395">
            <text:p>0.0061728395</text:p>
          </table:table-cell>
          <table:table-cell office:value-type="float" office:value="0.0224719101">
            <text:p>0.0224719101</text:p>
          </table:table-cell>
          <table:table-cell office:value-type="float" office:value="0.0080321285">
            <text:p>0.0080321285</text:p>
          </table:table-cell>
          <table:table-cell office:value-type="float" office:value="0.0617283951">
            <text:p>0.0617283951</text:p>
          </table:table-cell>
          <table:table-cell office:value-type="float" office:value="0.0401606426">
            <text:p>0.0401606426</text:p>
          </table:table-cell>
          <table:table-cell office:value-type="float" office:value="0.0561797753">
            <text:p>0.0561797753</text:p>
          </table:table-cell>
          <table:table-cell office:value-type="float" office:value="0.0200803213">
            <text:p>0.0200803213</text:p>
          </table:table-cell>
          <table:table-cell office:value-type="float" office:value="10">
            <text:p>10</text:p>
          </table:table-cell>
          <table:table-cell office:value-type="float" office:value="-0.1722119777">
            <text:p>-0.1722119777</text:p>
          </table:table-cell>
          <table:table-cell office:value-type="float" office:value="0.1059602649">
            <text:p>0.1059602649</text:p>
          </table:table-cell>
          <table:table-cell office:value-type="float" office:value="0.0228571429">
            <text:p>0.0228571429</text:p>
          </table:table-cell>
          <table:table-cell office:value-type="float" office:value="-0.0794701987">
            <text:p>-0.0794701987</text:p>
          </table:table-cell>
          <table:table-cell office:value-type="float" office:value="0.0419281989">
            <text:p>0.041928198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64839687703158">
            <text:p>8.648396877</text:p>
          </table:table-cell>
          <table:table-cell office:value-type="float" office:value="0.0057803468">
            <text:p>0.0057803468</text:p>
          </table:table-cell>
          <table:table-cell office:value-type="float" office:value="0.0326086957">
            <text:p>0.0326086957</text:p>
          </table:table-cell>
          <table:table-cell office:value-type="float" office:value="0.031358885">
            <text:p>0.031358885</text:p>
          </table:table-cell>
          <table:table-cell office:value-type="float" office:value="0.0366088632">
            <text:p>0.0366088632</text:p>
          </table:table-cell>
          <table:table-cell office:value-type="float" office:value="0.0662020906">
            <text:p>0.0662020906</text:p>
          </table:table-cell>
          <table:table-cell office:value-type="float" office:value="0.0362318841">
            <text:p>0.0362318841</text:p>
          </table:table-cell>
          <table:table-cell office:value-type="float" office:value="0.0348432056">
            <text:p>0.0348432056</text:p>
          </table:table-cell>
          <table:table-cell office:value-type="float" office:value="9">
            <text:p>9</text:p>
          </table:table-cell>
          <table:table-cell office:value-type="float" office:value="-0.1212574683">
            <text:p>-0.1212574683</text:p>
          </table:table-cell>
          <table:table-cell office:value-type="float" office:value="0.0633397313">
            <text:p>0.0633397313</text:p>
          </table:table-cell>
          <table:table-cell office:value-type="float" office:value="0.0115511551">
            <text:p>0.0115511551</text:p>
          </table:table-cell>
          <table:table-cell office:value-type="float" office:value="-0.0345489443">
            <text:p>-0.0345489443</text:p>
          </table:table-cell>
          <table:table-cell office:value-type="float" office:value="0.0324978697">
            <text:p>0.032497869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69666708152646">
            <text:p>7.6966670815</text:p>
          </table:table-cell>
          <table:table-cell office:value-type="float" office:value="0.0091324201">
            <text:p>0.0091324201</text:p>
          </table:table-cell>
          <table:table-cell office:value-type="float" office:value="0.0315789474">
            <text:p>0.0315789474</text:p>
          </table:table-cell>
          <table:table-cell office:value-type="float" office:value="0.0150753769">
            <text:p>0.0150753769</text:p>
          </table:table-cell>
          <table:table-cell office:value-type="float" office:value="0.0684931507">
            <text:p>0.0684931507</text:p>
          </table:table-cell>
          <table:table-cell office:value-type="float" office:value="0.0753768844">
            <text:p>0.0753768844</text:p>
          </table:table-cell>
          <table:table-cell office:value-type="float" office:value="0.0421052632">
            <text:p>0.0421052632</text:p>
          </table:table-cell>
          <table:table-cell office:value-type="float" office:value="0.0201005025">
            <text:p>0.0201005025</text:p>
          </table:table-cell>
          <table:table-cell office:value-type="float" office:value="-3">
            <text:p>-3</text:p>
          </table:table-cell>
          <table:table-cell office:value-type="float" office:value="-0.1028585115">
            <text:p>-0.1028585115</text:p>
          </table:table-cell>
          <table:table-cell office:value-type="float" office:value="0.0506329114">
            <text:p>0.0506329114</text:p>
          </table:table-cell>
          <table:table-cell office:value-type="float" office:value="0.0317460317">
            <text:p>0.0317460317</text:p>
          </table:table-cell>
          <table:table-cell office:value-type="float" office:value="-0.0379746835">
            <text:p>-0.0379746835</text:p>
          </table:table-cell>
          <table:table-cell office:value-type="float" office:value="0.0274576821">
            <text:p>0.027457682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5.99396142730657">
            <text:p>5.9939614273</text:p>
          </table:table-cell>
          <table:table-cell office:value-type="float" office:value="0.0021186441">
            <text:p>0.0021186441</text:p>
          </table:table-cell>
          <table:table-cell office:value-type="float" office:value="0.0055555556">
            <text:p>0.0055555556</text:p>
          </table:table-cell>
          <table:table-cell office:value-type="float" office:value="0.0027932961">
            <text:p>0.0027932961</text:p>
          </table:table-cell>
          <table:table-cell office:value-type="float" office:value="0.0656779661">
            <text:p>0.0656779661</text:p>
          </table:table-cell>
          <table:table-cell office:value-type="float" office:value="0.0865921788">
            <text:p>0.0865921788</text:p>
          </table:table-cell>
          <table:table-cell office:value-type="float" office:value="0.05">
            <text:p>0.05</text:p>
          </table:table-cell>
          <table:table-cell office:value-type="float" office:value="0.0251396648">
            <text:p>0.0251396648</text:p>
          </table:table-cell>
          <table:table-cell office:value-type="float" office:value="4">
            <text:p>4</text:p>
          </table:table-cell>
          <table:table-cell office:value-type="float" office:value="-0.1101978175">
            <text:p>-0.1101978175</text:p>
          </table:table-cell>
          <table:table-cell office:value-type="float" office:value="0.061971831">
            <text:p>0.061971831</text:p>
          </table:table-cell>
          <table:table-cell office:value-type="float" office:value="0.0089686099">
            <text:p>0.0089686099</text:p>
          </table:table-cell>
          <table:table-cell office:value-type="float" office:value="-0.0309859155">
            <text:p>-0.0309859155</text:p>
          </table:table-cell>
          <table:table-cell office:value-type="float" office:value="0.0342382337">
            <text:p>0.034238233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90875477931522">
            <text:p>6.908754779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907173">
            <text:p>0.05907173</text:p>
          </table:table-cell>
          <table:table-cell office:value-type="float" office:value="0.0422960725">
            <text:p>0.0422960725</text:p>
          </table:table-cell>
          <table:table-cell office:value-type="float" office:value="0.1445783133">
            <text:p>0.1445783133</text:p>
          </table:table-cell>
          <table:table-cell office:value-type="float" office:value="0.0362537764">
            <text:p>0.0362537764</text:p>
          </table:table-cell>
          <table:table-cell office:value-type="float" office:value="-7">
            <text:p>-7</text:p>
          </table:table-cell>
          <table:table-cell office:value-type="float" office:value="-0.0655855162">
            <text:p>-0.0655855162</text:p>
          </table:table-cell>
          <table:table-cell office:value-type="float" office:value="0.0507246377">
            <text:p>0.0507246377</text:p>
          </table:table-cell>
          <table:table-cell office:value-type="float" office:value="0.012195122">
            <text:p>0.012195122</text:p>
          </table:table-cell>
          <table:table-cell office:value-type="float" office:value="-0.0217391304">
            <text:p>-0.0217391304</text:p>
          </table:table-cell>
          <table:table-cell office:value-type="float" office:value="0.0252690319">
            <text:p>0.025269031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2.69876631479127">
            <text:p>2.6987663148</text:p>
          </table:table-cell>
          <table:table-cell office:value-type="float" office:value="0.0094339623">
            <text:p>0.0094339623</text:p>
          </table:table-cell>
          <table:table-cell office:value-type="float" office:value="0.024691358">
            <text:p>0.024691358</text:p>
          </table:table-cell>
          <table:table-cell office:value-type="float" office:value="0.019047619">
            <text:p>0.019047619</text:p>
          </table:table-cell>
          <table:table-cell office:value-type="float" office:value="0.0691823899">
            <text:p>0.0691823899</text:p>
          </table:table-cell>
          <table:table-cell office:value-type="float" office:value="0.1047619048">
            <text:p>0.1047619048</text:p>
          </table:table-cell>
          <table:table-cell office:value-type="float" office:value="0.0308641975">
            <text:p>0.0308641975</text:p>
          </table:table-cell>
          <table:table-cell office:value-type="float" office:value="0.0238095238">
            <text:p>0.0238095238</text:p>
          </table:table-cell>
          <table:table-cell office:value-type="float" office:value="-7">
            <text:p>-7</text:p>
          </table:table-cell>
          <table:table-cell office:value-type="float" office:value="-0.1188716275">
            <text:p>-0.1188716275</text:p>
          </table:table-cell>
          <table:table-cell office:value-type="float" office:value="0.0704697987">
            <text:p>0.0704697987</text:p>
          </table:table-cell>
          <table:table-cell office:value-type="float" office:value="0.0052770449">
            <text:p>0.0052770449</text:p>
          </table:table-cell>
          <table:table-cell office:value-type="float" office:value="-0.0268456376">
            <text:p>-0.0268456376</text:p>
          </table:table-cell>
          <table:table-cell office:value-type="float" office:value="0.0322762103">
            <text:p>0.032276210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09090982207998">
            <text:p>7.0909098221</text:p>
          </table:table-cell>
          <table:table-cell office:value-type="float" office:value="0">
            <text:p>0</text:p>
          </table:table-cell>
          <table:table-cell office:value-type="float" office:value="0.0054347826">
            <text:p>0.0054347826</text:p>
          </table:table-cell>
          <table:table-cell office:value-type="float" office:value="0.003021148">
            <text:p>0.003021148</text:p>
          </table:table-cell>
          <table:table-cell office:value-type="float" office:value="0.0567823344">
            <text:p>0.0567823344</text:p>
          </table:table-cell>
          <table:table-cell office:value-type="float" office:value="0.0543806647">
            <text:p>0.0543806647</text:p>
          </table:table-cell>
          <table:table-cell office:value-type="float" office:value="0.0163043478">
            <text:p>0.0163043478</text:p>
          </table:table-cell>
          <table:table-cell office:value-type="float" office:value="0.0090634441">
            <text:p>0.0090634441</text:p>
          </table:table-cell>
          <table:table-cell office:value-type="float" office:value="11">
            <text:p>11</text:p>
          </table:table-cell>
          <table:table-cell office:value-type="float" office:value="-0.1063409386">
            <text:p>-0.1063409386</text:p>
          </table:table-cell>
          <table:table-cell office:value-type="float" office:value="0.0735294118">
            <text:p>0.0735294118</text:p>
          </table:table-cell>
          <table:table-cell office:value-type="float" office:value="0.0054644809">
            <text:p>0.0054644809</text:p>
          </table:table-cell>
          <table:table-cell office:value-type="float" office:value="-0.0441176471">
            <text:p>-0.0441176471</text:p>
          </table:table-cell>
          <table:table-cell office:value-type="float" office:value="0.0292512699">
            <text:p>0.029251269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09090982207998">
            <text:p>7.0909098221</text:p>
          </table:table-cell>
          <table:table-cell office:value-type="float" office:value="0.0100430416">
            <text:p>0.0100430416</text:p>
          </table:table-cell>
          <table:table-cell office:value-type="float" office:value="0.0027624309">
            <text:p>0.0027624309</text:p>
          </table:table-cell>
          <table:table-cell office:value-type="float" office:value="0.0014684288">
            <text:p>0.0014684288</text:p>
          </table:table-cell>
          <table:table-cell office:value-type="float" office:value="0.0516499283">
            <text:p>0.0516499283</text:p>
          </table:table-cell>
          <table:table-cell office:value-type="float" office:value="0.0528634361">
            <text:p>0.0528634361</text:p>
          </table:table-cell>
          <table:table-cell office:value-type="float" office:value="0.044198895">
            <text:p>0.044198895</text:p>
          </table:table-cell>
          <table:table-cell office:value-type="float" office:value="0.0234948605">
            <text:p>0.0234948605</text:p>
          </table:table-cell>
          <table:table-cell office:value-type="float" office:value="-3">
            <text:p>-3</text:p>
          </table:table-cell>
          <table:table-cell office:value-type="float" office:value="-0.0425778445">
            <text:p>-0.0425778445</text:p>
          </table:table-cell>
          <table:table-cell office:value-type="float" office:value="0.0384615385">
            <text:p>0.0384615385</text:p>
          </table:table-cell>
          <table:table-cell office:value-type="float" office:value="0.0063613232">
            <text:p>0.0063613232</text:p>
          </table:table-cell>
          <table:table-cell office:value-type="float" office:value="-0.0118343195">
            <text:p>-0.0118343195</text:p>
          </table:table-cell>
          <table:table-cell office:value-type="float" office:value="0.0228610667">
            <text:p>0.022861066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0">
            <text:p>0</text:p>
          </table:table-cell>
          <table:table-cell office:value-type="float" office:value="0.0336134454">
            <text:p>0.0336134454</text:p>
          </table:table-cell>
          <table:table-cell table:number-columns-repeated="2" office:value-type="float" office:value="0">
            <text:p>0</text:p>
          </table:table-cell>
          <table:table-cell office:value-type="float" office:value="0.0588235294">
            <text:p>0.0588235294</text:p>
          </table:table-cell>
          <table:table-cell office:value-type="float" office:value="0.0393258427">
            <text:p>0.0393258427</text:p>
          </table:table-cell>
          <table:table-cell office:value-type="float" office:value="0.0133333333">
            <text:p>0.0133333333</text:p>
          </table:table-cell>
          <table:table-cell office:value-type="float" office:value="0.0056179775">
            <text:p>0.0056179775</text:p>
          </table:table-cell>
          <table:table-cell office:value-type="float" office:value="-5">
            <text:p>-5</text:p>
          </table:table-cell>
          <table:table-cell office:value-type="float" office:value="-0.0285055446">
            <text:p>-0.0285055446</text:p>
          </table:table-cell>
          <table:table-cell office:value-type="float" office:value="0.0256410256">
            <text:p>0.0256410256</text:p>
          </table:table-cell>
          <table:table-cell office:value-type="float" office:value="0.0079365079">
            <text:p>0.0079365079</text:p>
          </table:table-cell>
          <table:table-cell office:value-type="float" office:value="0.0085470085">
            <text:p>0.0085470085</text:p>
          </table:table-cell>
          <table:table-cell office:value-type="float" office:value="0.0182865223">
            <text:p>0.018286522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2.88097682833375">
            <text:p>2.8809768283</text:p>
          </table:table-cell>
          <table:table-cell office:value-type="float" office:value="0.0065359477">
            <text:p>0.0065359477</text:p>
          </table:table-cell>
          <table:table-cell office:value-type="float" office:value="0.0425531915">
            <text:p>0.0425531915</text:p>
          </table:table-cell>
          <table:table-cell office:value-type="float" office:value="0.0236686391">
            <text:p>0.0236686391</text:p>
          </table:table-cell>
          <table:table-cell office:value-type="float" office:value="0.0196078431">
            <text:p>0.0196078431</text:p>
          </table:table-cell>
          <table:table-cell office:value-type="float" office:value="0.0177514793">
            <text:p>0.0177514793</text:p>
          </table:table-cell>
          <table:table-cell office:value-type="float" office:value="0.0319148936">
            <text:p>0.0319148936</text:p>
          </table:table-cell>
          <table:table-cell office:value-type="float" office:value="0.0177514793">
            <text:p>0.0177514793</text:p>
          </table:table-cell>
          <table:table-cell office:value-type="float" office:value="2">
            <text:p>2</text:p>
          </table:table-cell>
          <table:table-cell office:value-type="float" office:value="0.0157356241">
            <text:p>0.0157356241</text:p>
          </table:table-cell>
          <table:table-cell office:value-type="float" office:value="0.0683229814">
            <text:p>0.0683229814</text:p>
          </table:table-cell>
          <table:table-cell office:value-type="float" office:value="0">
            <text:p>0</text:p>
          </table:table-cell>
          <table:table-cell office:value-type="float" office:value="-0.0124223602">
            <text:p>-0.0124223602</text:p>
          </table:table-cell>
          <table:table-cell office:value-type="float" office:value="0.0207717397">
            <text:p>0.020771739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24494154633701">
            <text:p>7.2449415463</text:p>
          </table:table-cell>
          <table:table-cell office:value-type="float" office:value="0.0071428571">
            <text:p>0.0071428571</text:p>
          </table:table-cell>
          <table:table-cell office:value-type="float" office:value="0.0744680851">
            <text:p>0.0744680851</text:p>
          </table:table-cell>
          <table:table-cell office:value-type="float" office:value="0.0300429185">
            <text:p>0.0300429185</text:p>
          </table:table-cell>
          <table:table-cell office:value-type="float" office:value="0.0428571429">
            <text:p>0.0428571429</text:p>
          </table:table-cell>
          <table:table-cell office:value-type="float" office:value="0.025751073">
            <text:p>0.025751073</text:p>
          </table:table-cell>
          <table:table-cell office:value-type="float" office:value="0.0106382979">
            <text:p>0.0106382979</text:p>
          </table:table-cell>
          <table:table-cell office:value-type="float" office:value="0.0042918455">
            <text:p>0.0042918455</text:p>
          </table:table-cell>
          <table:table-cell office:value-type="float" office:value="-6">
            <text:p>-6</text:p>
          </table:table-cell>
          <table:table-cell office:value-type="float" office:value="0.0004301075">
            <text:p>0.0004301075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133333333">
            <text:p>0.0133333333</text:p>
          </table:table-cell>
          <table:table-cell office:value-type="float" office:value="0.0212085086">
            <text:p>0.0212085086</text:p>
          </table:table-cell>
        </table:table-row>
        <table:table-row table:style-name="ro2">
          <table:table-cell office:value-type="string">
            <text:p>non-suicide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066225166">
            <text:p>0.0066225166</text:p>
          </table:table-cell>
          <table:table-cell office:value-type="float" office:value="0.0652173913">
            <text:p>0.0652173913</text:p>
          </table:table-cell>
          <table:table-cell office:value-type="float" office:value="0.059602649">
            <text:p>0.059602649</text:p>
          </table:table-cell>
          <table:table-cell office:value-type="float" office:value="0.03">
            <text:p>0.03</text:p>
          </table:table-cell>
          <table:table-cell office:value-type="float" office:value="0.0198675497">
            <text:p>0.0198675497</text:p>
          </table:table-cell>
          <table:table-cell office:value-type="float" office:value="5">
            <text:p>5</text:p>
          </table:table-cell>
          <table:table-cell office:value-type="float" office:value="0.0141542873">
            <text:p>0.0141542873</text:p>
          </table:table-cell>
          <table:table-cell office:value-type="float" office:value="0.0838709677">
            <text:p>0.0838709677</text:p>
          </table:table-cell>
          <table:table-cell office:value-type="float" office:value="0">
            <text:p>0</text:p>
          </table:table-cell>
          <table:table-cell office:value-type="float" office:value="-0.0193548387">
            <text:p>-0.0193548387</text:p>
          </table:table-cell>
          <table:table-cell office:value-type="float" office:value="0.0205920786">
            <text:p>0.020592078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17088847851251">
            <text:p>7.1708884785</text:p>
          </table:table-cell>
          <table:table-cell office:value-type="float" office:value="0.0096774194">
            <text:p>0.0096774194</text:p>
          </table:table-cell>
          <table:table-cell office:value-type="float" office:value="0.0177514793">
            <text:p>0.0177514793</text:p>
          </table:table-cell>
          <table:table-cell office:value-type="float" office:value="0.0129310345">
            <text:p>0.0129310345</text:p>
          </table:table-cell>
          <table:table-cell office:value-type="float" office:value="0.0870967742">
            <text:p>0.0870967742</text:p>
          </table:table-cell>
          <table:table-cell office:value-type="float" office:value="0.1163793103">
            <text:p>0.1163793103</text:p>
          </table:table-cell>
          <table:table-cell office:value-type="float" office:value="0.100591716">
            <text:p>0.100591716</text:p>
          </table:table-cell>
          <table:table-cell office:value-type="float" office:value="0.0732758621">
            <text:p>0.0732758621</text:p>
          </table:table-cell>
          <table:table-cell office:value-type="float" office:value="-2">
            <text:p>-2</text:p>
          </table:table-cell>
          <table:table-cell office:value-type="float" office:value="-0.0542046043">
            <text:p>-0.0542046043</text:p>
          </table:table-cell>
          <table:table-cell office:value-type="float" office:value="0.0714285714">
            <text:p>0.0714285714</text:p>
          </table:table-cell>
          <table:table-cell office:value-type="float" office:value="0.0029239766">
            <text:p>0.0029239766</text:p>
          </table:table-cell>
          <table:table-cell office:value-type="float" office:value="-0.025974026">
            <text:p>-0.025974026</text:p>
          </table:table-cell>
          <table:table-cell office:value-type="float" office:value="0.0284797671">
            <text:p>0.028479767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24494154633701">
            <text:p>7.2449415463</text:p>
          </table:table-cell>
          <table:table-cell office:value-type="float" office:value="0.0017574692">
            <text:p>0.0017574692</text:p>
          </table:table-cell>
          <table:table-cell office:value-type="float" office:value="0.0079051383">
            <text:p>0.0079051383</text:p>
          </table:table-cell>
          <table:table-cell office:value-type="float" office:value="0.0059701493">
            <text:p>0.0059701493</text:p>
          </table:table-cell>
          <table:table-cell office:value-type="float" office:value="0.0316344464">
            <text:p>0.0316344464</text:p>
          </table:table-cell>
          <table:table-cell office:value-type="float" office:value="0.0537313433">
            <text:p>0.0537313433</text:p>
          </table:table-cell>
          <table:table-cell office:value-type="float" office:value="0.04743083">
            <text:p>0.04743083</text:p>
          </table:table-cell>
          <table:table-cell office:value-type="float" office:value="0.0358208955">
            <text:p>0.0358208955</text:p>
          </table:table-cell>
          <table:table-cell office:value-type="float" office:value="-7">
            <text:p>-7</text:p>
          </table:table-cell>
          <table:table-cell office:value-type="float" office:value="-0.0447539416">
            <text:p>-0.0447539416</text:p>
          </table:table-cell>
          <table:table-cell office:value-type="float" office:value="0.0602636535">
            <text:p>0.0602636535</text:p>
          </table:table-cell>
          <table:table-cell office:value-type="float" office:value="0.0030487805">
            <text:p>0.0030487805</text:p>
          </table:table-cell>
          <table:table-cell office:value-type="float" office:value="-0.0282485876">
            <text:p>-0.0282485876</text:p>
          </table:table-cell>
          <table:table-cell office:value-type="float" office:value="0.0241075739">
            <text:p>0.024107573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55250788703459">
            <text:p>6.552507887</text:p>
          </table:table-cell>
          <table:table-cell table:number-columns-repeated="3" office:value-type="float" office:value="0">
            <text:p>0</text:p>
          </table:table-cell>
          <table:table-cell office:value-type="float" office:value="0.059602649">
            <text:p>0.059602649</text:p>
          </table:table-cell>
          <table:table-cell office:value-type="float" office:value="0.0523255814">
            <text:p>0.0523255814</text:p>
          </table:table-cell>
          <table:table-cell office:value-type="float" office:value="0.0192307692">
            <text:p>0.0192307692</text:p>
          </table:table-cell>
          <table:table-cell office:value-type="float" office:value="0.011627907">
            <text:p>0.011627907</text:p>
          </table:table-cell>
          <table:table-cell office:value-type="float" office:value="-13">
            <text:p>-13</text:p>
          </table:table-cell>
          <table:table-cell office:value-type="float" office:value="-0.074531351">
            <text:p>-0.074531351</text:p>
          </table:table-cell>
          <table:table-cell office:value-type="float" office:value="0.0705882353">
            <text:p>0.0705882353</text:p>
          </table:table-cell>
          <table:table-cell office:value-type="float" office:value="0">
            <text:p>0</text:p>
          </table:table-cell>
          <table:table-cell office:value-type="float" office:value="-0.0470588235">
            <text:p>-0.0470588235</text:p>
          </table:table-cell>
          <table:table-cell office:value-type="float" office:value="0.0258934343">
            <text:p>0.025893434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1.46377821376071">
            <text:p>1.4637782138</text:p>
          </table:table-cell>
          <table:table-cell office:value-type="float" office:value="0.0058479532">
            <text:p>0.0058479532</text:p>
          </table:table-cell>
          <table:table-cell office:value-type="float" office:value="0.0196078431">
            <text:p>0.0196078431</text:p>
          </table:table-cell>
          <table:table-cell office:value-type="float" office:value="0.0102040816">
            <text:p>0.0102040816</text:p>
          </table:table-cell>
          <table:table-cell office:value-type="float" office:value="0.0877192982">
            <text:p>0.0877192982</text:p>
          </table:table-cell>
          <table:table-cell office:value-type="float" office:value="0.0765306122">
            <text:p>0.0765306122</text:p>
          </table:table-cell>
          <table:table-cell office:value-type="float" office:value="0.0882352941">
            <text:p>0.0882352941</text:p>
          </table:table-cell>
          <table:table-cell office:value-type="float" office:value="0.0459183673">
            <text:p>0.0459183673</text:p>
          </table:table-cell>
          <table:table-cell office:value-type="float" office:value="8">
            <text:p>8</text:p>
          </table:table-cell>
          <table:table-cell office:value-type="float" office:value="-0.0573957235">
            <text:p>-0.0573957235</text:p>
          </table:table-cell>
          <table:table-cell office:value-type="float" office:value="0.0365853659">
            <text:p>0.0365853659</text:p>
          </table:table-cell>
          <table:table-cell office:value-type="float" office:value="0.0112359551">
            <text:p>0.0112359551</text:p>
          </table:table-cell>
          <table:table-cell office:value-type="float" office:value="-0.012195122">
            <text:p>-0.012195122</text:p>
          </table:table-cell>
          <table:table-cell office:value-type="float" office:value="0.0208440829">
            <text:p>0.020844082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55013534248843">
            <text:p>7.5501353425</text:p>
          </table:table-cell>
          <table:table-cell office:value-type="float" office:value="0.0069444444">
            <text:p>0.0069444444</text:p>
          </table:table-cell>
          <table:table-cell office:value-type="float" office:value="0.0283018868">
            <text:p>0.0283018868</text:p>
          </table:table-cell>
          <table:table-cell office:value-type="float" office:value="0.0150753769">
            <text:p>0.0150753769</text:p>
          </table:table-cell>
          <table:table-cell office:value-type="float" office:value="0.0416666667">
            <text:p>0.0416666667</text:p>
          </table:table-cell>
          <table:table-cell office:value-type="float" office:value="0.0301507538">
            <text:p>0.0301507538</text:p>
          </table:table-cell>
          <table:table-cell office:value-type="float" office:value="0.0566037736">
            <text:p>0.0566037736</text:p>
          </table:table-cell>
          <table:table-cell office:value-type="float" office:value="0.0301507538">
            <text:p>0.0301507538</text:p>
          </table:table-cell>
          <table:table-cell office:value-type="float" office:value="-9">
            <text:p>-9</text:p>
          </table:table-cell>
          <table:table-cell office:value-type="float" office:value="-0.039401891">
            <text:p>-0.039401891</text:p>
          </table:table-cell>
          <table:table-cell office:value-type="float" office:value="0.059602649">
            <text:p>0.059602649</text:p>
          </table:table-cell>
          <table:table-cell office:value-type="float" office:value="0.0062893082">
            <text:p>0.0062893082</text:p>
          </table:table-cell>
          <table:table-cell office:value-type="float" office:value="-0.0331125828">
            <text:p>-0.0331125828</text:p>
          </table:table-cell>
          <table:table-cell office:value-type="float" office:value="0.0242475599">
            <text:p>0.024247559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39859493453521">
            <text:p>6.3985949345</text:p>
          </table:table-cell>
          <table:table-cell office:value-type="float" office:value="0.0067114094">
            <text:p>0.0067114094</text:p>
          </table:table-cell>
          <table:table-cell office:value-type="float" office:value="0.0348837209">
            <text:p>0.0348837209</text:p>
          </table:table-cell>
          <table:table-cell office:value-type="float" office:value="0.0119047619">
            <text:p>0.0119047619</text:p>
          </table:table-cell>
          <table:table-cell office:value-type="float" office:value="0.0604026846">
            <text:p>0.0604026846</text:p>
          </table:table-cell>
          <table:table-cell office:value-type="float" office:value="0.0357142857">
            <text:p>0.0357142857</text:p>
          </table:table-cell>
          <table:table-cell office:value-type="float" office:value="0.0348837209">
            <text:p>0.0348837209</text:p>
          </table:table-cell>
          <table:table-cell office:value-type="float" office:value="0.0119047619">
            <text:p>0.0119047619</text:p>
          </table:table-cell>
          <table:table-cell office:value-type="float" office:value="-17">
            <text:p>-17</text:p>
          </table:table-cell>
          <table:table-cell office:value-type="float" office:value="-0.0347260769">
            <text:p>-0.0347260769</text:p>
          </table:table-cell>
          <table:table-cell office:value-type="float" office:value="0.0902255639">
            <text:p>0.0902255639</text:p>
          </table:table-cell>
          <table:table-cell office:value-type="float" office:value="0">
            <text:p>0</text:p>
          </table:table-cell>
          <table:table-cell office:value-type="float" office:value="-0.045112782">
            <text:p>-0.045112782</text:p>
          </table:table-cell>
          <table:table-cell office:value-type="float" office:value="0.0271953654">
            <text:p>0.0271953654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5.30330490805908">
            <text:p>5.3033049081</text:p>
          </table:table-cell>
          <table:table-cell office:value-type="float" office:value="0.0152671756">
            <text:p>0.01526717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9007634">
            <text:p>0.0229007634</text:p>
          </table:table-cell>
          <table:table-cell office:value-type="float" office:value="0.0245901639">
            <text:p>0.0245901639</text:p>
          </table:table-cell>
          <table:table-cell office:value-type="float" office:value="0.0638297872">
            <text:p>0.0638297872</text:p>
          </table:table-cell>
          <table:table-cell office:value-type="float" office:value="0.0491803279">
            <text:p>0.0491803279</text:p>
          </table:table-cell>
          <table:table-cell office:value-type="float" office:value="-3">
            <text:p>-3</text:p>
          </table:table-cell>
          <table:table-cell office:value-type="float" office:value="-0.061507093">
            <text:p>-0.061507093</text:p>
          </table:table-cell>
          <table:table-cell office:value-type="float" office:value="0.0428571429">
            <text:p>0.0428571429</text:p>
          </table:table-cell>
          <table:table-cell office:value-type="float" office:value="0">
            <text:p>0</text:p>
          </table:table-cell>
          <table:table-cell office:value-type="float" office:value="-0.0142857143">
            <text:p>-0.0142857143</text:p>
          </table:table-cell>
          <table:table-cell office:value-type="float" office:value="0.0180118722">
            <text:p>0.018011872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1.17692705119625">
            <text:p>1.1769270512</text:p>
          </table:table-cell>
          <table:table-cell office:value-type="float" office:value="0">
            <text:p>0</text:p>
          </table:table-cell>
          <table:table-cell office:value-type="float" office:value="0.0204081633">
            <text:p>0.0204081633</text:p>
          </table:table-cell>
          <table:table-cell office:value-type="float" office:value="0.006993007">
            <text:p>0.006993007</text:p>
          </table:table-cell>
          <table:table-cell office:value-type="float" office:value="0.0089285714">
            <text:p>0.0089285714</text:p>
          </table:table-cell>
          <table:table-cell office:value-type="float" office:value="0.006993007">
            <text:p>0.006993007</text:p>
          </table:table-cell>
          <table:table-cell office:value-type="float" office:value="0.0816326531">
            <text:p>0.0816326531</text:p>
          </table:table-cell>
          <table:table-cell office:value-type="float" office:value="0.027972028">
            <text:p>0.027972028</text:p>
          </table:table-cell>
          <table:table-cell office:value-type="float" office:value="26">
            <text:p>26</text:p>
          </table:table-cell>
          <table:table-cell office:value-type="float" office:value="-0.1952307934">
            <text:p>-0.1952307934</text:p>
          </table:table-cell>
          <table:table-cell office:value-type="float" office:value="0.15">
            <text:p>0.15</text:p>
          </table:table-cell>
          <table:table-cell office:value-type="float" office:value="0.0217391304">
            <text:p>0.0217391304</text:p>
          </table:table-cell>
          <table:table-cell office:value-type="float" office:value="-0.1125">
            <text:p>-0.1125</text:p>
          </table:table-cell>
          <table:table-cell office:value-type="float" office:value="0.0438711042">
            <text:p>0.043871104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0.690656519236521">
            <text:p>0.690656519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90196078">
            <text:p>0.0490196078</text:p>
          </table:table-cell>
          <table:table-cell office:value-type="float" office:value="0.0324675325">
            <text:p>0.0324675325</text:p>
          </table:table-cell>
          <table:table-cell office:value-type="float" office:value="0.0925925926">
            <text:p>0.0925925926</text:p>
          </table:table-cell>
          <table:table-cell office:value-type="float" office:value="0.0324675325">
            <text:p>0.0324675325</text:p>
          </table:table-cell>
          <table:table-cell office:value-type="float" office:value="-7">
            <text:p>-7</text:p>
          </table:table-cell>
          <table:table-cell office:value-type="float" office:value="-0.2547162589">
            <text:p>-0.2547162589</text:p>
          </table:table-cell>
          <table:table-cell office:value-type="float" office:value="0.0476190476">
            <text:p>0.0476190476</text:p>
          </table:table-cell>
          <table:table-cell office:value-type="float" office:value="0.0404040404">
            <text:p>0.0404040404</text:p>
          </table:table-cell>
          <table:table-cell office:value-type="float" office:value="-0.0357142857">
            <text:p>-0.0357142857</text:p>
          </table:table-cell>
          <table:table-cell office:value-type="float" office:value="0.0475232566">
            <text:p>0.047523256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09090982207998">
            <text:p>7.0909098221</text:p>
          </table:table-cell>
          <table:table-cell office:value-type="float" office:value="0.0130718954">
            <text:p>0.0130718954</text:p>
          </table:table-cell>
          <table:table-cell office:value-type="float" office:value="0.021978022">
            <text:p>0.021978022</text:p>
          </table:table-cell>
          <table:table-cell office:value-type="float" office:value="0.013986014">
            <text:p>0.013986014</text:p>
          </table:table-cell>
          <table:table-cell office:value-type="float" office:value="0.0784313725">
            <text:p>0.0784313725</text:p>
          </table:table-cell>
          <table:table-cell office:value-type="float" office:value="0.0839160839">
            <text:p>0.0839160839</text:p>
          </table:table-cell>
          <table:table-cell office:value-type="float" office:value="0.0989010989">
            <text:p>0.0989010989</text:p>
          </table:table-cell>
          <table:table-cell office:value-type="float" office:value="0.0629370629">
            <text:p>0.0629370629</text:p>
          </table:table-cell>
          <table:table-cell office:value-type="float" office:value="3">
            <text:p>3</text:p>
          </table:table-cell>
          <table:table-cell office:value-type="float" office:value="-0.1202679291">
            <text:p>-0.1202679291</text:p>
          </table:table-cell>
          <table:table-cell office:value-type="float" office:value="0.0604026846">
            <text:p>0.0604026846</text:p>
          </table:table-cell>
          <table:table-cell office:value-type="float" office:value="0.0186335404">
            <text:p>0.0186335404</text:p>
          </table:table-cell>
          <table:table-cell office:value-type="float" office:value="-0.033557047">
            <text:p>-0.033557047</text:p>
          </table:table-cell>
          <table:table-cell office:value-type="float" office:value="0.0296015664">
            <text:p>0.0296015664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17088847851251">
            <text:p>7.1708884785</text:p>
          </table:table-cell>
          <table:table-cell office:value-type="float" office:value="0">
            <text:p>0</text:p>
          </table:table-cell>
          <table:table-cell office:value-type="float" office:value="0.0163934426">
            <text:p>0.0163934426</text:p>
          </table:table-cell>
          <table:table-cell office:value-type="float" office:value="0.0082644628">
            <text:p>0.0082644628</text:p>
          </table:table-cell>
          <table:table-cell office:value-type="float" office:value="0.0921985816">
            <text:p>0.0921985816</text:p>
          </table:table-cell>
          <table:table-cell office:value-type="float" office:value="0.1074380165">
            <text:p>0.1074380165</text:p>
          </table:table-cell>
          <table:table-cell office:value-type="float" office:value="0.2295081967">
            <text:p>0.2295081967</text:p>
          </table:table-cell>
          <table:table-cell office:value-type="float" office:value="0.1157024793">
            <text:p>0.1157024793</text:p>
          </table:table-cell>
          <table:table-cell office:value-type="float" office:value="9">
            <text:p>9</text:p>
          </table:table-cell>
          <table:table-cell office:value-type="float" office:value="-0.0379136189">
            <text:p>-0.0379136189</text:p>
          </table:table-cell>
          <table:table-cell office:value-type="float" office:value="0.0808080808">
            <text:p>0.0808080808</text:p>
          </table:table-cell>
          <table:table-cell office:value-type="float" office:value="0.0172413793">
            <text:p>0.0172413793</text:p>
          </table:table-cell>
          <table:table-cell office:value-type="float" office:value="-0.0202020202">
            <text:p>-0.0202020202</text:p>
          </table:table-cell>
          <table:table-cell office:value-type="float" office:value="0.0220600518">
            <text:p>0.022060051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77971129020447">
            <text:p>8.7797112902</text:p>
          </table:table-cell>
          <table:table-cell office:value-type="float" office:value="0.0016666667">
            <text:p>0.0016666667</text:p>
          </table:table-cell>
          <table:table-cell office:value-type="float" office:value="0.063670412">
            <text:p>0.063670412</text:p>
          </table:table-cell>
          <table:table-cell office:value-type="float" office:value="0.0622710623">
            <text:p>0.0622710623</text:p>
          </table:table-cell>
          <table:table-cell office:value-type="float" office:value="0.03">
            <text:p>0.03</text:p>
          </table:table-cell>
          <table:table-cell office:value-type="float" office:value="0.0659340659">
            <text:p>0.0659340659</text:p>
          </table:table-cell>
          <table:table-cell office:value-type="float" office:value="0.0524344569">
            <text:p>0.0524344569</text:p>
          </table:table-cell>
          <table:table-cell office:value-type="float" office:value="0.0512820513">
            <text:p>0.0512820513</text:p>
          </table:table-cell>
          <table:table-cell office:value-type="float" office:value="0">
            <text:p>0</text:p>
          </table:table-cell>
          <table:table-cell office:value-type="float" office:value="-0.1219928377">
            <text:p>-0.1219928377</text:p>
          </table:table-cell>
          <table:table-cell office:value-type="float" office:value="0.0667870036">
            <text:p>0.0667870036</text:p>
          </table:table-cell>
          <table:table-cell office:value-type="float" office:value="0.0145137881">
            <text:p>0.0145137881</text:p>
          </table:table-cell>
          <table:table-cell office:value-type="float" office:value="-0.036101083">
            <text:p>-0.036101083</text:p>
          </table:table-cell>
          <table:table-cell office:value-type="float" office:value="0.0344976575">
            <text:p>0.0344976575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68586094706836">
            <text:p>6.6858609471</text:p>
          </table:table-cell>
          <table:table-cell office:value-type="float" office:value="0.0055555556">
            <text:p>0.0055555556</text:p>
          </table:table-cell>
          <table:table-cell office:value-type="float" office:value="0.012987013">
            <text:p>0.012987013</text:p>
          </table:table-cell>
          <table:table-cell office:value-type="float" office:value="0.0050505051">
            <text:p>0.0050505051</text:p>
          </table:table-cell>
          <table:table-cell office:value-type="float" office:value="0.05">
            <text:p>0.05</text:p>
          </table:table-cell>
          <table:table-cell office:value-type="float" office:value="0.0454545455">
            <text:p>0.0454545455</text:p>
          </table:table-cell>
          <table:table-cell office:value-type="float" office:value="0.2337662338">
            <text:p>0.2337662338</text:p>
          </table:table-cell>
          <table:table-cell office:value-type="float" office:value="0.0909090909">
            <text:p>0.0909090909</text:p>
          </table:table-cell>
          <table:table-cell office:value-type="float" office:value="10">
            <text:p>10</text:p>
          </table:table-cell>
          <table:table-cell office:value-type="float" office:value="-0.1126756127">
            <text:p>-0.1126756127</text:p>
          </table:table-cell>
          <table:table-cell office:value-type="float" office:value="0.0833333333">
            <text:p>0.0833333333</text:p>
          </table:table-cell>
          <table:table-cell office:value-type="float" office:value="0.0064102564">
            <text:p>0.0064102564</text:p>
          </table:table-cell>
          <table:table-cell office:value-type="float" office:value="-0.0454545455">
            <text:p>-0.0454545455</text:p>
          </table:table-cell>
          <table:table-cell office:value-type="float" office:value="0.0273446523">
            <text:p>0.027344652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60140233458373">
            <text:p>7.6014023346</text:p>
          </table:table-cell>
          <table:table-cell office:value-type="float" office:value="0.0053475936">
            <text:p>0.0053475936</text:p>
          </table:table-cell>
          <table:table-cell office:value-type="float" office:value="0.0714285714">
            <text:p>0.0714285714</text:p>
          </table:table-cell>
          <table:table-cell office:value-type="float" office:value="0.041958042">
            <text:p>0.041958042</text:p>
          </table:table-cell>
          <table:table-cell office:value-type="float" office:value="0.128342246">
            <text:p>0.128342246</text:p>
          </table:table-cell>
          <table:table-cell office:value-type="float" office:value="0.1678321678">
            <text:p>0.1678321678</text:p>
          </table:table-cell>
          <table:table-cell office:value-type="float" office:value="0.130952381">
            <text:p>0.130952381</text:p>
          </table:table-cell>
          <table:table-cell office:value-type="float" office:value="0.0769230769">
            <text:p>0.0769230769</text:p>
          </table:table-cell>
          <table:table-cell office:value-type="float" office:value="-11">
            <text:p>-11</text:p>
          </table:table-cell>
          <table:table-cell office:value-type="float" office:value="0.0038870324">
            <text:p>0.0038870324</text:p>
          </table:table-cell>
          <table:table-cell office:value-type="float" office:value="0.0601503759">
            <text:p>0.0601503759</text:p>
          </table:table-cell>
          <table:table-cell office:value-type="float" office:value="0">
            <text:p>0</text:p>
          </table:table-cell>
          <table:table-cell office:value-type="float" office:value="-0.015037594">
            <text:p>-0.015037594</text:p>
          </table:table-cell>
          <table:table-cell office:value-type="float" office:value="0.0198934837">
            <text:p>0.019893483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43897159239586">
            <text:p>7.4389715924</text:p>
          </table:table-cell>
          <table:table-cell office:value-type="float" office:value="0.0057142857">
            <text:p>0.0057142857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869565217">
            <text:p>0.0869565217</text:p>
          </table:table-cell>
          <table:table-cell office:value-type="float" office:value="0.0461538462">
            <text:p>0.0461538462</text:p>
          </table:table-cell>
          <table:table-cell office:value-type="float" office:value="0.0186335404">
            <text:p>0.0186335404</text:p>
          </table:table-cell>
          <table:table-cell office:value-type="float" office:value="-2">
            <text:p>-2</text:p>
          </table:table-cell>
          <table:table-cell office:value-type="float" office:value="-0.0058640822">
            <text:p>-0.0058640822</text:p>
          </table:table-cell>
          <table:table-cell office:value-type="float" office:value="0.0438596491">
            <text:p>0.0438596491</text:p>
          </table:table-cell>
          <table:table-cell office:value-type="float" office:value="0.0074074074">
            <text:p>0.0074074074</text:p>
          </table:table-cell>
          <table:table-cell office:value-type="float" office:value="0.0087719298">
            <text:p>0.0087719298</text:p>
          </table:table-cell>
          <table:table-cell office:value-type="float" office:value="0.0205706701">
            <text:p>0.020570670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60140233458373">
            <text:p>7.6014023346</text:p>
          </table:table-cell>
          <table:table-cell office:value-type="float" office:value="0">
            <text:p>0</text:p>
          </table:table-cell>
          <table:table-cell office:value-type="float" office:value="0.0119047619">
            <text:p>0.0119047619</text:p>
          </table:table-cell>
          <table:table-cell office:value-type="float" office:value="0.0103092784">
            <text:p>0.0103092784</text:p>
          </table:table-cell>
          <table:table-cell office:value-type="float" office:value="0.0738255034">
            <text:p>0.0738255034</text:p>
          </table:table-cell>
          <table:table-cell office:value-type="float" office:value="0.1134020619">
            <text:p>0.1134020619</text:p>
          </table:table-cell>
          <table:table-cell office:value-type="float" office:value="0.130952381">
            <text:p>0.130952381</text:p>
          </table:table-cell>
          <table:table-cell office:value-type="float" office:value="0.1134020619">
            <text:p>0.1134020619</text:p>
          </table:table-cell>
          <table:table-cell office:value-type="float" office:value="13">
            <text:p>13</text:p>
          </table:table-cell>
          <table:table-cell office:value-type="float" office:value="-0.1241091138">
            <text:p>-0.1241091138</text:p>
          </table:table-cell>
          <table:table-cell office:value-type="float" office:value="0.0714285714">
            <text:p>0.0714285714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0313124146">
            <text:p>0.031312414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650168700845">
            <text:p>7.6501687008</text:p>
          </table:table-cell>
          <table:table-cell office:value-type="float" office:value="0">
            <text:p>0</text:p>
          </table:table-cell>
          <table:table-cell office:value-type="float" office:value="0.0352941176">
            <text:p>0.0352941176</text:p>
          </table:table-cell>
          <table:table-cell office:value-type="float" office:value="0.0147783251">
            <text:p>0.0147783251</text:p>
          </table:table-cell>
          <table:table-cell office:value-type="float" office:value="0.0674157303">
            <text:p>0.0674157303</text:p>
          </table:table-cell>
          <table:table-cell office:value-type="float" office:value="0.0591133005">
            <text:p>0.0591133005</text:p>
          </table:table-cell>
          <table:table-cell office:value-type="float" office:value="0.1176470588">
            <text:p>0.1176470588</text:p>
          </table:table-cell>
          <table:table-cell office:value-type="float" office:value="0.0492610837">
            <text:p>0.0492610837</text:p>
          </table:table-cell>
          <table:table-cell office:value-type="float" office:value="-1">
            <text:p>-1</text:p>
          </table:table-cell>
          <table:table-cell office:value-type="float" office:value="0.0104129024">
            <text:p>0.0104129024</text:p>
          </table:table-cell>
          <table:table-cell office:value-type="float" office:value="0.0714285714">
            <text:p>0.0714285714</text:p>
          </table:table-cell>
          <table:table-cell office:value-type="float" office:value="0.0068965517">
            <text:p>0.0068965517</text:p>
          </table:table-cell>
          <table:table-cell office:value-type="float" office:value="-0.0158730159">
            <text:p>-0.0158730159</text:p>
          </table:table-cell>
          <table:table-cell office:value-type="float" office:value="0.0219153909">
            <text:p>0.021915390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00397413672268">
            <text:p>7.0039741367</text:p>
          </table:table-cell>
          <table:table-cell office:value-type="float" office:value="0.0055555556">
            <text:p>0.0055555556</text:p>
          </table:table-cell>
          <table:table-cell office:value-type="float" office:value="0.0153846154">
            <text:p>0.0153846154</text:p>
          </table:table-cell>
          <table:table-cell office:value-type="float" office:value="0.0062893082">
            <text:p>0.0062893082</text:p>
          </table:table-cell>
          <table:table-cell office:value-type="float" office:value="0.0388888889">
            <text:p>0.0388888889</text:p>
          </table:table-cell>
          <table:table-cell office:value-type="float" office:value="0.0440251572">
            <text:p>0.0440251572</text:p>
          </table:table-cell>
          <table:table-cell office:value-type="float" office:value="0.1230769231">
            <text:p>0.1230769231</text:p>
          </table:table-cell>
          <table:table-cell office:value-type="float" office:value="0.0503144654">
            <text:p>0.0503144654</text:p>
          </table:table-cell>
          <table:table-cell office:value-type="float" office:value="3">
            <text:p>3</text:p>
          </table:table-cell>
          <table:table-cell office:value-type="float" office:value="-0.0333087965">
            <text:p>-0.0333087965</text:p>
          </table:table-cell>
          <table:table-cell office:value-type="float" office:value="0.0789473684">
            <text:p>0.0789473684</text:p>
          </table:table-cell>
          <table:table-cell office:value-type="float" office:value="0.006993007">
            <text:p>0.006993007</text:p>
          </table:table-cell>
          <table:table-cell office:value-type="float" office:value="-0.0263157895">
            <text:p>-0.0263157895</text:p>
          </table:table-cell>
          <table:table-cell office:value-type="float" office:value="0.0269321081">
            <text:p>0.026932108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3.08154656468425">
            <text:p>3.0815465647</text:p>
          </table:table-cell>
          <table:table-cell office:value-type="float" office:value="0">
            <text:p>0</text:p>
          </table:table-cell>
          <table:table-cell office:value-type="float" office:value="0.0173913043">
            <text:p>0.0173913043</text:p>
          </table:table-cell>
          <table:table-cell office:value-type="float" office:value="0.0084388186">
            <text:p>0.0084388186</text:p>
          </table:table-cell>
          <table:table-cell office:value-type="float" office:value="0.0655737705">
            <text:p>0.0655737705</text:p>
          </table:table-cell>
          <table:table-cell office:value-type="float" office:value="0.0843881857">
            <text:p>0.0843881857</text:p>
          </table:table-cell>
          <table:table-cell office:value-type="float" office:value="0.0086956522">
            <text:p>0.0086956522</text:p>
          </table:table-cell>
          <table:table-cell office:value-type="float" office:value="0.0042194093">
            <text:p>0.0042194093</text:p>
          </table:table-cell>
          <table:table-cell office:value-type="float" office:value="21">
            <text:p>21</text:p>
          </table:table-cell>
          <table:table-cell office:value-type="float" office:value="-0.1009712929">
            <text:p>-0.1009712929</text:p>
          </table:table-cell>
          <table:table-cell office:value-type="float" office:value="0.0682926829">
            <text:p>0.0682926829</text:p>
          </table:table-cell>
          <table:table-cell office:value-type="float" office:value="0.00390625">
            <text:p>0.00390625</text:p>
          </table:table-cell>
          <table:table-cell office:value-type="float" office:value="-0.0390243902">
            <text:p>-0.0390243902</text:p>
          </table:table-cell>
          <table:table-cell office:value-type="float" office:value="0.0311387403">
            <text:p>0.031138740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-0.688184391196034">
            <text:p>-0.6881843912</text:p>
          </table:table-cell>
          <table:table-cell office:value-type="float" office:value="0.0067114094">
            <text:p>0.0067114094</text:p>
          </table:table-cell>
          <table:table-cell table:number-columns-repeated="2" office:value-type="float" office:value="0">
            <text:p>0</text:p>
          </table:table-cell>
          <table:table-cell office:value-type="float" office:value="0.0536912752">
            <text:p>0.0536912752</text:p>
          </table:table-cell>
          <table:table-cell office:value-type="float" office:value="0.0522875817">
            <text:p>0.0522875817</text:p>
          </table:table-cell>
          <table:table-cell office:value-type="float" office:value="0.0481927711">
            <text:p>0.0481927711</text:p>
          </table:table-cell>
          <table:table-cell office:value-type="float" office:value="0.0261437908">
            <text:p>0.0261437908</text:p>
          </table:table-cell>
          <table:table-cell office:value-type="float" office:value="8">
            <text:p>8</text:p>
          </table:table-cell>
          <table:table-cell office:value-type="float" office:value="-0.1097881222">
            <text:p>-0.1097881222</text:p>
          </table:table-cell>
          <table:table-cell office:value-type="float" office:value="0.0472440945">
            <text:p>0.0472440945</text:p>
          </table:table-cell>
          <table:table-cell office:value-type="float" office:value="0">
            <text:p>0</text:p>
          </table:table-cell>
          <table:table-cell office:value-type="float" office:value="0.0078740157">
            <text:p>0.0078740157</text:p>
          </table:table-cell>
          <table:table-cell office:value-type="float" office:value="0.0318564704">
            <text:p>0.0318564704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80350525760834">
            <text:p>6.8035052576</text:p>
          </table:table-cell>
          <table:table-cell office:value-type="float" office:value="0.0108108108">
            <text:p>0.0108108108</text:p>
          </table:table-cell>
          <table:table-cell office:value-type="float" office:value="0.0102040816">
            <text:p>0.0102040816</text:p>
          </table:table-cell>
          <table:table-cell office:value-type="float" office:value="0.0059171598">
            <text:p>0.0059171598</text:p>
          </table:table-cell>
          <table:table-cell office:value-type="float" office:value="0.0324324324">
            <text:p>0.0324324324</text:p>
          </table:table-cell>
          <table:table-cell office:value-type="float" office:value="0.0355029586">
            <text:p>0.0355029586</text:p>
          </table:table-cell>
          <table:table-cell office:value-type="float" office:value="0.0510204082">
            <text:p>0.0510204082</text:p>
          </table:table-cell>
          <table:table-cell office:value-type="float" office:value="0.0295857988">
            <text:p>0.0295857988</text:p>
          </table:table-cell>
          <table:table-cell office:value-type="float" office:value="1">
            <text:p>1</text:p>
          </table:table-cell>
          <table:table-cell office:value-type="float" office:value="-0.1126664636">
            <text:p>-0.1126664636</text:p>
          </table:table-cell>
          <table:table-cell office:value-type="float" office:value="0.1011235955">
            <text:p>0.1011235955</text:p>
          </table:table-cell>
          <table:table-cell office:value-type="float" office:value="0.0047393365">
            <text:p>0.0047393365</text:p>
          </table:table-cell>
          <table:table-cell office:value-type="float" office:value="-0.0617977528">
            <text:p>-0.0617977528</text:p>
          </table:table-cell>
          <table:table-cell office:value-type="float" office:value="0.0323928499">
            <text:p>0.032392849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1.93738737019248">
            <text:p>1.93738737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350877193">
            <text:p>0.0350877193</text:p>
          </table:table-cell>
          <table:table-cell office:value-type="float" office:value="0.0425531915">
            <text:p>0.0425531915</text:p>
          </table:table-cell>
          <table:table-cell office:value-type="float" office:value="0.1428571429">
            <text:p>0.1428571429</text:p>
          </table:table-cell>
          <table:table-cell office:value-type="float" office:value="0.0992907801">
            <text:p>0.0992907801</text:p>
          </table:table-cell>
          <table:table-cell office:value-type="float" office:value="14">
            <text:p>14</text:p>
          </table:table-cell>
          <table:table-cell office:value-type="float" office:value="-0.0515970892">
            <text:p>-0.0515970892</text:p>
          </table:table-cell>
          <table:table-cell office:value-type="float" office:value="0.0559006211">
            <text:p>0.0559006211</text:p>
          </table:table-cell>
          <table:table-cell office:value-type="float" office:value="0.0158730159">
            <text:p>0.0158730159</text:p>
          </table:table-cell>
          <table:table-cell office:value-type="float" office:value="-0.0248447205">
            <text:p>-0.0248447205</text:p>
          </table:table-cell>
          <table:table-cell office:value-type="float" office:value="0.0277138636">
            <text:p>0.027713863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3.39158032859814">
            <text:p>3.3915803286</text:p>
          </table:table-cell>
          <table:table-cell office:value-type="float" office:value="0">
            <text:p>0</text:p>
          </table:table-cell>
          <table:table-cell office:value-type="float" office:value="0.0377358491">
            <text:p>0.0377358491</text:p>
          </table:table-cell>
          <table:table-cell office:value-type="float" office:value="0.0229007634">
            <text:p>0.0229007634</text:p>
          </table:table-cell>
          <table:table-cell office:value-type="float" office:value="0.083032491">
            <text:p>0.083032491</text:p>
          </table:table-cell>
          <table:table-cell office:value-type="float" office:value="0.0877862595">
            <text:p>0.0877862595</text:p>
          </table:table-cell>
          <table:table-cell office:value-type="float" office:value="0.0188679245">
            <text:p>0.0188679245</text:p>
          </table:table-cell>
          <table:table-cell office:value-type="float" office:value="0.0114503817">
            <text:p>0.0114503817</text:p>
          </table:table-cell>
          <table:table-cell office:value-type="float" office:value="-17">
            <text:p>-17</text:p>
          </table:table-cell>
          <table:table-cell office:value-type="float" office:value="-0.0066998625">
            <text:p>-0.0066998625</text:p>
          </table:table-cell>
          <table:table-cell office:value-type="float" office:value="0.0427350427">
            <text:p>0.0427350427</text:p>
          </table:table-cell>
          <table:table-cell office:value-type="float" office:value="0">
            <text:p>0</text:p>
          </table:table-cell>
          <table:table-cell office:value-type="float" office:value="-0.0170940171">
            <text:p>-0.0170940171</text:p>
          </table:table-cell>
          <table:table-cell office:value-type="float" office:value="0.0204582417">
            <text:p>0.020458241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1.60148558424281">
            <text:p>1.601485584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7152318">
            <text:p>0.0927152318</text:p>
          </table:table-cell>
          <table:table-cell office:value-type="float" office:value="0.064516129">
            <text:p>0.064516129</text:p>
          </table:table-cell>
          <table:table-cell office:value-type="float" office:value="0.0813953488">
            <text:p>0.0813953488</text:p>
          </table:table-cell>
          <table:table-cell office:value-type="float" office:value="0.0322580645">
            <text:p>0.0322580645</text:p>
          </table:table-cell>
          <table:table-cell office:value-type="float" office:value="13">
            <text:p>13</text:p>
          </table:table-cell>
          <table:table-cell office:value-type="float" office:value="-0.03815068">
            <text:p>-0.03815068</text:p>
          </table:table-cell>
          <table:table-cell office:value-type="float" office:value="0.0281690141">
            <text:p>0.0281690141</text:p>
          </table:table-cell>
          <table:table-cell office:value-type="float" office:value="0">
            <text:p>0</text:p>
          </table:table-cell>
          <table:table-cell office:value-type="float" office:value="-0.0070422535">
            <text:p>-0.0070422535</text:p>
          </table:table-cell>
          <table:table-cell office:value-type="float" office:value="0.0195694959">
            <text:p>0.019569495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5.30330490805908">
            <text:p>5.3033049081</text:p>
          </table:table-cell>
          <table:table-cell table:number-columns-repeated="3" office:value-type="float" office:value="0">
            <text:p>0</text:p>
          </table:table-cell>
          <table:table-cell office:value-type="float" office:value="0.0408163265">
            <text:p>0.0408163265</text:p>
          </table:table-cell>
          <table:table-cell office:value-type="float" office:value="0.0338983051">
            <text:p>0.0338983051</text:p>
          </table:table-cell>
          <table:table-cell office:value-type="float" office:value="0.0704225352">
            <text:p>0.0704225352</text:p>
          </table:table-cell>
          <table:table-cell office:value-type="float" office:value="0.0211864407">
            <text:p>0.0211864407</text:p>
          </table:table-cell>
          <table:table-cell office:value-type="float" office:value="19">
            <text:p>19</text:p>
          </table:table-cell>
          <table:table-cell office:value-type="float" office:value="-0.0542038068">
            <text:p>-0.0542038068</text:p>
          </table:table-cell>
          <table:table-cell office:value-type="float" office:value="0.0540540541">
            <text:p>0.0540540541</text:p>
          </table:table-cell>
          <table:table-cell office:value-type="float" office:value="0">
            <text:p>0</text:p>
          </table:table-cell>
          <table:table-cell office:value-type="float" office:value="-0.036036036">
            <text:p>-0.036036036</text:p>
          </table:table-cell>
          <table:table-cell office:value-type="float" office:value="0.0197648006">
            <text:p>0.019764800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39859493453521">
            <text:p>6.398594934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5862069">
            <text:p>0.0275862069</text:p>
          </table:table-cell>
          <table:table-cell office:value-type="float" office:value="0.0182648402">
            <text:p>0.0182648402</text:p>
          </table:table-cell>
          <table:table-cell office:value-type="float" office:value="0.0632911392">
            <text:p>0.0632911392</text:p>
          </table:table-cell>
          <table:table-cell office:value-type="float" office:value="0.0228310502">
            <text:p>0.0228310502</text:p>
          </table:table-cell>
          <table:table-cell office:value-type="float" office:value="4">
            <text:p>4</text:p>
          </table:table-cell>
          <table:table-cell office:value-type="float" office:value="-0.1174586568">
            <text:p>-0.1174586568</text:p>
          </table:table-cell>
          <table:table-cell office:value-type="float" office:value="0.0551181102">
            <text:p>0.0551181102</text:p>
          </table:table-cell>
          <table:table-cell office:value-type="float" office:value="0">
            <text:p>0</text:p>
          </table:table-cell>
          <table:table-cell office:value-type="float" office:value="-0.0393700787">
            <text:p>-0.0393700787</text:p>
          </table:table-cell>
          <table:table-cell office:value-type="float" office:value="0.0243378669">
            <text:p>0.024337866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0.222644673775501">
            <text:p>0.2226446738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126984127">
            <text:p>0.126984127</text:p>
          </table:table-cell>
          <table:table-cell office:value-type="float" office:value="0.0930232558">
            <text:p>0.0930232558</text:p>
          </table:table-cell>
          <table:table-cell office:value-type="float" office:value="0.0423280423">
            <text:p>0.0423280423</text:p>
          </table:table-cell>
          <table:table-cell office:value-type="float" office:value="22">
            <text:p>22</text:p>
          </table:table-cell>
          <table:table-cell office:value-type="float" office:value="-0.1860517296">
            <text:p>-0.1860517296</text:p>
          </table:table-cell>
          <table:table-cell office:value-type="float" office:value="0.1096774194">
            <text:p>0.1096774194</text:p>
          </table:table-cell>
          <table:table-cell office:value-type="float" office:value="0.0279329609">
            <text:p>0.0279329609</text:p>
          </table:table-cell>
          <table:table-cell office:value-type="float" office:value="-0.064516129">
            <text:p>-0.064516129</text:p>
          </table:table-cell>
          <table:table-cell office:value-type="float" office:value="0.0453356501">
            <text:p>0.045335650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17088847851251">
            <text:p>7.1708884785</text:p>
          </table:table-cell>
          <table:table-cell office:value-type="float" office:value="0.0076335878">
            <text:p>0.0076335878</text:p>
          </table:table-cell>
          <table:table-cell office:value-type="float" office:value="0.0133333333">
            <text:p>0.0133333333</text:p>
          </table:table-cell>
          <table:table-cell office:value-type="float" office:value="0.0053475936">
            <text:p>0.0053475936</text:p>
          </table:table-cell>
          <table:table-cell office:value-type="float" office:value="0.0534351145">
            <text:p>0.0534351145</text:p>
          </table:table-cell>
          <table:table-cell office:value-type="float" office:value="0.0374331551">
            <text:p>0.0374331551</text:p>
          </table:table-cell>
          <table:table-cell office:value-type="float" office:value="0.0533333333">
            <text:p>0.0533333333</text:p>
          </table:table-cell>
          <table:table-cell office:value-type="float" office:value="0.0213903743">
            <text:p>0.0213903743</text:p>
          </table:table-cell>
          <table:table-cell office:value-type="float" office:value="10">
            <text:p>10</text:p>
          </table:table-cell>
          <table:table-cell office:value-type="float" office:value="-0.1113529775">
            <text:p>-0.1113529775</text:p>
          </table:table-cell>
          <table:table-cell office:value-type="float" office:value="0.0462962963">
            <text:p>0.0462962963</text:p>
          </table:table-cell>
          <table:table-cell office:value-type="float" office:value="0.0168067227">
            <text:p>0.0168067227</text:p>
          </table:table-cell>
          <table:table-cell office:value-type="float" office:value="0">
            <text:p>0</text:p>
          </table:table-cell>
          <table:table-cell office:value-type="float" office:value="0.0338322632">
            <text:p>0.0338322632</text:p>
          </table:table-cell>
        </table:table-row>
        <table:table-row table:style-name="ro2">
          <table:table-cell office:value-type="string">
            <text:p>non-suicide</text:p>
          </table:table-cell>
          <table:table-cell table:number-columns-repeated="4" office:value-type="float" office:value="0">
            <text:p>0</text:p>
          </table:table-cell>
          <table:table-cell office:value-type="float" office:value="0.025974026">
            <text:p>0.025974026</text:p>
          </table:table-cell>
          <table:table-cell office:value-type="float" office:value="0.031496063">
            <text:p>0.031496063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-0.0871692579">
            <text:p>-0.0871692579</text:p>
          </table:table-cell>
          <table:table-cell office:value-type="float" office:value="0.0621118012">
            <text:p>0.0621118012</text:p>
          </table:table-cell>
          <table:table-cell office:value-type="float" office:value="0">
            <text:p>0</text:p>
          </table:table-cell>
          <table:table-cell office:value-type="float" office:value="-0.0434782609">
            <text:p>-0.0434782609</text:p>
          </table:table-cell>
          <table:table-cell office:value-type="float" office:value="0.021903122">
            <text:p>0.02190312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-5.70711027564888">
            <text:p>-5.7071102756</text:p>
          </table:table-cell>
          <table:table-cell table:number-columns-repeated="3" office:value-type="float" office:value="0">
            <text:p>0</text:p>
          </table:table-cell>
          <table:table-cell office:value-type="float" office:value="0.0325203252">
            <text:p>0.0325203252</text:p>
          </table:table-cell>
          <table:table-cell office:value-type="float" office:value="0.0459770115">
            <text:p>0.0459770115</text:p>
          </table:table-cell>
          <table:table-cell office:value-type="float" office:value="0.0188679245">
            <text:p>0.0188679245</text:p>
          </table:table-cell>
          <table:table-cell office:value-type="float" office:value="0.0114942529">
            <text:p>0.0114942529</text:p>
          </table:table-cell>
          <table:table-cell office:value-type="float" office:value="4">
            <text:p>4</text:p>
          </table:table-cell>
          <table:table-cell office:value-type="float" office:value="-0.1403949824">
            <text:p>-0.1403949824</text:p>
          </table:table-cell>
          <table:table-cell office:value-type="float" office:value="0.0879120879">
            <text:p>0.0879120879</text:p>
          </table:table-cell>
          <table:table-cell office:value-type="float" office:value="0">
            <text:p>0</text:p>
          </table:table-cell>
          <table:table-cell office:value-type="float" office:value="-0.0659340659">
            <text:p>-0.0659340659</text:p>
          </table:table-cell>
          <table:table-cell office:value-type="float" office:value="0.0333514756">
            <text:p>0.033351475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4.61512051684126">
            <text:p>4.6151205168</text:p>
          </table:table-cell>
          <table:table-cell table:number-columns-repeated="3" office:value-type="float" office:value="0">
            <text:p>0</text:p>
          </table:table-cell>
          <table:table-cell office:value-type="float" office:value="0.0550458716">
            <text:p>0.0550458716</text:p>
          </table:table-cell>
          <table:table-cell office:value-type="float" office:value="0.0253164557">
            <text:p>0.0253164557</text:p>
          </table:table-cell>
          <table:table-cell office:value-type="float" office:value="0.0410958904">
            <text:p>0.0410958904</text:p>
          </table:table-cell>
          <table:table-cell office:value-type="float" office:value="0.0126582278">
            <text:p>0.0126582278</text:p>
          </table:table-cell>
          <table:table-cell office:value-type="float" office:value="11">
            <text:p>11</text:p>
          </table:table-cell>
          <table:table-cell office:value-type="float" office:value="-0.08589598">
            <text:p>-0.08589598</text:p>
          </table:table-cell>
          <table:table-cell office:value-type="float" office:value="0.0720720721">
            <text:p>0.0720720721</text:p>
          </table:table-cell>
          <table:table-cell office:value-type="float" office:value="0.0081967213">
            <text:p>0.0081967213</text:p>
          </table:table-cell>
          <table:table-cell office:value-type="float" office:value="-0.036036036">
            <text:p>-0.036036036</text:p>
          </table:table-cell>
          <table:table-cell office:value-type="float" office:value="0.0272903638">
            <text:p>0.027290363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68586094706836">
            <text:p>6.6858609471</text:p>
          </table:table-cell>
          <table:table-cell office:value-type="float" office:value="0">
            <text:p>0</text:p>
          </table:table-cell>
          <table:table-cell office:value-type="float" office:value="0.0476190476">
            <text:p>0.0476190476</text:p>
          </table:table-cell>
          <table:table-cell office:value-type="float" office:value="0.0135135135">
            <text:p>0.0135135135</text:p>
          </table:table-cell>
          <table:table-cell office:value-type="float" office:value="0.0163934426">
            <text:p>0.0163934426</text:p>
          </table:table-cell>
          <table:table-cell office:value-type="float" office:value="0.0135135135">
            <text:p>0.0135135135</text:p>
          </table:table-cell>
          <table:table-cell office:value-type="float" office:value="0.0952380952">
            <text:p>0.0952380952</text:p>
          </table:table-cell>
          <table:table-cell office:value-type="float" office:value="0.027027027">
            <text:p>0.027027027</text:p>
          </table:table-cell>
          <table:table-cell office:value-type="float" office:value="20">
            <text:p>20</text:p>
          </table:table-cell>
          <table:table-cell office:value-type="float" office:value="-0.0742714996">
            <text:p>-0.0742714996</text:p>
          </table:table-cell>
          <table:table-cell office:value-type="float" office:value="0.0666666667">
            <text:p>0.0666666667</text:p>
          </table:table-cell>
          <table:table-cell office:value-type="float" office:value="0.0142857143">
            <text:p>0.0142857143</text:p>
          </table:table-cell>
          <table:table-cell office:value-type="float" office:value="-0.0333333333">
            <text:p>-0.0333333333</text:p>
          </table:table-cell>
          <table:table-cell office:value-type="float" office:value="0.0278843876">
            <text:p>0.027884387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5.30330490805908">
            <text:p>5.3033049081</text:p>
          </table:table-cell>
          <table:table-cell office:value-type="float" office:value="0.0061728395">
            <text:p>0.00617283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740740741">
            <text:p>0.0740740741</text:p>
          </table:table-cell>
          <table:table-cell office:value-type="float" office:value="0.0789473684">
            <text:p>0.0789473684</text:p>
          </table:table-cell>
          <table:table-cell office:value-type="float" office:value="0.0568181818">
            <text:p>0.0568181818</text:p>
          </table:table-cell>
          <table:table-cell office:value-type="float" office:value="0.0328947368">
            <text:p>0.0328947368</text:p>
          </table:table-cell>
          <table:table-cell office:value-type="float" office:value="2">
            <text:p>2</text:p>
          </table:table-cell>
          <table:table-cell office:value-type="float" office:value="-0.0892606438">
            <text:p>-0.0892606438</text:p>
          </table:table-cell>
          <table:table-cell office:value-type="float" office:value="0.0756578947">
            <text:p>0.0756578947</text:p>
          </table:table-cell>
          <table:table-cell office:value-type="float" office:value="0.0058823529">
            <text:p>0.0058823529</text:p>
          </table:table-cell>
          <table:table-cell office:value-type="float" office:value="-0.0625">
            <text:p>-0.0625</text:p>
          </table:table-cell>
          <table:table-cell office:value-type="float" office:value="0.0235556338">
            <text:p>0.023555633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1.57421584959133">
            <text:p>1.5742158496</text:p>
          </table:table-cell>
          <table:table-cell office:value-type="float" office:value="0.0056818182">
            <text:p>0.0056818182</text:p>
          </table:table-cell>
          <table:table-cell office:value-type="float" office:value="0.0314465409">
            <text:p>0.0314465409</text:p>
          </table:table-cell>
          <table:table-cell office:value-type="float" office:value="0.0190839695">
            <text:p>0.0190839695</text:p>
          </table:table-cell>
          <table:table-cell office:value-type="float" office:value="0.0369318182">
            <text:p>0.0369318182</text:p>
          </table:table-cell>
          <table:table-cell office:value-type="float" office:value="0.0496183206">
            <text:p>0.0496183206</text:p>
          </table:table-cell>
          <table:table-cell office:value-type="float" office:value="0.0754716981">
            <text:p>0.0754716981</text:p>
          </table:table-cell>
          <table:table-cell office:value-type="float" office:value="0.0458015267">
            <text:p>0.0458015267</text:p>
          </table:table-cell>
          <table:table-cell office:value-type="float" office:value="14">
            <text:p>14</text:p>
          </table:table-cell>
          <table:table-cell office:value-type="float" office:value="-0.0228402112">
            <text:p>-0.0228402112</text:p>
          </table:table-cell>
          <table:table-cell office:value-type="float" office:value="0.0507936508">
            <text:p>0.0507936508</text:p>
          </table:table-cell>
          <table:table-cell office:value-type="float" office:value="0.0131926121">
            <text:p>0.0131926121</text:p>
          </table:table-cell>
          <table:table-cell office:value-type="float" office:value="0.0095238095">
            <text:p>0.0095238095</text:p>
          </table:table-cell>
          <table:table-cell office:value-type="float" office:value="0.0229919601">
            <text:p>0.022991960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0">
            <text:p>0</text:p>
          </table:table-cell>
          <table:table-cell office:value-type="float" office:value="0.0106382979">
            <text:p>0.01063829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744680851">
            <text:p>0.0744680851</text:p>
          </table:table-cell>
          <table:table-cell office:value-type="float" office:value="0.0538461538">
            <text:p>0.0538461538</text:p>
          </table:table-cell>
          <table:table-cell office:value-type="float" office:value="0.0684931507">
            <text:p>0.0684931507</text:p>
          </table:table-cell>
          <table:table-cell office:value-type="float" office:value="0.0384615385">
            <text:p>0.0384615385</text:p>
          </table:table-cell>
          <table:table-cell office:value-type="float" office:value="-3">
            <text:p>-3</text:p>
          </table:table-cell>
          <table:table-cell office:value-type="float" office:value="-0.0018974209">
            <text:p>-0.0018974209</text:p>
          </table:table-cell>
          <table:table-cell office:value-type="float" office:value="0.0754716981">
            <text:p>0.0754716981</text:p>
          </table:table-cell>
          <table:table-cell office:value-type="float" office:value="0">
            <text:p>0</text:p>
          </table:table-cell>
          <table:table-cell office:value-type="float" office:value="-0.0660377358">
            <text:p>-0.0660377358</text:p>
          </table:table-cell>
          <table:table-cell office:value-type="float" office:value="0.0164049313">
            <text:p>0.016404931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1.78760491401933">
            <text:p>1.787604914</text:p>
          </table:table-cell>
          <table:table-cell office:value-type="float" office:value="0">
            <text:p>0</text:p>
          </table:table-cell>
          <table:table-cell office:value-type="float" office:value="0.0087719298">
            <text:p>0.0087719298</text:p>
          </table:table-cell>
          <table:table-cell office:value-type="float" office:value="0.0050761421">
            <text:p>0.0050761421</text:p>
          </table:table-cell>
          <table:table-cell office:value-type="float" office:value="0.069124424">
            <text:p>0.069124424</text:p>
          </table:table-cell>
          <table:table-cell office:value-type="float" office:value="0.076142132">
            <text:p>0.076142132</text:p>
          </table:table-cell>
          <table:table-cell office:value-type="float" office:value="0.0614035088">
            <text:p>0.0614035088</text:p>
          </table:table-cell>
          <table:table-cell office:value-type="float" office:value="0.0355329949">
            <text:p>0.0355329949</text:p>
          </table:table-cell>
          <table:table-cell office:value-type="float" office:value="27">
            <text:p>27</text:p>
          </table:table-cell>
          <table:table-cell office:value-type="float" office:value="-0.0257393511">
            <text:p>-0.0257393511</text:p>
          </table:table-cell>
          <table:table-cell office:value-type="float" office:value="0.027173913">
            <text:p>0.027173913</text:p>
          </table:table-cell>
          <table:table-cell office:value-type="float" office:value="0">
            <text:p>0</text:p>
          </table:table-cell>
          <table:table-cell office:value-type="float" office:value="-0.0054347826">
            <text:p>-0.0054347826</text:p>
          </table:table-cell>
          <table:table-cell office:value-type="float" office:value="0.01476511">
            <text:p>0.0147651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69666708152646">
            <text:p>7.6966670815</text:p>
          </table:table-cell>
          <table:table-cell office:value-type="float" office:value="0.0279329609">
            <text:p>0.0279329609</text:p>
          </table:table-cell>
          <table:table-cell office:value-type="float" office:value="0.075">
            <text:p>0.075</text:p>
          </table:table-cell>
          <table:table-cell office:value-type="float" office:value="0.0289855072">
            <text:p>0.0289855072</text:p>
          </table:table-cell>
          <table:table-cell office:value-type="float" office:value="0.0446927374">
            <text:p>0.0446927374</text:p>
          </table:table-cell>
          <table:table-cell office:value-type="float" office:value="0.038647343">
            <text:p>0.038647343</text:p>
          </table:table-cell>
          <table:table-cell office:value-type="float" office:value="0.0625">
            <text:p>0.0625</text:p>
          </table:table-cell>
          <table:table-cell office:value-type="float" office:value="0.0241545894">
            <text:p>0.0241545894</text:p>
          </table:table-cell>
          <table:table-cell office:value-type="float" office:value="7">
            <text:p>7</text:p>
          </table:table-cell>
          <table:table-cell office:value-type="float" office:value="-0.0925484968">
            <text:p>-0.0925484968</text:p>
          </table:table-cell>
          <table:table-cell office:value-type="float" office:value="0.0729927007">
            <text:p>0.0729927007</text:p>
          </table:table-cell>
          <table:table-cell office:value-type="float" office:value="0.0121212121">
            <text:p>0.0121212121</text:p>
          </table:table-cell>
          <table:table-cell office:value-type="float" office:value="-0.0291970803">
            <text:p>-0.0291970803</text:p>
          </table:table-cell>
          <table:table-cell office:value-type="float" office:value="0.0290631797">
            <text:p>0.029063179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31388683163346">
            <text:p>7.3138868316</text:p>
          </table:table-cell>
          <table:table-cell office:value-type="float" office:value="0.0036101083">
            <text:p>0.0036101083</text:p>
          </table:table-cell>
          <table:table-cell office:value-type="float" office:value="0.0180722892">
            <text:p>0.0180722892</text:p>
          </table:table-cell>
          <table:table-cell office:value-type="float" office:value="0.0116731518">
            <text:p>0.0116731518</text:p>
          </table:table-cell>
          <table:table-cell office:value-type="float" office:value="0.0433212996">
            <text:p>0.0433212996</text:p>
          </table:table-cell>
          <table:table-cell office:value-type="float" office:value="0.046692607">
            <text:p>0.046692607</text:p>
          </table:table-cell>
          <table:table-cell office:value-type="float" office:value="0.0662650602">
            <text:p>0.0662650602</text:p>
          </table:table-cell>
          <table:table-cell office:value-type="float" office:value="0.0428015564">
            <text:p>0.0428015564</text:p>
          </table:table-cell>
          <table:table-cell office:value-type="float" office:value="8">
            <text:p>8</text:p>
          </table:table-cell>
          <table:table-cell office:value-type="float" office:value="-0.1417639946">
            <text:p>-0.1417639946</text:p>
          </table:table-cell>
          <table:table-cell office:value-type="float" office:value="0.0524475524">
            <text:p>0.0524475524</text:p>
          </table:table-cell>
          <table:table-cell office:value-type="float" office:value="0.0127388535">
            <text:p>0.0127388535</text:p>
          </table:table-cell>
          <table:table-cell office:value-type="float" office:value="-0.0104895105">
            <text:p>-0.0104895105</text:p>
          </table:table-cell>
          <table:table-cell office:value-type="float" office:value="0.0386078892">
            <text:p>0.038607889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00397413672268">
            <text:p>7.0039741367</text:p>
          </table:table-cell>
          <table:table-cell office:value-type="float" office:value="0">
            <text:p>0</text:p>
          </table:table-cell>
          <table:table-cell office:value-type="float" office:value="0.0526315789">
            <text:p>0.0526315789</text:p>
          </table:table-cell>
          <table:table-cell office:value-type="float" office:value="0.0235294118">
            <text:p>0.0235294118</text:p>
          </table:table-cell>
          <table:table-cell office:value-type="float" office:value="0.0866141732">
            <text:p>0.0866141732</text:p>
          </table:table-cell>
          <table:table-cell office:value-type="float" office:value="0.0647058824">
            <text:p>0.0647058824</text:p>
          </table:table-cell>
          <table:table-cell office:value-type="float" office:value="0.1315789474">
            <text:p>0.1315789474</text:p>
          </table:table-cell>
          <table:table-cell office:value-type="float" office:value="0.0588235294">
            <text:p>0.0588235294</text:p>
          </table:table-cell>
          <table:table-cell office:value-type="float" office:value="8">
            <text:p>8</text:p>
          </table:table-cell>
          <table:table-cell office:value-type="float" office:value="0.0060421234">
            <text:p>0.0060421234</text:p>
          </table:table-cell>
          <table:table-cell office:value-type="float" office:value="0.0434782609">
            <text:p>0.0434782609</text:p>
          </table:table-cell>
          <table:table-cell office:value-type="float" office:value="0.0078740157">
            <text:p>0.0078740157</text:p>
          </table:table-cell>
          <table:table-cell office:value-type="float" office:value="-0.0260869565">
            <text:p>-0.0260869565</text:p>
          </table:table-cell>
          <table:table-cell office:value-type="float" office:value="0.0197416447">
            <text:p>0.019741644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37838371299671">
            <text:p>7.378383713</text:p>
          </table:table-cell>
          <table:table-cell office:value-type="float" office:value="0.0046948357">
            <text:p>0.0046948357</text:p>
          </table:table-cell>
          <table:table-cell office:value-type="float" office:value="0.018018018">
            <text:p>0.018018018</text:p>
          </table:table-cell>
          <table:table-cell office:value-type="float" office:value="0.0070175439">
            <text:p>0.0070175439</text:p>
          </table:table-cell>
          <table:table-cell office:value-type="float" office:value="0.0234741784">
            <text:p>0.0234741784</text:p>
          </table:table-cell>
          <table:table-cell office:value-type="float" office:value="0.0175438596">
            <text:p>0.0175438596</text:p>
          </table:table-cell>
          <table:table-cell office:value-type="float" office:value="0.0720720721">
            <text:p>0.0720720721</text:p>
          </table:table-cell>
          <table:table-cell office:value-type="float" office:value="0.0280701754">
            <text:p>0.0280701754</text:p>
          </table:table-cell>
          <table:table-cell office:value-type="float" office:value="4">
            <text:p>4</text:p>
          </table:table-cell>
          <table:table-cell office:value-type="float" office:value="0.0208333333">
            <text:p>0.0208333333</text:p>
          </table:table-cell>
          <table:table-cell office:value-type="float" office:value="0.0104166667">
            <text:p>0.0104166667</text:p>
          </table:table-cell>
          <table:table-cell office:value-type="float" office:value="0">
            <text:p>0</text:p>
          </table:table-cell>
          <table:table-cell office:value-type="float" office:value="0.0208333333">
            <text:p>0.0208333333</text:p>
          </table:table-cell>
          <table:table-cell office:value-type="float" office:value="0.0110269222">
            <text:p>0.011026922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0">
            <text:p>0</text:p>
          </table:table-cell>
          <table:table-cell office:value-type="float" office:value="0.0128205128">
            <text:p>0.0128205128</text:p>
          </table:table-cell>
          <table:table-cell table:number-columns-repeated="2" office:value-type="float" office:value="0">
            <text:p>0</text:p>
          </table:table-cell>
          <table:table-cell office:value-type="float" office:value="0.1666666667">
            <text:p>0.1666666667</text:p>
          </table:table-cell>
          <table:table-cell office:value-type="float" office:value="0.0875420875">
            <text:p>0.0875420875</text:p>
          </table:table-cell>
          <table:table-cell office:value-type="float" office:value="0.1754385965">
            <text:p>0.1754385965</text:p>
          </table:table-cell>
          <table:table-cell office:value-type="float" office:value="0.0336700337">
            <text:p>0.0336700337</text:p>
          </table:table-cell>
          <table:table-cell office:value-type="float" office:value="15">
            <text:p>15</text:p>
          </table:table-cell>
          <table:table-cell office:value-type="float" office:value="-0.0254961611">
            <text:p>-0.0254961611</text:p>
          </table:table-cell>
          <table:table-cell office:value-type="float" office:value="0.0927835052">
            <text:p>0.092783505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5622806">
            <text:p>0.022562280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2.07653033146655">
            <text:p>2.0765303315</text:p>
          </table:table-cell>
          <table:table-cell office:value-type="float" office:value="0.0171821306">
            <text:p>0.0171821306</text:p>
          </table:table-cell>
          <table:table-cell office:value-type="float" office:value="0.0116959064">
            <text:p>0.0116959064</text:p>
          </table:table-cell>
          <table:table-cell office:value-type="float" office:value="0.005952381">
            <text:p>0.005952381</text:p>
          </table:table-cell>
          <table:table-cell office:value-type="float" office:value="0.0343642612">
            <text:p>0.0343642612</text:p>
          </table:table-cell>
          <table:table-cell office:value-type="float" office:value="0.0297619048">
            <text:p>0.0297619048</text:p>
          </table:table-cell>
          <table:table-cell office:value-type="float" office:value="0.0409356725">
            <text:p>0.0409356725</text:p>
          </table:table-cell>
          <table:table-cell office:value-type="float" office:value="0.0208333333">
            <text:p>0.0208333333</text:p>
          </table:table-cell>
          <table:table-cell office:value-type="float" office:value="1">
            <text:p>1</text:p>
          </table:table-cell>
          <table:table-cell office:value-type="float" office:value="0.031796663">
            <text:p>0.031796663</text:p>
          </table:table-cell>
          <table:table-cell office:value-type="float" office:value="0.0553633218">
            <text:p>0.0553633218</text:p>
          </table:table-cell>
          <table:table-cell office:value-type="float" office:value="0">
            <text:p>0</text:p>
          </table:table-cell>
          <table:table-cell office:value-type="float" office:value="-0.0034602076">
            <text:p>-0.0034602076</text:p>
          </table:table-cell>
          <table:table-cell office:value-type="float" office:value="0.0187916007">
            <text:p>0.018791600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17088847851251">
            <text:p>7.170888478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172413793">
            <text:p>0.0172413793</text:p>
          </table:table-cell>
          <table:table-cell office:value-type="float" office:value="0.1032608696">
            <text:p>0.1032608696</text:p>
          </table:table-cell>
          <table:table-cell office:value-type="float" office:value="0.1091954023">
            <text:p>0.1091954023</text:p>
          </table:table-cell>
          <table:table-cell office:value-type="float" office:value="0.1166666667">
            <text:p>0.1166666667</text:p>
          </table:table-cell>
          <table:table-cell office:value-type="float" office:value="0.0402298851">
            <text:p>0.0402298851</text:p>
          </table:table-cell>
          <table:table-cell office:value-type="float" office:value="11">
            <text:p>11</text:p>
          </table:table-cell>
          <table:table-cell office:value-type="float" office:value="-0.0120887239">
            <text:p>-0.0120887239</text:p>
          </table:table-cell>
          <table:table-cell office:value-type="float" office:value="0.0747663551">
            <text:p>0.0747663551</text:p>
          </table:table-cell>
          <table:table-cell office:value-type="float" office:value="0">
            <text:p>0</text:p>
          </table:table-cell>
          <table:table-cell office:value-type="float" office:value="-0.0280373832">
            <text:p>-0.0280373832</text:p>
          </table:table-cell>
          <table:table-cell office:value-type="float" office:value="0.0210412528">
            <text:p>0.021041252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39859493453521">
            <text:p>6.3985949345</text:p>
          </table:table-cell>
          <table:table-cell office:value-type="float" office:value="0.0087719298">
            <text:p>0.0087719298</text:p>
          </table:table-cell>
          <table:table-cell office:value-type="float" office:value="0.012987013">
            <text:p>0.012987013</text:p>
          </table:table-cell>
          <table:table-cell office:value-type="float" office:value="0.0056497175">
            <text:p>0.0056497175</text:p>
          </table:table-cell>
          <table:table-cell office:value-type="float" office:value="0.0526315789">
            <text:p>0.0526315789</text:p>
          </table:table-cell>
          <table:table-cell office:value-type="float" office:value="0.0338983051">
            <text:p>0.0338983051</text:p>
          </table:table-cell>
          <table:table-cell office:value-type="float" office:value="0.038961039">
            <text:p>0.038961039</text:p>
          </table:table-cell>
          <table:table-cell office:value-type="float" office:value="0.0169491525">
            <text:p>0.0169491525</text:p>
          </table:table-cell>
          <table:table-cell office:value-type="float" office:value="10">
            <text:p>10</text:p>
          </table:table-cell>
          <table:table-cell office:value-type="float" office:value="-0.0557029083">
            <text:p>-0.0557029083</text:p>
          </table:table-cell>
          <table:table-cell office:value-type="float" office:value="0.0769230769">
            <text:p>0.0769230769</text:p>
          </table:table-cell>
          <table:table-cell office:value-type="float" office:value="0.0241935484">
            <text:p>0.0241935484</text:p>
          </table:table-cell>
          <table:table-cell office:value-type="float" office:value="-0.0427350427">
            <text:p>-0.0427350427</text:p>
          </table:table-cell>
          <table:table-cell office:value-type="float" office:value="0.0320451632">
            <text:p>0.032045163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5.70711026474888">
            <text:p>5.7071102647</text:p>
          </table:table-cell>
          <table:table-cell office:value-type="float" office:value="0">
            <text:p>0</text:p>
          </table:table-cell>
          <table:table-cell office:value-type="float" office:value="0.0263157895">
            <text:p>0.0263157895</text:p>
          </table:table-cell>
          <table:table-cell office:value-type="float" office:value="0.0032154341">
            <text:p>0.0032154341</text:p>
          </table:table-cell>
          <table:table-cell office:value-type="float" office:value="0.1220930233">
            <text:p>0.1220930233</text:p>
          </table:table-cell>
          <table:table-cell office:value-type="float" office:value="0.0675241158">
            <text:p>0.0675241158</text:p>
          </table:table-cell>
          <table:table-cell office:value-type="float" office:value="0.2631578947">
            <text:p>0.2631578947</text:p>
          </table:table-cell>
          <table:table-cell office:value-type="float" office:value="0.0321543408">
            <text:p>0.0321543408</text:p>
          </table:table-cell>
          <table:table-cell office:value-type="float" office:value="24">
            <text:p>24</text:p>
          </table:table-cell>
          <table:table-cell office:value-type="float" office:value="0.0372494136">
            <text:p>0.0372494136</text:p>
          </table:table-cell>
          <table:table-cell office:value-type="float" office:value="0.012987013">
            <text:p>0.012987013</text:p>
          </table:table-cell>
          <table:table-cell office:value-type="float" office:value="0.0074626866">
            <text:p>0.0074626866</text:p>
          </table:table-cell>
          <table:table-cell office:value-type="float" office:value="0.038961039">
            <text:p>0.038961039</text:p>
          </table:table-cell>
          <table:table-cell office:value-type="float" office:value="0.0122689435">
            <text:p>0.0122689435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1.2492029789885">
            <text:p>1.249202979</text:p>
          </table:table-cell>
          <table:table-cell office:value-type="float" office:value="0.0045045045">
            <text:p>0.00450450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036036036">
            <text:p>0.1036036036</text:p>
          </table:table-cell>
          <table:table-cell office:value-type="float" office:value="0.132183908">
            <text:p>0.132183908</text:p>
          </table:table-cell>
          <table:table-cell office:value-type="float" office:value="0.0153846154">
            <text:p>0.0153846154</text:p>
          </table:table-cell>
          <table:table-cell office:value-type="float" office:value="0.0057471264">
            <text:p>0.0057471264</text:p>
          </table:table-cell>
          <table:table-cell office:value-type="float" office:value="-29">
            <text:p>-29</text:p>
          </table:table-cell>
          <table:table-cell office:value-type="float" office:value="-0.0675436205">
            <text:p>-0.0675436205</text:p>
          </table:table-cell>
          <table:table-cell office:value-type="float" office:value="0.0625">
            <text:p>0.0625</text:p>
          </table:table-cell>
          <table:table-cell office:value-type="float" office:value="0">
            <text:p>0</text:p>
          </table:table-cell>
          <table:table-cell office:value-type="float" office:value="-0.0446428571">
            <text:p>-0.0446428571</text:p>
          </table:table-cell>
          <table:table-cell office:value-type="float" office:value="0.0206339303">
            <text:p>0.020633930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-0.943589458017828">
            <text:p>-0.943589458</text:p>
          </table:table-cell>
          <table:table-cell table:number-columns-repeated="3" office:value-type="float" office:value="0">
            <text:p>0</text:p>
          </table:table-cell>
          <table:table-cell office:value-type="float" office:value="0.191283293">
            <text:p>0.191283293</text:p>
          </table:table-cell>
          <table:table-cell office:value-type="float" office:value="0.3361702128">
            <text:p>0.3361702128</text:p>
          </table:table-cell>
          <table:table-cell office:value-type="float" office:value="0.734375">
            <text:p>0.734375</text:p>
          </table:table-cell>
          <table:table-cell office:value-type="float" office:value="0.2">
            <text:p>0.2</text:p>
          </table:table-cell>
          <table:table-cell office:value-type="float" office:value="15">
            <text:p>15</text:p>
          </table:table-cell>
          <table:table-cell office:value-type="float" office:value="-0.2591950745">
            <text:p>-0.2591950745</text:p>
          </table:table-cell>
          <table:table-cell office:value-type="float" office:value="0.1214285714">
            <text:p>0.1214285714</text:p>
          </table:table-cell>
          <table:table-cell office:value-type="float" office:value="0.0454545455">
            <text:p>0.0454545455</text:p>
          </table:table-cell>
          <table:table-cell office:value-type="float" office:value="-0.0857142857">
            <text:p>-0.0857142857</text:p>
          </table:table-cell>
          <table:table-cell office:value-type="float" office:value="0.0553448976">
            <text:p>0.055344897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2.55576796167032">
            <text:p>2.5557679617</text:p>
          </table:table-cell>
          <table:table-cell office:value-type="float" office:value="0.0037878788">
            <text:p>0.0037878788</text:p>
          </table:table-cell>
          <table:table-cell office:value-type="float" office:value="0.0422535211">
            <text:p>0.0422535211</text:p>
          </table:table-cell>
          <table:table-cell office:value-type="float" office:value="0.0090361446">
            <text:p>0.0090361446</text:p>
          </table:table-cell>
          <table:table-cell office:value-type="float" office:value="0.2272727273">
            <text:p>0.2272727273</text:p>
          </table:table-cell>
          <table:table-cell office:value-type="float" office:value="0.1807228916">
            <text:p>0.1807228916</text:p>
          </table:table-cell>
          <table:table-cell office:value-type="float" office:value="0.7042253521">
            <text:p>0.7042253521</text:p>
          </table:table-cell>
          <table:table-cell office:value-type="float" office:value="0.1506024096">
            <text:p>0.1506024096</text:p>
          </table:table-cell>
          <table:table-cell office:value-type="float" office:value="3">
            <text:p>3</text:p>
          </table:table-cell>
          <table:table-cell office:value-type="float" office:value="-0.1082542568">
            <text:p>-0.1082542568</text:p>
          </table:table-cell>
          <table:table-cell office:value-type="float" office:value="0.0828025478">
            <text:p>0.0828025478</text:p>
          </table:table-cell>
          <table:table-cell office:value-type="float" office:value="0.0217391304">
            <text:p>0.0217391304</text:p>
          </table:table-cell>
          <table:table-cell office:value-type="float" office:value="-0.0382165605">
            <text:p>-0.0382165605</text:p>
          </table:table-cell>
          <table:table-cell office:value-type="float" office:value="0.041601382">
            <text:p>0.04160138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78364059622125">
            <text:p>7.7836405962</text:p>
          </table:table-cell>
          <table:table-cell office:value-type="float" office:value="0">
            <text:p>0</text:p>
          </table:table-cell>
          <table:table-cell office:value-type="float" office:value="0.0714285714">
            <text:p>0.0714285714</text:p>
          </table:table-cell>
          <table:table-cell office:value-type="float" office:value="0.0322580645">
            <text:p>0.0322580645</text:p>
          </table:table-cell>
          <table:table-cell office:value-type="float" office:value="0.0691358025">
            <text:p>0.0691358025</text:p>
          </table:table-cell>
          <table:table-cell office:value-type="float" office:value="0.1290322581">
            <text:p>0.1290322581</text:p>
          </table:table-cell>
          <table:table-cell office:value-type="float" office:value="0.612244898">
            <text:p>0.612244898</text:p>
          </table:table-cell>
          <table:table-cell office:value-type="float" office:value="0.2764976959">
            <text:p>0.2764976959</text:p>
          </table:table-cell>
          <table:table-cell office:value-type="float" office:value="27">
            <text:p>27</text:p>
          </table:table-cell>
          <table:table-cell office:value-type="float" office:value="-0.109972762">
            <text:p>-0.109972762</text:p>
          </table:table-cell>
          <table:table-cell office:value-type="float" office:value="0.0837209302">
            <text:p>0.0837209302</text:p>
          </table:table-cell>
          <table:table-cell office:value-type="float" office:value="0.0101265823">
            <text:p>0.0101265823</text:p>
          </table:table-cell>
          <table:table-cell office:value-type="float" office:value="-0.0418604651">
            <text:p>-0.0418604651</text:p>
          </table:table-cell>
          <table:table-cell office:value-type="float" office:value="0.0347992518">
            <text:p>0.034799251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-8.24301932028926">
            <text:p>-8.2430193203</text:p>
          </table:table-cell>
          <table:table-cell table:number-columns-repeated="3" office:value-type="float" office:value="0">
            <text:p>0</text:p>
          </table:table-cell>
          <table:table-cell office:value-type="float" office:value="0.2061538462">
            <text:p>0.2061538462</text:p>
          </table:table-cell>
          <table:table-cell office:value-type="float" office:value="0.281512605">
            <text:p>0.281512605</text:p>
          </table:table-cell>
          <table:table-cell office:value-type="float" office:value="1.0425531915">
            <text:p>1.0425531915</text:p>
          </table:table-cell>
          <table:table-cell office:value-type="float" office:value="0.2058823529">
            <text:p>0.2058823529</text:p>
          </table:table-cell>
          <table:table-cell office:value-type="float" office:value="-51">
            <text:p>-51</text:p>
          </table:table-cell>
          <table:table-cell office:value-type="float" office:value="-0.0618539651">
            <text:p>-0.0618539651</text:p>
          </table:table-cell>
          <table:table-cell office:value-type="float" office:value="0.0808080808">
            <text:p>0.0808080808</text:p>
          </table:table-cell>
          <table:table-cell office:value-type="float" office:value="0.0172413793">
            <text:p>0.0172413793</text:p>
          </table:table-cell>
          <table:table-cell office:value-type="float" office:value="0">
            <text:p>0</text:p>
          </table:table-cell>
          <table:table-cell office:value-type="float" office:value="0.0318042066">
            <text:p>0.031804206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78364059622125">
            <text:p>7.7836405962</text:p>
          </table:table-cell>
          <table:table-cell office:value-type="float" office:value="0.0071428571">
            <text:p>0.0071428571</text:p>
          </table:table-cell>
          <table:table-cell office:value-type="float" office:value="0.0421052632">
            <text:p>0.0421052632</text:p>
          </table:table-cell>
          <table:table-cell office:value-type="float" office:value="0.012987013">
            <text:p>0.012987013</text:p>
          </table:table-cell>
          <table:table-cell office:value-type="float" office:value="0.0238095238">
            <text:p>0.0238095238</text:p>
          </table:table-cell>
          <table:table-cell office:value-type="float" office:value="0.0324675325">
            <text:p>0.0324675325</text:p>
          </table:table-cell>
          <table:table-cell office:value-type="float" office:value="0.2736842105">
            <text:p>0.2736842105</text:p>
          </table:table-cell>
          <table:table-cell office:value-type="float" office:value="0.0844155844">
            <text:p>0.0844155844</text:p>
          </table:table-cell>
          <table:table-cell office:value-type="float" office:value="-7">
            <text:p>-7</text:p>
          </table:table-cell>
          <table:table-cell office:value-type="float" office:value="-0.1529870228">
            <text:p>-0.1529870228</text:p>
          </table:table-cell>
          <table:table-cell office:value-type="float" office:value="0.0845771144">
            <text:p>0.0845771144</text:p>
          </table:table-cell>
          <table:table-cell office:value-type="float" office:value="0.0129032258">
            <text:p>0.0129032258</text:p>
          </table:table-cell>
          <table:table-cell office:value-type="float" office:value="-0.0646766169">
            <text:p>-0.0646766169</text:p>
          </table:table-cell>
          <table:table-cell office:value-type="float" office:value="0.034297369">
            <text:p>0.03429736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-1.38255603896152">
            <text:p>-1.382556039</text:p>
          </table:table-cell>
          <table:table-cell office:value-type="float" office:value="0.0023980815">
            <text:p>0.00239808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486810552">
            <text:p>0.1486810552</text:p>
          </table:table-cell>
          <table:table-cell office:value-type="float" office:value="0.3115577889">
            <text:p>0.3115577889</text:p>
          </table:table-cell>
          <table:table-cell office:value-type="float" office:value="0.0582524272">
            <text:p>0.0582524272</text:p>
          </table:table-cell>
          <table:table-cell office:value-type="float" office:value="0.0301507538">
            <text:p>0.0301507538</text:p>
          </table:table-cell>
          <table:table-cell office:value-type="float" office:value="1">
            <text:p>1</text:p>
          </table:table-cell>
          <table:table-cell office:value-type="float" office:value="-0.0610994704">
            <text:p>-0.0610994704</text:p>
          </table:table-cell>
          <table:table-cell office:value-type="float" office:value="0.0938967136">
            <text:p>0.0938967136</text:p>
          </table:table-cell>
          <table:table-cell office:value-type="float" office:value="0.0101351351">
            <text:p>0.0101351351</text:p>
          </table:table-cell>
          <table:table-cell office:value-type="float" office:value="-0.0516431925">
            <text:p>-0.0516431925</text:p>
          </table:table-cell>
          <table:table-cell office:value-type="float" office:value="0.0286970485">
            <text:p>0.0286970485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45553053102413">
            <text:p>8.455530531</text:p>
          </table:table-cell>
          <table:table-cell office:value-type="float" office:value="0">
            <text:p>0</text:p>
          </table:table-cell>
          <table:table-cell office:value-type="float" office:value="0.247311828">
            <text:p>0.247311828</text:p>
          </table:table-cell>
          <table:table-cell office:value-type="float" office:value="0.0815602837">
            <text:p>0.0815602837</text:p>
          </table:table-cell>
          <table:table-cell office:value-type="float" office:value="0.1028571429">
            <text:p>0.1028571429</text:p>
          </table:table-cell>
          <table:table-cell office:value-type="float" office:value="0.1276595745">
            <text:p>0.1276595745</text:p>
          </table:table-cell>
          <table:table-cell office:value-type="float" office:value="0.1397849462">
            <text:p>0.1397849462</text:p>
          </table:table-cell>
          <table:table-cell office:value-type="float" office:value="0.0460992908">
            <text:p>0.0460992908</text:p>
          </table:table-cell>
          <table:table-cell office:value-type="float" office:value="-47">
            <text:p>-47</text:p>
          </table:table-cell>
          <table:table-cell office:value-type="float" office:value="-0.1356722158">
            <text:p>-0.1356722158</text:p>
          </table:table-cell>
          <table:table-cell office:value-type="float" office:value="0.0742574257">
            <text:p>0.0742574257</text:p>
          </table:table-cell>
          <table:table-cell office:value-type="float" office:value="0.0062695925">
            <text:p>0.0062695925</text:p>
          </table:table-cell>
          <table:table-cell office:value-type="float" office:value="-0.0445544554">
            <text:p>-0.0445544554</text:p>
          </table:table-cell>
          <table:table-cell office:value-type="float" office:value="0.0367752872">
            <text:p>0.036775287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-0.117644310491664">
            <text:p>-0.1176443105</text:p>
          </table:table-cell>
          <table:table-cell office:value-type="float" office:value="0.0039525692">
            <text:p>0.0039525692</text:p>
          </table:table-cell>
          <table:table-cell table:number-columns-repeated="2" office:value-type="float" office:value="0">
            <text:p>0</text:p>
          </table:table-cell>
          <table:table-cell office:value-type="float" office:value="0.1106719368">
            <text:p>0.1106719368</text:p>
          </table:table-cell>
          <table:table-cell office:value-type="float" office:value="0.1102362205">
            <text:p>0.1102362205</text:p>
          </table:table-cell>
          <table:table-cell office:value-type="float" office:value="0.0480769231">
            <text:p>0.0480769231</text:p>
          </table:table-cell>
          <table:table-cell office:value-type="float" office:value="0.0196850394">
            <text:p>0.0196850394</text:p>
          </table:table-cell>
          <table:table-cell office:value-type="float" office:value="-4">
            <text:p>-4</text:p>
          </table:table-cell>
          <table:table-cell office:value-type="float" office:value="-0.1546526603">
            <text:p>-0.1546526603</text:p>
          </table:table-cell>
          <table:table-cell office:value-type="float" office:value="0.08">
            <text:p>0.08</text:p>
          </table:table-cell>
          <table:table-cell office:value-type="float" office:value="0.01953125">
            <text:p>0.01953125</text:p>
          </table:table-cell>
          <table:table-cell office:value-type="float" office:value="-0.02">
            <text:p>-0.02</text:p>
          </table:table-cell>
          <table:table-cell office:value-type="float" office:value="0.0395623605">
            <text:p>0.0395623605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-0.222644673774306">
            <text:p>-0.2226446738</text:p>
          </table:table-cell>
          <table:table-cell table:number-columns-repeated="3" office:value-type="float" office:value="0">
            <text:p>0</text:p>
          </table:table-cell>
          <table:table-cell office:value-type="float" office:value="0.0599078341">
            <text:p>0.0599078341</text:p>
          </table:table-cell>
          <table:table-cell office:value-type="float" office:value="0.0553191489">
            <text:p>0.0553191489</text:p>
          </table:table-cell>
          <table:table-cell office:value-type="float" office:value="0.0273972603">
            <text:p>0.0273972603</text:p>
          </table:table-cell>
          <table:table-cell office:value-type="float" office:value="0.0085106383">
            <text:p>0.0085106383</text:p>
          </table:table-cell>
          <table:table-cell office:value-type="float" office:value="-9">
            <text:p>-9</text:p>
          </table:table-cell>
          <table:table-cell office:value-type="float" office:value="-0.1210819841">
            <text:p>-0.1210819841</text:p>
          </table:table-cell>
          <table:table-cell office:value-type="float" office:value="0.0387596899">
            <text:p>0.0387596899</text:p>
          </table:table-cell>
          <table:table-cell office:value-type="float" office:value="0.0055555556">
            <text:p>0.0055555556</text:p>
          </table:table-cell>
          <table:table-cell office:value-type="float" office:value="-0.023255814">
            <text:p>-0.023255814</text:p>
          </table:table-cell>
          <table:table-cell office:value-type="float" office:value="0.0271397045">
            <text:p>0.0271397045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3.12597857319315">
            <text:p>3.1259785732</text:p>
          </table:table-cell>
          <table:table-cell office:value-type="float" office:value="0.0204603581">
            <text:p>0.0204603581</text:p>
          </table:table-cell>
          <table:table-cell office:value-type="float" office:value="0.0618556701">
            <text:p>0.0618556701</text:p>
          </table:table-cell>
          <table:table-cell office:value-type="float" office:value="0.0337078652">
            <text:p>0.0337078652</text:p>
          </table:table-cell>
          <table:table-cell office:value-type="float" office:value="0.0664961637">
            <text:p>0.0664961637</text:p>
          </table:table-cell>
          <table:table-cell office:value-type="float" office:value="0.1460674157">
            <text:p>0.1460674157</text:p>
          </table:table-cell>
          <table:table-cell office:value-type="float" office:value="0.2783505155">
            <text:p>0.2783505155</text:p>
          </table:table-cell>
          <table:table-cell office:value-type="float" office:value="0.1516853933">
            <text:p>0.1516853933</text:p>
          </table:table-cell>
          <table:table-cell office:value-type="float" office:value="6">
            <text:p>6</text:p>
          </table:table-cell>
          <table:table-cell office:value-type="float" office:value="-0.0360900622">
            <text:p>-0.0360900622</text:p>
          </table:table-cell>
          <table:table-cell office:value-type="float" office:value="0.076142132">
            <text:p>0.076142132</text:p>
          </table:table-cell>
          <table:table-cell office:value-type="float" office:value="0.0064308682">
            <text:p>0.0064308682</text:p>
          </table:table-cell>
          <table:table-cell office:value-type="float" office:value="-0.0355329949">
            <text:p>-0.0355329949</text:p>
          </table:table-cell>
          <table:table-cell office:value-type="float" office:value="0.0230887772">
            <text:p>0.023088777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1.42585099633062">
            <text:p>1.4258509963</text:p>
          </table:table-cell>
          <table:table-cell office:value-type="float" office:value="0">
            <text:p>0</text:p>
          </table:table-cell>
          <table:table-cell office:value-type="float" office:value="0.0694444444">
            <text:p>0.0694444444</text:p>
          </table:table-cell>
          <table:table-cell office:value-type="float" office:value="0.0223214286">
            <text:p>0.0223214286</text:p>
          </table:table-cell>
          <table:table-cell office:value-type="float" office:value="0.1203703704">
            <text:p>0.1203703704</text:p>
          </table:table-cell>
          <table:table-cell office:value-type="float" office:value="0.1160714286">
            <text:p>0.1160714286</text:p>
          </table:table-cell>
          <table:table-cell office:value-type="float" office:value="0.0138888889">
            <text:p>0.0138888889</text:p>
          </table:table-cell>
          <table:table-cell office:value-type="float" office:value="0.0044642857">
            <text:p>0.0044642857</text:p>
          </table:table-cell>
          <table:table-cell office:value-type="float" office:value="23">
            <text:p>23</text:p>
          </table:table-cell>
          <table:table-cell office:value-type="float" office:value="-0.090218059">
            <text:p>-0.090218059</text:p>
          </table:table-cell>
          <table:table-cell office:value-type="float" office:value="0.0625">
            <text:p>0.0625</text:p>
          </table:table-cell>
          <table:table-cell office:value-type="float" office:value="0.0116959064">
            <text:p>0.0116959064</text:p>
          </table:table-cell>
          <table:table-cell office:value-type="float" office:value="-0.03125">
            <text:p>-0.03125</text:p>
          </table:table-cell>
          <table:table-cell office:value-type="float" office:value="0.0288630009">
            <text:p>0.028863000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1.86758357045028">
            <text:p>1.8675835705</text:p>
          </table:table-cell>
          <table:table-cell office:value-type="float" office:value="0.0037593985">
            <text:p>0.0037593985</text:p>
          </table:table-cell>
          <table:table-cell office:value-type="float" office:value="0.0595238095">
            <text:p>0.0595238095</text:p>
          </table:table-cell>
          <table:table-cell office:value-type="float" office:value="0.0187265918">
            <text:p>0.0187265918</text:p>
          </table:table-cell>
          <table:table-cell office:value-type="float" office:value="0.0676691729">
            <text:p>0.0676691729</text:p>
          </table:table-cell>
          <table:table-cell office:value-type="float" office:value="0.0674157303">
            <text:p>0.0674157303</text:p>
          </table:table-cell>
          <table:table-cell office:value-type="float" office:value="0.119047619">
            <text:p>0.119047619</text:p>
          </table:table-cell>
          <table:table-cell office:value-type="float" office:value="0.0374531835">
            <text:p>0.0374531835</text:p>
          </table:table-cell>
          <table:table-cell office:value-type="float" office:value="-8">
            <text:p>-8</text:p>
          </table:table-cell>
          <table:table-cell office:value-type="float" office:value="-0.1080316247">
            <text:p>-0.1080316247</text:p>
          </table:table-cell>
          <table:table-cell office:value-type="float" office:value="0.0595238095">
            <text:p>0.0595238095</text:p>
          </table:table-cell>
          <table:table-cell office:value-type="float" office:value="0.0094339623">
            <text:p>0.0094339623</text:p>
          </table:table-cell>
          <table:table-cell office:value-type="float" office:value="-0.0178571429">
            <text:p>-0.0178571429</text:p>
          </table:table-cell>
          <table:table-cell office:value-type="float" office:value="0.0274877863">
            <text:p>0.027487786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69666708152646">
            <text:p>7.6966670815</text:p>
          </table:table-cell>
          <table:table-cell office:value-type="float" office:value="0">
            <text:p>0</text:p>
          </table:table-cell>
          <table:table-cell office:value-type="float" office:value="0.1967213115">
            <text:p>0.1967213115</text:p>
          </table:table-cell>
          <table:table-cell office:value-type="float" office:value="0.0597014925">
            <text:p>0.0597014925</text:p>
          </table:table-cell>
          <table:table-cell office:value-type="float" office:value="0.1">
            <text:p>0.1</text:p>
          </table:table-cell>
          <table:table-cell office:value-type="float" office:value="0.1044776119">
            <text:p>0.1044776119</text:p>
          </table:table-cell>
          <table:table-cell office:value-type="float" office:value="0.1967213115">
            <text:p>0.1967213115</text:p>
          </table:table-cell>
          <table:table-cell office:value-type="float" office:value="0.0597014925">
            <text:p>0.0597014925</text:p>
          </table:table-cell>
          <table:table-cell office:value-type="float" office:value="9">
            <text:p>9</text:p>
          </table:table-cell>
          <table:table-cell office:value-type="float" office:value="-0.1020371097">
            <text:p>-0.1020371097</text:p>
          </table:table-cell>
          <table:table-cell office:value-type="float" office:value="0.08">
            <text:p>0.08</text:p>
          </table:table-cell>
          <table:table-cell office:value-type="float" office:value="0.0055555556">
            <text:p>0.0055555556</text:p>
          </table:table-cell>
          <table:table-cell office:value-type="float" office:value="-0.056">
            <text:p>-0.056</text:p>
          </table:table-cell>
          <table:table-cell office:value-type="float" office:value="0.0307025273">
            <text:p>0.030702527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1.09198974790695">
            <text:p>1.0919897479</text:p>
          </table:table-cell>
          <table:table-cell office:value-type="float" office:value="0">
            <text:p>0</text:p>
          </table:table-cell>
          <table:table-cell office:value-type="float" office:value="0.0833333333">
            <text:p>0.0833333333</text:p>
          </table:table-cell>
          <table:table-cell office:value-type="float" office:value="0.030418251">
            <text:p>0.030418251</text:p>
          </table:table-cell>
          <table:table-cell office:value-type="float" office:value="0.0735294118">
            <text:p>0.0735294118</text:p>
          </table:table-cell>
          <table:table-cell office:value-type="float" office:value="0.0570342205">
            <text:p>0.0570342205</text:p>
          </table:table-cell>
          <table:table-cell office:value-type="float" office:value="0.0416666667">
            <text:p>0.0416666667</text:p>
          </table:table-cell>
          <table:table-cell office:value-type="float" office:value="0.0152091255">
            <text:p>0.0152091255</text:p>
          </table:table-cell>
          <table:table-cell office:value-type="float" office:value="-22">
            <text:p>-22</text:p>
          </table:table-cell>
          <table:table-cell office:value-type="float" office:value="0.0385911868">
            <text:p>0.0385911868</text:p>
          </table:table-cell>
          <table:table-cell office:value-type="float" office:value="0.0374331551">
            <text:p>0.0374331551</text:p>
          </table:table-cell>
          <table:table-cell office:value-type="float" office:value="0.0128755365">
            <text:p>0.0128755365</text:p>
          </table:table-cell>
          <table:table-cell office:value-type="float" office:value="0.0160427807">
            <text:p>0.0160427807</text:p>
          </table:table-cell>
          <table:table-cell office:value-type="float" office:value="0.0189590344">
            <text:p>0.0189590344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43897159239586">
            <text:p>7.4389715924</text:p>
          </table:table-cell>
          <table:table-cell office:value-type="float" office:value="0">
            <text:p>0</text:p>
          </table:table-cell>
          <table:table-cell office:value-type="float" office:value="0.0425531915">
            <text:p>0.0425531915</text:p>
          </table:table-cell>
          <table:table-cell office:value-type="float" office:value="0.0128205128">
            <text:p>0.0128205128</text:p>
          </table:table-cell>
          <table:table-cell office:value-type="float" office:value="0.0730593607">
            <text:p>0.0730593607</text:p>
          </table:table-cell>
          <table:table-cell office:value-type="float" office:value="0.1025641026">
            <text:p>0.1025641026</text:p>
          </table:table-cell>
          <table:table-cell office:value-type="float" office:value="0.0212765957">
            <text:p>0.0212765957</text:p>
          </table:table-cell>
          <table:table-cell office:value-type="float" office:value="0.0064102564">
            <text:p>0.0064102564</text:p>
          </table:table-cell>
          <table:table-cell office:value-type="float" office:value="-36">
            <text:p>-36</text:p>
          </table:table-cell>
          <table:table-cell office:value-type="float" office:value="-0.261859746">
            <text:p>-0.261859746</text:p>
          </table:table-cell>
          <table:table-cell office:value-type="float" office:value="0.1063829787">
            <text:p>0.1063829787</text:p>
          </table:table-cell>
          <table:table-cell office:value-type="float" office:value="0.0632911392">
            <text:p>0.0632911392</text:p>
          </table:table-cell>
          <table:table-cell office:value-type="float" office:value="-0.085106383">
            <text:p>-0.085106383</text:p>
          </table:table-cell>
          <table:table-cell office:value-type="float" office:value="0.0583420171">
            <text:p>0.058342017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21660610108486">
            <text:p>6.2166061011</text:p>
          </table:table-cell>
          <table:table-cell table:number-columns-repeated="3" office:value-type="float" office:value="0">
            <text:p>0</text:p>
          </table:table-cell>
          <table:table-cell office:value-type="float" office:value="0.1054852321">
            <text:p>0.1054852321</text:p>
          </table:table-cell>
          <table:table-cell office:value-type="float" office:value="0.1315789474">
            <text:p>0.1315789474</text:p>
          </table:table-cell>
          <table:table-cell office:value-type="float" office:value="0.0394736842">
            <text:p>0.0394736842</text:p>
          </table:table-cell>
          <table:table-cell office:value-type="float" office:value="0.0157894737">
            <text:p>0.0157894737</text:p>
          </table:table-cell>
          <table:table-cell office:value-type="float" office:value="11">
            <text:p>11</text:p>
          </table:table-cell>
          <table:table-cell office:value-type="float" office:value="-0.1396592735">
            <text:p>-0.1396592735</text:p>
          </table:table-cell>
          <table:table-cell office:value-type="float" office:value="0.0754716981">
            <text:p>0.0754716981</text:p>
          </table:table-cell>
          <table:table-cell office:value-type="float" office:value="0.008583691">
            <text:p>0.008583691</text:p>
          </table:table-cell>
          <table:table-cell office:value-type="float" office:value="-0.0377358491">
            <text:p>-0.0377358491</text:p>
          </table:table-cell>
          <table:table-cell office:value-type="float" office:value="0.0363337929">
            <text:p>0.036333792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39859493453521">
            <text:p>6.3985949345</text:p>
          </table:table-cell>
          <table:table-cell table:number-columns-repeated="3" office:value-type="float" office:value="0">
            <text:p>0</text:p>
          </table:table-cell>
          <table:table-cell office:value-type="float" office:value="0.1244813278">
            <text:p>0.1244813278</text:p>
          </table:table-cell>
          <table:table-cell office:value-type="float" office:value="0.0877192982">
            <text:p>0.0877192982</text:p>
          </table:table-cell>
          <table:table-cell office:value-type="float" office:value="0.2428571429">
            <text:p>0.2428571429</text:p>
          </table:table-cell>
          <table:table-cell office:value-type="float" office:value="0.0497076023">
            <text:p>0.0497076023</text:p>
          </table:table-cell>
          <table:table-cell office:value-type="float" office:value="4">
            <text:p>4</text:p>
          </table:table-cell>
          <table:table-cell office:value-type="float" office:value="0.1259930538">
            <text:p>0.1259930538</text:p>
          </table:table-cell>
          <table:table-cell office:value-type="float" office:value="0.0442477876">
            <text:p>0.0442477876</text:p>
          </table:table-cell>
          <table:table-cell office:value-type="float" office:value="0">
            <text:p>0</text:p>
          </table:table-cell>
          <table:table-cell office:value-type="float" office:value="0.0442477876">
            <text:p>0.0442477876</text:p>
          </table:table-cell>
          <table:table-cell office:value-type="float" office:value="0.0086566826">
            <text:p>0.008656682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68586094706836">
            <text:p>6.6858609471</text:p>
          </table:table-cell>
          <table:table-cell office:value-type="float" office:value="0.0052493438">
            <text:p>0.0052493438</text:p>
          </table:table-cell>
          <table:table-cell office:value-type="float" office:value="0.017699115">
            <text:p>0.017699115</text:p>
          </table:table-cell>
          <table:table-cell office:value-type="float" office:value="0.0106382979">
            <text:p>0.0106382979</text:p>
          </table:table-cell>
          <table:table-cell office:value-type="float" office:value="0.2309711286">
            <text:p>0.2309711286</text:p>
          </table:table-cell>
          <table:table-cell office:value-type="float" office:value="0.4680851064">
            <text:p>0.4680851064</text:p>
          </table:table-cell>
          <table:table-cell office:value-type="float" office:value="0.0796460177">
            <text:p>0.0796460177</text:p>
          </table:table-cell>
          <table:table-cell office:value-type="float" office:value="0.0478723404">
            <text:p>0.0478723404</text:p>
          </table:table-cell>
          <table:table-cell office:value-type="float" office:value="-12">
            <text:p>-12</text:p>
          </table:table-cell>
          <table:table-cell office:value-type="float" office:value="-0.0872783093">
            <text:p>-0.0872783093</text:p>
          </table:table-cell>
          <table:table-cell office:value-type="float" office:value="0.0772727273">
            <text:p>0.0772727273</text:p>
          </table:table-cell>
          <table:table-cell office:value-type="float" office:value="0.0068027211">
            <text:p>0.0068027211</text:p>
          </table:table-cell>
          <table:table-cell office:value-type="float" office:value="-0.0590909091">
            <text:p>-0.0590909091</text:p>
          </table:table-cell>
          <table:table-cell office:value-type="float" office:value="0.0274730219">
            <text:p>0.027473021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5.30330490805908">
            <text:p>5.3033049081</text:p>
          </table:table-cell>
          <table:table-cell table:number-columns-repeated="3" office:value-type="float" office:value="0">
            <text:p>0</text:p>
          </table:table-cell>
          <table:table-cell office:value-type="float" office:value="0.1269035533">
            <text:p>0.1269035533</text:p>
          </table:table-cell>
          <table:table-cell office:value-type="float" office:value="0.1256281407">
            <text:p>0.125628140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076089355">
            <text:p>-0.076089355</text:p>
          </table:table-cell>
          <table:table-cell office:value-type="float" office:value="0.0520833333">
            <text:p>0.0520833333</text:p>
          </table:table-cell>
          <table:table-cell office:value-type="float" office:value="0.0078740157">
            <text:p>0.0078740157</text:p>
          </table:table-cell>
          <table:table-cell office:value-type="float" office:value="-0.0416666667">
            <text:p>-0.0416666667</text:p>
          </table:table-cell>
          <table:table-cell office:value-type="float" office:value="0.0249835056">
            <text:p>0.024983505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4.61512051684126">
            <text:p>4.6151205168</text:p>
          </table:table-cell>
          <table:table-cell table:number-columns-repeated="3" office:value-type="float" office:value="0">
            <text:p>0</text:p>
          </table:table-cell>
          <table:table-cell office:value-type="float" office:value="0.062962963">
            <text:p>0.062962963</text:p>
          </table:table-cell>
          <table:table-cell office:value-type="float" office:value="0.1118421053">
            <text:p>0.1118421053</text:p>
          </table:table-cell>
          <table:table-cell office:value-type="float" office:value="0.0888888889">
            <text:p>0.0888888889</text:p>
          </table:table-cell>
          <table:table-cell office:value-type="float" office:value="0.0263157895">
            <text:p>0.0263157895</text:p>
          </table:table-cell>
          <table:table-cell office:value-type="float" office:value="11">
            <text:p>11</text:p>
          </table:table-cell>
          <table:table-cell office:value-type="float" office:value="0.0373069193">
            <text:p>0.0373069193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133333333">
            <text:p>0.0133333333</text:p>
          </table:table-cell>
          <table:table-cell office:value-type="float" office:value="0.0168707483">
            <text:p>0.016870748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55250788703459">
            <text:p>6.552507887</text:p>
          </table:table-cell>
          <table:table-cell office:value-type="float" office:value="0">
            <text:p>0</text:p>
          </table:table-cell>
          <table:table-cell office:value-type="float" office:value="0.0243902439">
            <text:p>0.0243902439</text:p>
          </table:table-cell>
          <table:table-cell office:value-type="float" office:value="0.0137931034">
            <text:p>0.0137931034</text:p>
          </table:table-cell>
          <table:table-cell office:value-type="float" office:value="0.1105769231">
            <text:p>0.1105769231</text:p>
          </table:table-cell>
          <table:table-cell office:value-type="float" office:value="0.1586206897">
            <text:p>0.1586206897</text:p>
          </table:table-cell>
          <table:table-cell office:value-type="float" office:value="0.0853658537">
            <text:p>0.0853658537</text:p>
          </table:table-cell>
          <table:table-cell office:value-type="float" office:value="0.0482758621">
            <text:p>0.0482758621</text:p>
          </table:table-cell>
          <table:table-cell office:value-type="float" office:value="5">
            <text:p>5</text:p>
          </table:table-cell>
          <table:table-cell office:value-type="float" office:value="-0.009182292">
            <text:p>-0.009182292</text:p>
          </table:table-cell>
          <table:table-cell office:value-type="float" office:value="0.0441176471">
            <text:p>0.0441176471</text:p>
          </table:table-cell>
          <table:table-cell office:value-type="float" office:value="0.0056818182">
            <text:p>0.0056818182</text:p>
          </table:table-cell>
          <table:table-cell office:value-type="float" office:value="-0.0147058824">
            <text:p>-0.0147058824</text:p>
          </table:table-cell>
          <table:table-cell office:value-type="float" office:value="0.0177276535">
            <text:p>0.0177276535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-1.78898708025233">
            <text:p>-1.788987080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94416244">
            <text:p>0.1294416244</text:p>
          </table:table-cell>
          <table:table-cell office:value-type="float" office:value="0.1111111111">
            <text:p>0.1111111111</text:p>
          </table:table-cell>
          <table:table-cell office:value-type="float" office:value="0.0333333333">
            <text:p>0.0333333333</text:p>
          </table:table-cell>
          <table:table-cell office:value-type="float" office:value="0.0065359477">
            <text:p>0.0065359477</text:p>
          </table:table-cell>
          <table:table-cell office:value-type="float" office:value="9">
            <text:p>9</text:p>
          </table:table-cell>
          <table:table-cell office:value-type="float" office:value="-0.1057137303">
            <text:p>-0.1057137303</text:p>
          </table:table-cell>
          <table:table-cell office:value-type="float" office:value="0.0867052023">
            <text:p>0.0867052023</text:p>
          </table:table-cell>
          <table:table-cell office:value-type="float" office:value="0.0264150943">
            <text:p>0.0264150943</text:p>
          </table:table-cell>
          <table:table-cell office:value-type="float" office:value="-0.0462427746">
            <text:p>-0.0462427746</text:p>
          </table:table-cell>
          <table:table-cell office:value-type="float" office:value="0.0310262809">
            <text:p>0.031026280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-0.389311218189004">
            <text:p>-0.3893112182</text:p>
          </table:table-cell>
          <table:table-cell office:value-type="float" office:value="0">
            <text:p>0</text:p>
          </table:table-cell>
          <table:table-cell office:value-type="float" office:value="0.0096153846">
            <text:p>0.0096153846</text:p>
          </table:table-cell>
          <table:table-cell office:value-type="float" office:value="0.0047393365">
            <text:p>0.0047393365</text:p>
          </table:table-cell>
          <table:table-cell office:value-type="float" office:value="0.0480225989">
            <text:p>0.0480225989</text:p>
          </table:table-cell>
          <table:table-cell office:value-type="float" office:value="0.0805687204">
            <text:p>0.0805687204</text:p>
          </table:table-cell>
          <table:table-cell office:value-type="float" office:value="0.1923076923">
            <text:p>0.1923076923</text:p>
          </table:table-cell>
          <table:table-cell office:value-type="float" office:value="0.0947867299">
            <text:p>0.0947867299</text:p>
          </table:table-cell>
          <table:table-cell office:value-type="float" office:value="46">
            <text:p>46</text:p>
          </table:table-cell>
          <table:table-cell office:value-type="float" office:value="-0.0470205739">
            <text:p>-0.0470205739</text:p>
          </table:table-cell>
          <table:table-cell office:value-type="float" office:value="0.04784689">
            <text:p>0.04784689</text:p>
          </table:table-cell>
          <table:table-cell office:value-type="float" office:value="0.0168918919">
            <text:p>0.0168918919</text:p>
          </table:table-cell>
          <table:table-cell office:value-type="float" office:value="0">
            <text:p>0</text:p>
          </table:table-cell>
          <table:table-cell office:value-type="float" office:value="0.0271112721">
            <text:p>0.027111272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93603509656604">
            <text:p>8.9360350966</text:p>
          </table:table-cell>
          <table:table-cell office:value-type="float" office:value="0.0017699115">
            <text:p>0.0017699115</text:p>
          </table:table-cell>
          <table:table-cell office:value-type="float" office:value="0.0104166667">
            <text:p>0.0104166667</text:p>
          </table:table-cell>
          <table:table-cell office:value-type="float" office:value="0.0039215686">
            <text:p>0.0039215686</text:p>
          </table:table-cell>
          <table:table-cell office:value-type="float" office:value="0.0300884956">
            <text:p>0.0300884956</text:p>
          </table:table-cell>
          <table:table-cell office:value-type="float" office:value="0.0666666667">
            <text:p>0.0666666667</text:p>
          </table:table-cell>
          <table:table-cell office:value-type="float" office:value="0.1979166667">
            <text:p>0.1979166667</text:p>
          </table:table-cell>
          <table:table-cell office:value-type="float" office:value="0.0745098039">
            <text:p>0.0745098039</text:p>
          </table:table-cell>
          <table:table-cell office:value-type="float" office:value="83">
            <text:p>83</text:p>
          </table:table-cell>
          <table:table-cell office:value-type="float" office:value="0.0186528532">
            <text:p>0.0186528532</text:p>
          </table:table-cell>
          <table:table-cell office:value-type="float" office:value="0.0574162679">
            <text:p>0.0574162679</text:p>
          </table:table-cell>
          <table:table-cell office:value-type="float" office:value="0.0070921986">
            <text:p>0.0070921986</text:p>
          </table:table-cell>
          <table:table-cell office:value-type="float" office:value="0.028708134">
            <text:p>0.028708134</text:p>
          </table:table-cell>
          <table:table-cell office:value-type="float" office:value="0.0266253339">
            <text:p>0.026625333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2.07653033146655">
            <text:p>2.0765303315</text:p>
          </table:table-cell>
          <table:table-cell office:value-type="float" office:value="0.0042194093">
            <text:p>0.0042194093</text:p>
          </table:table-cell>
          <table:table-cell office:value-type="float" office:value="0.0476190476">
            <text:p>0.0476190476</text:p>
          </table:table-cell>
          <table:table-cell office:value-type="float" office:value="0.0136986301">
            <text:p>0.0136986301</text:p>
          </table:table-cell>
          <table:table-cell office:value-type="float" office:value="0.0759493671">
            <text:p>0.0759493671</text:p>
          </table:table-cell>
          <table:table-cell office:value-type="float" office:value="0.0821917808">
            <text:p>0.0821917808</text:p>
          </table:table-cell>
          <table:table-cell office:value-type="float" office:value="0.3015873016">
            <text:p>0.3015873016</text:p>
          </table:table-cell>
          <table:table-cell office:value-type="float" office:value="0.0867579909">
            <text:p>0.0867579909</text:p>
          </table:table-cell>
          <table:table-cell office:value-type="float" office:value="114">
            <text:p>114</text:p>
          </table:table-cell>
          <table:table-cell office:value-type="float" office:value="-0.0692335859">
            <text:p>-0.0692335859</text:p>
          </table:table-cell>
          <table:table-cell office:value-type="float" office:value="0.08">
            <text:p>0.08</text:p>
          </table:table-cell>
          <table:table-cell office:value-type="float" office:value="0.0364583333">
            <text:p>0.0364583333</text:p>
          </table:table-cell>
          <table:table-cell office:value-type="float" office:value="-0.024">
            <text:p>-0.024</text:p>
          </table:table-cell>
          <table:table-cell office:value-type="float" office:value="0.0349700878">
            <text:p>0.034970087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39859493453521">
            <text:p>6.3985949345</text:p>
          </table:table-cell>
          <table:table-cell office:value-type="float" office:value="0.0043859649">
            <text:p>0.004385964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7719298">
            <text:p>0.0087719298</text:p>
          </table:table-cell>
          <table:table-cell office:value-type="float" office:value="0.0111111111">
            <text:p>0.0111111111</text:p>
          </table:table-cell>
          <table:table-cell office:value-type="float" office:value="0.2444444444">
            <text:p>0.2444444444</text:p>
          </table:table-cell>
          <table:table-cell office:value-type="float" office:value="0.0611111111">
            <text:p>0.0611111111</text:p>
          </table:table-cell>
          <table:table-cell office:value-type="float" office:value="-32">
            <text:p>-32</text:p>
          </table:table-cell>
          <table:table-cell office:value-type="float" office:value="-0.0940789474">
            <text:p>-0.0940789474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-0.0625">
            <text:p>-0.0625</text:p>
          </table:table-cell>
          <table:table-cell office:value-type="float" office:value="0.0313230994">
            <text:p>0.0313230994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39859493453521">
            <text:p>6.3985949345</text:p>
          </table:table-cell>
          <table:table-cell office:value-type="float" office:value="0">
            <text:p>0</text:p>
          </table:table-cell>
          <table:table-cell office:value-type="float" office:value="0.0434782609">
            <text:p>0.0434782609</text:p>
          </table:table-cell>
          <table:table-cell office:value-type="float" office:value="0.0231213873">
            <text:p>0.0231213873</text:p>
          </table:table-cell>
          <table:table-cell office:value-type="float" office:value="0.0936329588">
            <text:p>0.0936329588</text:p>
          </table:table-cell>
          <table:table-cell office:value-type="float" office:value="0.1445086705">
            <text:p>0.1445086705</text:p>
          </table:table-cell>
          <table:table-cell office:value-type="float" office:value="0.4130434783">
            <text:p>0.4130434783</text:p>
          </table:table-cell>
          <table:table-cell office:value-type="float" office:value="0.2196531792">
            <text:p>0.2196531792</text:p>
          </table:table-cell>
          <table:table-cell office:value-type="float" office:value="37">
            <text:p>37</text:p>
          </table:table-cell>
          <table:table-cell office:value-type="float" office:value="-0.0951800839">
            <text:p>-0.0951800839</text:p>
          </table:table-cell>
          <table:table-cell office:value-type="float" office:value="0.0887573964">
            <text:p>0.0887573964</text:p>
          </table:table-cell>
          <table:table-cell office:value-type="float" office:value="0">
            <text:p>0</text:p>
          </table:table-cell>
          <table:table-cell office:value-type="float" office:value="-0.0414201183">
            <text:p>-0.0414201183</text:p>
          </table:table-cell>
          <table:table-cell office:value-type="float" office:value="0.0290498843">
            <text:p>0.029049884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0.835812366919098">
            <text:p>0.8358123669</text:p>
          </table:table-cell>
          <table:table-cell office:value-type="float" office:value="0">
            <text:p>0</text:p>
          </table:table-cell>
          <table:table-cell office:value-type="float" office:value="0.0545454545">
            <text:p>0.0545454545</text:p>
          </table:table-cell>
          <table:table-cell office:value-type="float" office:value="0.0129310345">
            <text:p>0.0129310345</text:p>
          </table:table-cell>
          <table:table-cell office:value-type="float" office:value="0.0786163522">
            <text:p>0.0786163522</text:p>
          </table:table-cell>
          <table:table-cell office:value-type="float" office:value="0.1077586207">
            <text:p>0.1077586207</text:p>
          </table:table-cell>
          <table:table-cell office:value-type="float" office:value="0.7636363636">
            <text:p>0.7636363636</text:p>
          </table:table-cell>
          <table:table-cell office:value-type="float" office:value="0.1810344828">
            <text:p>0.1810344828</text:p>
          </table:table-cell>
          <table:table-cell office:value-type="float" office:value="113">
            <text:p>113</text:p>
          </table:table-cell>
          <table:table-cell office:value-type="float" office:value="-0.0624587401">
            <text:p>-0.0624587401</text:p>
          </table:table-cell>
          <table:table-cell office:value-type="float" office:value="0.0446428571">
            <text:p>0.0446428571</text:p>
          </table:table-cell>
          <table:table-cell office:value-type="float" office:value="0.0058479532">
            <text:p>0.0058479532</text:p>
          </table:table-cell>
          <table:table-cell office:value-type="float" office:value="-0.0178571429">
            <text:p>-0.0178571429</text:p>
          </table:table-cell>
          <table:table-cell office:value-type="float" office:value="0.0279580921">
            <text:p>0.027958092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4.05066507862556">
            <text:p>4.0506650786</text:p>
          </table:table-cell>
          <table:table-cell office:value-type="float" office:value="0">
            <text:p>0</text:p>
          </table:table-cell>
          <table:table-cell office:value-type="float" office:value="0.0666666667">
            <text:p>0.0666666667</text:p>
          </table:table-cell>
          <table:table-cell office:value-type="float" office:value="0.046875">
            <text:p>0.046875</text:p>
          </table:table-cell>
          <table:table-cell office:value-type="float" office:value="0.0886075949">
            <text:p>0.0886075949</text:p>
          </table:table-cell>
          <table:table-cell office:value-type="float" office:value="0.2734375">
            <text:p>0.2734375</text:p>
          </table:table-cell>
          <table:table-cell office:value-type="float" office:value="0.3777777778">
            <text:p>0.3777777778</text:p>
          </table:table-cell>
          <table:table-cell office:value-type="float" office:value="0.265625">
            <text:p>0.265625</text:p>
          </table:table-cell>
          <table:table-cell office:value-type="float" office:value="71">
            <text:p>71</text:p>
          </table:table-cell>
          <table:table-cell office:value-type="float" office:value="-0.0937851554">
            <text:p>-0.0937851554</text:p>
          </table:table-cell>
          <table:table-cell office:value-type="float" office:value="0.0656565657">
            <text:p>0.0656565657</text:p>
          </table:table-cell>
          <table:table-cell office:value-type="float" office:value="0.0132890365">
            <text:p>0.0132890365</text:p>
          </table:table-cell>
          <table:table-cell office:value-type="float" office:value="-0.0303030303">
            <text:p>-0.0303030303</text:p>
          </table:table-cell>
          <table:table-cell office:value-type="float" office:value="0.0314624437">
            <text:p>0.031462443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2.34686379278516">
            <text:p>2.3468637928</text:p>
          </table:table-cell>
          <table:table-cell office:value-type="float" office:value="0.0769230769">
            <text:p>0.076923076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02930403">
            <text:p>0.0402930403</text:p>
          </table:table-cell>
          <table:table-cell office:value-type="float" office:value="0.075862069">
            <text:p>0.075862069</text:p>
          </table:table-cell>
          <table:table-cell office:value-type="float" office:value="0.0649350649">
            <text:p>0.0649350649</text:p>
          </table:table-cell>
          <table:table-cell office:value-type="float" office:value="0.0344827586">
            <text:p>0.0344827586</text:p>
          </table:table-cell>
          <table:table-cell office:value-type="float" office:value="-8">
            <text:p>-8</text:p>
          </table:table-cell>
          <table:table-cell office:value-type="float" office:value="-0.0982560925">
            <text:p>-0.0982560925</text:p>
          </table:table-cell>
          <table:table-cell office:value-type="float" office:value="0.0863309353">
            <text:p>0.0863309353</text:p>
          </table:table-cell>
          <table:table-cell office:value-type="float" office:value="0.0109289617">
            <text:p>0.0109289617</text:p>
          </table:table-cell>
          <table:table-cell office:value-type="float" office:value="-0.0503597122">
            <text:p>-0.0503597122</text:p>
          </table:table-cell>
          <table:table-cell office:value-type="float" office:value="0.0295245192">
            <text:p>0.029524519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26898820950666">
            <text:p>8.2689882095</text:p>
          </table:table-cell>
          <table:table-cell office:value-type="float" office:value="0">
            <text:p>0</text:p>
          </table:table-cell>
          <table:table-cell office:value-type="float" office:value="0.0533333333">
            <text:p>0.0533333333</text:p>
          </table:table-cell>
          <table:table-cell office:value-type="float" office:value="0.0187793427">
            <text:p>0.0187793427</text:p>
          </table:table-cell>
          <table:table-cell office:value-type="float" office:value="0.0791366906">
            <text:p>0.0791366906</text:p>
          </table:table-cell>
          <table:table-cell office:value-type="float" office:value="0.103286385">
            <text:p>0.103286385</text:p>
          </table:table-cell>
          <table:table-cell office:value-type="float" office:value="0.0533333333">
            <text:p>0.0533333333</text:p>
          </table:table-cell>
          <table:table-cell office:value-type="float" office:value="0.0187793427">
            <text:p>0.0187793427</text:p>
          </table:table-cell>
          <table:table-cell office:value-type="float" office:value="35">
            <text:p>35</text:p>
          </table:table-cell>
          <table:table-cell office:value-type="float" office:value="-0.065237991">
            <text:p>-0.065237991</text:p>
          </table:table-cell>
          <table:table-cell office:value-type="float" office:value="0.0333333333">
            <text:p>0.0333333333</text:p>
          </table:table-cell>
          <table:table-cell office:value-type="float" office:value="0.0315315315">
            <text:p>0.0315315315</text:p>
          </table:table-cell>
          <table:table-cell office:value-type="float" office:value="0.0266666667">
            <text:p>0.0266666667</text:p>
          </table:table-cell>
          <table:table-cell office:value-type="float" office:value="0.0327575676">
            <text:p>0.032757567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86365126544865">
            <text:p>7.8636512654</text:p>
          </table:table-cell>
          <table:table-cell office:value-type="float" office:value="0">
            <text:p>0</text:p>
          </table:table-cell>
          <table:table-cell office:value-type="float" office:value="0.2564102564">
            <text:p>0.2564102564</text:p>
          </table:table-cell>
          <table:table-cell office:value-type="float" office:value="0.046728972">
            <text:p>0.046728972</text:p>
          </table:table-cell>
          <table:table-cell office:value-type="float" office:value="0.0812182741">
            <text:p>0.0812182741</text:p>
          </table:table-cell>
          <table:table-cell office:value-type="float" office:value="0.0747663551">
            <text:p>0.0747663551</text:p>
          </table:table-cell>
          <table:table-cell office:value-type="float" office:value="0.3076923077">
            <text:p>0.3076923077</text:p>
          </table:table-cell>
          <table:table-cell office:value-type="float" office:value="0.0560747664">
            <text:p>0.0560747664</text:p>
          </table:table-cell>
          <table:table-cell office:value-type="float" office:value="39">
            <text:p>39</text:p>
          </table:table-cell>
          <table:table-cell office:value-type="float" office:value="-0.2022051904">
            <text:p>-0.2022051904</text:p>
          </table:table-cell>
          <table:table-cell office:value-type="float" office:value="0.1363636364">
            <text:p>0.1363636364</text:p>
          </table:table-cell>
          <table:table-cell office:value-type="float" office:value="0.0172413793">
            <text:p>0.0172413793</text:p>
          </table:table-cell>
          <table:table-cell office:value-type="float" office:value="-0.1363636364">
            <text:p>-0.1363636364</text:p>
          </table:table-cell>
          <table:table-cell office:value-type="float" office:value="0.0456323993">
            <text:p>0.045632399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4.61512051684126">
            <text:p>4.6151205168</text:p>
          </table:table-cell>
          <table:table-cell office:value-type="float" office:value="0.0086206897">
            <text:p>0.0086206897</text:p>
          </table:table-cell>
          <table:table-cell table:number-columns-repeated="2" office:value-type="float" office:value="0">
            <text:p>0</text:p>
          </table:table-cell>
          <table:table-cell office:value-type="float" office:value="0.1091954023">
            <text:p>0.1091954023</text:p>
          </table:table-cell>
          <table:table-cell office:value-type="float" office:value="0.1623931624">
            <text:p>0.1623931624</text:p>
          </table:table-cell>
          <table:table-cell office:value-type="float" office:value="0.0823529412">
            <text:p>0.0823529412</text:p>
          </table:table-cell>
          <table:table-cell office:value-type="float" office:value="0.0299145299">
            <text:p>0.0299145299</text:p>
          </table:table-cell>
          <table:table-cell office:value-type="float" office:value="39">
            <text:p>39</text:p>
          </table:table-cell>
          <table:table-cell office:value-type="float" office:value="-0.0943369886">
            <text:p>-0.0943369886</text:p>
          </table:table-cell>
          <table:table-cell office:value-type="float" office:value="0.0883977901">
            <text:p>0.0883977901</text:p>
          </table:table-cell>
          <table:table-cell office:value-type="float" office:value="0.0039215686">
            <text:p>0.0039215686</text:p>
          </table:table-cell>
          <table:table-cell office:value-type="float" office:value="-0.0497237569">
            <text:p>-0.0497237569</text:p>
          </table:table-cell>
          <table:table-cell office:value-type="float" office:value="0.0309419524">
            <text:p>0.0309419524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00397413672268">
            <text:p>7.0039741367</text:p>
          </table:table-cell>
          <table:table-cell office:value-type="float" office:value="0">
            <text:p>0</text:p>
          </table:table-cell>
          <table:table-cell office:value-type="float" office:value="0.0574712644">
            <text:p>0.0574712644</text:p>
          </table:table-cell>
          <table:table-cell office:value-type="float" office:value="0.0196078431">
            <text:p>0.0196078431</text:p>
          </table:table-cell>
          <table:table-cell office:value-type="float" office:value="0.0353982301">
            <text:p>0.0353982301</text:p>
          </table:table-cell>
          <table:table-cell office:value-type="float" office:value="0.062745098">
            <text:p>0.062745098</text:p>
          </table:table-cell>
          <table:table-cell table:number-columns-repeated="2" office:value-type="float" office:value="0">
            <text:p>0</text:p>
          </table:table-cell>
          <table:table-cell office:value-type="float" office:value="-19">
            <text:p>-19</text:p>
          </table:table-cell>
          <table:table-cell office:value-type="float" office:value="0.0052641353">
            <text:p>0.0052641353</text:p>
          </table:table-cell>
          <table:table-cell office:value-type="float" office:value="0.0714285714">
            <text:p>0.0714285714</text:p>
          </table:table-cell>
          <table:table-cell office:value-type="float" office:value="0.0067567568">
            <text:p>0.0067567568</text:p>
          </table:table-cell>
          <table:table-cell office:value-type="float" office:value="0.0054945055">
            <text:p>0.0054945055</text:p>
          </table:table-cell>
          <table:table-cell office:value-type="float" office:value="0.0243482384">
            <text:p>0.0243482384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5.99396142730657">
            <text:p>5.9939614273</text:p>
          </table:table-cell>
          <table:table-cell table:number-columns-repeated="3" office:value-type="float" office:value="0">
            <text:p>0</text:p>
          </table:table-cell>
          <table:table-cell office:value-type="float" office:value="0.2157676349">
            <text:p>0.2157676349</text:p>
          </table:table-cell>
          <table:table-cell office:value-type="float" office:value="0.2488038278">
            <text:p>0.2488038278</text:p>
          </table:table-cell>
          <table:table-cell office:value-type="float" office:value="0.1875">
            <text:p>0.1875</text:p>
          </table:table-cell>
          <table:table-cell office:value-type="float" office:value="0.043062201">
            <text:p>0.043062201</text:p>
          </table:table-cell>
          <table:table-cell office:value-type="float" office:value="-51">
            <text:p>-51</text:p>
          </table:table-cell>
          <table:table-cell office:value-type="float" office:value="0.0153351204">
            <text:p>0.0153351204</text:p>
          </table:table-cell>
          <table:table-cell office:value-type="float" office:value="0.0689655172">
            <text:p>0.0689655172</text:p>
          </table:table-cell>
          <table:table-cell office:value-type="float" office:value="0">
            <text:p>0</text:p>
          </table:table-cell>
          <table:table-cell office:value-type="float" office:value="0.0459770115">
            <text:p>0.0459770115</text:p>
          </table:table-cell>
          <table:table-cell office:value-type="float" office:value="0.0196013419">
            <text:p>0.019601341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55250788703459">
            <text:p>6.552507887</text:p>
          </table:table-cell>
          <table:table-cell table:number-columns-repeated="3" office:value-type="float" office:value="0">
            <text:p>0</text:p>
          </table:table-cell>
          <table:table-cell office:value-type="float" office:value="0.162601626">
            <text:p>0.162601626</text:p>
          </table:table-cell>
          <table:table-cell office:value-type="float" office:value="0.1481481481">
            <text:p>0.148148148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-0.2782028944">
            <text:p>-0.2782028944</text:p>
          </table:table-cell>
          <table:table-cell office:value-type="float" office:value="0.0697674419">
            <text:p>0.0697674419</text:p>
          </table:table-cell>
          <table:table-cell office:value-type="float" office:value="0.0540540541">
            <text:p>0.0540540541</text:p>
          </table:table-cell>
          <table:table-cell office:value-type="float" office:value="-0.0465116279">
            <text:p>-0.0465116279</text:p>
          </table:table-cell>
          <table:table-cell office:value-type="float" office:value="0.0575783754">
            <text:p>0.0575783754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49609734517596">
            <text:p>7.4960973452</text:p>
          </table:table-cell>
          <table:table-cell office:value-type="float" office:value="0">
            <text:p>0</text:p>
          </table:table-cell>
          <table:table-cell office:value-type="float" office:value="0.1142857143">
            <text:p>0.1142857143</text:p>
          </table:table-cell>
          <table:table-cell office:value-type="float" office:value="0.0251572327">
            <text:p>0.0251572327</text:p>
          </table:table-cell>
          <table:table-cell office:value-type="float" office:value="0.0898876404">
            <text:p>0.0898876404</text:p>
          </table:table-cell>
          <table:table-cell office:value-type="float" office:value="0.1006289308">
            <text:p>0.1006289308</text:p>
          </table:table-cell>
          <table:table-cell office:value-type="float" office:value="0.3714285714">
            <text:p>0.3714285714</text:p>
          </table:table-cell>
          <table:table-cell office:value-type="float" office:value="0.0817610063">
            <text:p>0.0817610063</text:p>
          </table:table-cell>
          <table:table-cell office:value-type="float" office:value="-6">
            <text:p>-6</text:p>
          </table:table-cell>
          <table:table-cell office:value-type="float" office:value="-0.0032760033">
            <text:p>-0.0032760033</text:p>
          </table:table-cell>
          <table:table-cell office:value-type="float" office:value="0.0454545455">
            <text:p>0.0454545455</text:p>
          </table:table-cell>
          <table:table-cell office:value-type="float" office:value="0">
            <text:p>0</text:p>
          </table:table-cell>
          <table:table-cell office:value-type="float" office:value="-0.0303030303">
            <text:p>-0.0303030303</text:p>
          </table:table-cell>
          <table:table-cell office:value-type="float" office:value="0.0096854622">
            <text:p>0.009685462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2.82385107555366">
            <text:p>2.8238510756</text:p>
          </table:table-cell>
          <table:table-cell office:value-type="float" office:value="0">
            <text:p>0</text:p>
          </table:table-cell>
          <table:table-cell office:value-type="float" office:value="0.0459770115">
            <text:p>0.0459770115</text:p>
          </table:table-cell>
          <table:table-cell office:value-type="float" office:value="0.0240963855">
            <text:p>0.0240963855</text:p>
          </table:table-cell>
          <table:table-cell office:value-type="float" office:value="0.0408163265">
            <text:p>0.0408163265</text:p>
          </table:table-cell>
          <table:table-cell office:value-type="float" office:value="0.0722891566">
            <text:p>0.0722891566</text:p>
          </table:table-cell>
          <table:table-cell office:value-type="float" office:value="0.0689655172">
            <text:p>0.0689655172</text:p>
          </table:table-cell>
          <table:table-cell office:value-type="float" office:value="0.0361445783">
            <text:p>0.0361445783</text:p>
          </table:table-cell>
          <table:table-cell office:value-type="float" office:value="18">
            <text:p>18</text:p>
          </table:table-cell>
          <table:table-cell office:value-type="float" office:value="-0.0825794045">
            <text:p>-0.0825794045</text:p>
          </table:table-cell>
          <table:table-cell office:value-type="float" office:value="0.0797546012">
            <text:p>0.0797546012</text:p>
          </table:table-cell>
          <table:table-cell office:value-type="float" office:value="0.0047619048">
            <text:p>0.0047619048</text:p>
          </table:table-cell>
          <table:table-cell office:value-type="float" office:value="-0.0490797546">
            <text:p>-0.0490797546</text:p>
          </table:table-cell>
          <table:table-cell office:value-type="float" office:value="0.0254014438">
            <text:p>0.025401443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39859493453521">
            <text:p>6.3985949345</text:p>
          </table:table-cell>
          <table:table-cell office:value-type="float" office:value="0.0034364261">
            <text:p>0.0034364261</text:p>
          </table:table-cell>
          <table:table-cell office:value-type="float" office:value="0.0078740157">
            <text:p>0.0078740157</text:p>
          </table:table-cell>
          <table:table-cell office:value-type="float" office:value="0.0062111801">
            <text:p>0.0062111801</text:p>
          </table:table-cell>
          <table:table-cell office:value-type="float" office:value="0.0481099656">
            <text:p>0.0481099656</text:p>
          </table:table-cell>
          <table:table-cell office:value-type="float" office:value="0.0869565217">
            <text:p>0.0869565217</text:p>
          </table:table-cell>
          <table:table-cell office:value-type="float" office:value="0.062992126">
            <text:p>0.062992126</text:p>
          </table:table-cell>
          <table:table-cell office:value-type="float" office:value="0.049689441">
            <text:p>0.049689441</text:p>
          </table:table-cell>
          <table:table-cell office:value-type="float" office:value="-21">
            <text:p>-21</text:p>
          </table:table-cell>
          <table:table-cell office:value-type="float" office:value="-0.0858340611">
            <text:p>-0.0858340611</text:p>
          </table:table-cell>
          <table:table-cell office:value-type="float" office:value="0.0698689956">
            <text:p>0.0698689956</text:p>
          </table:table-cell>
          <table:table-cell office:value-type="float" office:value="0.003649635">
            <text:p>0.003649635</text:p>
          </table:table-cell>
          <table:table-cell office:value-type="float" office:value="-0.0218340611">
            <text:p>-0.0218340611</text:p>
          </table:table-cell>
          <table:table-cell office:value-type="float" office:value="0.027521079">
            <text:p>0.02752107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78364059622125">
            <text:p>7.7836405962</text:p>
          </table:table-cell>
          <table:table-cell office:value-type="float" office:value="0.0209205021">
            <text:p>0.0209205021</text:p>
          </table:table-cell>
          <table:table-cell office:value-type="float" office:value="0.0297029703">
            <text:p>0.0297029703</text:p>
          </table:table-cell>
          <table:table-cell office:value-type="float" office:value="0.0118577075">
            <text:p>0.0118577075</text:p>
          </table:table-cell>
          <table:table-cell office:value-type="float" office:value="0.0794979079">
            <text:p>0.0794979079</text:p>
          </table:table-cell>
          <table:table-cell office:value-type="float" office:value="0.0750988142">
            <text:p>0.0750988142</text:p>
          </table:table-cell>
          <table:table-cell office:value-type="float" office:value="0.1485148515">
            <text:p>0.1485148515</text:p>
          </table:table-cell>
          <table:table-cell office:value-type="float" office:value="0.0592885375">
            <text:p>0.0592885375</text:p>
          </table:table-cell>
          <table:table-cell office:value-type="float" office:value="15">
            <text:p>15</text:p>
          </table:table-cell>
          <table:table-cell office:value-type="float" office:value="-0.2202606019">
            <text:p>-0.2202606019</text:p>
          </table:table-cell>
          <table:table-cell office:value-type="float" office:value="0.0895522388">
            <text:p>0.0895522388</text:p>
          </table:table-cell>
          <table:table-cell office:value-type="float" office:value="0.0259259259">
            <text:p>0.0259259259</text:p>
          </table:table-cell>
          <table:table-cell office:value-type="float" office:value="-0.0597014925">
            <text:p>-0.0597014925</text:p>
          </table:table-cell>
          <table:table-cell office:value-type="float" office:value="0.0459940425">
            <text:p>0.0459940425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74109909003537">
            <text:p>7.74109909</text:p>
          </table:table-cell>
          <table:table-cell office:value-type="float" office:value="0.0083333333">
            <text:p>0.0083333333</text:p>
          </table:table-cell>
          <table:table-cell office:value-type="float" office:value="0.02">
            <text:p>0.02</text:p>
          </table:table-cell>
          <table:table-cell office:value-type="float" office:value="0.0066666667">
            <text:p>0.0066666667</text:p>
          </table:table-cell>
          <table:table-cell office:value-type="float" office:value="0.0125">
            <text:p>0.0125</text:p>
          </table:table-cell>
          <table:table-cell office:value-type="float" office:value="0.01">
            <text:p>0.01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7">
            <text:p>7</text:p>
          </table:table-cell>
          <table:table-cell office:value-type="float" office:value="-0.1127994002">
            <text:p>-0.1127994002</text:p>
          </table:table-cell>
          <table:table-cell office:value-type="float" office:value="0.108974359">
            <text:p>0.108974359</text:p>
          </table:table-cell>
          <table:table-cell office:value-type="float" office:value="0.0173410405">
            <text:p>0.0173410405</text:p>
          </table:table-cell>
          <table:table-cell office:value-type="float" office:value="-0.0576923077">
            <text:p>-0.0576923077</text:p>
          </table:table-cell>
          <table:table-cell office:value-type="float" office:value="0.0332954076">
            <text:p>0.033295407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3.16852007937904">
            <text:p>3.1685200794</text:p>
          </table:table-cell>
          <table:table-cell office:value-type="float" office:value="0.009009009">
            <text:p>0.0090090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585585586">
            <text:p>0.0585585586</text:p>
          </table:table-cell>
          <table:table-cell office:value-type="float" office:value="0.0572687225">
            <text:p>0.0572687225</text:p>
          </table:table-cell>
          <table:table-cell office:value-type="float" office:value="0.0860215054">
            <text:p>0.0860215054</text:p>
          </table:table-cell>
          <table:table-cell office:value-type="float" office:value="0.0352422907">
            <text:p>0.0352422907</text:p>
          </table:table-cell>
          <table:table-cell office:value-type="float" office:value="7">
            <text:p>7</text:p>
          </table:table-cell>
          <table:table-cell office:value-type="float" office:value="-0.0750304638">
            <text:p>-0.0750304638</text:p>
          </table:table-cell>
          <table:table-cell office:value-type="float" office:value="0.0641025641">
            <text:p>0.0641025641</text:p>
          </table:table-cell>
          <table:table-cell office:value-type="float" office:value="0.0207253886">
            <text:p>0.0207253886</text:p>
          </table:table-cell>
          <table:table-cell office:value-type="float" office:value="-0.0320512821">
            <text:p>-0.0320512821</text:p>
          </table:table-cell>
          <table:table-cell office:value-type="float" office:value="0.0331642765">
            <text:p>0.0331642765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2.76326319615452">
            <text:p>2.763263196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17120623">
            <text:p>0.0817120623</text:p>
          </table:table-cell>
          <table:table-cell office:value-type="float" office:value="0.0681818182">
            <text:p>0.0681818182</text:p>
          </table:table-cell>
          <table:table-cell office:value-type="float" office:value="0.0916666667">
            <text:p>0.0916666667</text:p>
          </table:table-cell>
          <table:table-cell office:value-type="float" office:value="0.0357142857">
            <text:p>0.0357142857</text:p>
          </table:table-cell>
          <table:table-cell office:value-type="float" office:value="8">
            <text:p>8</text:p>
          </table:table-cell>
          <table:table-cell office:value-type="float" office:value="0.0008558196">
            <text:p>0.0008558196</text:p>
          </table:table-cell>
          <table:table-cell office:value-type="float" office:value="0.0418848168">
            <text:p>0.0418848168</text:p>
          </table:table-cell>
          <table:table-cell office:value-type="float" office:value="0.0046082949">
            <text:p>0.0046082949</text:p>
          </table:table-cell>
          <table:table-cell office:value-type="float" office:value="0.0104712042">
            <text:p>0.0104712042</text:p>
          </table:table-cell>
          <table:table-cell office:value-type="float" office:value="0.0222863977">
            <text:p>0.022286397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90137735379262">
            <text:p>7.9013773538</text:p>
          </table:table-cell>
          <table:table-cell office:value-type="float" office:value="0">
            <text:p>0</text:p>
          </table:table-cell>
          <table:table-cell office:value-type="float" office:value="0.0336134454">
            <text:p>0.0336134454</text:p>
          </table:table-cell>
          <table:table-cell office:value-type="float" office:value="0.0216216216">
            <text:p>0.0216216216</text:p>
          </table:table-cell>
          <table:table-cell office:value-type="float" office:value="0.1081081081">
            <text:p>0.1081081081</text:p>
          </table:table-cell>
          <table:table-cell office:value-type="float" office:value="0.172972973">
            <text:p>0.172972973</text:p>
          </table:table-cell>
          <table:table-cell office:value-type="float" office:value="0.0336134454">
            <text:p>0.0336134454</text:p>
          </table:table-cell>
          <table:table-cell office:value-type="float" office:value="0.0216216216">
            <text:p>0.0216216216</text:p>
          </table:table-cell>
          <table:table-cell office:value-type="float" office:value="13">
            <text:p>13</text:p>
          </table:table-cell>
          <table:table-cell office:value-type="float" office:value="-0.0544356535">
            <text:p>-0.0544356535</text:p>
          </table:table-cell>
          <table:table-cell office:value-type="float" office:value="0.0414507772">
            <text:p>0.0414507772</text:p>
          </table:table-cell>
          <table:table-cell office:value-type="float" office:value="0.0082644628">
            <text:p>0.0082644628</text:p>
          </table:table-cell>
          <table:table-cell office:value-type="float" office:value="-0.0207253886">
            <text:p>-0.0207253886</text:p>
          </table:table-cell>
          <table:table-cell office:value-type="float" office:value="0.0189771451">
            <text:p>0.018977145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1.09777964915335">
            <text:p>1.0977796492</text:p>
          </table:table-cell>
          <table:table-cell office:value-type="float" office:value="0.0210526316">
            <text:p>0.0210526316</text:p>
          </table:table-cell>
          <table:table-cell office:value-type="float" office:value="0.1764705882">
            <text:p>0.1764705882</text:p>
          </table:table-cell>
          <table:table-cell office:value-type="float" office:value="0.0857142857">
            <text:p>0.0857142857</text:p>
          </table:table-cell>
          <table:table-cell office:value-type="float" office:value="0.0350877193">
            <text:p>0.0350877193</text:p>
          </table:table-cell>
          <table:table-cell office:value-type="float" office:value="0.0571428571">
            <text:p>0.0571428571</text:p>
          </table:table-cell>
          <table:table-cell office:value-type="float" office:value="0.0588235294">
            <text:p>0.0588235294</text:p>
          </table:table-cell>
          <table:table-cell office:value-type="float" office:value="0.0285714286">
            <text:p>0.0285714286</text:p>
          </table:table-cell>
          <table:table-cell office:value-type="float" office:value="-2">
            <text:p>-2</text:p>
          </table:table-cell>
          <table:table-cell office:value-type="float" office:value="-0.0907975773">
            <text:p>-0.0907975773</text:p>
          </table:table-cell>
          <table:table-cell office:value-type="float" office:value="0.0902777778">
            <text:p>0.0902777778</text:p>
          </table:table-cell>
          <table:table-cell office:value-type="float" office:value="0.0054054054">
            <text:p>0.0054054054</text:p>
          </table:table-cell>
          <table:table-cell office:value-type="float" office:value="-0.0416666667">
            <text:p>-0.0416666667</text:p>
          </table:table-cell>
          <table:table-cell office:value-type="float" office:value="0.0283578635">
            <text:p>0.0283578635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0.404910323043386">
            <text:p>0.404910323</text:p>
          </table:table-cell>
          <table:table-cell office:value-type="float" office:value="0.0038461538">
            <text:p>0.0038461538</text:p>
          </table:table-cell>
          <table:table-cell office:value-type="float" office:value="0.0303030303">
            <text:p>0.0303030303</text:p>
          </table:table-cell>
          <table:table-cell office:value-type="float" office:value="0.0105263158">
            <text:p>0.0105263158</text:p>
          </table:table-cell>
          <table:table-cell office:value-type="float" office:value="0.0884615385">
            <text:p>0.0884615385</text:p>
          </table:table-cell>
          <table:table-cell office:value-type="float" office:value="0.0807017544">
            <text:p>0.0807017544</text:p>
          </table:table-cell>
          <table:table-cell office:value-type="float" office:value="0.1717171717">
            <text:p>0.1717171717</text:p>
          </table:table-cell>
          <table:table-cell office:value-type="float" office:value="0.0596491228">
            <text:p>0.0596491228</text:p>
          </table:table-cell>
          <table:table-cell office:value-type="float" office:value="-3">
            <text:p>-3</text:p>
          </table:table-cell>
          <table:table-cell office:value-type="float" office:value="0.0259661836">
            <text:p>0.0259661836</text:p>
          </table:table-cell>
          <table:table-cell office:value-type="float" office:value="0.0380434783">
            <text:p>0.0380434783</text:p>
          </table:table-cell>
          <table:table-cell office:value-type="float" office:value="0">
            <text:p>0</text:p>
          </table:table-cell>
          <table:table-cell office:value-type="float" office:value="0.0163043478">
            <text:p>0.0163043478</text:p>
          </table:table-cell>
          <table:table-cell office:value-type="float" office:value="0.0155587597">
            <text:p>0.015558759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00397413672268">
            <text:p>7.0039741367</text:p>
          </table:table-cell>
          <table:table-cell office:value-type="float" office:value="0.004587156">
            <text:p>0.0045871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3486239">
            <text:p>0.0183486239</text:p>
          </table:table-cell>
          <table:table-cell office:value-type="float" office:value="0.021978022">
            <text:p>0.021978022</text:p>
          </table:table-cell>
          <table:table-cell office:value-type="float" office:value="0.1397849462">
            <text:p>0.1397849462</text:p>
          </table:table-cell>
          <table:table-cell office:value-type="float" office:value="0.0714285714">
            <text:p>0.0714285714</text:p>
          </table:table-cell>
          <table:table-cell office:value-type="float" office:value="12">
            <text:p>12</text:p>
          </table:table-cell>
          <table:table-cell office:value-type="float" office:value="-0.1086977782">
            <text:p>-0.1086977782</text:p>
          </table:table-cell>
          <table:table-cell office:value-type="float" office:value="0.0925925926">
            <text:p>0.0925925926</text:p>
          </table:table-cell>
          <table:table-cell office:value-type="float" office:value="0.027027027">
            <text:p>0.027027027</text:p>
          </table:table-cell>
          <table:table-cell office:value-type="float" office:value="-0.037037037">
            <text:p>-0.037037037</text:p>
          </table:table-cell>
          <table:table-cell office:value-type="float" office:value="0.0405389116">
            <text:p>0.040538911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650168700845">
            <text:p>7.6501687008</text:p>
          </table:table-cell>
          <table:table-cell office:value-type="float" office:value="0.0055555556">
            <text:p>0.0055555556</text:p>
          </table:table-cell>
          <table:table-cell office:value-type="float" office:value="0.0256410256">
            <text:p>0.0256410256</text:p>
          </table:table-cell>
          <table:table-cell office:value-type="float" office:value="0.0119760479">
            <text:p>0.0119760479</text:p>
          </table:table-cell>
          <table:table-cell office:value-type="float" office:value="0.0833333333">
            <text:p>0.0833333333</text:p>
          </table:table-cell>
          <table:table-cell office:value-type="float" office:value="0.0898203593">
            <text:p>0.0898203593</text:p>
          </table:table-cell>
          <table:table-cell office:value-type="float" office:value="0.0641025641">
            <text:p>0.0641025641</text:p>
          </table:table-cell>
          <table:table-cell office:value-type="float" office:value="0.0299401198">
            <text:p>0.0299401198</text:p>
          </table:table-cell>
          <table:table-cell office:value-type="float" office:value="-17">
            <text:p>-17</text:p>
          </table:table-cell>
          <table:table-cell office:value-type="float" office:value="-0.1344368925">
            <text:p>-0.1344368925</text:p>
          </table:table-cell>
          <table:table-cell office:value-type="float" office:value="0.0714285714">
            <text:p>0.0714285714</text:p>
          </table:table-cell>
          <table:table-cell office:value-type="float" office:value="0.0397350993">
            <text:p>0.0397350993</text:p>
          </table:table-cell>
          <table:table-cell office:value-type="float" office:value="-0.0317460317">
            <text:p>-0.0317460317</text:p>
          </table:table-cell>
          <table:table-cell office:value-type="float" office:value="0.0400484432">
            <text:p>0.040048443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1.44501016507859">
            <text:p>1.4450101651</text:p>
          </table:table-cell>
          <table:table-cell office:value-type="float" office:value="0.0029325513">
            <text:p>0.0029325513</text:p>
          </table:table-cell>
          <table:table-cell office:value-type="float" office:value="0.0754716981">
            <text:p>0.0754716981</text:p>
          </table:table-cell>
          <table:table-cell office:value-type="float" office:value="0.0267558528">
            <text:p>0.0267558528</text:p>
          </table:table-cell>
          <table:table-cell office:value-type="float" office:value="0.0439882698">
            <text:p>0.0439882698</text:p>
          </table:table-cell>
          <table:table-cell office:value-type="float" office:value="0.0501672241">
            <text:p>0.0501672241</text:p>
          </table:table-cell>
          <table:table-cell office:value-type="float" office:value="0.1320754717">
            <text:p>0.1320754717</text:p>
          </table:table-cell>
          <table:table-cell office:value-type="float" office:value="0.0468227425">
            <text:p>0.0468227425</text:p>
          </table:table-cell>
          <table:table-cell office:value-type="float" office:value="14">
            <text:p>14</text:p>
          </table:table-cell>
          <table:table-cell office:value-type="float" office:value="-0.0780348148">
            <text:p>-0.0780348148</text:p>
          </table:table-cell>
          <table:table-cell office:value-type="float" office:value="0.0792079208">
            <text:p>0.0792079208</text:p>
          </table:table-cell>
          <table:table-cell office:value-type="float" office:value="0.0162601626">
            <text:p>0.0162601626</text:p>
          </table:table-cell>
          <table:table-cell office:value-type="float" office:value="-0.0445544554">
            <text:p>-0.0445544554</text:p>
          </table:table-cell>
          <table:table-cell office:value-type="float" office:value="0.0298744918">
            <text:p>0.029874491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80350525760834">
            <text:p>6.8035052576</text:p>
          </table:table-cell>
          <table:table-cell office:value-type="float" office:value="0">
            <text:p>0</text:p>
          </table:table-cell>
          <table:table-cell office:value-type="float" office:value="0.0909090909">
            <text:p>0.0909090909</text:p>
          </table:table-cell>
          <table:table-cell office:value-type="float" office:value="0.0184331797">
            <text:p>0.0184331797</text:p>
          </table:table-cell>
          <table:table-cell office:value-type="float" office:value="0.3115942029">
            <text:p>0.3115942029</text:p>
          </table:table-cell>
          <table:table-cell office:value-type="float" office:value="0.198156682">
            <text:p>0.1981566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0441025641">
            <text:p>-0.0441025641</text:p>
          </table:table-cell>
          <table:table-cell office:value-type="float" office:value="0.0923076923">
            <text:p>0.0923076923</text:p>
          </table:table-cell>
          <table:table-cell office:value-type="float" office:value="0.012345679">
            <text:p>0.012345679</text:p>
          </table:table-cell>
          <table:table-cell office:value-type="float" office:value="-0.0307692308">
            <text:p>-0.0307692308</text:p>
          </table:table-cell>
          <table:table-cell office:value-type="float" office:value="0.021886673">
            <text:p>0.02188667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3.51670426816497">
            <text:p>3.5167042682</text:p>
          </table:table-cell>
          <table:table-cell office:value-type="float" office:value="0">
            <text:p>0</text:p>
          </table:table-cell>
          <table:table-cell office:value-type="float" office:value="0.0135135135">
            <text:p>0.0135135135</text:p>
          </table:table-cell>
          <table:table-cell office:value-type="float" office:value="0.00390625">
            <text:p>0.00390625</text:p>
          </table:table-cell>
          <table:table-cell office:value-type="float" office:value="0.0454545455">
            <text:p>0.0454545455</text:p>
          </table:table-cell>
          <table:table-cell office:value-type="float" office:value="0.04296875">
            <text:p>0.04296875</text:p>
          </table:table-cell>
          <table:table-cell office:value-type="float" office:value="0.3918918919">
            <text:p>0.3918918919</text:p>
          </table:table-cell>
          <table:table-cell office:value-type="float" office:value="0.11328125">
            <text:p>0.11328125</text:p>
          </table:table-cell>
          <table:table-cell office:value-type="float" office:value="-5">
            <text:p>-5</text:p>
          </table:table-cell>
          <table:table-cell office:value-type="float" office:value="-0.0627070409">
            <text:p>-0.0627070409</text:p>
          </table:table-cell>
          <table:table-cell office:value-type="float" office:value="0.0866141732">
            <text:p>0.0866141732</text:p>
          </table:table-cell>
          <table:table-cell office:value-type="float" office:value="0.0063291139">
            <text:p>0.0063291139</text:p>
          </table:table-cell>
          <table:table-cell office:value-type="float" office:value="-0.0472440945">
            <text:p>-0.0472440945</text:p>
          </table:table-cell>
          <table:table-cell office:value-type="float" office:value="0.0280153612">
            <text:p>0.028015361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09090982207998">
            <text:p>7.0909098221</text:p>
          </table:table-cell>
          <table:table-cell office:value-type="float" office:value="0.0079681275">
            <text:p>0.0079681275</text:p>
          </table:table-cell>
          <table:table-cell office:value-type="float" office:value="0.0409836066">
            <text:p>0.0409836066</text:p>
          </table:table-cell>
          <table:table-cell office:value-type="float" office:value="0.0246305419">
            <text:p>0.0246305419</text:p>
          </table:table-cell>
          <table:table-cell office:value-type="float" office:value="0.0677290837">
            <text:p>0.0677290837</text:p>
          </table:table-cell>
          <table:table-cell office:value-type="float" office:value="0.0837438424">
            <text:p>0.0837438424</text:p>
          </table:table-cell>
          <table:table-cell office:value-type="float" office:value="0.0655737705">
            <text:p>0.0655737705</text:p>
          </table:table-cell>
          <table:table-cell office:value-type="float" office:value="0.039408867">
            <text:p>0.039408867</text:p>
          </table:table-cell>
          <table:table-cell office:value-type="float" office:value="8">
            <text:p>8</text:p>
          </table:table-cell>
          <table:table-cell office:value-type="float" office:value="-0.0292591415">
            <text:p>-0.0292591415</text:p>
          </table:table-cell>
          <table:table-cell office:value-type="float" office:value="0.0428571429">
            <text:p>0.0428571429</text:p>
          </table:table-cell>
          <table:table-cell office:value-type="float" office:value="0.0082304527">
            <text:p>0.0082304527</text:p>
          </table:table-cell>
          <table:table-cell office:value-type="float" office:value="0.0047619048">
            <text:p>0.0047619048</text:p>
          </table:table-cell>
          <table:table-cell office:value-type="float" office:value="0.0206272512">
            <text:p>0.020627251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2.98628181774152">
            <text:p>2.9862818177</text:p>
          </table:table-cell>
          <table:table-cell office:value-type="float" office:value="0.0035842294">
            <text:p>0.0035842294</text:p>
          </table:table-cell>
          <table:table-cell office:value-type="float" office:value="0.0151515152">
            <text:p>0.0151515152</text:p>
          </table:table-cell>
          <table:table-cell office:value-type="float" office:value="0.0057471264">
            <text:p>0.0057471264</text:p>
          </table:table-cell>
          <table:table-cell office:value-type="float" office:value="0.0788530466">
            <text:p>0.0788530466</text:p>
          </table:table-cell>
          <table:table-cell office:value-type="float" office:value="0.0632183908">
            <text:p>0.0632183908</text:p>
          </table:table-cell>
          <table:table-cell office:value-type="float" office:value="0.0227272727">
            <text:p>0.0227272727</text:p>
          </table:table-cell>
          <table:table-cell office:value-type="float" office:value="0.0086206897">
            <text:p>0.0086206897</text:p>
          </table:table-cell>
          <table:table-cell office:value-type="float" office:value="19">
            <text:p>19</text:p>
          </table:table-cell>
          <table:table-cell office:value-type="float" office:value="-0.0928810648">
            <text:p>-0.0928810648</text:p>
          </table:table-cell>
          <table:table-cell office:value-type="float" office:value="0.0669642857">
            <text:p>0.0669642857</text:p>
          </table:table-cell>
          <table:table-cell office:value-type="float" office:value="0.003968254">
            <text:p>0.003968254</text:p>
          </table:table-cell>
          <table:table-cell office:value-type="float" office:value="-0.0491071429">
            <text:p>-0.0491071429</text:p>
          </table:table-cell>
          <table:table-cell office:value-type="float" office:value="0.0271959091">
            <text:p>0.027195909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0">
            <text:p>0</text:p>
          </table:table-cell>
          <table:table-cell office:value-type="float" office:value="0.0062111801">
            <text:p>0.00621118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621118012">
            <text:p>0.0621118012</text:p>
          </table:table-cell>
          <table:table-cell office:value-type="float" office:value="0.0502512563">
            <text:p>0.0502512563</text:p>
          </table:table-cell>
          <table:table-cell office:value-type="float" office:value="0.0571428571">
            <text:p>0.0571428571</text:p>
          </table:table-cell>
          <table:table-cell office:value-type="float" office:value="0.0201005025">
            <text:p>0.0201005025</text:p>
          </table:table-cell>
          <table:table-cell office:value-type="float" office:value="-14">
            <text:p>-14</text:p>
          </table:table-cell>
          <table:table-cell office:value-type="float" office:value="-0.0215074824">
            <text:p>-0.0215074824</text:p>
          </table:table-cell>
          <table:table-cell office:value-type="float" office:value="0.0727272727">
            <text:p>0.0727272727</text:p>
          </table:table-cell>
          <table:table-cell office:value-type="float" office:value="0.0066666667">
            <text:p>0.0066666667</text:p>
          </table:table-cell>
          <table:table-cell office:value-type="float" office:value="-0.0363636364">
            <text:p>-0.0363636364</text:p>
          </table:table-cell>
          <table:table-cell office:value-type="float" office:value="0.0217945844">
            <text:p>0.0217945844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9728107841214">
            <text:p>7.9728107841</text:p>
          </table:table-cell>
          <table:table-cell office:value-type="float" office:value="0.0032894737">
            <text:p>0.0032894737</text:p>
          </table:table-cell>
          <table:table-cell office:value-type="float" office:value="0.0900900901">
            <text:p>0.0900900901</text:p>
          </table:table-cell>
          <table:table-cell office:value-type="float" office:value="0.0290697674">
            <text:p>0.0290697674</text:p>
          </table:table-cell>
          <table:table-cell office:value-type="float" office:value="0.0296052632">
            <text:p>0.0296052632</text:p>
          </table:table-cell>
          <table:table-cell office:value-type="float" office:value="0.0261627907">
            <text:p>0.0261627907</text:p>
          </table:table-cell>
          <table:table-cell office:value-type="float" office:value="0.1621621622">
            <text:p>0.1621621622</text:p>
          </table:table-cell>
          <table:table-cell office:value-type="float" office:value="0.0523255814">
            <text:p>0.0523255814</text:p>
          </table:table-cell>
          <table:table-cell office:value-type="float" office:value="-15">
            <text:p>-15</text:p>
          </table:table-cell>
          <table:table-cell office:value-type="float" office:value="0.0194826007">
            <text:p>0.0194826007</text:p>
          </table:table-cell>
          <table:table-cell office:value-type="float" office:value="0.0769230769">
            <text:p>0.0769230769</text:p>
          </table:table-cell>
          <table:table-cell office:value-type="float" office:value="0.0091324201">
            <text:p>0.0091324201</text:p>
          </table:table-cell>
          <table:table-cell office:value-type="float" office:value="0.0054945055">
            <text:p>0.0054945055</text:p>
          </table:table-cell>
          <table:table-cell office:value-type="float" office:value="0.0271020456">
            <text:p>0.027102045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03947991910045">
            <text:p>8.0394799191</text:p>
          </table:table-cell>
          <table:table-cell office:value-type="float" office:value="0.0184501845">
            <text:p>0.0184501845</text:p>
          </table:table-cell>
          <table:table-cell office:value-type="float" office:value="0.0243902439">
            <text:p>0.0243902439</text:p>
          </table:table-cell>
          <table:table-cell office:value-type="float" office:value="0.0086206897">
            <text:p>0.0086206897</text:p>
          </table:table-cell>
          <table:table-cell office:value-type="float" office:value="0.0332103321">
            <text:p>0.0332103321</text:p>
          </table:table-cell>
          <table:table-cell office:value-type="float" office:value="0.0387931034">
            <text:p>0.0387931034</text:p>
          </table:table-cell>
          <table:table-cell office:value-type="float" office:value="0.0487804878">
            <text:p>0.0487804878</text:p>
          </table:table-cell>
          <table:table-cell office:value-type="float" office:value="0.0172413793">
            <text:p>0.0172413793</text:p>
          </table:table-cell>
          <table:table-cell office:value-type="float" office:value="17">
            <text:p>17</text:p>
          </table:table-cell>
          <table:table-cell office:value-type="float" office:value="-0.0471002527">
            <text:p>-0.0471002527</text:p>
          </table:table-cell>
          <table:table-cell office:value-type="float" office:value="0.0615384615">
            <text:p>0.0615384615</text:p>
          </table:table-cell>
          <table:table-cell office:value-type="float" office:value="0.0318471338">
            <text:p>0.0318471338</text:p>
          </table:table-cell>
          <table:table-cell office:value-type="float" office:value="0.0076923077">
            <text:p>0.0076923077</text:p>
          </table:table-cell>
          <table:table-cell office:value-type="float" office:value="0.0431414072">
            <text:p>0.043141407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21660610108486">
            <text:p>6.2166061011</text:p>
          </table:table-cell>
          <table:table-cell office:value-type="float" office:value="0.0068027211">
            <text:p>0.0068027211</text:p>
          </table:table-cell>
          <table:table-cell office:value-type="float" office:value="0.0173913043">
            <text:p>0.0173913043</text:p>
          </table:table-cell>
          <table:table-cell office:value-type="float" office:value="0.0086206897">
            <text:p>0.0086206897</text:p>
          </table:table-cell>
          <table:table-cell office:value-type="float" office:value="0.0340136054">
            <text:p>0.0340136054</text:p>
          </table:table-cell>
          <table:table-cell office:value-type="float" office:value="0.0431034483">
            <text:p>0.0431034483</text:p>
          </table:table-cell>
          <table:table-cell office:value-type="float" office:value="0.0608695652">
            <text:p>0.0608695652</text:p>
          </table:table-cell>
          <table:table-cell office:value-type="float" office:value="0.0301724138">
            <text:p>0.0301724138</text:p>
          </table:table-cell>
          <table:table-cell office:value-type="float" office:value="-3">
            <text:p>-3</text:p>
          </table:table-cell>
          <table:table-cell office:value-type="float" office:value="-0.047418369">
            <text:p>-0.047418369</text:p>
          </table:table-cell>
          <table:table-cell office:value-type="float" office:value="0.0942408377">
            <text:p>0.0942408377</text:p>
          </table:table-cell>
          <table:table-cell office:value-type="float" office:value="0.0043103448">
            <text:p>0.0043103448</text:p>
          </table:table-cell>
          <table:table-cell office:value-type="float" office:value="-0.0471204188">
            <text:p>-0.0471204188</text:p>
          </table:table-cell>
          <table:table-cell office:value-type="float" office:value="0.0256702332">
            <text:p>0.025670233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-0.510159844779347">
            <text:p>-0.5101598448</text:p>
          </table:table-cell>
          <table:table-cell table:number-columns-repeated="3" office:value-type="float" office:value="0">
            <text:p>0</text:p>
          </table:table-cell>
          <table:table-cell office:value-type="float" office:value="0.046728972">
            <text:p>0.046728972</text:p>
          </table:table-cell>
          <table:table-cell office:value-type="float" office:value="0.0256410256">
            <text:p>0.0256410256</text:p>
          </table:table-cell>
          <table:table-cell office:value-type="float" office:value="0.175">
            <text:p>0.175</text:p>
          </table:table-cell>
          <table:table-cell office:value-type="float" office:value="0.0358974359">
            <text:p>0.0358974359</text:p>
          </table:table-cell>
          <table:table-cell office:value-type="float" office:value="7">
            <text:p>7</text:p>
          </table:table-cell>
          <table:table-cell office:value-type="float" office:value="0.0512892904">
            <text:p>0.0512892904</text:p>
          </table:table-cell>
          <table:table-cell office:value-type="float" office:value="0.0869565217">
            <text:p>0.0869565217</text:p>
          </table:table-cell>
          <table:table-cell office:value-type="float" office:value="0">
            <text:p>0</text:p>
          </table:table-cell>
          <table:table-cell office:value-type="float" office:value="0.0144927536">
            <text:p>0.0144927536</text:p>
          </table:table-cell>
          <table:table-cell office:value-type="float" office:value="0.0166572558">
            <text:p>0.016657255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0">
            <text:p>0</text:p>
          </table:table-cell>
          <table:table-cell office:value-type="float" office:value="0.0084033613">
            <text:p>0.00840336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4201681">
            <text:p>0.0504201681</text:p>
          </table:table-cell>
          <table:table-cell office:value-type="float" office:value="0.027027027">
            <text:p>0.027027027</text:p>
          </table:table-cell>
          <table:table-cell office:value-type="float" office:value="0.3114754098">
            <text:p>0.3114754098</text:p>
          </table:table-cell>
          <table:table-cell office:value-type="float" office:value="0.0855855856">
            <text:p>0.0855855856</text:p>
          </table:table-cell>
          <table:table-cell office:value-type="float" office:value="3">
            <text:p>3</text:p>
          </table:table-cell>
          <table:table-cell office:value-type="float" office:value="-0.037011327">
            <text:p>-0.037011327</text:p>
          </table:table-cell>
          <table:table-cell office:value-type="float" office:value="0.0891089109">
            <text:p>0.0891089109</text:p>
          </table:table-cell>
          <table:table-cell office:value-type="float" office:value="0">
            <text:p>0</text:p>
          </table:table-cell>
          <table:table-cell office:value-type="float" office:value="-0.0594059406">
            <text:p>-0.0594059406</text:p>
          </table:table-cell>
          <table:table-cell office:value-type="float" office:value="0.0235361065">
            <text:p>0.0235361065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86365126544865">
            <text:p>7.8636512654</text:p>
          </table:table-cell>
          <table:table-cell office:value-type="float" office:value="0.0042372881">
            <text:p>0.0042372881</text:p>
          </table:table-cell>
          <table:table-cell office:value-type="float" office:value="0.011627907">
            <text:p>0.011627907</text:p>
          </table:table-cell>
          <table:table-cell office:value-type="float" office:value="0.0047393365">
            <text:p>0.0047393365</text:p>
          </table:table-cell>
          <table:table-cell office:value-type="float" office:value="0.063559322">
            <text:p>0.063559322</text:p>
          </table:table-cell>
          <table:table-cell office:value-type="float" office:value="0.0710900474">
            <text:p>0.0710900474</text:p>
          </table:table-cell>
          <table:table-cell office:value-type="float" office:value="0.1744186047">
            <text:p>0.1744186047</text:p>
          </table:table-cell>
          <table:table-cell office:value-type="float" office:value="0.0710900474">
            <text:p>0.0710900474</text:p>
          </table:table-cell>
          <table:table-cell office:value-type="float" office:value="17">
            <text:p>17</text:p>
          </table:table-cell>
          <table:table-cell office:value-type="float" office:value="0.02143426">
            <text:p>0.02143426</text:p>
          </table:table-cell>
          <table:table-cell office:value-type="float" office:value="0.037593985">
            <text:p>0.037593985</text:p>
          </table:table-cell>
          <table:table-cell office:value-type="float" office:value="0.0065789474">
            <text:p>0.0065789474</text:p>
          </table:table-cell>
          <table:table-cell office:value-type="float" office:value="0.037593985">
            <text:p>0.037593985</text:p>
          </table:table-cell>
          <table:table-cell office:value-type="float" office:value="0.0156967012">
            <text:p>0.015696701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5.70711026474888">
            <text:p>5.707110264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15517241">
            <text:p>0.0215517241</text:p>
          </table:table-cell>
          <table:table-cell office:value-type="float" office:value="0.0187969925">
            <text:p>0.0187969925</text:p>
          </table:table-cell>
          <table:table-cell office:value-type="float" office:value="0.0769230769">
            <text:p>0.0769230769</text:p>
          </table:table-cell>
          <table:table-cell office:value-type="float" office:value="0.0263157895">
            <text:p>0.0263157895</text:p>
          </table:table-cell>
          <table:table-cell office:value-type="float" office:value="-59">
            <text:p>-59</text:p>
          </table:table-cell>
          <table:table-cell office:value-type="float" office:value="-0.0183499303">
            <text:p>-0.0183499303</text:p>
          </table:table-cell>
          <table:table-cell office:value-type="float" office:value="0.0544217687">
            <text:p>0.0544217687</text:p>
          </table:table-cell>
          <table:table-cell office:value-type="float" office:value="0.0055248619">
            <text:p>0.0055248619</text:p>
          </table:table-cell>
          <table:table-cell office:value-type="float" office:value="-0.0340136054">
            <text:p>-0.0340136054</text:p>
          </table:table-cell>
          <table:table-cell office:value-type="float" office:value="0.0197670078">
            <text:p>0.019767007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74109909003537">
            <text:p>7.74109909</text:p>
          </table:table-cell>
          <table:table-cell office:value-type="float" office:value="0.0034722222">
            <text:p>0.0034722222</text:p>
          </table:table-cell>
          <table:table-cell office:value-type="float" office:value="0.0222222222">
            <text:p>0.0222222222</text:p>
          </table:table-cell>
          <table:table-cell office:value-type="float" office:value="0.0120481928">
            <text:p>0.0120481928</text:p>
          </table:table-cell>
          <table:table-cell office:value-type="float" office:value="0.0451388889">
            <text:p>0.0451388889</text:p>
          </table:table-cell>
          <table:table-cell office:value-type="float" office:value="0.0522088353">
            <text:p>0.0522088353</text:p>
          </table:table-cell>
          <table:table-cell office:value-type="float" office:value="0.0518518519">
            <text:p>0.0518518519</text:p>
          </table:table-cell>
          <table:table-cell office:value-type="float" office:value="0.0281124498">
            <text:p>0.0281124498</text:p>
          </table:table-cell>
          <table:table-cell office:value-type="float" office:value="-28">
            <text:p>-28</text:p>
          </table:table-cell>
          <table:table-cell office:value-type="float" office:value="-0.0819321161">
            <text:p>-0.0819321161</text:p>
          </table:table-cell>
          <table:table-cell office:value-type="float" office:value="0.0611353712">
            <text:p>0.0611353712</text:p>
          </table:table-cell>
          <table:table-cell office:value-type="float" office:value="0.0076335878">
            <text:p>0.0076335878</text:p>
          </table:table-cell>
          <table:table-cell office:value-type="float" office:value="-0.0087336245">
            <text:p>-0.0087336245</text:p>
          </table:table-cell>
          <table:table-cell office:value-type="float" office:value="0.028208288">
            <text:p>0.02820828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90875477931522">
            <text:p>6.9087547793</text:p>
          </table:table-cell>
          <table:table-cell office:value-type="float" office:value="0.012345679">
            <text:p>0.012345679</text:p>
          </table:table-cell>
          <table:table-cell office:value-type="float" office:value="0.0707070707">
            <text:p>0.0707070707</text:p>
          </table:table-cell>
          <table:table-cell office:value-type="float" office:value="0.0254545455">
            <text:p>0.0254545455</text:p>
          </table:table-cell>
          <table:table-cell office:value-type="float" office:value="0.0679012346">
            <text:p>0.0679012346</text:p>
          </table:table-cell>
          <table:table-cell office:value-type="float" office:value="0.08">
            <text:p>0.08</text:p>
          </table:table-cell>
          <table:table-cell office:value-type="float" office:value="0.1414141414">
            <text:p>0.1414141414</text:p>
          </table:table-cell>
          <table:table-cell office:value-type="float" office:value="0.0509090909">
            <text:p>0.0509090909</text:p>
          </table:table-cell>
          <table:table-cell office:value-type="float" office:value="23">
            <text:p>23</text:p>
          </table:table-cell>
          <table:table-cell office:value-type="float" office:value="-0.0765152685">
            <text:p>-0.0765152685</text:p>
          </table:table-cell>
          <table:table-cell office:value-type="float" office:value="0.0617977528">
            <text:p>0.0617977528</text:p>
          </table:table-cell>
          <table:table-cell office:value-type="float" office:value="0.012605042">
            <text:p>0.012605042</text:p>
          </table:table-cell>
          <table:table-cell office:value-type="float" office:value="-0.0337078652">
            <text:p>-0.0337078652</text:p>
          </table:table-cell>
          <table:table-cell office:value-type="float" office:value="0.0271226043">
            <text:p>0.027122604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41205487329293">
            <text:p>8.4120548733</text:p>
          </table:table-cell>
          <table:table-cell office:value-type="float" office:value="0">
            <text:p>0</text:p>
          </table:table-cell>
          <table:table-cell office:value-type="float" office:value="0.0215053763">
            <text:p>0.0215053763</text:p>
          </table:table-cell>
          <table:table-cell office:value-type="float" office:value="0.0065789474">
            <text:p>0.0065789474</text:p>
          </table:table-cell>
          <table:table-cell office:value-type="float" office:value="0.0397111913">
            <text:p>0.0397111913</text:p>
          </table:table-cell>
          <table:table-cell office:value-type="float" office:value="0.0361842105">
            <text:p>0.0361842105</text:p>
          </table:table-cell>
          <table:table-cell office:value-type="float" office:value="0.1290322581">
            <text:p>0.1290322581</text:p>
          </table:table-cell>
          <table:table-cell office:value-type="float" office:value="0.0394736842">
            <text:p>0.0394736842</text:p>
          </table:table-cell>
          <table:table-cell office:value-type="float" office:value="-22">
            <text:p>-22</text:p>
          </table:table-cell>
          <table:table-cell office:value-type="float" office:value="-0.1330117352">
            <text:p>-0.1330117352</text:p>
          </table:table-cell>
          <table:table-cell office:value-type="float" office:value="0.0902777778">
            <text:p>0.0902777778</text:p>
          </table:table-cell>
          <table:table-cell office:value-type="float" office:value="0.0177514793">
            <text:p>0.0177514793</text:p>
          </table:table-cell>
          <table:table-cell office:value-type="float" office:value="-0.0625">
            <text:p>-0.0625</text:p>
          </table:table-cell>
          <table:table-cell office:value-type="float" office:value="0.0374299806">
            <text:p>0.037429980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69666708152646">
            <text:p>7.6966670815</text:p>
          </table:table-cell>
          <table:table-cell office:value-type="float" office:value="0.006097561">
            <text:p>0.00609756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87804878">
            <text:p>0.0487804878</text:p>
          </table:table-cell>
          <table:table-cell office:value-type="float" office:value="0.0298507463">
            <text:p>0.0298507463</text:p>
          </table:table-cell>
          <table:table-cell office:value-type="float" office:value="0.0512820513">
            <text:p>0.0512820513</text:p>
          </table:table-cell>
          <table:table-cell office:value-type="float" office:value="0.0149253731">
            <text:p>0.0149253731</text:p>
          </table:table-cell>
          <table:table-cell office:value-type="float" office:value="-23">
            <text:p>-23</text:p>
          </table:table-cell>
          <table:table-cell office:value-type="float" office:value="-0.056358446">
            <text:p>-0.056358446</text:p>
          </table:table-cell>
          <table:table-cell office:value-type="float" office:value="0.0709219858">
            <text:p>0.0709219858</text:p>
          </table:table-cell>
          <table:table-cell office:value-type="float" office:value="0">
            <text:p>0</text:p>
          </table:table-cell>
          <table:table-cell office:value-type="float" office:value="-0.0070921986">
            <text:p>-0.0070921986</text:p>
          </table:table-cell>
          <table:table-cell office:value-type="float" office:value="0.029902092">
            <text:p>0.02990209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74109909003537">
            <text:p>7.74109909</text:p>
          </table:table-cell>
          <table:table-cell office:value-type="float" office:value="0.02">
            <text:p>0.02</text:p>
          </table:table-cell>
          <table:table-cell office:value-type="float" office:value="0.1857142857">
            <text:p>0.1857142857</text:p>
          </table:table-cell>
          <table:table-cell office:value-type="float" office:value="0.0764705882">
            <text:p>0.0764705882</text:p>
          </table:table-cell>
          <table:table-cell office:value-type="float" office:value="0.02">
            <text:p>0.02</text:p>
          </table:table-cell>
          <table:table-cell office:value-type="float" office:value="0.0235294118">
            <text:p>0.0235294118</text:p>
          </table:table-cell>
          <table:table-cell office:value-type="float" office:value="0.1428571429">
            <text:p>0.1428571429</text:p>
          </table:table-cell>
          <table:table-cell office:value-type="float" office:value="0.0588235294">
            <text:p>0.0588235294</text:p>
          </table:table-cell>
          <table:table-cell office:value-type="float" office:value="-1">
            <text:p>-1</text:p>
          </table:table-cell>
          <table:table-cell office:value-type="float" office:value="0.093872549">
            <text:p>0.093872549</text:p>
          </table:table-cell>
          <table:table-cell office:value-type="float" office:value="0.0416666667">
            <text:p>0.0416666667</text:p>
          </table:table-cell>
          <table:table-cell office:value-type="float" office:value="0.0126582278">
            <text:p>0.0126582278</text:p>
          </table:table-cell>
          <table:table-cell office:value-type="float" office:value="0.0166666667">
            <text:p>0.0166666667</text:p>
          </table:table-cell>
          <table:table-cell office:value-type="float" office:value="0.0125263713">
            <text:p>0.012526371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66578559546606">
            <text:p>8.6657855955</text:p>
          </table:table-cell>
          <table:table-cell office:value-type="float" office:value="0">
            <text:p>0</text:p>
          </table:table-cell>
          <table:table-cell office:value-type="float" office:value="0.0333333333">
            <text:p>0.0333333333</text:p>
          </table:table-cell>
          <table:table-cell office:value-type="float" office:value="0.0082987552">
            <text:p>0.0082987552</text:p>
          </table:table-cell>
          <table:table-cell office:value-type="float" office:value="0.0273972603">
            <text:p>0.0273972603</text:p>
          </table:table-cell>
          <table:table-cell office:value-type="float" office:value="0.0331950207">
            <text:p>0.0331950207</text:p>
          </table:table-cell>
          <table:table-cell office:value-type="float" office:value="0.0666666667">
            <text:p>0.0666666667</text:p>
          </table:table-cell>
          <table:table-cell office:value-type="float" office:value="0.0165975104">
            <text:p>0.0165975104</text:p>
          </table:table-cell>
          <table:table-cell office:value-type="float" office:value="8">
            <text:p>8</text:p>
          </table:table-cell>
          <table:table-cell office:value-type="float" office:value="-0.1610012858">
            <text:p>-0.1610012858</text:p>
          </table:table-cell>
          <table:table-cell office:value-type="float" office:value="0.1153846154">
            <text:p>0.1153846154</text:p>
          </table:table-cell>
          <table:table-cell office:value-type="float" office:value="0.0196078431">
            <text:p>0.0196078431</text:p>
          </table:table-cell>
          <table:table-cell office:value-type="float" office:value="-0.0865384615">
            <text:p>-0.0865384615</text:p>
          </table:table-cell>
          <table:table-cell office:value-type="float" office:value="0.0329232912">
            <text:p>0.032923291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37838371299671">
            <text:p>7.378383713</text:p>
          </table:table-cell>
          <table:table-cell office:value-type="float" office:value="0.0139534884">
            <text:p>0.0139534884</text:p>
          </table:table-cell>
          <table:table-cell office:value-type="float" office:value="0.0731707317">
            <text:p>0.0731707317</text:p>
          </table:table-cell>
          <table:table-cell office:value-type="float" office:value="0.0212014134">
            <text:p>0.0212014134</text:p>
          </table:table-cell>
          <table:table-cell office:value-type="float" office:value="0.0697674419">
            <text:p>0.0697674419</text:p>
          </table:table-cell>
          <table:table-cell office:value-type="float" office:value="0.0530035336">
            <text:p>0.0530035336</text:p>
          </table:table-cell>
          <table:table-cell office:value-type="float" office:value="0.2073170732">
            <text:p>0.2073170732</text:p>
          </table:table-cell>
          <table:table-cell office:value-type="float" office:value="0.0600706714">
            <text:p>0.0600706714</text:p>
          </table:table-cell>
          <table:table-cell office:value-type="float" office:value="24">
            <text:p>24</text:p>
          </table:table-cell>
          <table:table-cell office:value-type="float" office:value="-0.0716578055">
            <text:p>-0.0716578055</text:p>
          </table:table-cell>
          <table:table-cell office:value-type="float" office:value="0.0483870968">
            <text:p>0.0483870968</text:p>
          </table:table-cell>
          <table:table-cell office:value-type="float" office:value="0.013986014">
            <text:p>0.013986014</text:p>
          </table:table-cell>
          <table:table-cell office:value-type="float" office:value="-0.0161290323">
            <text:p>-0.0161290323</text:p>
          </table:table-cell>
          <table:table-cell office:value-type="float" office:value="0.0205934699">
            <text:p>0.020593469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39859493453521">
            <text:p>6.398594934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60869565">
            <text:p>0.0260869565</text:p>
          </table:table-cell>
          <table:table-cell office:value-type="float" office:value="0.025974026">
            <text:p>0.025974026</text:p>
          </table:table-cell>
          <table:table-cell office:value-type="float" office:value="0.0340909091">
            <text:p>0.0340909091</text:p>
          </table:table-cell>
          <table:table-cell office:value-type="float" office:value="0.012987013">
            <text:p>0.012987013</text:p>
          </table:table-cell>
          <table:table-cell office:value-type="float" office:value="-10">
            <text:p>-10</text:p>
          </table:table-cell>
          <table:table-cell office:value-type="float" office:value="-0.0730431627">
            <text:p>-0.0730431627</text:p>
          </table:table-cell>
          <table:table-cell office:value-type="float" office:value="0.0687022901">
            <text:p>0.0687022901</text:p>
          </table:table-cell>
          <table:table-cell office:value-type="float" office:value="0.0065359477">
            <text:p>0.0065359477</text:p>
          </table:table-cell>
          <table:table-cell office:value-type="float" office:value="-0.0152671756">
            <text:p>-0.0152671756</text:p>
          </table:table-cell>
          <table:table-cell office:value-type="float" office:value="0.0295152636">
            <text:p>0.029515263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81001204797317">
            <text:p>8.810012048</text:p>
          </table:table-cell>
          <table:table-cell office:value-type="float" office:value="0.0154320988">
            <text:p>0.0154320988</text:p>
          </table:table-cell>
          <table:table-cell office:value-type="float" office:value="0.1610169492">
            <text:p>0.1610169492</text:p>
          </table:table-cell>
          <table:table-cell office:value-type="float" office:value="0.0798319328">
            <text:p>0.0798319328</text:p>
          </table:table-cell>
          <table:table-cell office:value-type="float" office:value="0.049382716">
            <text:p>0.049382716</text:p>
          </table:table-cell>
          <table:table-cell office:value-type="float" office:value="0.0672268908">
            <text:p>0.0672268908</text:p>
          </table:table-cell>
          <table:table-cell office:value-type="float" office:value="0.0423728814">
            <text:p>0.0423728814</text:p>
          </table:table-cell>
          <table:table-cell office:value-type="float" office:value="0.0210084034">
            <text:p>0.0210084034</text:p>
          </table:table-cell>
          <table:table-cell office:value-type="float" office:value="-63">
            <text:p>-63</text:p>
          </table:table-cell>
          <table:table-cell office:value-type="float" office:value="0.0613174971">
            <text:p>0.0613174971</text:p>
          </table:table-cell>
          <table:table-cell office:value-type="float" office:value="0.0422535211">
            <text:p>0.0422535211</text:p>
          </table:table-cell>
          <table:table-cell office:value-type="float" office:value="0.003649635">
            <text:p>0.003649635</text:p>
          </table:table-cell>
          <table:table-cell office:value-type="float" office:value="0.0422535211">
            <text:p>0.0422535211</text:p>
          </table:table-cell>
          <table:table-cell office:value-type="float" office:value="0.0182862955">
            <text:p>0.0182862955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78364059622125">
            <text:p>7.7836405962</text:p>
          </table:table-cell>
          <table:table-cell office:value-type="float" office:value="0">
            <text:p>0</text:p>
          </table:table-cell>
          <table:table-cell office:value-type="float" office:value="0.0126582278">
            <text:p>0.0126582278</text:p>
          </table:table-cell>
          <table:table-cell office:value-type="float" office:value="0.0051282051">
            <text:p>0.0051282051</text:p>
          </table:table-cell>
          <table:table-cell office:value-type="float" office:value="0.0418410042">
            <text:p>0.0418410042</text:p>
          </table:table-cell>
          <table:table-cell office:value-type="float" office:value="0.0512820513">
            <text:p>0.0512820513</text:p>
          </table:table-cell>
          <table:table-cell office:value-type="float" office:value="0.1392405063">
            <text:p>0.1392405063</text:p>
          </table:table-cell>
          <table:table-cell office:value-type="float" office:value="0.0564102564">
            <text:p>0.0564102564</text:p>
          </table:table-cell>
          <table:table-cell office:value-type="float" office:value="-14">
            <text:p>-14</text:p>
          </table:table-cell>
          <table:table-cell office:value-type="float" office:value="0.0977783284">
            <text:p>0.0977783284</text:p>
          </table:table-cell>
          <table:table-cell office:value-type="float" office:value="0.0079365079">
            <text:p>0.0079365079</text:p>
          </table:table-cell>
          <table:table-cell office:value-type="float" office:value="0">
            <text:p>0</text:p>
          </table:table-cell>
          <table:table-cell office:value-type="float" office:value="0.0476190476">
            <text:p>0.0476190476</text:p>
          </table:table-cell>
          <table:table-cell office:value-type="float" office:value="0.01454697">
            <text:p>0.0145469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10198073185319">
            <text:p>8.1019807319</text:p>
          </table:table-cell>
          <table:table-cell office:value-type="float" office:value="0.0163934426">
            <text:p>0.0163934426</text:p>
          </table:table-cell>
          <table:table-cell office:value-type="float" office:value="0.0315789474">
            <text:p>0.0315789474</text:p>
          </table:table-cell>
          <table:table-cell office:value-type="float" office:value="0.0148514851">
            <text:p>0.0148514851</text:p>
          </table:table-cell>
          <table:table-cell office:value-type="float" office:value="0.0368852459">
            <text:p>0.0368852459</text:p>
          </table:table-cell>
          <table:table-cell office:value-type="float" office:value="0.0445544554">
            <text:p>0.0445544554</text:p>
          </table:table-cell>
          <table:table-cell office:value-type="float" office:value="0.1052631579">
            <text:p>0.1052631579</text:p>
          </table:table-cell>
          <table:table-cell office:value-type="float" office:value="0.0495049505">
            <text:p>0.0495049505</text:p>
          </table:table-cell>
          <table:table-cell office:value-type="float" office:value="-20">
            <text:p>-20</text:p>
          </table:table-cell>
          <table:table-cell office:value-type="float" office:value="-0.0987568695">
            <text:p>-0.0987568695</text:p>
          </table:table-cell>
          <table:table-cell office:value-type="float" office:value="0.0588235294">
            <text:p>0.0588235294</text:p>
          </table:table-cell>
          <table:table-cell office:value-type="float" office:value="0.0051020408">
            <text:p>0.0051020408</text:p>
          </table:table-cell>
          <table:table-cell office:value-type="float" office:value="-0.0326797386">
            <text:p>-0.0326797386</text:p>
          </table:table-cell>
          <table:table-cell office:value-type="float" office:value="0.0317383524">
            <text:p>0.0317383524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39859493453521">
            <text:p>6.3985949345</text:p>
          </table:table-cell>
          <table:table-cell office:value-type="float" office:value="0">
            <text:p>0</text:p>
          </table:table-cell>
          <table:table-cell office:value-type="float" office:value="0.0112359551">
            <text:p>0.0112359551</text:p>
          </table:table-cell>
          <table:table-cell office:value-type="float" office:value="0.0048076923">
            <text:p>0.0048076923</text:p>
          </table:table-cell>
          <table:table-cell office:value-type="float" office:value="0.1446808511">
            <text:p>0.1446808511</text:p>
          </table:table-cell>
          <table:table-cell office:value-type="float" office:value="0.1634615385">
            <text:p>0.1634615385</text:p>
          </table:table-cell>
          <table:table-cell office:value-type="float" office:value="0.0337078652">
            <text:p>0.0337078652</text:p>
          </table:table-cell>
          <table:table-cell office:value-type="float" office:value="0.0144230769">
            <text:p>0.0144230769</text:p>
          </table:table-cell>
          <table:table-cell office:value-type="float" office:value="-3">
            <text:p>-3</text:p>
          </table:table-cell>
          <table:table-cell office:value-type="float" office:value="0.0091319952">
            <text:p>0.0091319952</text:p>
          </table:table-cell>
          <table:table-cell office:value-type="float" office:value="0.045751634">
            <text:p>0.045751634</text:p>
          </table:table-cell>
          <table:table-cell office:value-type="float" office:value="0.0115606936">
            <text:p>0.0115606936</text:p>
          </table:table-cell>
          <table:table-cell office:value-type="float" office:value="-0.0130718954">
            <text:p>-0.0130718954</text:p>
          </table:table-cell>
          <table:table-cell office:value-type="float" office:value="0.0164289778">
            <text:p>0.016428977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3.12597857319315">
            <text:p>3.1259785732</text:p>
          </table:table-cell>
          <table:table-cell office:value-type="float" office:value="0.0038022814">
            <text:p>0.0038022814</text:p>
          </table:table-cell>
          <table:table-cell table:number-columns-repeated="2" office:value-type="float" office:value="0">
            <text:p>0</text:p>
          </table:table-cell>
          <table:table-cell office:value-type="float" office:value="0.1178707224">
            <text:p>0.1178707224</text:p>
          </table:table-cell>
          <table:table-cell office:value-type="float" office:value="0.0805194805">
            <text:p>0.0805194805</text:p>
          </table:table-cell>
          <table:table-cell office:value-type="float" office:value="0.036036036">
            <text:p>0.036036036</text:p>
          </table:table-cell>
          <table:table-cell office:value-type="float" office:value="0.0103896104">
            <text:p>0.0103896104</text:p>
          </table:table-cell>
          <table:table-cell office:value-type="float" office:value="1">
            <text:p>1</text:p>
          </table:table-cell>
          <table:table-cell office:value-type="float" office:value="-0.1331110288">
            <text:p>-0.1331110288</text:p>
          </table:table-cell>
          <table:table-cell office:value-type="float" office:value="0.0825242718">
            <text:p>0.0825242718</text:p>
          </table:table-cell>
          <table:table-cell office:value-type="float" office:value="0.0212765957">
            <text:p>0.0212765957</text:p>
          </table:table-cell>
          <table:table-cell office:value-type="float" office:value="-0.0291262136">
            <text:p>-0.0291262136</text:p>
          </table:table-cell>
          <table:table-cell office:value-type="float" office:value="0.0377716811">
            <text:p>0.037771681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24494154633701">
            <text:p>7.2449415463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17647059">
            <text:p>0.0117647059</text:p>
          </table:table-cell>
          <table:table-cell office:value-type="float" office:value="0.0534759358">
            <text:p>0.0534759358</text:p>
          </table:table-cell>
          <table:table-cell office:value-type="float" office:value="0.0392156863">
            <text:p>0.0392156863</text:p>
          </table:table-cell>
          <table:table-cell office:value-type="float" office:value="0.12">
            <text:p>0.12</text:p>
          </table:table-cell>
          <table:table-cell office:value-type="float" office:value="0.0352941176">
            <text:p>0.0352941176</text:p>
          </table:table-cell>
          <table:table-cell office:value-type="float" office:value="-14">
            <text:p>-14</text:p>
          </table:table-cell>
          <table:table-cell office:value-type="float" office:value="-0.0262915327">
            <text:p>-0.0262915327</text:p>
          </table:table-cell>
          <table:table-cell office:value-type="float" office:value="0.0530973451">
            <text:p>0.0530973451</text:p>
          </table:table-cell>
          <table:table-cell office:value-type="float" office:value="0">
            <text:p>0</text:p>
          </table:table-cell>
          <table:table-cell office:value-type="float" office:value="-0.017699115">
            <text:p>-0.017699115</text:p>
          </table:table-cell>
          <table:table-cell office:value-type="float" office:value="0.0176114186">
            <text:p>0.017611418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5.99396142730657">
            <text:p>5.9939614273</text:p>
          </table:table-cell>
          <table:table-cell table:number-columns-repeated="3" office:value-type="float" office:value="0">
            <text:p>0</text:p>
          </table:table-cell>
          <table:table-cell office:value-type="float" office:value="0.0946969697">
            <text:p>0.0946969697</text:p>
          </table:table-cell>
          <table:table-cell office:value-type="float" office:value="0.0965250965">
            <text:p>0.0965250965</text:p>
          </table:table-cell>
          <table:table-cell office:value-type="float" office:value="0.125">
            <text:p>0.125</text:p>
          </table:table-cell>
          <table:table-cell office:value-type="float" office:value="0.0501930502">
            <text:p>0.0501930502</text:p>
          </table:table-cell>
          <table:table-cell office:value-type="float" office:value="-13">
            <text:p>-13</text:p>
          </table:table-cell>
          <table:table-cell office:value-type="float" office:value="-0.0432307225">
            <text:p>-0.0432307225</text:p>
          </table:table-cell>
          <table:table-cell office:value-type="float" office:value="0.0862068966">
            <text:p>0.0862068966</text:p>
          </table:table-cell>
          <table:table-cell office:value-type="float" office:value="0.0101010101">
            <text:p>0.0101010101</text:p>
          </table:table-cell>
          <table:table-cell office:value-type="float" office:value="-0.0229885057">
            <text:p>-0.0229885057</text:p>
          </table:table-cell>
          <table:table-cell office:value-type="float" office:value="0.0323702625">
            <text:p>0.0323702625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-0.181988833472498">
            <text:p>-0.1819888335</text:p>
          </table:table-cell>
          <table:table-cell table:number-columns-repeated="3" office:value-type="float" office:value="0">
            <text:p>0</text:p>
          </table:table-cell>
          <table:table-cell office:value-type="float" office:value="0.0366972477">
            <text:p>0.0366972477</text:p>
          </table:table-cell>
          <table:table-cell office:value-type="float" office:value="0.0375586854">
            <text:p>0.0375586854</text:p>
          </table:table-cell>
          <table:table-cell office:value-type="float" office:value="0.1111111111">
            <text:p>0.1111111111</text:p>
          </table:table-cell>
          <table:table-cell office:value-type="float" office:value="0.0375586854">
            <text:p>0.0375586854</text:p>
          </table:table-cell>
          <table:table-cell office:value-type="float" office:value="-3">
            <text:p>-3</text:p>
          </table:table-cell>
          <table:table-cell office:value-type="float" office:value="-0.0712817852">
            <text:p>-0.0712817852</text:p>
          </table:table-cell>
          <table:table-cell office:value-type="float" office:value="0.0894308943">
            <text:p>0.0894308943</text:p>
          </table:table-cell>
          <table:table-cell office:value-type="float" office:value="0.0133333333">
            <text:p>0.0133333333</text:p>
          </table:table-cell>
          <table:table-cell office:value-type="float" office:value="-0.0650406504">
            <text:p>-0.0650406504</text:p>
          </table:table-cell>
          <table:table-cell office:value-type="float" office:value="0.0287048187">
            <text:p>0.028704818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1.60544987125864">
            <text:p>1.6054498713</text:p>
          </table:table-cell>
          <table:table-cell office:value-type="float" office:value="0.0136518771">
            <text:p>0.0136518771</text:p>
          </table:table-cell>
          <table:table-cell office:value-type="float" office:value="0.0103092784">
            <text:p>0.0103092784</text:p>
          </table:table-cell>
          <table:table-cell office:value-type="float" office:value="0.004950495">
            <text:p>0.004950495</text:p>
          </table:table-cell>
          <table:table-cell office:value-type="float" office:value="0.0819112628">
            <text:p>0.0819112628</text:p>
          </table:table-cell>
          <table:table-cell office:value-type="float" office:value="0.1188118812">
            <text:p>0.1188118812</text:p>
          </table:table-cell>
          <table:table-cell office:value-type="float" office:value="0.1030927835">
            <text:p>0.1030927835</text:p>
          </table:table-cell>
          <table:table-cell office:value-type="float" office:value="0.0495049505">
            <text:p>0.0495049505</text:p>
          </table:table-cell>
          <table:table-cell office:value-type="float" office:value="0">
            <text:p>0</text:p>
          </table:table-cell>
          <table:table-cell office:value-type="float" office:value="-0.0233723986">
            <text:p>-0.0233723986</text:p>
          </table:table-cell>
          <table:table-cell office:value-type="float" office:value="0.0571428571">
            <text:p>0.0571428571</text:p>
          </table:table-cell>
          <table:table-cell office:value-type="float" office:value="0">
            <text:p>0</text:p>
          </table:table-cell>
          <table:table-cell office:value-type="float" office:value="-0.0057142857">
            <text:p>-0.0057142857</text:p>
          </table:table-cell>
          <table:table-cell office:value-type="float" office:value="0.0217684104">
            <text:p>0.0217684104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2.24683043443083">
            <text:p>2.2468304344</text:p>
          </table:table-cell>
          <table:table-cell office:value-type="float" office:value="0">
            <text:p>0</text:p>
          </table:table-cell>
          <table:table-cell office:value-type="float" office:value="0.0760869565">
            <text:p>0.0760869565</text:p>
          </table:table-cell>
          <table:table-cell office:value-type="float" office:value="0.023255814">
            <text:p>0.023255814</text:p>
          </table:table-cell>
          <table:table-cell office:value-type="float" office:value="0.0530035336">
            <text:p>0.0530035336</text:p>
          </table:table-cell>
          <table:table-cell office:value-type="float" office:value="0.049833887">
            <text:p>0.049833887</text:p>
          </table:table-cell>
          <table:table-cell office:value-type="float" office:value="0.0869565217">
            <text:p>0.0869565217</text:p>
          </table:table-cell>
          <table:table-cell office:value-type="float" office:value="0.0265780731">
            <text:p>0.0265780731</text:p>
          </table:table-cell>
          <table:table-cell office:value-type="float" office:value="13">
            <text:p>13</text:p>
          </table:table-cell>
          <table:table-cell office:value-type="float" office:value="-0.0761844681">
            <text:p>-0.0761844681</text:p>
          </table:table-cell>
          <table:table-cell office:value-type="float" office:value="0.049689441">
            <text:p>0.049689441</text:p>
          </table:table-cell>
          <table:table-cell office:value-type="float" office:value="0.0103092784">
            <text:p>0.0103092784</text:p>
          </table:table-cell>
          <table:table-cell office:value-type="float" office:value="-0.0124223602">
            <text:p>-0.0124223602</text:p>
          </table:table-cell>
          <table:table-cell office:value-type="float" office:value="0.0261789358">
            <text:p>0.026178935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0.690656519236521">
            <text:p>0.690656519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07725322">
            <text:p>0.0407725322</text:p>
          </table:table-cell>
          <table:table-cell office:value-type="float" office:value="0.0629139073">
            <text:p>0.0629139073</text:p>
          </table:table-cell>
          <table:table-cell office:value-type="float" office:value="0.025">
            <text:p>0.025</text:p>
          </table:table-cell>
          <table:table-cell office:value-type="float" office:value="0.0066225166">
            <text:p>0.0066225166</text:p>
          </table:table-cell>
          <table:table-cell office:value-type="float" office:value="-8">
            <text:p>-8</text:p>
          </table:table-cell>
          <table:table-cell office:value-type="float" office:value="-0.1472857186">
            <text:p>-0.1472857186</text:p>
          </table:table-cell>
          <table:table-cell office:value-type="float" office:value="0.1197183099">
            <text:p>0.1197183099</text:p>
          </table:table-cell>
          <table:table-cell office:value-type="float" office:value="0.0119047619">
            <text:p>0.0119047619</text:p>
          </table:table-cell>
          <table:table-cell office:value-type="float" office:value="-0.0915492958">
            <text:p>-0.0915492958</text:p>
          </table:table-cell>
          <table:table-cell office:value-type="float" office:value="0.0405398914">
            <text:p>0.0405398914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3.7514823159415">
            <text:p>3.7514823159</text:p>
          </table:table-cell>
          <table:table-cell office:value-type="float" office:value="0.0101351351">
            <text:p>0.0101351351</text:p>
          </table:table-cell>
          <table:table-cell office:value-type="float" office:value="0.0769230769">
            <text:p>0.0769230769</text:p>
          </table:table-cell>
          <table:table-cell office:value-type="float" office:value="0.0326530612">
            <text:p>0.0326530612</text:p>
          </table:table-cell>
          <table:table-cell office:value-type="float" office:value="0.097972973">
            <text:p>0.097972973</text:p>
          </table:table-cell>
          <table:table-cell office:value-type="float" office:value="0.1183673469">
            <text:p>0.1183673469</text:p>
          </table:table-cell>
          <table:table-cell office:value-type="float" office:value="0.1057692308">
            <text:p>0.1057692308</text:p>
          </table:table-cell>
          <table:table-cell office:value-type="float" office:value="0.0448979592">
            <text:p>0.0448979592</text:p>
          </table:table-cell>
          <table:table-cell office:value-type="float" office:value="-1">
            <text:p>-1</text:p>
          </table:table-cell>
          <table:table-cell office:value-type="float" office:value="-0.0494397206">
            <text:p>-0.0494397206</text:p>
          </table:table-cell>
          <table:table-cell office:value-type="float" office:value="0.0829015544">
            <text:p>0.0829015544</text:p>
          </table:table-cell>
          <table:table-cell office:value-type="float" office:value="0.0084033613">
            <text:p>0.0084033613</text:p>
          </table:table-cell>
          <table:table-cell office:value-type="float" office:value="-0.0362694301">
            <text:p>-0.0362694301</text:p>
          </table:table-cell>
          <table:table-cell office:value-type="float" office:value="0.0298804513">
            <text:p>0.029880451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09090982207998">
            <text:p>7.0909098221</text:p>
          </table:table-cell>
          <table:table-cell office:value-type="float" office:value="0.0037313433">
            <text:p>0.0037313433</text:p>
          </table:table-cell>
          <table:table-cell office:value-type="float" office:value="0.0434782609">
            <text:p>0.0434782609</text:p>
          </table:table-cell>
          <table:table-cell office:value-type="float" office:value="0.018957346">
            <text:p>0.018957346</text:p>
          </table:table-cell>
          <table:table-cell office:value-type="float" office:value="0.1156716418">
            <text:p>0.1156716418</text:p>
          </table:table-cell>
          <table:table-cell office:value-type="float" office:value="0.1469194313">
            <text:p>0.1469194313</text:p>
          </table:table-cell>
          <table:table-cell office:value-type="float" office:value="0.2065217391">
            <text:p>0.2065217391</text:p>
          </table:table-cell>
          <table:table-cell office:value-type="float" office:value="0.0900473934">
            <text:p>0.0900473934</text:p>
          </table:table-cell>
          <table:table-cell office:value-type="float" office:value="20">
            <text:p>20</text:p>
          </table:table-cell>
          <table:table-cell office:value-type="float" office:value="0.0227033987">
            <text:p>0.0227033987</text:p>
          </table:table-cell>
          <table:table-cell office:value-type="float" office:value="0.0481927711">
            <text:p>0.0481927711</text:p>
          </table:table-cell>
          <table:table-cell office:value-type="float" office:value="0.004950495">
            <text:p>0.004950495</text:p>
          </table:table-cell>
          <table:table-cell office:value-type="float" office:value="0">
            <text:p>0</text:p>
          </table:table-cell>
          <table:table-cell office:value-type="float" office:value="0.0151359216">
            <text:p>0.015135921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2.18838474076619">
            <text:p>2.1883847408</text:p>
          </table:table-cell>
          <table:table-cell office:value-type="float" office:value="0">
            <text:p>0</text:p>
          </table:table-cell>
          <table:table-cell office:value-type="float" office:value="0.0105263158">
            <text:p>0.0105263158</text:p>
          </table:table-cell>
          <table:table-cell office:value-type="float" office:value="0.0044642857">
            <text:p>0.0044642857</text:p>
          </table:table-cell>
          <table:table-cell office:value-type="float" office:value="0.0718232044">
            <text:p>0.0718232044</text:p>
          </table:table-cell>
          <table:table-cell office:value-type="float" office:value="0.0580357143">
            <text:p>0.0580357143</text:p>
          </table:table-cell>
          <table:table-cell office:value-type="float" office:value="0.0526315789">
            <text:p>0.0526315789</text:p>
          </table:table-cell>
          <table:table-cell office:value-type="float" office:value="0.0223214286">
            <text:p>0.0223214286</text:p>
          </table:table-cell>
          <table:table-cell office:value-type="float" office:value="17">
            <text:p>17</text:p>
          </table:table-cell>
          <table:table-cell office:value-type="float" office:value="-0.0590065071">
            <text:p>-0.0590065071</text:p>
          </table:table-cell>
          <table:table-cell office:value-type="float" office:value="0.0694444444">
            <text:p>0.0694444444</text:p>
          </table:table-cell>
          <table:table-cell office:value-type="float" office:value="0">
            <text:p>0</text:p>
          </table:table-cell>
          <table:table-cell office:value-type="float" office:value="-0.0277777778">
            <text:p>-0.0277777778</text:p>
          </table:table-cell>
          <table:table-cell office:value-type="float" office:value="0.0316558442">
            <text:p>0.031655844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43897159239586">
            <text:p>7.4389715924</text:p>
          </table:table-cell>
          <table:table-cell office:value-type="float" office:value="0">
            <text:p>0</text:p>
          </table:table-cell>
          <table:table-cell office:value-type="float" office:value="0.0416666667">
            <text:p>0.0416666667</text:p>
          </table:table-cell>
          <table:table-cell office:value-type="float" office:value="0.017699115">
            <text:p>0.017699115</text:p>
          </table:table-cell>
          <table:table-cell office:value-type="float" office:value="0.0734463277">
            <text:p>0.0734463277</text:p>
          </table:table-cell>
          <table:table-cell office:value-type="float" office:value="0.0575221239">
            <text:p>0.0575221239</text:p>
          </table:table-cell>
          <table:table-cell office:value-type="float" office:value="0.0416666667">
            <text:p>0.0416666667</text:p>
          </table:table-cell>
          <table:table-cell office:value-type="float" office:value="0.017699115">
            <text:p>0.017699115</text:p>
          </table:table-cell>
          <table:table-cell office:value-type="float" office:value="-5">
            <text:p>-5</text:p>
          </table:table-cell>
          <table:table-cell office:value-type="float" office:value="0.0118214152">
            <text:p>0.0118214152</text:p>
          </table:table-cell>
          <table:table-cell office:value-type="float" office:value="0.0318471338">
            <text:p>0.0318471338</text:p>
          </table:table-cell>
          <table:table-cell office:value-type="float" office:value="0.0058823529">
            <text:p>0.0058823529</text:p>
          </table:table-cell>
          <table:table-cell office:value-type="float" office:value="0.0127388535">
            <text:p>0.0127388535</text:p>
          </table:table-cell>
          <table:table-cell office:value-type="float" office:value="0.0156222872">
            <text:p>0.015622287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9728107841214">
            <text:p>7.9728107841</text:p>
          </table:table-cell>
          <table:table-cell office:value-type="float" office:value="0.04">
            <text:p>0.04</text:p>
          </table:table-cell>
          <table:table-cell office:value-type="float" office:value="0.1777777778">
            <text:p>0.1777777778</text:p>
          </table:table-cell>
          <table:table-cell office:value-type="float" office:value="0.0459770115">
            <text:p>0.0459770115</text:p>
          </table:table-cell>
          <table:table-cell office:value-type="float" office:value="0.0622222222">
            <text:p>0.0622222222</text:p>
          </table:table-cell>
          <table:table-cell office:value-type="float" office:value="0.0402298851">
            <text:p>0.0402298851</text:p>
          </table:table-cell>
          <table:table-cell office:value-type="float" office:value="0.1">
            <text:p>0.1</text:p>
          </table:table-cell>
          <table:table-cell office:value-type="float" office:value="0.025862069">
            <text:p>0.025862069</text:p>
          </table:table-cell>
          <table:table-cell office:value-type="float" office:value="4">
            <text:p>4</text:p>
          </table:table-cell>
          <table:table-cell office:value-type="float" office:value="0.0371468117">
            <text:p>0.0371468117</text:p>
          </table:table-cell>
          <table:table-cell office:value-type="float" office:value="0.0410958904">
            <text:p>0.0410958904</text:p>
          </table:table-cell>
          <table:table-cell office:value-type="float" office:value="0.006097561">
            <text:p>0.006097561</text:p>
          </table:table-cell>
          <table:table-cell office:value-type="float" office:value="0.0136986301">
            <text:p>0.0136986301</text:p>
          </table:table-cell>
          <table:table-cell office:value-type="float" office:value="0.0146334177">
            <text:p>0.014633417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21635833238616">
            <text:p>8.2163583324</text:p>
          </table:table-cell>
          <table:table-cell office:value-type="float" office:value="0">
            <text:p>0</text:p>
          </table:table-cell>
          <table:table-cell office:value-type="float" office:value="0.0106382979">
            <text:p>0.0106382979</text:p>
          </table:table-cell>
          <table:table-cell office:value-type="float" office:value="0.0028248588">
            <text:p>0.0028248588</text:p>
          </table:table-cell>
          <table:table-cell office:value-type="float" office:value="0.1010452962">
            <text:p>0.1010452962</text:p>
          </table:table-cell>
          <table:table-cell office:value-type="float" office:value="0.081920904">
            <text:p>0.081920904</text:p>
          </table:table-cell>
          <table:table-cell office:value-type="float" office:value="0.0638297872">
            <text:p>0.0638297872</text:p>
          </table:table-cell>
          <table:table-cell office:value-type="float" office:value="0.0169491525">
            <text:p>0.0169491525</text:p>
          </table:table-cell>
          <table:table-cell office:value-type="float" office:value="4">
            <text:p>4</text:p>
          </table:table-cell>
          <table:table-cell office:value-type="float" office:value="-0.0079373703">
            <text:p>-0.0079373703</text:p>
          </table:table-cell>
          <table:table-cell office:value-type="float" office:value="0.0484848485">
            <text:p>0.0484848485</text:p>
          </table:table-cell>
          <table:table-cell office:value-type="float" office:value="0.0053763441">
            <text:p>0.0053763441</text:p>
          </table:table-cell>
          <table:table-cell office:value-type="float" office:value="-0.0242424242">
            <text:p>-0.0242424242</text:p>
          </table:table-cell>
          <table:table-cell office:value-type="float" office:value="0.0185910008">
            <text:p>0.018591000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2.98628181774152">
            <text:p>2.9862818177</text:p>
          </table:table-cell>
          <table:table-cell office:value-type="float" office:value="0">
            <text:p>0</text:p>
          </table:table-cell>
          <table:table-cell office:value-type="float" office:value="0.0281690141">
            <text:p>0.0281690141</text:p>
          </table:table-cell>
          <table:table-cell office:value-type="float" office:value="0.0073260073">
            <text:p>0.0073260073</text:p>
          </table:table-cell>
          <table:table-cell office:value-type="float" office:value="0.095890411">
            <text:p>0.095890411</text:p>
          </table:table-cell>
          <table:table-cell office:value-type="float" office:value="0.0512820513">
            <text:p>0.0512820513</text:p>
          </table:table-cell>
          <table:table-cell office:value-type="float" office:value="0.014084507">
            <text:p>0.014084507</text:p>
          </table:table-cell>
          <table:table-cell office:value-type="float" office:value="0.0036630037">
            <text:p>0.0036630037</text:p>
          </table:table-cell>
          <table:table-cell office:value-type="float" office:value="12">
            <text:p>12</text:p>
          </table:table-cell>
          <table:table-cell office:value-type="float" office:value="-0.0188580982">
            <text:p>-0.0188580982</text:p>
          </table:table-cell>
          <table:table-cell office:value-type="float" office:value="0.0701754386">
            <text:p>0.0701754386</text:p>
          </table:table-cell>
          <table:table-cell office:value-type="float" office:value="0.0153846154">
            <text:p>0.0153846154</text:p>
          </table:table-cell>
          <table:table-cell office:value-type="float" office:value="-0.0350877193">
            <text:p>-0.0350877193</text:p>
          </table:table-cell>
          <table:table-cell office:value-type="float" office:value="0.0218512079">
            <text:p>0.021851207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55013534248843">
            <text:p>7.5501353425</text:p>
          </table:table-cell>
          <table:table-cell office:value-type="float" office:value="0.0198675497">
            <text:p>0.0198675497</text:p>
          </table:table-cell>
          <table:table-cell office:value-type="float" office:value="0.0657894737">
            <text:p>0.0657894737</text:p>
          </table:table-cell>
          <table:table-cell office:value-type="float" office:value="0.0203252033">
            <text:p>0.0203252033</text:p>
          </table:table-cell>
          <table:table-cell office:value-type="float" office:value="0.0198675497">
            <text:p>0.0198675497</text:p>
          </table:table-cell>
          <table:table-cell office:value-type="float" office:value="0.012195122">
            <text:p>0.012195122</text:p>
          </table:table-cell>
          <table:table-cell office:value-type="float" office:value="0.1184210526">
            <text:p>0.1184210526</text:p>
          </table:table-cell>
          <table:table-cell office:value-type="float" office:value="0.0365853659">
            <text:p>0.0365853659</text:p>
          </table:table-cell>
          <table:table-cell office:value-type="float" office:value="-7">
            <text:p>-7</text:p>
          </table:table-cell>
          <table:table-cell office:value-type="float" office:value="0.0360680894">
            <text:p>0.0360680894</text:p>
          </table:table-cell>
          <table:table-cell office:value-type="float" office:value="0.0384615385">
            <text:p>0.0384615385</text:p>
          </table:table-cell>
          <table:table-cell office:value-type="float" office:value="0">
            <text:p>0</text:p>
          </table:table-cell>
          <table:table-cell office:value-type="float" office:value="0.0076923077">
            <text:p>0.0076923077</text:p>
          </table:table-cell>
          <table:table-cell office:value-type="float" office:value="0.0182812459">
            <text:p>0.018281245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3.39158032859814">
            <text:p>3.3915803286</text:p>
          </table:table-cell>
          <table:table-cell office:value-type="float" office:value="0">
            <text:p>0</text:p>
          </table:table-cell>
          <table:table-cell office:value-type="float" office:value="0.3098591549">
            <text:p>0.3098591549</text:p>
          </table:table-cell>
          <table:table-cell office:value-type="float" office:value="0.0814814815">
            <text:p>0.0814814815</text:p>
          </table:table-cell>
          <table:table-cell office:value-type="float" office:value="0.0523560209">
            <text:p>0.0523560209</text:p>
          </table:table-cell>
          <table:table-cell office:value-type="float" office:value="0.037037037">
            <text:p>0.037037037</text:p>
          </table:table-cell>
          <table:table-cell office:value-type="float" office:value="0.0563380282">
            <text:p>0.0563380282</text:p>
          </table:table-cell>
          <table:table-cell office:value-type="float" office:value="0.0148148148">
            <text:p>0.0148148148</text:p>
          </table:table-cell>
          <table:table-cell office:value-type="float" office:value="-1">
            <text:p>-1</text:p>
          </table:table-cell>
          <table:table-cell office:value-type="float" office:value="-0.0710816437">
            <text:p>-0.0710816437</text:p>
          </table:table-cell>
          <table:table-cell office:value-type="float" office:value="0.0733944954">
            <text:p>0.0733944954</text:p>
          </table:table-cell>
          <table:table-cell office:value-type="float" office:value="0.0081967213">
            <text:p>0.0081967213</text:p>
          </table:table-cell>
          <table:table-cell office:value-type="float" office:value="-0.0458715596">
            <text:p>-0.0458715596</text:p>
          </table:table-cell>
          <table:table-cell office:value-type="float" office:value="0.0287288307">
            <text:p>0.028728830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3.39158032859814">
            <text:p>3.3915803286</text:p>
          </table:table-cell>
          <table:table-cell office:value-type="float" office:value="0.0661157025">
            <text:p>0.0661157025</text:p>
          </table:table-cell>
          <table:table-cell office:value-type="float" office:value="0.2375">
            <text:p>0.2375</text:p>
          </table:table-cell>
          <table:table-cell office:value-type="float" office:value="0.0662020906">
            <text:p>0.0662020906</text:p>
          </table:table-cell>
          <table:table-cell office:value-type="float" office:value="0.2066115702">
            <text:p>0.2066115702</text:p>
          </table:table-cell>
          <table:table-cell office:value-type="float" office:value="0.1742160279">
            <text:p>0.1742160279</text:p>
          </table:table-cell>
          <table:table-cell office:value-type="float" office:value="0.1">
            <text:p>0.1</text:p>
          </table:table-cell>
          <table:table-cell office:value-type="float" office:value="0.0278745645">
            <text:p>0.0278745645</text:p>
          </table:table-cell>
          <table:table-cell office:value-type="float" office:value="-26">
            <text:p>-26</text:p>
          </table:table-cell>
          <table:table-cell office:value-type="float" office:value="0.0057880331">
            <text:p>0.0057880331</text:p>
          </table:table-cell>
          <table:table-cell office:value-type="float" office:value="0.0465116279">
            <text:p>0.0465116279</text:p>
          </table:table-cell>
          <table:table-cell office:value-type="float" office:value="0">
            <text:p>0</text:p>
          </table:table-cell>
          <table:table-cell office:value-type="float" office:value="-0.015503876">
            <text:p>-0.015503876</text:p>
          </table:table-cell>
          <table:table-cell office:value-type="float" office:value="0.0166783032">
            <text:p>0.016678303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60140233458373">
            <text:p>7.6014023346</text:p>
          </table:table-cell>
          <table:table-cell office:value-type="float" office:value="0">
            <text:p>0</text:p>
          </table:table-cell>
          <table:table-cell office:value-type="float" office:value="0.0689655172">
            <text:p>0.0689655172</text:p>
          </table:table-cell>
          <table:table-cell office:value-type="float" office:value="0.0176470588">
            <text:p>0.0176470588</text:p>
          </table:table-cell>
          <table:table-cell office:value-type="float" office:value="0.0481283422">
            <text:p>0.0481283422</text:p>
          </table:table-cell>
          <table:table-cell office:value-type="float" office:value="0.0264705882">
            <text:p>0.0264705882</text:p>
          </table:table-cell>
          <table:table-cell office:value-type="float" office:value="0.1494252874">
            <text:p>0.1494252874</text:p>
          </table:table-cell>
          <table:table-cell office:value-type="float" office:value="0.0382352941">
            <text:p>0.0382352941</text:p>
          </table:table-cell>
          <table:table-cell office:value-type="float" office:value="7">
            <text:p>7</text:p>
          </table:table-cell>
          <table:table-cell office:value-type="float" office:value="0.0676447735">
            <text:p>0.0676447735</text:p>
          </table:table-cell>
          <table:table-cell office:value-type="float" office:value="0.020979021">
            <text:p>0.020979021</text:p>
          </table:table-cell>
          <table:table-cell office:value-type="float" office:value="0.0063694268">
            <text:p>0.0063694268</text:p>
          </table:table-cell>
          <table:table-cell office:value-type="float" office:value="0.034965035">
            <text:p>0.034965035</text:p>
          </table:table-cell>
          <table:table-cell office:value-type="float" office:value="0.0117476171">
            <text:p>0.011747617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41205487329293">
            <text:p>8.4120548733</text:p>
          </table:table-cell>
          <table:table-cell office:value-type="float" office:value="0">
            <text:p>0</text:p>
          </table:table-cell>
          <table:table-cell office:value-type="float" office:value="0.3888888889">
            <text:p>0.3888888889</text:p>
          </table:table-cell>
          <table:table-cell office:value-type="float" office:value="0.1037037037">
            <text:p>0.1037037037</text:p>
          </table:table-cell>
          <table:table-cell office:value-type="float" office:value="0.0608365019">
            <text:p>0.0608365019</text:p>
          </table:table-cell>
          <table:table-cell office:value-type="float" office:value="0.0592592593">
            <text:p>0.0592592593</text:p>
          </table:table-cell>
          <table:table-cell office:value-type="float" office:value="0.3194444444">
            <text:p>0.3194444444</text:p>
          </table:table-cell>
          <table:table-cell office:value-type="float" office:value="0.0851851852">
            <text:p>0.0851851852</text:p>
          </table:table-cell>
          <table:table-cell office:value-type="float" office:value="-14">
            <text:p>-14</text:p>
          </table:table-cell>
          <table:table-cell office:value-type="float" office:value="0.0209592116">
            <text:p>0.0209592116</text:p>
          </table:table-cell>
          <table:table-cell office:value-type="float" office:value="0.0163934426">
            <text:p>0.0163934426</text:p>
          </table:table-cell>
          <table:table-cell office:value-type="float" office:value="0.01875">
            <text:p>0.01875</text:p>
          </table:table-cell>
          <table:table-cell office:value-type="float" office:value="0.0245901639">
            <text:p>0.0245901639</text:p>
          </table:table-cell>
          <table:table-cell office:value-type="float" office:value="0.0170994489">
            <text:p>0.017099448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31898612539206">
            <text:p>8.3189861254</text:p>
          </table:table-cell>
          <table:table-cell office:value-type="float" office:value="0">
            <text:p>0</text:p>
          </table:table-cell>
          <table:table-cell office:value-type="float" office:value="0.1379310345">
            <text:p>0.1379310345</text:p>
          </table:table-cell>
          <table:table-cell office:value-type="float" office:value="0.0303030303">
            <text:p>0.0303030303</text:p>
          </table:table-cell>
          <table:table-cell office:value-type="float" office:value="0.1198347107">
            <text:p>0.1198347107</text:p>
          </table:table-cell>
          <table:table-cell office:value-type="float" office:value="0.1098484848">
            <text:p>0.1098484848</text:p>
          </table:table-cell>
          <table:table-cell table:number-columns-repeated="2" office:value-type="float" office:value="0">
            <text:p>0</text:p>
          </table:table-cell>
          <table:table-cell office:value-type="float" office:value="-18">
            <text:p>-18</text:p>
          </table:table-cell>
          <table:table-cell office:value-type="float" office:value="0.0838965912">
            <text:p>0.0838965912</text:p>
          </table:table-cell>
          <table:table-cell office:value-type="float" office:value="0.0306122449">
            <text:p>0.0306122449</text:p>
          </table:table-cell>
          <table:table-cell office:value-type="float" office:value="0">
            <text:p>0</text:p>
          </table:table-cell>
          <table:table-cell office:value-type="float" office:value="0.0918367347">
            <text:p>0.0918367347</text:p>
          </table:table-cell>
          <table:table-cell office:value-type="float" office:value="0.0152562628">
            <text:p>0.015256262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80350525760834">
            <text:p>6.8035052576</text:p>
          </table:table-cell>
          <table:table-cell office:value-type="float" office:value="0.0049751244">
            <text:p>0.0049751244</text:p>
          </table:table-cell>
          <table:table-cell office:value-type="float" office:value="0.0126582278">
            <text:p>0.0126582278</text:p>
          </table:table-cell>
          <table:table-cell office:value-type="float" office:value="0.0042735043">
            <text:p>0.0042735043</text:p>
          </table:table-cell>
          <table:table-cell office:value-type="float" office:value="0.0149253731">
            <text:p>0.0149253731</text:p>
          </table:table-cell>
          <table:table-cell office:value-type="float" office:value="0.0128205128">
            <text:p>0.0128205128</text:p>
          </table:table-cell>
          <table:table-cell office:value-type="float" office:value="0.0379746835">
            <text:p>0.0379746835</text:p>
          </table:table-cell>
          <table:table-cell office:value-type="float" office:value="0.0128205128">
            <text:p>0.0128205128</text:p>
          </table:table-cell>
          <table:table-cell office:value-type="float" office:value="-45">
            <text:p>-45</text:p>
          </table:table-cell>
          <table:table-cell office:value-type="float" office:value="-0.0206896552">
            <text:p>-0.0206896552</text:p>
          </table:table-cell>
          <table:table-cell office:value-type="float" office:value="0.0542635659">
            <text:p>0.0542635659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4339859">
            <text:p>0.022433985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3.679179092015">
            <text:p>3.679179092</text:p>
          </table:table-cell>
          <table:table-cell office:value-type="float" office:value="0.0264423077">
            <text:p>0.0264423077</text:p>
          </table:table-cell>
          <table:table-cell office:value-type="float" office:value="0.0275229358">
            <text:p>0.0275229358</text:p>
          </table:table-cell>
          <table:table-cell office:value-type="float" office:value="0.0105633803">
            <text:p>0.0105633803</text:p>
          </table:table-cell>
          <table:table-cell office:value-type="float" office:value="0.0384615385">
            <text:p>0.0384615385</text:p>
          </table:table-cell>
          <table:table-cell office:value-type="float" office:value="0.0563380282">
            <text:p>0.0563380282</text:p>
          </table:table-cell>
          <table:table-cell office:value-type="float" office:value="0.3211009174">
            <text:p>0.3211009174</text:p>
          </table:table-cell>
          <table:table-cell office:value-type="float" office:value="0.1232394366">
            <text:p>0.1232394366</text:p>
          </table:table-cell>
          <table:table-cell office:value-type="float" office:value="3">
            <text:p>3</text:p>
          </table:table-cell>
          <table:table-cell office:value-type="float" office:value="-0.0331687115">
            <text:p>-0.0331687115</text:p>
          </table:table-cell>
          <table:table-cell office:value-type="float" office:value="0.0717948718">
            <text:p>0.0717948718</text:p>
          </table:table-cell>
          <table:table-cell office:value-type="float" office:value="0.020746888">
            <text:p>0.020746888</text:p>
          </table:table-cell>
          <table:table-cell office:value-type="float" office:value="-0.0256410256">
            <text:p>-0.0256410256</text:p>
          </table:table-cell>
          <table:table-cell office:value-type="float" office:value="0.0242126646">
            <text:p>0.024212664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09090982207998">
            <text:p>7.0909098221</text:p>
          </table:table-cell>
          <table:table-cell office:value-type="float" office:value="0.0091324201">
            <text:p>0.0091324201</text:p>
          </table:table-cell>
          <table:table-cell office:value-type="float" office:value="0.0227272727">
            <text:p>0.0227272727</text:p>
          </table:table-cell>
          <table:table-cell office:value-type="float" office:value="0.0112359551">
            <text:p>0.0112359551</text:p>
          </table:table-cell>
          <table:table-cell office:value-type="float" office:value="0.0776255708">
            <text:p>0.0776255708</text:p>
          </table:table-cell>
          <table:table-cell office:value-type="float" office:value="0.095505618">
            <text:p>0.095505618</text:p>
          </table:table-cell>
          <table:table-cell office:value-type="float" office:value="0.1477272727">
            <text:p>0.1477272727</text:p>
          </table:table-cell>
          <table:table-cell office:value-type="float" office:value="0.0730337079">
            <text:p>0.0730337079</text:p>
          </table:table-cell>
          <table:table-cell office:value-type="float" office:value="11">
            <text:p>11</text:p>
          </table:table-cell>
          <table:table-cell office:value-type="float" office:value="-0.0296982988">
            <text:p>-0.0296982988</text:p>
          </table:table-cell>
          <table:table-cell office:value-type="float" office:value="0.0526315789">
            <text:p>0.0526315789</text:p>
          </table:table-cell>
          <table:table-cell office:value-type="float" office:value="0">
            <text:p>0</text:p>
          </table:table-cell>
          <table:table-cell office:value-type="float" office:value="-0.0131578947">
            <text:p>-0.0131578947</text:p>
          </table:table-cell>
          <table:table-cell office:value-type="float" office:value="0.0189781588">
            <text:p>0.018978158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21635833238616">
            <text:p>8.2163583324</text:p>
          </table:table-cell>
          <table:table-cell office:value-type="float" office:value="0">
            <text:p>0</text:p>
          </table:table-cell>
          <table:table-cell office:value-type="float" office:value="0.0125">
            <text:p>0.0125</text:p>
          </table:table-cell>
          <table:table-cell office:value-type="float" office:value="0.0026809651">
            <text:p>0.0026809651</text:p>
          </table:table-cell>
          <table:table-cell office:value-type="float" office:value="0.04">
            <text:p>0.04</text:p>
          </table:table-cell>
          <table:table-cell office:value-type="float" office:value="0.0214477212">
            <text:p>0.0214477212</text:p>
          </table:table-cell>
          <table:table-cell office:value-type="float" office:value="0.125">
            <text:p>0.125</text:p>
          </table:table-cell>
          <table:table-cell office:value-type="float" office:value="0.0268096515">
            <text:p>0.0268096515</text:p>
          </table:table-cell>
          <table:table-cell office:value-type="float" office:value="15">
            <text:p>15</text:p>
          </table:table-cell>
          <table:table-cell office:value-type="float" office:value="-0.0636990143">
            <text:p>-0.0636990143</text:p>
          </table:table-cell>
          <table:table-cell office:value-type="float" office:value="0.0704225352">
            <text:p>0.0704225352</text:p>
          </table:table-cell>
          <table:table-cell office:value-type="float" office:value="0">
            <text:p>0</text:p>
          </table:table-cell>
          <table:table-cell office:value-type="float" office:value="-0.0070422535">
            <text:p>-0.0070422535</text:p>
          </table:table-cell>
          <table:table-cell office:value-type="float" office:value="0.036390577">
            <text:p>0.03639057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74109909003537">
            <text:p>7.74109909</text:p>
          </table:table-cell>
          <table:table-cell office:value-type="float" office:value="0.0062305296">
            <text:p>0.0062305296</text:p>
          </table:table-cell>
          <table:table-cell office:value-type="float" office:value="0.0090909091">
            <text:p>0.0090909091</text:p>
          </table:table-cell>
          <table:table-cell office:value-type="float" office:value="0.0033557047">
            <text:p>0.0033557047</text:p>
          </table:table-cell>
          <table:table-cell office:value-type="float" office:value="0.1277258567">
            <text:p>0.1277258567</text:p>
          </table:table-cell>
          <table:table-cell office:value-type="float" office:value="0.1375838926">
            <text:p>0.1375838926</text:p>
          </table:table-cell>
          <table:table-cell office:value-type="float" office:value="0.0818181818">
            <text:p>0.0818181818</text:p>
          </table:table-cell>
          <table:table-cell office:value-type="float" office:value="0.0302013423">
            <text:p>0.0302013423</text:p>
          </table:table-cell>
          <table:table-cell office:value-type="float" office:value="-42">
            <text:p>-42</text:p>
          </table:table-cell>
          <table:table-cell office:value-type="float" office:value="-0.0321731313">
            <text:p>-0.0321731313</text:p>
          </table:table-cell>
          <table:table-cell office:value-type="float" office:value="0.0588235294">
            <text:p>0.0588235294</text:p>
          </table:table-cell>
          <table:table-cell office:value-type="float" office:value="0.0041493776">
            <text:p>0.0041493776</text:p>
          </table:table-cell>
          <table:table-cell office:value-type="float" office:value="0.0147058824">
            <text:p>0.0147058824</text:p>
          </table:table-cell>
          <table:table-cell office:value-type="float" office:value="0.0253940203">
            <text:p>0.025394020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38958706681109">
            <text:p>8.3895870668</text:p>
          </table:table-cell>
          <table:table-cell office:value-type="float" office:value="0.012012012">
            <text:p>0.012012012</text:p>
          </table:table-cell>
          <table:table-cell office:value-type="float" office:value="0.0263157895">
            <text:p>0.0263157895</text:p>
          </table:table-cell>
          <table:table-cell office:value-type="float" office:value="0.0090634441">
            <text:p>0.0090634441</text:p>
          </table:table-cell>
          <table:table-cell office:value-type="float" office:value="0.0570570571">
            <text:p>0.0570570571</text:p>
          </table:table-cell>
          <table:table-cell office:value-type="float" office:value="0.0574018127">
            <text:p>0.0574018127</text:p>
          </table:table-cell>
          <table:table-cell office:value-type="float" office:value="0.0263157895">
            <text:p>0.0263157895</text:p>
          </table:table-cell>
          <table:table-cell office:value-type="float" office:value="0.0090634441">
            <text:p>0.0090634441</text:p>
          </table:table-cell>
          <table:table-cell office:value-type="float" office:value="-29">
            <text:p>-29</text:p>
          </table:table-cell>
          <table:table-cell office:value-type="float" office:value="-0.0374613137">
            <text:p>-0.0374613137</text:p>
          </table:table-cell>
          <table:table-cell office:value-type="float" office:value="0.0292682927">
            <text:p>0.0292682927</text:p>
          </table:table-cell>
          <table:table-cell office:value-type="float" office:value="0.0041841004">
            <text:p>0.0041841004</text:p>
          </table:table-cell>
          <table:table-cell office:value-type="float" office:value="-0.0048780488">
            <text:p>-0.0048780488</text:p>
          </table:table-cell>
          <table:table-cell office:value-type="float" office:value="0.0198364302">
            <text:p>0.019836430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71620797115185">
            <text:p>8.7162079712</text:p>
          </table:table-cell>
          <table:table-cell office:value-type="float" office:value="0.0023809524">
            <text:p>0.0023809524</text:p>
          </table:table-cell>
          <table:table-cell office:value-type="float" office:value="0.0462962963">
            <text:p>0.0462962963</text:p>
          </table:table-cell>
          <table:table-cell office:value-type="float" office:value="0.0146627566">
            <text:p>0.0146627566</text:p>
          </table:table-cell>
          <table:table-cell office:value-type="float" office:value="0.080952381">
            <text:p>0.080952381</text:p>
          </table:table-cell>
          <table:table-cell office:value-type="float" office:value="0.0997067449">
            <text:p>0.0997067449</text:p>
          </table:table-cell>
          <table:table-cell office:value-type="float" office:value="0.1574074074">
            <text:p>0.1574074074</text:p>
          </table:table-cell>
          <table:table-cell office:value-type="float" office:value="0.0498533724">
            <text:p>0.0498533724</text:p>
          </table:table-cell>
          <table:table-cell office:value-type="float" office:value="16">
            <text:p>16</text:p>
          </table:table-cell>
          <table:table-cell office:value-type="float" office:value="-0.0275255552">
            <text:p>-0.0275255552</text:p>
          </table:table-cell>
          <table:table-cell office:value-type="float" office:value="0.0646766169">
            <text:p>0.0646766169</text:p>
          </table:table-cell>
          <table:table-cell office:value-type="float" office:value="0.024">
            <text:p>0.024</text:p>
          </table:table-cell>
          <table:table-cell office:value-type="float" office:value="-0.0149253731">
            <text:p>-0.0149253731</text:p>
          </table:table-cell>
          <table:table-cell office:value-type="float" office:value="0.0231702096">
            <text:p>0.023170209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49719454490955">
            <text:p>8.4971945449</text:p>
          </table:table-cell>
          <table:table-cell office:value-type="float" office:value="0">
            <text:p>0</text:p>
          </table:table-cell>
          <table:table-cell office:value-type="float" office:value="0.0967741935">
            <text:p>0.0967741935</text:p>
          </table:table-cell>
          <table:table-cell office:value-type="float" office:value="0.0625">
            <text:p>0.0625</text:p>
          </table:table-cell>
          <table:table-cell office:value-type="float" office:value="0.0796460177">
            <text:p>0.0796460177</text:p>
          </table:table-cell>
          <table:table-cell office:value-type="float" office:value="0.1875">
            <text:p>0.1875</text:p>
          </table:table-cell>
          <table:table-cell office:value-type="float" office:value="0.4838709677">
            <text:p>0.4838709677</text:p>
          </table:table-cell>
          <table:table-cell office:value-type="float" office:value="0.3125">
            <text:p>0.3125</text:p>
          </table:table-cell>
          <table:table-cell office:value-type="float" office:value="-95">
            <text:p>-95</text:p>
          </table:table-cell>
          <table:table-cell office:value-type="float" office:value="-0.0232504338">
            <text:p>-0.0232504338</text:p>
          </table:table-cell>
          <table:table-cell office:value-type="float" office:value="0.0714285714">
            <text:p>0.0714285714</text:p>
          </table:table-cell>
          <table:table-cell office:value-type="float" office:value="0.0141843972">
            <text:p>0.0141843972</text:p>
          </table:table-cell>
          <table:table-cell office:value-type="float" office:value="0">
            <text:p>0</text:p>
          </table:table-cell>
          <table:table-cell office:value-type="float" office:value="0.0269736671">
            <text:p>0.026973667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09090982207998">
            <text:p>7.0909098221</text:p>
          </table:table-cell>
          <table:table-cell table:number-columns-repeated="3" office:value-type="float" office:value="0">
            <text:p>0</text:p>
          </table:table-cell>
          <table:table-cell office:value-type="float" office:value="0.0487804878">
            <text:p>0.0487804878</text:p>
          </table:table-cell>
          <table:table-cell office:value-type="float" office:value="0.0068027211">
            <text:p>0.0068027211</text:p>
          </table:table-cell>
          <table:table-cell office:value-type="float" office:value="0.125">
            <text:p>0.125</text:p>
          </table:table-cell>
          <table:table-cell office:value-type="float" office:value="0.0068027211">
            <text:p>0.0068027211</text:p>
          </table:table-cell>
          <table:table-cell office:value-type="float" office:value="-30">
            <text:p>-30</text:p>
          </table:table-cell>
          <table:table-cell office:value-type="float" office:value="-0.0333038609">
            <text:p>-0.0333038609</text:p>
          </table:table-cell>
          <table:table-cell office:value-type="float" office:value="0.0344827586">
            <text:p>0.0344827586</text:p>
          </table:table-cell>
          <table:table-cell office:value-type="float" office:value="0">
            <text:p>0</text:p>
          </table:table-cell>
          <table:table-cell office:value-type="float" office:value="0.1034482759">
            <text:p>0.1034482759</text:p>
          </table:table-cell>
          <table:table-cell office:value-type="float" office:value="0.0328126535">
            <text:p>0.0328126535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78364059622125">
            <text:p>7.7836405962</text:p>
          </table:table-cell>
          <table:table-cell office:value-type="float" office:value="0.006993007">
            <text:p>0.006993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1748251748">
            <text:p>0.1748251748</text:p>
          </table:table-cell>
          <table:table-cell office:value-type="float" office:value="0.0608272506">
            <text:p>0.0608272506</text:p>
          </table:table-cell>
          <table:table-cell office:value-type="float" office:value="0.1029411765">
            <text:p>0.1029411765</text:p>
          </table:table-cell>
          <table:table-cell office:value-type="float" office:value="0.0170316302">
            <text:p>0.0170316302</text:p>
          </table:table-cell>
          <table:table-cell office:value-type="float" office:value="-16">
            <text:p>-16</text:p>
          </table:table-cell>
          <table:table-cell office:value-type="float" office:value="-0.0208311197">
            <text:p>-0.0208311197</text:p>
          </table:table-cell>
          <table:table-cell office:value-type="float" office:value="0.0188679245">
            <text:p>0.0188679245</text:p>
          </table:table-cell>
          <table:table-cell office:value-type="float" office:value="0">
            <text:p>0</text:p>
          </table:table-cell>
          <table:table-cell office:value-type="float" office:value="-0.0094339623">
            <text:p>-0.0094339623</text:p>
          </table:table-cell>
          <table:table-cell office:value-type="float" office:value="0.017670443">
            <text:p>0.01767044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4.61512051684126">
            <text:p>4.6151205168</text:p>
          </table:table-cell>
          <table:table-cell table:number-columns-repeated="3" office:value-type="float" office:value="0">
            <text:p>0</text:p>
          </table:table-cell>
          <table:table-cell office:value-type="float" office:value="0.1029411765">
            <text:p>0.1029411765</text:p>
          </table:table-cell>
          <table:table-cell office:value-type="float" office:value="0.029535865">
            <text:p>0.029535865</text:p>
          </table:table-cell>
          <table:table-cell office:value-type="float" office:value="0.0175438596">
            <text:p>0.0175438596</text:p>
          </table:table-cell>
          <table:table-cell office:value-type="float" office:value="0.0042194093">
            <text:p>0.0042194093</text:p>
          </table:table-cell>
          <table:table-cell office:value-type="float" office:value="-5">
            <text:p>-5</text:p>
          </table:table-cell>
          <table:table-cell office:value-type="float" office:value="0.0717633066">
            <text:p>0.0717633066</text:p>
          </table:table-cell>
          <table:table-cell office:value-type="float" office:value="0.0266666667">
            <text:p>0.0266666667</text:p>
          </table:table-cell>
          <table:table-cell office:value-type="float" office:value="0">
            <text:p>0</text:p>
          </table:table-cell>
          <table:table-cell office:value-type="float" office:value="0.0133333333">
            <text:p>0.0133333333</text:p>
          </table:table-cell>
          <table:table-cell office:value-type="float" office:value="0.0138482506">
            <text:p>0.013848250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82444593087762">
            <text:p>7.8244459309</text:p>
          </table:table-cell>
          <table:table-cell office:value-type="float" office:value="0">
            <text:p>0</text:p>
          </table:table-cell>
          <table:table-cell office:value-type="float" office:value="0.1071428571">
            <text:p>0.1071428571</text:p>
          </table:table-cell>
          <table:table-cell office:value-type="float" office:value="0.0241286863">
            <text:p>0.0241286863</text:p>
          </table:table-cell>
          <table:table-cell office:value-type="float" office:value="0.1234567901">
            <text:p>0.1234567901</text:p>
          </table:table-cell>
          <table:table-cell office:value-type="float" office:value="0.0536193029">
            <text:p>0.0536193029</text:p>
          </table:table-cell>
          <table:table-cell office:value-type="float" office:value="0.0952380952">
            <text:p>0.0952380952</text:p>
          </table:table-cell>
          <table:table-cell office:value-type="float" office:value="0.0214477212">
            <text:p>0.0214477212</text:p>
          </table:table-cell>
          <table:table-cell office:value-type="float" office:value="-21">
            <text:p>-21</text:p>
          </table:table-cell>
          <table:table-cell office:value-type="float" office:value="-0.1006404654">
            <text:p>-0.1006404654</text:p>
          </table:table-cell>
          <table:table-cell office:value-type="float" office:value="0.0808823529">
            <text:p>0.0808823529</text:p>
          </table:table-cell>
          <table:table-cell office:value-type="float" office:value="0.0194805195">
            <text:p>0.0194805195</text:p>
          </table:table-cell>
          <table:table-cell office:value-type="float" office:value="-0.0735294118">
            <text:p>-0.0735294118</text:p>
          </table:table-cell>
          <table:table-cell office:value-type="float" office:value="0.03383375">
            <text:p>0.03383375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80350525760834">
            <text:p>6.8035052576</text:p>
          </table:table-cell>
          <table:table-cell office:value-type="float" office:value="0.0145631068">
            <text:p>0.0145631068</text:p>
          </table:table-cell>
          <table:table-cell office:value-type="float" office:value="0.0202020202">
            <text:p>0.0202020202</text:p>
          </table:table-cell>
          <table:table-cell office:value-type="float" office:value="0.0062305296">
            <text:p>0.0062305296</text:p>
          </table:table-cell>
          <table:table-cell office:value-type="float" office:value="0.0533980583">
            <text:p>0.0533980583</text:p>
          </table:table-cell>
          <table:table-cell office:value-type="float" office:value="0.0342679128">
            <text:p>0.0342679128</text:p>
          </table:table-cell>
          <table:table-cell office:value-type="float" office:value="0.0505050505">
            <text:p>0.0505050505</text:p>
          </table:table-cell>
          <table:table-cell office:value-type="float" office:value="0.015576324">
            <text:p>0.015576324</text:p>
          </table:table-cell>
          <table:table-cell office:value-type="float" office:value="-6">
            <text:p>-6</text:p>
          </table:table-cell>
          <table:table-cell office:value-type="float" office:value="-0.0660478701">
            <text:p>-0.0660478701</text:p>
          </table:table-cell>
          <table:table-cell office:value-type="float" office:value="0.0592105263">
            <text:p>0.0592105263</text:p>
          </table:table-cell>
          <table:table-cell office:value-type="float" office:value="0.021978022">
            <text:p>0.021978022</text:p>
          </table:table-cell>
          <table:table-cell office:value-type="float" office:value="-0.0065789474">
            <text:p>-0.0065789474</text:p>
          </table:table-cell>
          <table:table-cell office:value-type="float" office:value="0.0350543624">
            <text:p>0.0350543624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07121853996986">
            <text:p>8.07121854</text:p>
          </table:table-cell>
          <table:table-cell office:value-type="float" office:value="0">
            <text:p>0</text:p>
          </table:table-cell>
          <table:table-cell office:value-type="float" office:value="0.0222222222">
            <text:p>0.0222222222</text:p>
          </table:table-cell>
          <table:table-cell office:value-type="float" office:value="0.0066666667">
            <text:p>0.0066666667</text:p>
          </table:table-cell>
          <table:table-cell office:value-type="float" office:value="0.034351145">
            <text:p>0.034351145</text:p>
          </table:table-cell>
          <table:table-cell office:value-type="float" office:value="0.03">
            <text:p>0.03</text:p>
          </table:table-cell>
          <table:table-cell office:value-type="float" office:value="0.0222222222">
            <text:p>0.0222222222</text:p>
          </table:table-cell>
          <table:table-cell office:value-type="float" office:value="0.0066666667">
            <text:p>0.0066666667</text:p>
          </table:table-cell>
          <table:table-cell office:value-type="float" office:value="-6">
            <text:p>-6</text:p>
          </table:table-cell>
          <table:table-cell office:value-type="float" office:value="-0.0644020697">
            <text:p>-0.0644020697</text:p>
          </table:table-cell>
          <table:table-cell office:value-type="float" office:value="0.0774193548">
            <text:p>0.0774193548</text:p>
          </table:table-cell>
          <table:table-cell office:value-type="float" office:value="0.0263157895">
            <text:p>0.0263157895</text:p>
          </table:table-cell>
          <table:table-cell office:value-type="float" office:value="-0.0322580645">
            <text:p>-0.0322580645</text:p>
          </table:table-cell>
          <table:table-cell office:value-type="float" office:value="0.0302965136">
            <text:p>0.030296513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650168700845">
            <text:p>7.65016870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344827586">
            <text:p>0.0344827586</text:p>
          </table:table-cell>
          <table:table-cell office:value-type="float" office:value="0.0136518771">
            <text:p>0.0136518771</text:p>
          </table:table-cell>
          <table:table-cell office:value-type="float" office:value="0.0222222222">
            <text:p>0.0222222222</text:p>
          </table:table-cell>
          <table:table-cell office:value-type="float" office:value="0.0034129693">
            <text:p>0.0034129693</text:p>
          </table:table-cell>
          <table:table-cell office:value-type="float" office:value="-3">
            <text:p>-3</text:p>
          </table:table-cell>
          <table:table-cell office:value-type="float" office:value="0.0358974359">
            <text:p>0.0358974359</text:p>
          </table:table-cell>
          <table:table-cell office:value-type="float" office:value="0.0327868852">
            <text:p>0.032786885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0592686">
            <text:p>0.01059268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-0.318113189609377">
            <text:p>-0.3181131896</text:p>
          </table:table-cell>
          <table:table-cell office:value-type="float" office:value="0">
            <text:p>0</text:p>
          </table:table-cell>
          <table:table-cell office:value-type="float" office:value="0.0273972603">
            <text:p>0.0273972603</text:p>
          </table:table-cell>
          <table:table-cell office:value-type="float" office:value="0.0119760479">
            <text:p>0.0119760479</text:p>
          </table:table-cell>
          <table:table-cell office:value-type="float" office:value="0.1038961039">
            <text:p>0.1038961039</text:p>
          </table:table-cell>
          <table:table-cell office:value-type="float" office:value="0.0958083832">
            <text:p>0.0958083832</text:p>
          </table:table-cell>
          <table:table-cell office:value-type="float" office:value="0.0547945205">
            <text:p>0.0547945205</text:p>
          </table:table-cell>
          <table:table-cell office:value-type="float" office:value="0.0239520958">
            <text:p>0.0239520958</text:p>
          </table:table-cell>
          <table:table-cell office:value-type="float" office:value="2">
            <text:p>2</text:p>
          </table:table-cell>
          <table:table-cell office:value-type="float" office:value="-0.0554433759">
            <text:p>-0.0554433759</text:p>
          </table:table-cell>
          <table:table-cell office:value-type="float" office:value="0.0689655172">
            <text:p>0.0689655172</text:p>
          </table:table-cell>
          <table:table-cell office:value-type="float" office:value="0.0071942446">
            <text:p>0.0071942446</text:p>
          </table:table-cell>
          <table:table-cell office:value-type="float" office:value="-0.0172413793">
            <text:p>-0.0172413793</text:p>
          </table:table-cell>
          <table:table-cell office:value-type="float" office:value="0.0240552027">
            <text:p>0.024055202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1.53957261355731">
            <text:p>1.5395726136</text:p>
          </table:table-cell>
          <table:table-cell office:value-type="float" office:value="0">
            <text:p>0</text:p>
          </table:table-cell>
          <table:table-cell office:value-type="float" office:value="0.2454545455">
            <text:p>0.2454545455</text:p>
          </table:table-cell>
          <table:table-cell office:value-type="float" office:value="0.102661597">
            <text:p>0.102661597</text:p>
          </table:table-cell>
          <table:table-cell office:value-type="float" office:value="0.0416666667">
            <text:p>0.0416666667</text:p>
          </table:table-cell>
          <table:table-cell office:value-type="float" office:value="0.0456273764">
            <text:p>0.0456273764</text:p>
          </table:table-cell>
          <table:table-cell office:value-type="float" office:value="0.0545454545">
            <text:p>0.0545454545</text:p>
          </table:table-cell>
          <table:table-cell office:value-type="float" office:value="0.0228136882">
            <text:p>0.0228136882</text:p>
          </table:table-cell>
          <table:table-cell office:value-type="float" office:value="-17">
            <text:p>-17</text:p>
          </table:table-cell>
          <table:table-cell office:value-type="float" office:value="-0.0838640949">
            <text:p>-0.0838640949</text:p>
          </table:table-cell>
          <table:table-cell office:value-type="float" office:value="0.0571428571">
            <text:p>0.0571428571</text:p>
          </table:table-cell>
          <table:table-cell office:value-type="float" office:value="0">
            <text:p>0</text:p>
          </table:table-cell>
          <table:table-cell office:value-type="float" office:value="-0.0342857143">
            <text:p>-0.0342857143</text:p>
          </table:table-cell>
          <table:table-cell office:value-type="float" office:value="0.0252795073">
            <text:p>0.025279507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1.94163663827343">
            <text:p>1.9416366383</text:p>
          </table:table-cell>
          <table:table-cell office:value-type="float" office:value="0">
            <text:p>0</text:p>
          </table:table-cell>
          <table:table-cell office:value-type="float" office:value="0.0113636364">
            <text:p>0.0113636364</text:p>
          </table:table-cell>
          <table:table-cell office:value-type="float" office:value="0.0049261084">
            <text:p>0.0049261084</text:p>
          </table:table-cell>
          <table:table-cell office:value-type="float" office:value="0.1032258065">
            <text:p>0.1032258065</text:p>
          </table:table-cell>
          <table:table-cell office:value-type="float" office:value="0.078817734">
            <text:p>0.078817734</text:p>
          </table:table-cell>
          <table:table-cell office:value-type="float" office:value="0.0909090909">
            <text:p>0.0909090909</text:p>
          </table:table-cell>
          <table:table-cell office:value-type="float" office:value="0.039408867">
            <text:p>0.039408867</text:p>
          </table:table-cell>
          <table:table-cell office:value-type="float" office:value="-1">
            <text:p>-1</text:p>
          </table:table-cell>
          <table:table-cell office:value-type="float" office:value="0.0497570471">
            <text:p>0.0497570471</text:p>
          </table:table-cell>
          <table:table-cell office:value-type="float" office:value="0.0291970803">
            <text:p>0.0291970803</text:p>
          </table:table-cell>
          <table:table-cell office:value-type="float" office:value="0.0068027211">
            <text:p>0.0068027211</text:p>
          </table:table-cell>
          <table:table-cell office:value-type="float" office:value="-0.0145985401">
            <text:p>-0.0145985401</text:p>
          </table:table-cell>
          <table:table-cell office:value-type="float" office:value="0.012567581">
            <text:p>0.01256758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2.29959058069409">
            <text:p>2.2995905807</text:p>
          </table:table-cell>
          <table:table-cell office:value-type="float" office:value="0">
            <text:p>0</text:p>
          </table:table-cell>
          <table:table-cell office:value-type="float" office:value="0.1282051282">
            <text:p>0.1282051282</text:p>
          </table:table-cell>
          <table:table-cell office:value-type="float" office:value="0.0342465753">
            <text:p>0.0342465753</text:p>
          </table:table-cell>
          <table:table-cell office:value-type="float" office:value="0.1125827815">
            <text:p>0.1125827815</text:p>
          </table:table-cell>
          <table:table-cell office:value-type="float" office:value="0.0582191781">
            <text:p>0.0582191781</text:p>
          </table:table-cell>
          <table:table-cell office:value-type="float" office:value="0.0769230769">
            <text:p>0.0769230769</text:p>
          </table:table-cell>
          <table:table-cell office:value-type="float" office:value="0.0205479452">
            <text:p>0.0205479452</text:p>
          </table:table-cell>
          <table:table-cell office:value-type="float" office:value="3">
            <text:p>3</text:p>
          </table:table-cell>
          <table:table-cell office:value-type="float" office:value="0.0487196719">
            <text:p>0.0487196719</text:p>
          </table:table-cell>
          <table:table-cell office:value-type="float" office:value="0.0234375">
            <text:p>0.0234375</text:p>
          </table:table-cell>
          <table:table-cell office:value-type="float" office:value="0">
            <text:p>0</text:p>
          </table:table-cell>
          <table:table-cell office:value-type="float" office:value="0.0078125">
            <text:p>0.0078125</text:p>
          </table:table-cell>
          <table:table-cell office:value-type="float" office:value="0.0118133417">
            <text:p>0.011813341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1.53049738531969">
            <text:p>1.5304973853</text:p>
          </table:table-cell>
          <table:table-cell office:value-type="float" office:value="0.0192307692">
            <text:p>0.0192307692</text:p>
          </table:table-cell>
          <table:table-cell office:value-type="float" office:value="0.1298701299">
            <text:p>0.1298701299</text:p>
          </table:table-cell>
          <table:table-cell office:value-type="float" office:value="0.0343642612">
            <text:p>0.0343642612</text:p>
          </table:table-cell>
          <table:table-cell office:value-type="float" office:value="0.0769230769">
            <text:p>0.0769230769</text:p>
          </table:table-cell>
          <table:table-cell office:value-type="float" office:value="0.0549828179">
            <text:p>0.0549828179</text:p>
          </table:table-cell>
          <table:table-cell office:value-type="float" office:value="0.1168831169">
            <text:p>0.1168831169</text:p>
          </table:table-cell>
          <table:table-cell office:value-type="float" office:value="0.0309278351">
            <text:p>0.0309278351</text:p>
          </table:table-cell>
          <table:table-cell office:value-type="float" office:value="1">
            <text:p>1</text:p>
          </table:table-cell>
          <table:table-cell office:value-type="float" office:value="0.083481038">
            <text:p>0.083481038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214285714">
            <text:p>0.0214285714</text:p>
          </table:table-cell>
          <table:table-cell office:value-type="float" office:value="0.0135566188">
            <text:p>0.013556618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2.19279243711966">
            <text:p>2.1927924371</text:p>
          </table:table-cell>
          <table:table-cell office:value-type="float" office:value="0">
            <text:p>0</text:p>
          </table:table-cell>
          <table:table-cell office:value-type="float" office:value="0.023255814">
            <text:p>0.023255814</text:p>
          </table:table-cell>
          <table:table-cell office:value-type="float" office:value="0.0130434783">
            <text:p>0.0130434783</text:p>
          </table:table-cell>
          <table:table-cell office:value-type="float" office:value="0.0490566038">
            <text:p>0.0490566038</text:p>
          </table:table-cell>
          <table:table-cell office:value-type="float" office:value="0.0565217391">
            <text:p>0.0565217391</text:p>
          </table:table-cell>
          <table:table-cell office:value-type="float" office:value="0.023255814">
            <text:p>0.023255814</text:p>
          </table:table-cell>
          <table:table-cell office:value-type="float" office:value="0.0130434783">
            <text:p>0.0130434783</text:p>
          </table:table-cell>
          <table:table-cell office:value-type="float" office:value="-15">
            <text:p>-15</text:p>
          </table:table-cell>
          <table:table-cell office:value-type="float" office:value="-0.008333179">
            <text:p>-0.008333179</text:p>
          </table:table-cell>
          <table:table-cell office:value-type="float" office:value="0.0488888889">
            <text:p>0.0488888889</text:p>
          </table:table-cell>
          <table:table-cell office:value-type="float" office:value="0">
            <text:p>0</text:p>
          </table:table-cell>
          <table:table-cell office:value-type="float" office:value="-0.0088888889">
            <text:p>-0.0088888889</text:p>
          </table:table-cell>
          <table:table-cell office:value-type="float" office:value="0.0185329773">
            <text:p>0.018532977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-1.60744090727691">
            <text:p>-1.6074409073</text:p>
          </table:table-cell>
          <table:table-cell table:number-columns-repeated="3" office:value-type="float" office:value="0">
            <text:p>0</text:p>
          </table:table-cell>
          <table:table-cell office:value-type="float" office:value="0.1509433962">
            <text:p>0.1509433962</text:p>
          </table:table-cell>
          <table:table-cell office:value-type="float" office:value="0.1264822134">
            <text:p>0.1264822134</text:p>
          </table:table-cell>
          <table:table-cell office:value-type="float" office:value="0.1530612245">
            <text:p>0.1530612245</text:p>
          </table:table-cell>
          <table:table-cell office:value-type="float" office:value="0.0592885375">
            <text:p>0.0592885375</text:p>
          </table:table-cell>
          <table:table-cell office:value-type="float" office:value="-6">
            <text:p>-6</text:p>
          </table:table-cell>
          <table:table-cell office:value-type="float" office:value="0.0366751677">
            <text:p>0.0366751677</text:p>
          </table:table-cell>
          <table:table-cell office:value-type="float" office:value="0.0322580645">
            <text:p>0.0322580645</text:p>
          </table:table-cell>
          <table:table-cell office:value-type="float" office:value="0.0046296296">
            <text:p>0.0046296296</text:p>
          </table:table-cell>
          <table:table-cell office:value-type="float" office:value="0.0268817204">
            <text:p>0.0268817204</text:p>
          </table:table-cell>
          <table:table-cell office:value-type="float" office:value="0.013653836">
            <text:p>0.01365383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-2.18838474037797">
            <text:p>-2.18838474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981595092">
            <text:p>0.0981595092</text:p>
          </table:table-cell>
          <table:table-cell office:value-type="float" office:value="0.0733944954">
            <text:p>0.0733944954</text:p>
          </table:table-cell>
          <table:table-cell office:value-type="float" office:value="0.0512820513">
            <text:p>0.0512820513</text:p>
          </table:table-cell>
          <table:table-cell office:value-type="float" office:value="0.0183486239">
            <text:p>0.0183486239</text:p>
          </table:table-cell>
          <table:table-cell office:value-type="float" office:value="-13">
            <text:p>-13</text:p>
          </table:table-cell>
          <table:table-cell office:value-type="float" office:value="-0.0707070707">
            <text:p>-0.0707070707</text:p>
          </table:table-cell>
          <table:table-cell office:value-type="float" office:value="0.1136363636">
            <text:p>0.1136363636</text:p>
          </table:table-cell>
          <table:table-cell office:value-type="float" office:value="0">
            <text:p>0</text:p>
          </table:table-cell>
          <table:table-cell office:value-type="float" office:value="-0.0984848485">
            <text:p>-0.0984848485</text:p>
          </table:table-cell>
          <table:table-cell office:value-type="float" office:value="0.0258212758">
            <text:p>0.0258212758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9728107841214">
            <text:p>7.9728107841</text:p>
          </table:table-cell>
          <table:table-cell office:value-type="float" office:value="0.0051813472">
            <text:p>0.0051813472</text:p>
          </table:table-cell>
          <table:table-cell office:value-type="float" office:value="0.1111111111">
            <text:p>0.1111111111</text:p>
          </table:table-cell>
          <table:table-cell office:value-type="float" office:value="0.0403225806">
            <text:p>0.0403225806</text:p>
          </table:table-cell>
          <table:table-cell office:value-type="float" office:value="0.0414507772">
            <text:p>0.0414507772</text:p>
          </table:table-cell>
          <table:table-cell office:value-type="float" office:value="0.0322580645">
            <text:p>0.0322580645</text:p>
          </table:table-cell>
          <table:table-cell office:value-type="float" office:value="0.0888888889">
            <text:p>0.0888888889</text:p>
          </table:table-cell>
          <table:table-cell office:value-type="float" office:value="0.0322580645">
            <text:p>0.0322580645</text:p>
          </table:table-cell>
          <table:table-cell office:value-type="float" office:value="-2">
            <text:p>-2</text:p>
          </table:table-cell>
          <table:table-cell office:value-type="float" office:value="0.0248836349">
            <text:p>0.0248836349</text:p>
          </table:table-cell>
          <table:table-cell office:value-type="float" office:value="0.0377358491">
            <text:p>0.0377358491</text:p>
          </table:table-cell>
          <table:table-cell office:value-type="float" office:value="0.0055248619">
            <text:p>0.0055248619</text:p>
          </table:table-cell>
          <table:table-cell office:value-type="float" office:value="0.0251572327">
            <text:p>0.0251572327</text:p>
          </table:table-cell>
          <table:table-cell office:value-type="float" office:value="0.0218590013">
            <text:p>0.0218590013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-0.997627455571243">
            <text:p>-0.9976274556</text:p>
          </table:table-cell>
          <table:table-cell office:value-type="float" office:value="0.0055555556">
            <text:p>0.0055555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666666667">
            <text:p>0.0666666667</text:p>
          </table:table-cell>
          <table:table-cell office:value-type="float" office:value="0.1043478261">
            <text:p>0.1043478261</text:p>
          </table:table-cell>
          <table:table-cell office:value-type="float" office:value="0.1582733813">
            <text:p>0.1582733813</text:p>
          </table:table-cell>
          <table:table-cell office:value-type="float" office:value="0.0956521739">
            <text:p>0.0956521739</text:p>
          </table:table-cell>
          <table:table-cell office:value-type="float" office:value="7">
            <text:p>7</text:p>
          </table:table-cell>
          <table:table-cell office:value-type="float" office:value="0.030393998">
            <text:p>0.030393998</text:p>
          </table:table-cell>
          <table:table-cell office:value-type="float" office:value="0.0536398467">
            <text:p>0.0536398467</text:p>
          </table:table-cell>
          <table:table-cell office:value-type="float" office:value="0.0101010101">
            <text:p>0.0101010101</text:p>
          </table:table-cell>
          <table:table-cell office:value-type="float" office:value="-0.0038314176">
            <text:p>-0.0038314176</text:p>
          </table:table-cell>
          <table:table-cell office:value-type="float" office:value="0.0174241724">
            <text:p>0.0174241724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-1.38255603896152">
            <text:p>-1.382556039</text:p>
          </table:table-cell>
          <table:table-cell office:value-type="float" office:value="0.0088495575">
            <text:p>0.00884955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752212389">
            <text:p>0.0752212389</text:p>
          </table:table-cell>
          <table:table-cell office:value-type="float" office:value="0.0685483871">
            <text:p>0.0685483871</text:p>
          </table:table-cell>
          <table:table-cell office:value-type="float" office:value="0.1089108911">
            <text:p>0.1089108911</text:p>
          </table:table-cell>
          <table:table-cell office:value-type="float" office:value="0.0443548387">
            <text:p>0.0443548387</text:p>
          </table:table-cell>
          <table:table-cell office:value-type="float" office:value="-4">
            <text:p>-4</text:p>
          </table:table-cell>
          <table:table-cell office:value-type="float" office:value="-0.1074917115">
            <text:p>-0.1074917115</text:p>
          </table:table-cell>
          <table:table-cell office:value-type="float" office:value="0.0883977901">
            <text:p>0.0883977901</text:p>
          </table:table-cell>
          <table:table-cell office:value-type="float" office:value="0.0142180095">
            <text:p>0.0142180095</text:p>
          </table:table-cell>
          <table:table-cell office:value-type="float" office:value="-0.0497237569">
            <text:p>-0.0497237569</text:p>
          </table:table-cell>
          <table:table-cell office:value-type="float" office:value="0.0312276656">
            <text:p>0.031227665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-5.99396142170657">
            <text:p>-5.9939614217</text:p>
          </table:table-cell>
          <table:table-cell table:number-columns-repeated="3" office:value-type="float" office:value="0">
            <text:p>0</text:p>
          </table:table-cell>
          <table:table-cell office:value-type="float" office:value="0.0602409639">
            <text:p>0.0602409639</text:p>
          </table:table-cell>
          <table:table-cell office:value-type="float" office:value="0.0171232877">
            <text:p>0.0171232877</text:p>
          </table:table-cell>
          <table:table-cell office:value-type="float" office:value="0.0810810811">
            <text:p>0.0810810811</text:p>
          </table:table-cell>
          <table:table-cell office:value-type="float" office:value="0.0102739726">
            <text:p>0.0102739726</text:p>
          </table:table-cell>
          <table:table-cell office:value-type="float" office:value="12">
            <text:p>12</text:p>
          </table:table-cell>
          <table:table-cell office:value-type="float" office:value="0.0692982456">
            <text:p>0.06929824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526315789">
            <text:p>0.0526315789</text:p>
          </table:table-cell>
          <table:table-cell office:value-type="float" office:value="0.0043859649">
            <text:p>0.004385964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6.80350525760834">
            <text:p>6.8035052576</text:p>
          </table:table-cell>
          <table:table-cell office:value-type="float" office:value="0">
            <text:p>0</text:p>
          </table:table-cell>
          <table:table-cell office:value-type="float" office:value="0.0161290323">
            <text:p>0.0161290323</text:p>
          </table:table-cell>
          <table:table-cell office:value-type="float" office:value="0.0050761421">
            <text:p>0.0050761421</text:p>
          </table:table-cell>
          <table:table-cell office:value-type="float" office:value="0.1025641026">
            <text:p>0.1025641026</text:p>
          </table:table-cell>
          <table:table-cell office:value-type="float" office:value="0.0609137056">
            <text:p>0.0609137056</text:p>
          </table:table-cell>
          <table:table-cell office:value-type="float" office:value="0.064516129">
            <text:p>0.064516129</text:p>
          </table:table-cell>
          <table:table-cell office:value-type="float" office:value="0.0203045685">
            <text:p>0.0203045685</text:p>
          </table:table-cell>
          <table:table-cell office:value-type="float" office:value="7">
            <text:p>7</text:p>
          </table:table-cell>
          <table:table-cell office:value-type="float" office:value="0.0827452653">
            <text:p>0.0827452653</text:p>
          </table:table-cell>
          <table:table-cell office:value-type="float" office:value="0.0404040404">
            <text:p>0.0404040404</text:p>
          </table:table-cell>
          <table:table-cell office:value-type="float" office:value="0.0090909091">
            <text:p>0.0090909091</text:p>
          </table:table-cell>
          <table:table-cell office:value-type="float" office:value="0.0202020202">
            <text:p>0.0202020202</text:p>
          </table:table-cell>
          <table:table-cell office:value-type="float" office:value="0.011074017">
            <text:p>0.011074017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0.913301193012615">
            <text:p>0.913301193</text:p>
          </table:table-cell>
          <table:table-cell office:value-type="float" office:value="0.0120481928">
            <text:p>0.01204819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3614458">
            <text:p>0.0903614458</text:p>
          </table:table-cell>
          <table:table-cell office:value-type="float" office:value="0.0704225352">
            <text:p>0.0704225352</text:p>
          </table:table-cell>
          <table:table-cell office:value-type="float" office:value="0.05">
            <text:p>0.05</text:p>
          </table:table-cell>
          <table:table-cell office:value-type="float" office:value="0.0187793427">
            <text:p>0.0187793427</text:p>
          </table:table-cell>
          <table:table-cell office:value-type="float" office:value="3">
            <text:p>3</text:p>
          </table:table-cell>
          <table:table-cell office:value-type="float" office:value="0.0660808374">
            <text:p>0.0660808374</text:p>
          </table:table-cell>
          <table:table-cell office:value-type="float" office:value="0.020979021">
            <text:p>0.020979021</text:p>
          </table:table-cell>
          <table:table-cell office:value-type="float" office:value="0">
            <text:p>0</text:p>
          </table:table-cell>
          <table:table-cell office:value-type="float" office:value="0.048951049">
            <text:p>0.048951049</text:p>
          </table:table-cell>
          <table:table-cell office:value-type="float" office:value="0.0165782645">
            <text:p>0.0165782645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-1.34886946679212">
            <text:p>-1.3488694668</text:p>
          </table:table-cell>
          <table:table-cell office:value-type="float" office:value="0.0031847134">
            <text:p>0.0031847134</text:p>
          </table:table-cell>
          <table:table-cell office:value-type="float" office:value="0.0298507463">
            <text:p>0.0298507463</text:p>
          </table:table-cell>
          <table:table-cell office:value-type="float" office:value="0.0106951872">
            <text:p>0.0106951872</text:p>
          </table:table-cell>
          <table:table-cell office:value-type="float" office:value="0.1082802548">
            <text:p>0.1082802548</text:p>
          </table:table-cell>
          <table:table-cell office:value-type="float" office:value="0.0909090909">
            <text:p>0.0909090909</text:p>
          </table:table-cell>
          <table:table-cell office:value-type="float" office:value="0.1044776119">
            <text:p>0.1044776119</text:p>
          </table:table-cell>
          <table:table-cell office:value-type="float" office:value="0.0374331551">
            <text:p>0.0374331551</text:p>
          </table:table-cell>
          <table:table-cell office:value-type="float" office:value="-2">
            <text:p>-2</text:p>
          </table:table-cell>
          <table:table-cell office:value-type="float" office:value="0.0270920437">
            <text:p>0.0270920437</text:p>
          </table:table-cell>
          <table:table-cell office:value-type="float" office:value="0.0401606426">
            <text:p>0.0401606426</text:p>
          </table:table-cell>
          <table:table-cell office:value-type="float" office:value="0.0065789474">
            <text:p>0.0065789474</text:p>
          </table:table-cell>
          <table:table-cell office:value-type="float" office:value="-0.0120481928">
            <text:p>-0.0120481928</text:p>
          </table:table-cell>
          <table:table-cell office:value-type="float" office:value="0.014620732">
            <text:p>0.014620732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55013534248843">
            <text:p>7.5501353425</text:p>
          </table:table-cell>
          <table:table-cell office:value-type="float" office:value="0">
            <text:p>0</text:p>
          </table:table-cell>
          <table:table-cell office:value-type="float" office:value="0.0149253731">
            <text:p>0.0149253731</text:p>
          </table:table-cell>
          <table:table-cell office:value-type="float" office:value="0.0030395137">
            <text:p>0.0030395137</text:p>
          </table:table-cell>
          <table:table-cell office:value-type="float" office:value="0.0777202073">
            <text:p>0.0777202073</text:p>
          </table:table-cell>
          <table:table-cell office:value-type="float" office:value="0.0455927052">
            <text:p>0.0455927052</text:p>
          </table:table-cell>
          <table:table-cell office:value-type="float" office:value="0.0895522388">
            <text:p>0.0895522388</text:p>
          </table:table-cell>
          <table:table-cell office:value-type="float" office:value="0.0182370821">
            <text:p>0.0182370821</text:p>
          </table:table-cell>
          <table:table-cell office:value-type="float" office:value="-4">
            <text:p>-4</text:p>
          </table:table-cell>
          <table:table-cell office:value-type="float" office:value="-0.0182834724">
            <text:p>-0.0182834724</text:p>
          </table:table-cell>
          <table:table-cell office:value-type="float" office:value="0.05">
            <text:p>0.05</text:p>
          </table:table-cell>
          <table:table-cell office:value-type="float" office:value="0.0052356021">
            <text:p>0.0052356021</text:p>
          </table:table-cell>
          <table:table-cell office:value-type="float" office:value="-0.0071428571">
            <text:p>-0.0071428571</text:p>
          </table:table-cell>
          <table:table-cell office:value-type="float" office:value="0.0302054021">
            <text:p>0.0302054021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60140233458373">
            <text:p>7.6014023346</text:p>
          </table:table-cell>
          <table:table-cell office:value-type="float" office:value="0.0102564103">
            <text:p>0.0102564103</text:p>
          </table:table-cell>
          <table:table-cell office:value-type="float" office:value="0.0412371134">
            <text:p>0.0412371134</text:p>
          </table:table-cell>
          <table:table-cell office:value-type="float" office:value="0.013029316">
            <text:p>0.013029316</text:p>
          </table:table-cell>
          <table:table-cell office:value-type="float" office:value="0.0615384615">
            <text:p>0.0615384615</text:p>
          </table:table-cell>
          <table:table-cell office:value-type="float" office:value="0.0390879479">
            <text:p>0.0390879479</text:p>
          </table:table-cell>
          <table:table-cell office:value-type="float" office:value="0.1546391753">
            <text:p>0.1546391753</text:p>
          </table:table-cell>
          <table:table-cell office:value-type="float" office:value="0.0488599349">
            <text:p>0.0488599349</text:p>
          </table:table-cell>
          <table:table-cell office:value-type="float" office:value="-20">
            <text:p>-20</text:p>
          </table:table-cell>
          <table:table-cell office:value-type="float" office:value="-0.0213960345">
            <text:p>-0.0213960345</text:p>
          </table:table-cell>
          <table:table-cell office:value-type="float" office:value="0.0443037975">
            <text:p>0.0443037975</text:p>
          </table:table-cell>
          <table:table-cell office:value-type="float" office:value="0">
            <text:p>0</text:p>
          </table:table-cell>
          <table:table-cell office:value-type="float" office:value="0.0063291139">
            <text:p>0.0063291139</text:p>
          </table:table-cell>
          <table:table-cell office:value-type="float" office:value="0.0222043949">
            <text:p>0.0222043949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7.49609734517596">
            <text:p>7.4960973452</text:p>
          </table:table-cell>
          <table:table-cell office:value-type="float" office:value="0.0025906736">
            <text:p>0.0025906736</text:p>
          </table:table-cell>
          <table:table-cell office:value-type="float" office:value="0.1066666667">
            <text:p>0.1066666667</text:p>
          </table:table-cell>
          <table:table-cell office:value-type="float" office:value="0.0267558528">
            <text:p>0.0267558528</text:p>
          </table:table-cell>
          <table:table-cell office:value-type="float" office:value="0.0466321244">
            <text:p>0.0466321244</text:p>
          </table:table-cell>
          <table:table-cell office:value-type="float" office:value="0.0602006689">
            <text:p>0.0602006689</text:p>
          </table:table-cell>
          <table:table-cell office:value-type="float" office:value="0.2266666667">
            <text:p>0.2266666667</text:p>
          </table:table-cell>
          <table:table-cell office:value-type="float" office:value="0.0568561873">
            <text:p>0.0568561873</text:p>
          </table:table-cell>
          <table:table-cell office:value-type="float" office:value="-15">
            <text:p>-15</text:p>
          </table:table-cell>
          <table:table-cell office:value-type="float" office:value="0.0172152832">
            <text:p>0.0172152832</text:p>
          </table:table-cell>
          <table:table-cell office:value-type="float" office:value="0.0508474576">
            <text:p>0.0508474576</text:p>
          </table:table-cell>
          <table:table-cell office:value-type="float" office:value="0.0206896552">
            <text:p>0.0206896552</text:p>
          </table:table-cell>
          <table:table-cell office:value-type="float" office:value="0.0169491525">
            <text:p>0.0169491525</text:p>
          </table:table-cell>
          <table:table-cell office:value-type="float" office:value="0.0261865084">
            <text:p>0.0261865084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3.28625683695039">
            <text:p>3.286256837</text:p>
          </table:table-cell>
          <table:table-cell office:value-type="float" office:value="0.0085470085">
            <text:p>0.0085470085</text:p>
          </table:table-cell>
          <table:table-cell office:value-type="float" office:value="0.0283018868">
            <text:p>0.0283018868</text:p>
          </table:table-cell>
          <table:table-cell office:value-type="float" office:value="0.0107913669">
            <text:p>0.0107913669</text:p>
          </table:table-cell>
          <table:table-cell office:value-type="float" office:value="0.0811965812">
            <text:p>0.0811965812</text:p>
          </table:table-cell>
          <table:table-cell office:value-type="float" office:value="0.0683453237">
            <text:p>0.0683453237</text:p>
          </table:table-cell>
          <table:table-cell office:value-type="float" office:value="0.2169811321">
            <text:p>0.2169811321</text:p>
          </table:table-cell>
          <table:table-cell office:value-type="float" office:value="0.0827338129">
            <text:p>0.0827338129</text:p>
          </table:table-cell>
          <table:table-cell office:value-type="float" office:value="-30">
            <text:p>-30</text:p>
          </table:table-cell>
          <table:table-cell office:value-type="float" office:value="-0.0590702297">
            <text:p>-0.0590702297</text:p>
          </table:table-cell>
          <table:table-cell office:value-type="float" office:value="0.0478723404">
            <text:p>0.0478723404</text:p>
          </table:table-cell>
          <table:table-cell office:value-type="float" office:value="0.0088105727">
            <text:p>0.0088105727</text:p>
          </table:table-cell>
          <table:table-cell office:value-type="float" office:value="-0.0053191489">
            <text:p>-0.0053191489</text:p>
          </table:table-cell>
          <table:table-cell office:value-type="float" office:value="0.0248988656">
            <text:p>0.0248988656</text:p>
          </table:table-cell>
        </table:table-row>
        <table:table-row table:style-name="ro2">
          <table:table-cell office:value-type="string">
            <text:p>non-suicide</text:p>
          </table:table-cell>
          <table:table-cell office:value-type="float" office:value="8.47657950853094">
            <text:p>8.4765795085</text:p>
          </table:table-cell>
          <table:table-cell office:value-type="float" office:value="0">
            <text:p>0</text:p>
          </table:table-cell>
          <table:table-cell office:value-type="float" office:value="0.0683760684">
            <text:p>0.0683760684</text:p>
          </table:table-cell>
          <table:table-cell office:value-type="float" office:value="0.0353982301">
            <text:p>0.0353982301</text:p>
          </table:table-cell>
          <table:table-cell office:value-type="float" office:value="0.0446428571">
            <text:p>0.0446428571</text:p>
          </table:table-cell>
          <table:table-cell office:value-type="float" office:value="0.0663716814">
            <text:p>0.0663716814</text:p>
          </table:table-cell>
          <table:table-cell office:value-type="float" office:value="0.0598290598">
            <text:p>0.0598290598</text:p>
          </table:table-cell>
          <table:table-cell office:value-type="float" office:value="0.0309734513">
            <text:p>0.0309734513</text:p>
          </table:table-cell>
          <table:table-cell office:value-type="float" office:value="14">
            <text:p>14</text:p>
          </table:table-cell>
          <table:table-cell office:value-type="float" office:value="-0.0681251516">
            <text:p>-0.0681251516</text:p>
          </table:table-cell>
          <table:table-cell office:value-type="float" office:value="0.0822510823">
            <text:p>0.0822510823</text:p>
          </table:table-cell>
          <table:table-cell office:value-type="float" office:value="0.0069444444">
            <text:p>0.0069444444</text:p>
          </table:table-cell>
          <table:table-cell office:value-type="float" office:value="-0.0346320346">
            <text:p>-0.0346320346</text:p>
          </table:table-cell>
          <table:table-cell office:value-type="float" office:value="0.031002382">
            <text:p>0.031002382</text:p>
          </table:table-cell>
        </table:table-row>
        <table:table-row table:style-name="ro2">
          <table:table-cell office:value-type="string">
            <text:p>suicide</text:p>
          </table:table-cell>
          <table:table-cell table:number-columns-repeated="4" office:value-type="float" office:value="0">
            <text:p>0</text:p>
          </table:table-cell>
          <table:table-cell office:value-type="float" office:value="0.0958083832">
            <text:p>0.0958083832</text:p>
          </table:table-cell>
          <table:table-cell office:value-type="float" office:value="0.0883977901">
            <text:p>0.0883977901</text:p>
          </table:table-cell>
          <table:table-cell office:value-type="float" office:value="0.0666666667">
            <text:p>0.0666666667</text:p>
          </table:table-cell>
          <table:table-cell office:value-type="float" office:value="0.0331491713">
            <text:p>0.0331491713</text:p>
          </table:table-cell>
          <table:table-cell office:value-type="float" office:value="6">
            <text:p>6</text:p>
          </table:table-cell>
          <table:table-cell office:value-type="float" office:value="0.019522174">
            <text:p>0.019522174</text:p>
          </table:table-cell>
          <table:table-cell office:value-type="float" office:value="0.0680272109">
            <text:p>0.0680272109</text:p>
          </table:table-cell>
          <table:table-cell office:value-type="float" office:value="0">
            <text:p>0</text:p>
          </table:table-cell>
          <table:table-cell office:value-type="float" office:value="-0.0204081633">
            <text:p>-0.0204081633</text:p>
          </table:table-cell>
          <table:table-cell office:value-type="float" office:value="0.022851702">
            <text:p>0.02285170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86365126544865">
            <text:p>7.8636512654</text:p>
          </table:table-cell>
          <table:table-cell office:value-type="float" office:value="0">
            <text:p>0</text:p>
          </table:table-cell>
          <table:table-cell office:value-type="float" office:value="0.0212765957">
            <text:p>0.0212765957</text:p>
          </table:table-cell>
          <table:table-cell office:value-type="float" office:value="0.0054347826">
            <text:p>0.0054347826</text:p>
          </table:table-cell>
          <table:table-cell office:value-type="float" office:value="0.0844155844">
            <text:p>0.0844155844</text:p>
          </table:table-cell>
          <table:table-cell office:value-type="float" office:value="0.0706521739">
            <text:p>0.0706521739</text:p>
          </table:table-cell>
          <table:table-cell office:value-type="float" office:value="0.2127659574">
            <text:p>0.2127659574</text:p>
          </table:table-cell>
          <table:table-cell office:value-type="float" office:value="0.0543478261">
            <text:p>0.0543478261</text:p>
          </table:table-cell>
          <table:table-cell office:value-type="float" office:value="-8">
            <text:p>-8</text:p>
          </table:table-cell>
          <table:table-cell office:value-type="float" office:value="0.0653560415">
            <text:p>0.0653560415</text:p>
          </table:table-cell>
          <table:table-cell office:value-type="float" office:value="0.0394736842">
            <text:p>0.0394736842</text:p>
          </table:table-cell>
          <table:table-cell office:value-type="float" office:value="0.0114942529">
            <text:p>0.0114942529</text:p>
          </table:table-cell>
          <table:table-cell office:value-type="float" office:value="0">
            <text:p>0</text:p>
          </table:table-cell>
          <table:table-cell office:value-type="float" office:value="0.0105271765">
            <text:p>0.010527176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47578930523781">
            <text:p>2.4757893052</text:p>
          </table:table-cell>
          <table:table-cell office:value-type="float" office:value="0.0051813472">
            <text:p>0.0051813472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0880829">
            <text:p>0.0310880829</text:p>
          </table:table-cell>
          <table:table-cell office:value-type="float" office:value="0.0303030303">
            <text:p>0.0303030303</text:p>
          </table:table-cell>
          <table:table-cell office:value-type="float" office:value="0.0265486726">
            <text:p>0.0265486726</text:p>
          </table:table-cell>
          <table:table-cell office:value-type="float" office:value="0.0151515152">
            <text:p>0.0151515152</text:p>
          </table:table-cell>
          <table:table-cell office:value-type="float" office:value="-9">
            <text:p>-9</text:p>
          </table:table-cell>
          <table:table-cell office:value-type="float" office:value="-0.1449175553">
            <text:p>-0.1449175553</text:p>
          </table:table-cell>
          <table:table-cell office:value-type="float" office:value="0.0540540541">
            <text:p>0.0540540541</text:p>
          </table:table-cell>
          <table:table-cell office:value-type="float" office:value="0.0197044335">
            <text:p>0.0197044335</text:p>
          </table:table-cell>
          <table:table-cell office:value-type="float" office:value="-0.0216216216">
            <text:p>-0.0216216216</text:p>
          </table:table-cell>
          <table:table-cell office:value-type="float" office:value="0.0333823523">
            <text:p>0.033382352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38885361988051">
            <text:p>2.3888536199</text:p>
          </table:table-cell>
          <table:table-cell office:value-type="float" office:value="0.0110497238">
            <text:p>0.0110497238</text:p>
          </table:table-cell>
          <table:table-cell office:value-type="float" office:value="0.0210526316">
            <text:p>0.0210526316</text:p>
          </table:table-cell>
          <table:table-cell office:value-type="float" office:value="0.0143884892">
            <text:p>0.0143884892</text:p>
          </table:table-cell>
          <table:table-cell office:value-type="float" office:value="0.0386740331">
            <text:p>0.0386740331</text:p>
          </table:table-cell>
          <table:table-cell office:value-type="float" office:value="0.0503597122">
            <text:p>0.0503597122</text:p>
          </table:table-cell>
          <table:table-cell office:value-type="float" office:value="0.0842105263">
            <text:p>0.0842105263</text:p>
          </table:table-cell>
          <table:table-cell office:value-type="float" office:value="0.0575539568">
            <text:p>0.0575539568</text:p>
          </table:table-cell>
          <table:table-cell office:value-type="float" office:value="-3">
            <text:p>-3</text:p>
          </table:table-cell>
          <table:table-cell office:value-type="float" office:value="-0.0562770563">
            <text:p>-0.0562770563</text:p>
          </table:table-cell>
          <table:table-cell office:value-type="float" office:value="0.0779220779">
            <text:p>0.0779220779</text:p>
          </table:table-cell>
          <table:table-cell office:value-type="float" office:value="0">
            <text:p>0</text:p>
          </table:table-cell>
          <table:table-cell office:value-type="float" office:value="-0.025974026">
            <text:p>-0.025974026</text:p>
          </table:table-cell>
          <table:table-cell office:value-type="float" office:value="0.0281055901">
            <text:p>0.028105590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09090982207998">
            <text:p>7.0909098221</text:p>
          </table:table-cell>
          <table:table-cell office:value-type="float" office:value="0">
            <text:p>0</text:p>
          </table:table-cell>
          <table:table-cell office:value-type="float" office:value="0.0178571429">
            <text:p>0.0178571429</text:p>
          </table:table-cell>
          <table:table-cell office:value-type="float" office:value="0.0078125">
            <text:p>0.0078125</text:p>
          </table:table-cell>
          <table:table-cell office:value-type="float" office:value="0.0440528634">
            <text:p>0.0440528634</text:p>
          </table:table-cell>
          <table:table-cell office:value-type="float" office:value="0.0390625">
            <text:p>0.0390625</text:p>
          </table:table-cell>
          <table:table-cell office:value-type="float" office:value="0.0535714286">
            <text:p>0.0535714286</text:p>
          </table:table-cell>
          <table:table-cell office:value-type="float" office:value="0.0234375">
            <text:p>0.0234375</text:p>
          </table:table-cell>
          <table:table-cell office:value-type="float" office:value="-6">
            <text:p>-6</text:p>
          </table:table-cell>
          <table:table-cell office:value-type="float" office:value="-0.1595924509">
            <text:p>-0.1595924509</text:p>
          </table:table-cell>
          <table:table-cell office:value-type="float" office:value="0.0473684211">
            <text:p>0.0473684211</text:p>
          </table:table-cell>
          <table:table-cell office:value-type="float" office:value="0.0188679245">
            <text:p>0.0188679245</text:p>
          </table:table-cell>
          <table:table-cell office:value-type="float" office:value="-0.0263157895">
            <text:p>-0.0263157895</text:p>
          </table:table-cell>
          <table:table-cell office:value-type="float" office:value="0.042007345">
            <text:p>0.04200734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09090982207998">
            <text:p>7.0909098221</text:p>
          </table:table-cell>
          <table:table-cell table:number-columns-repeated="3" office:value-type="float" office:value="0">
            <text:p>0</text:p>
          </table:table-cell>
          <table:table-cell office:value-type="float" office:value="0.0598290598">
            <text:p>0.0598290598</text:p>
          </table:table-cell>
          <table:table-cell office:value-type="float" office:value="0.0259259259">
            <text:p>0.0259259259</text:p>
          </table:table-cell>
          <table:table-cell office:value-type="float" office:value="0.0483870968">
            <text:p>0.0483870968</text:p>
          </table:table-cell>
          <table:table-cell office:value-type="float" office:value="0.0111111111">
            <text:p>0.0111111111</text:p>
          </table:table-cell>
          <table:table-cell office:value-type="float" office:value="-15">
            <text:p>-15</text:p>
          </table:table-cell>
          <table:table-cell office:value-type="float" office:value="-0.1136226567">
            <text:p>-0.1136226567</text:p>
          </table:table-cell>
          <table:table-cell office:value-type="float" office:value="0.0638297872">
            <text:p>0.0638297872</text:p>
          </table:table-cell>
          <table:table-cell office:value-type="float" office:value="0.0194174757">
            <text:p>0.0194174757</text:p>
          </table:table-cell>
          <table:table-cell office:value-type="float" office:value="-0.0212765957">
            <text:p>-0.0212765957</text:p>
          </table:table-cell>
          <table:table-cell office:value-type="float" office:value="0.0390869011">
            <text:p>0.039086901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5.70711026474888">
            <text:p>5.7071102647</text:p>
          </table:table-cell>
          <table:table-cell table:number-columns-repeated="3" office:value-type="float" office:value="0">
            <text:p>0</text:p>
          </table:table-cell>
          <table:table-cell office:value-type="float" office:value="0.1121495327">
            <text:p>0.1121495327</text:p>
          </table:table-cell>
          <table:table-cell office:value-type="float" office:value="0.0722891566">
            <text:p>0.0722891566</text:p>
          </table:table-cell>
          <table:table-cell office:value-type="float" office:value="0.0263157895">
            <text:p>0.0263157895</text:p>
          </table:table-cell>
          <table:table-cell office:value-type="float" office:value="0.0120481928">
            <text:p>0.0120481928</text:p>
          </table:table-cell>
          <table:table-cell office:value-type="float" office:value="-10">
            <text:p>-10</text:p>
          </table:table-cell>
          <table:table-cell office:value-type="float" office:value="-0.0125650495">
            <text:p>-0.0125650495</text:p>
          </table:table-cell>
          <table:table-cell office:value-type="float" office:value="0.0803571429">
            <text:p>0.0803571429</text:p>
          </table:table-cell>
          <table:table-cell office:value-type="float" office:value="0">
            <text:p>0</text:p>
          </table:table-cell>
          <table:table-cell office:value-type="float" office:value="-0.0357142857">
            <text:p>-0.0357142857</text:p>
          </table:table-cell>
          <table:table-cell office:value-type="float" office:value="0.0191899586">
            <text:p>0.019189958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39859493453521">
            <text:p>6.3985949345</text:p>
          </table:table-cell>
          <table:table-cell office:value-type="float" office:value="0.0214285714">
            <text:p>0.02142857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7142857">
            <text:p>0.0357142857</text:p>
          </table:table-cell>
          <table:table-cell office:value-type="float" office:value="0.0268817204">
            <text:p>0.0268817204</text:p>
          </table:table-cell>
          <table:table-cell office:value-type="float" office:value="0.0461538462">
            <text:p>0.0461538462</text:p>
          </table:table-cell>
          <table:table-cell office:value-type="float" office:value="0.0161290323">
            <text:p>0.0161290323</text:p>
          </table:table-cell>
          <table:table-cell office:value-type="float" office:value="-15">
            <text:p>-15</text:p>
          </table:table-cell>
          <table:table-cell office:value-type="float" office:value="0.0054103985">
            <text:p>0.0054103985</text:p>
          </table:table-cell>
          <table:table-cell office:value-type="float" office:value="0.0530973451">
            <text:p>0.0530973451</text:p>
          </table:table-cell>
          <table:table-cell office:value-type="float" office:value="0.0078125">
            <text:p>0.0078125</text:p>
          </table:table-cell>
          <table:table-cell office:value-type="float" office:value="0.0442477876">
            <text:p>0.0442477876</text:p>
          </table:table-cell>
          <table:table-cell office:value-type="float" office:value="0.0270470215">
            <text:p>0.027047021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0.688184391196034">
            <text:p>-0.6881843912</text:p>
          </table:table-cell>
          <table:table-cell office:value-type="float" office:value="0.0158730159">
            <text:p>0.0158730159</text:p>
          </table:table-cell>
          <table:table-cell table:number-columns-repeated="2" office:value-type="float" office:value="0">
            <text:p>0</text:p>
          </table:table-cell>
          <table:table-cell office:value-type="float" office:value="0.0555555556">
            <text:p>0.0555555556</text:p>
          </table:table-cell>
          <table:table-cell office:value-type="float" office:value="0.0479452055">
            <text:p>0.0479452055</text:p>
          </table:table-cell>
          <table:table-cell office:value-type="float" office:value="0.0533333333">
            <text:p>0.0533333333</text:p>
          </table:table-cell>
          <table:table-cell office:value-type="float" office:value="0.0273972603">
            <text:p>0.0273972603</text:p>
          </table:table-cell>
          <table:table-cell office:value-type="float" office:value="-20">
            <text:p>-20</text:p>
          </table:table-cell>
          <table:table-cell office:value-type="float" office:value="-0.0303103524">
            <text:p>-0.0303103524</text:p>
          </table:table-cell>
          <table:table-cell office:value-type="float" office:value="0.0833333333">
            <text:p>0.0833333333</text:p>
          </table:table-cell>
          <table:table-cell office:value-type="float" office:value="0">
            <text:p>0</text:p>
          </table:table-cell>
          <table:table-cell office:value-type="float" office:value="-0.0740740741">
            <text:p>-0.0740740741</text:p>
          </table:table-cell>
          <table:table-cell office:value-type="float" office:value="0.0235192089">
            <text:p>0.023519208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5.70711026474888">
            <text:p>5.7071102647</text:p>
          </table:table-cell>
          <table:table-cell office:value-type="float" office:value="0.014084507">
            <text:p>0.0140845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492957746">
            <text:p>0.0492957746</text:p>
          </table:table-cell>
          <table:table-cell office:value-type="float" office:value="0.0368421053">
            <text:p>0.0368421053</text:p>
          </table:table-cell>
          <table:table-cell office:value-type="float" office:value="0.0273972603">
            <text:p>0.0273972603</text:p>
          </table:table-cell>
          <table:table-cell office:value-type="float" office:value="0.0105263158">
            <text:p>0.0105263158</text:p>
          </table:table-cell>
          <table:table-cell office:value-type="float" office:value="-1">
            <text:p>-1</text:p>
          </table:table-cell>
          <table:table-cell office:value-type="float" office:value="-0.0756263997">
            <text:p>-0.0756263997</text:p>
          </table:table-cell>
          <table:table-cell office:value-type="float" office:value="0.0560747664">
            <text:p>0.0560747664</text:p>
          </table:table-cell>
          <table:table-cell office:value-type="float" office:value="0.0084033613">
            <text:p>0.0084033613</text:p>
          </table:table-cell>
          <table:table-cell office:value-type="float" office:value="-0.0560747664">
            <text:p>-0.0560747664</text:p>
          </table:table-cell>
          <table:table-cell office:value-type="float" office:value="0.0222662357">
            <text:p>0.022266235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4.61512051684126">
            <text:p>4.6151205168</text:p>
          </table:table-cell>
          <table:table-cell table:number-columns-repeated="3" office:value-type="float" office:value="0">
            <text:p>0</text:p>
          </table:table-cell>
          <table:table-cell office:value-type="float" office:value="0.0602409639">
            <text:p>0.0602409639</text:p>
          </table:table-cell>
          <table:table-cell office:value-type="float" office:value="0.0344827586">
            <text:p>0.034482758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1627907">
            <text:p>-0.011627907</text:p>
          </table:table-cell>
          <table:table-cell office:value-type="float" office:value="0.0465116279">
            <text:p>0.0465116279</text:p>
          </table:table-cell>
          <table:table-cell office:value-type="float" office:value="0">
            <text:p>0</text:p>
          </table:table-cell>
          <table:table-cell office:value-type="float" office:value="-0.011627907">
            <text:p>-0.011627907</text:p>
          </table:table-cell>
          <table:table-cell office:value-type="float" office:value="0.0180783661">
            <text:p>0.018078366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5.70711026474888">
            <text:p>5.7071102647</text:p>
          </table:table-cell>
          <table:table-cell office:value-type="float" office:value="0">
            <text:p>0</text:p>
          </table:table-cell>
          <table:table-cell office:value-type="float" office:value="0.0215053763">
            <text:p>0.0215053763</text:p>
          </table:table-cell>
          <table:table-cell office:value-type="float" office:value="0.0089686099">
            <text:p>0.0089686099</text:p>
          </table:table-cell>
          <table:table-cell office:value-type="float" office:value="0.0208333333">
            <text:p>0.0208333333</text:p>
          </table:table-cell>
          <table:table-cell office:value-type="float" office:value="0.0179372197">
            <text:p>0.0179372197</text:p>
          </table:table-cell>
          <table:table-cell office:value-type="float" office:value="0.0860215054">
            <text:p>0.0860215054</text:p>
          </table:table-cell>
          <table:table-cell office:value-type="float" office:value="0.0358744395">
            <text:p>0.0358744395</text:p>
          </table:table-cell>
          <table:table-cell office:value-type="float" office:value="4">
            <text:p>4</text:p>
          </table:table-cell>
          <table:table-cell office:value-type="float" office:value="0.0536036036">
            <text:p>0.0536036036</text:p>
          </table:table-cell>
          <table:table-cell office:value-type="float" office:value="0.0357142857">
            <text:p>0.035714285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6340626">
            <text:p>0.012634062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09090982207998">
            <text:p>7.0909098221</text:p>
          </table:table-cell>
          <table:table-cell office:value-type="float" office:value="0">
            <text:p>0</text:p>
          </table:table-cell>
          <table:table-cell office:value-type="float" office:value="0.0694444444">
            <text:p>0.0694444444</text:p>
          </table:table-cell>
          <table:table-cell office:value-type="float" office:value="0.0199203187">
            <text:p>0.0199203187</text:p>
          </table:table-cell>
          <table:table-cell office:value-type="float" office:value="0.0508474576">
            <text:p>0.0508474576</text:p>
          </table:table-cell>
          <table:table-cell office:value-type="float" office:value="0.0358565737">
            <text:p>0.0358565737</text:p>
          </table:table-cell>
          <table:table-cell office:value-type="float" office:value="0.0833333333">
            <text:p>0.0833333333</text:p>
          </table:table-cell>
          <table:table-cell office:value-type="float" office:value="0.0239043825">
            <text:p>0.0239043825</text:p>
          </table:table-cell>
          <table:table-cell office:value-type="float" office:value="-8">
            <text:p>-8</text:p>
          </table:table-cell>
          <table:table-cell office:value-type="float" office:value="-0.0310543862">
            <text:p>-0.0310543862</text:p>
          </table:table-cell>
          <table:table-cell office:value-type="float" office:value="0.0634920635">
            <text:p>0.0634920635</text:p>
          </table:table-cell>
          <table:table-cell office:value-type="float" office:value="0.0064935065">
            <text:p>0.0064935065</text:p>
          </table:table-cell>
          <table:table-cell office:value-type="float" office:value="-0.0158730159">
            <text:p>-0.0158730159</text:p>
          </table:table-cell>
          <table:table-cell office:value-type="float" office:value="0.0257036705">
            <text:p>0.025703670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80350525760834">
            <text:p>6.8035052576</text:p>
          </table:table-cell>
          <table:table-cell office:value-type="float" office:value="0">
            <text:p>0</text:p>
          </table:table-cell>
          <table:table-cell office:value-type="float" office:value="0.0102040816">
            <text:p>0.0102040816</text:p>
          </table:table-cell>
          <table:table-cell office:value-type="float" office:value="0.0055555556">
            <text:p>0.0055555556</text:p>
          </table:table-cell>
          <table:table-cell table:number-columns-repeated="2" office:value-type="float" office:value="0.0777777778">
            <text:p>0.0777777778</text:p>
          </table:table-cell>
          <table:table-cell office:value-type="float" office:value="0.0306122449">
            <text:p>0.0306122449</text:p>
          </table:table-cell>
          <table:table-cell office:value-type="float" office:value="0.0166666667">
            <text:p>0.0166666667</text:p>
          </table:table-cell>
          <table:table-cell office:value-type="float" office:value="3">
            <text:p>3</text:p>
          </table:table-cell>
          <table:table-cell office:value-type="float" office:value="0.0153762414">
            <text:p>0.0153762414</text:p>
          </table:table-cell>
          <table:table-cell office:value-type="float" office:value="0.0479452055">
            <text:p>0.0479452055</text:p>
          </table:table-cell>
          <table:table-cell office:value-type="float" office:value="0">
            <text:p>0</text:p>
          </table:table-cell>
          <table:table-cell office:value-type="float" office:value="-0.0273972603">
            <text:p>-0.0273972603</text:p>
          </table:table-cell>
          <table:table-cell office:value-type="float" office:value="0.0148218502">
            <text:p>0.014821850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24494154633701">
            <text:p>7.2449415463</text:p>
          </table:table-cell>
          <table:table-cell table:number-columns-repeated="3" office:value-type="float" office:value="0">
            <text:p>0</text:p>
          </table:table-cell>
          <table:table-cell office:value-type="float" office:value="0.0805687204">
            <text:p>0.0805687204</text:p>
          </table:table-cell>
          <table:table-cell office:value-type="float" office:value="0.1180555556">
            <text:p>0.1180555556</text:p>
          </table:table-cell>
          <table:table-cell office:value-type="float" office:value="0.0563380282">
            <text:p>0.0563380282</text:p>
          </table:table-cell>
          <table:table-cell office:value-type="float" office:value="0.0277777778">
            <text:p>0.0277777778</text:p>
          </table:table-cell>
          <table:table-cell office:value-type="float" office:value="24">
            <text:p>24</text:p>
          </table:table-cell>
          <table:table-cell office:value-type="float" office:value="0.0076694891">
            <text:p>0.0076694891</text:p>
          </table:table-cell>
          <table:table-cell office:value-type="float" office:value="0.0283018868">
            <text:p>0.0283018868</text:p>
          </table:table-cell>
          <table:table-cell office:value-type="float" office:value="0">
            <text:p>0</text:p>
          </table:table-cell>
          <table:table-cell office:value-type="float" office:value="-0.0188679245">
            <text:p>-0.0188679245</text:p>
          </table:table-cell>
          <table:table-cell office:value-type="float" office:value="0.0091812668">
            <text:p>0.009181266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68586094706836">
            <text:p>6.6858609471</text:p>
          </table:table-cell>
          <table:table-cell office:value-type="float" office:value="0.006097561">
            <text:p>0.006097561</text:p>
          </table:table-cell>
          <table:table-cell office:value-type="float" office:value="0.0113636364">
            <text:p>0.0113636364</text:p>
          </table:table-cell>
          <table:table-cell office:value-type="float" office:value="0.0069444444">
            <text:p>0.0069444444</text:p>
          </table:table-cell>
          <table:table-cell office:value-type="float" office:value="0.0731707317">
            <text:p>0.0731707317</text:p>
          </table:table-cell>
          <table:table-cell office:value-type="float" office:value="0.0833333333">
            <text:p>0.0833333333</text:p>
          </table:table-cell>
          <table:table-cell office:value-type="float" office:value="0.0795454545">
            <text:p>0.0795454545</text:p>
          </table:table-cell>
          <table:table-cell office:value-type="float" office:value="0.0486111111">
            <text:p>0.0486111111</text:p>
          </table:table-cell>
          <table:table-cell office:value-type="float" office:value="26">
            <text:p>26</text:p>
          </table:table-cell>
          <table:table-cell office:value-type="float" office:value="-0.1104475848">
            <text:p>-0.1104475848</text:p>
          </table:table-cell>
          <table:table-cell office:value-type="float" office:value="0.095890411">
            <text:p>0.095890411</text:p>
          </table:table-cell>
          <table:table-cell office:value-type="float" office:value="0.0121212121">
            <text:p>0.0121212121</text:p>
          </table:table-cell>
          <table:table-cell office:value-type="float" office:value="-0.0547945205">
            <text:p>-0.0547945205</text:p>
          </table:table-cell>
          <table:table-cell office:value-type="float" office:value="0.0332498529">
            <text:p>0.033249852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3825560390179">
            <text:p>1.382556039</text:p>
          </table:table-cell>
          <table:table-cell table:number-columns-repeated="3" office:value-type="float" office:value="0">
            <text:p>0</text:p>
          </table:table-cell>
          <table:table-cell office:value-type="float" office:value="0.0530973451">
            <text:p>0.0530973451</text:p>
          </table:table-cell>
          <table:table-cell office:value-type="float" office:value="0.0377358491">
            <text:p>0.0377358491</text:p>
          </table:table-cell>
          <table:table-cell office:value-type="float" office:value="0.0869565217">
            <text:p>0.0869565217</text:p>
          </table:table-cell>
          <table:table-cell office:value-type="float" office:value="0.0377358491">
            <text:p>0.0377358491</text:p>
          </table:table-cell>
          <table:table-cell office:value-type="float" office:value="-2">
            <text:p>-2</text:p>
          </table:table-cell>
          <table:table-cell office:value-type="float" office:value="-0.0520464597">
            <text:p>-0.0520464597</text:p>
          </table:table-cell>
          <table:table-cell office:value-type="float" office:value="0.0917431193">
            <text:p>0.0917431193</text:p>
          </table:table-cell>
          <table:table-cell office:value-type="float" office:value="0.0163934426">
            <text:p>0.0163934426</text:p>
          </table:table-cell>
          <table:table-cell office:value-type="float" office:value="-0.0275229358">
            <text:p>-0.0275229358</text:p>
          </table:table-cell>
          <table:table-cell office:value-type="float" office:value="0.0358343565">
            <text:p>0.035834356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90875477931522">
            <text:p>6.9087547793</text:p>
          </table:table-cell>
          <table:table-cell office:value-type="float" office:value="0">
            <text:p>0</text:p>
          </table:table-cell>
          <table:table-cell office:value-type="float" office:value="0.024691358">
            <text:p>0.024691358</text:p>
          </table:table-cell>
          <table:table-cell office:value-type="float" office:value="0.0108695652">
            <text:p>0.0108695652</text:p>
          </table:table-cell>
          <table:table-cell office:value-type="float" office:value="0.0709219858">
            <text:p>0.0709219858</text:p>
          </table:table-cell>
          <table:table-cell office:value-type="float" office:value="0.0543478261">
            <text:p>0.0543478261</text:p>
          </table:table-cell>
          <table:table-cell office:value-type="float" office:value="0.024691358">
            <text:p>0.024691358</text:p>
          </table:table-cell>
          <table:table-cell office:value-type="float" office:value="0.0108695652">
            <text:p>0.0108695652</text:p>
          </table:table-cell>
          <table:table-cell office:value-type="float" office:value="0">
            <text:p>0</text:p>
          </table:table-cell>
          <table:table-cell office:value-type="float" office:value="0.0750436089">
            <text:p>0.0750436089</text:p>
          </table:table-cell>
          <table:table-cell office:value-type="float" office:value="0.0472440945">
            <text:p>0.0472440945</text:p>
          </table:table-cell>
          <table:table-cell office:value-type="float" office:value="0.0068965517">
            <text:p>0.0068965517</text:p>
          </table:table-cell>
          <table:table-cell office:value-type="float" office:value="0.0393700787">
            <text:p>0.0393700787</text:p>
          </table:table-cell>
          <table:table-cell office:value-type="float" office:value="0.0217095884">
            <text:p>0.021709588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24494154633701">
            <text:p>7.2449415463</text:p>
          </table:table-cell>
          <table:table-cell office:value-type="float" office:value="0">
            <text:p>0</text:p>
          </table:table-cell>
          <table:table-cell office:value-type="float" office:value="0.0526315789">
            <text:p>0.0526315789</text:p>
          </table:table-cell>
          <table:table-cell office:value-type="float" office:value="0.0310077519">
            <text:p>0.0310077519</text:p>
          </table:table-cell>
          <table:table-cell office:value-type="float" office:value="0.0974025974">
            <text:p>0.0974025974</text:p>
          </table:table-cell>
          <table:table-cell office:value-type="float" office:value="0.1162790698">
            <text:p>0.1162790698</text:p>
          </table:table-cell>
          <table:table-cell office:value-type="float" office:value="0.1315789474">
            <text:p>0.1315789474</text:p>
          </table:table-cell>
          <table:table-cell office:value-type="float" office:value="0.0775193798">
            <text:p>0.0775193798</text:p>
          </table:table-cell>
          <table:table-cell office:value-type="float" office:value="5">
            <text:p>5</text:p>
          </table:table-cell>
          <table:table-cell office:value-type="float" office:value="-0.0841499577">
            <text:p>-0.0841499577</text:p>
          </table:table-cell>
          <table:table-cell office:value-type="float" office:value="0.0731707317">
            <text:p>0.0731707317</text:p>
          </table:table-cell>
          <table:table-cell office:value-type="float" office:value="0.0217391304">
            <text:p>0.0217391304</text:p>
          </table:table-cell>
          <table:table-cell office:value-type="float" office:value="-0.0243902439">
            <text:p>-0.0243902439</text:p>
          </table:table-cell>
          <table:table-cell office:value-type="float" office:value="0.0245902402">
            <text:p>0.024590240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18838474076619">
            <text:p>2.1883847408</text:p>
          </table:table-cell>
          <table:table-cell office:value-type="float" office:value="0.0085470085">
            <text:p>0.0085470085</text:p>
          </table:table-cell>
          <table:table-cell office:value-type="float" office:value="0.0145985401">
            <text:p>0.0145985401</text:p>
          </table:table-cell>
          <table:table-cell office:value-type="float" office:value="0.0087336245">
            <text:p>0.0087336245</text:p>
          </table:table-cell>
          <table:table-cell office:value-type="float" office:value="0.047008547">
            <text:p>0.047008547</text:p>
          </table:table-cell>
          <table:table-cell office:value-type="float" office:value="0.0480349345">
            <text:p>0.0480349345</text:p>
          </table:table-cell>
          <table:table-cell office:value-type="float" office:value="0.0656934307">
            <text:p>0.0656934307</text:p>
          </table:table-cell>
          <table:table-cell office:value-type="float" office:value="0.03930131">
            <text:p>0.03930131</text:p>
          </table:table-cell>
          <table:table-cell office:value-type="float" office:value="12">
            <text:p>12</text:p>
          </table:table-cell>
          <table:table-cell office:value-type="float" office:value="-0.0080880155">
            <text:p>-0.0080880155</text:p>
          </table:table-cell>
          <table:table-cell office:value-type="float" office:value="0.0357142857">
            <text:p>0.0357142857</text:p>
          </table:table-cell>
          <table:table-cell office:value-type="float" office:value="0">
            <text:p>0</text:p>
          </table:table-cell>
          <table:table-cell office:value-type="float" office:value="0.0044642857">
            <text:p>0.0044642857</text:p>
          </table:table-cell>
          <table:table-cell office:value-type="float" office:value="0.0180811066">
            <text:p>0.018081106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90875477931522">
            <text:p>6.9087547793</text:p>
          </table:table-cell>
          <table:table-cell office:value-type="float" office:value="0">
            <text:p>0</text:p>
          </table:table-cell>
          <table:table-cell office:value-type="float" office:value="0.0178571429">
            <text:p>0.0178571429</text:p>
          </table:table-cell>
          <table:table-cell office:value-type="float" office:value="0.0063694268">
            <text:p>0.0063694268</text:p>
          </table:table-cell>
          <table:table-cell office:value-type="float" office:value="0.0582524272">
            <text:p>0.0582524272</text:p>
          </table:table-cell>
          <table:table-cell office:value-type="float" office:value="0.0382165605">
            <text:p>0.0382165605</text:p>
          </table:table-cell>
          <table:table-cell office:value-type="float" office:value="0.0178571429">
            <text:p>0.0178571429</text:p>
          </table:table-cell>
          <table:table-cell office:value-type="float" office:value="0.0063694268">
            <text:p>0.0063694268</text:p>
          </table:table-cell>
          <table:table-cell office:value-type="float" office:value="-5">
            <text:p>-5</text:p>
          </table:table-cell>
          <table:table-cell office:value-type="float" office:value="0.0333333333">
            <text:p>0.0333333333</text:p>
          </table:table-cell>
          <table:table-cell office:value-type="float" office:value="0.0224719101">
            <text:p>0.02247191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00691954">
            <text:p>0.010069195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90875477931522">
            <text:p>6.9087547793</text:p>
          </table:table-cell>
          <table:table-cell office:value-type="float" office:value="0.0090909091">
            <text:p>0.009090909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1818182">
            <text:p>0.0181818182</text:p>
          </table:table-cell>
          <table:table-cell office:value-type="float" office:value="0.0138888889">
            <text:p>0.0138888889</text:p>
          </table:table-cell>
          <table:table-cell office:value-type="float" office:value="0.0175438596">
            <text:p>0.0175438596</text:p>
          </table:table-cell>
          <table:table-cell office:value-type="float" office:value="0.0069444444">
            <text:p>0.0069444444</text:p>
          </table:table-cell>
          <table:table-cell office:value-type="float" office:value="1">
            <text:p>1</text:p>
          </table:table-cell>
          <table:table-cell office:value-type="float" office:value="-0.0068609023">
            <text:p>-0.006860902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-0.0125">
            <text:p>-0.0125</text:p>
          </table:table-cell>
          <table:table-cell office:value-type="float" office:value="0.0210735171">
            <text:p>0.021073517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4.61512051684126">
            <text:p>4.6151205168</text:p>
          </table:table-cell>
          <table:table-cell office:value-type="float" office:value="0.0051282051">
            <text:p>0.0051282051</text:p>
          </table:table-cell>
          <table:table-cell office:value-type="float" office:value="0.010989011">
            <text:p>0.010989011</text:p>
          </table:table-cell>
          <table:table-cell office:value-type="float" office:value="0.005952381">
            <text:p>0.005952381</text:p>
          </table:table-cell>
          <table:table-cell office:value-type="float" office:value="0.0717948718">
            <text:p>0.0717948718</text:p>
          </table:table-cell>
          <table:table-cell office:value-type="float" office:value="0.0833333333">
            <text:p>0.0833333333</text:p>
          </table:table-cell>
          <table:table-cell office:value-type="float" office:value="0.021978022">
            <text:p>0.021978022</text:p>
          </table:table-cell>
          <table:table-cell office:value-type="float" office:value="0.0119047619">
            <text:p>0.0119047619</text:p>
          </table:table-cell>
          <table:table-cell office:value-type="float" office:value="2">
            <text:p>2</text:p>
          </table:table-cell>
          <table:table-cell office:value-type="float" office:value="0.000168691">
            <text:p>0.000168691</text:p>
          </table:table-cell>
          <table:table-cell office:value-type="float" office:value="0.0486111111">
            <text:p>0.0486111111</text:p>
          </table:table-cell>
          <table:table-cell office:value-type="float" office:value="0.0064102564">
            <text:p>0.0064102564</text:p>
          </table:table-cell>
          <table:table-cell office:value-type="float" office:value="0">
            <text:p>0</text:p>
          </table:table-cell>
          <table:table-cell office:value-type="float" office:value="0.0132571498">
            <text:p>0.013257149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24494154633701">
            <text:p>7.2449415463</text:p>
          </table:table-cell>
          <table:table-cell office:value-type="float" office:value="0">
            <text:p>0</text:p>
          </table:table-cell>
          <table:table-cell office:value-type="float" office:value="0.0106382979">
            <text:p>0.0106382979</text:p>
          </table:table-cell>
          <table:table-cell office:value-type="float" office:value="0.0051546392">
            <text:p>0.0051546392</text:p>
          </table:table-cell>
          <table:table-cell table:number-columns-repeated="2" office:value-type="float" office:value="0.0360824742">
            <text:p>0.0360824742</text:p>
          </table:table-cell>
          <table:table-cell office:value-type="float" office:value="0.0425531915">
            <text:p>0.0425531915</text:p>
          </table:table-cell>
          <table:table-cell office:value-type="float" office:value="0.0206185567">
            <text:p>0.0206185567</text:p>
          </table:table-cell>
          <table:table-cell office:value-type="float" office:value="11">
            <text:p>11</text:p>
          </table:table-cell>
          <table:table-cell office:value-type="float" office:value="-0.0033763654">
            <text:p>-0.0033763654</text:p>
          </table:table-cell>
          <table:table-cell office:value-type="float" office:value="0.0503144654">
            <text:p>0.0503144654</text:p>
          </table:table-cell>
          <table:table-cell office:value-type="float" office:value="0">
            <text:p>0</text:p>
          </table:table-cell>
          <table:table-cell office:value-type="float" office:value="-0.0314465409">
            <text:p>-0.0314465409</text:p>
          </table:table-cell>
          <table:table-cell office:value-type="float" office:value="0.0160855493">
            <text:p>0.016085549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68586094706836">
            <text:p>6.6858609471</text:p>
          </table:table-cell>
          <table:table-cell office:value-type="float" office:value="0">
            <text:p>0</text:p>
          </table:table-cell>
          <table:table-cell office:value-type="float" office:value="0.0126582278">
            <text:p>0.0126582278</text:p>
          </table:table-cell>
          <table:table-cell office:value-type="float" office:value="0.0036764706">
            <text:p>0.0036764706</text:p>
          </table:table-cell>
          <table:table-cell office:value-type="float" office:value="0.0413793103">
            <text:p>0.0413793103</text:p>
          </table:table-cell>
          <table:table-cell office:value-type="float" office:value="0.0220588235">
            <text:p>0.0220588235</text:p>
          </table:table-cell>
          <table:table-cell office:value-type="float" office:value="0.0379746835">
            <text:p>0.0379746835</text:p>
          </table:table-cell>
          <table:table-cell office:value-type="float" office:value="0.0110294118">
            <text:p>0.0110294118</text:p>
          </table:table-cell>
          <table:table-cell office:value-type="float" office:value="-2">
            <text:p>-2</text:p>
          </table:table-cell>
          <table:table-cell office:value-type="float" office:value="-0.0123392262">
            <text:p>-0.0123392262</text:p>
          </table:table-cell>
          <table:table-cell office:value-type="float" office:value="0.0322580645">
            <text:p>0.0322580645</text:p>
          </table:table-cell>
          <table:table-cell office:value-type="float" office:value="0.0218978102">
            <text:p>0.0218978102</text:p>
          </table:table-cell>
          <table:table-cell office:value-type="float" office:value="0.0564516129">
            <text:p>0.0564516129</text:p>
          </table:table-cell>
          <table:table-cell office:value-type="float" office:value="0.0274944989">
            <text:p>0.027494498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39859493453521">
            <text:p>6.3985949345</text:p>
          </table:table-cell>
          <table:table-cell table:number-columns-repeated="3" office:value-type="float" office:value="0">
            <text:p>0</text:p>
          </table:table-cell>
          <table:table-cell office:value-type="float" office:value="0.0512820513">
            <text:p>0.0512820513</text:p>
          </table:table-cell>
          <table:table-cell office:value-type="float" office:value="0.0228136882">
            <text:p>0.0228136882</text:p>
          </table:table-cell>
          <table:table-cell office:value-type="float" office:value="0.012345679">
            <text:p>0.012345679</text:p>
          </table:table-cell>
          <table:table-cell office:value-type="float" office:value="0.0038022814">
            <text:p>0.0038022814</text:p>
          </table:table-cell>
          <table:table-cell office:value-type="float" office:value="1">
            <text:p>1</text:p>
          </table:table-cell>
          <table:table-cell office:value-type="float" office:value="-0.0429548119">
            <text:p>-0.0429548119</text:p>
          </table:table-cell>
          <table:table-cell office:value-type="float" office:value="0.032">
            <text:p>0.032</text:p>
          </table:table-cell>
          <table:table-cell office:value-type="float" office:value="0.0076335878">
            <text:p>0.0076335878</text:p>
          </table:table-cell>
          <table:table-cell office:value-type="float" office:value="0.008">
            <text:p>0.008</text:p>
          </table:table-cell>
          <table:table-cell office:value-type="float" office:value="0.0232281479">
            <text:p>0.023228147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90875477931522">
            <text:p>6.9087547793</text:p>
          </table:table-cell>
          <table:table-cell office:value-type="float" office:value="0.0062111801">
            <text:p>0.0062111801</text:p>
          </table:table-cell>
          <table:table-cell office:value-type="float" office:value="0.0227272727">
            <text:p>0.0227272727</text:p>
          </table:table-cell>
          <table:table-cell office:value-type="float" office:value="0.012195122">
            <text:p>0.012195122</text:p>
          </table:table-cell>
          <table:table-cell office:value-type="float" office:value="0.0869565217">
            <text:p>0.0869565217</text:p>
          </table:table-cell>
          <table:table-cell office:value-type="float" office:value="0.0853658537">
            <text:p>0.0853658537</text:p>
          </table:table-cell>
          <table:table-cell office:value-type="float" office:value="0.0227272727">
            <text:p>0.0227272727</text:p>
          </table:table-cell>
          <table:table-cell office:value-type="float" office:value="0.012195122">
            <text:p>0.012195122</text:p>
          </table:table-cell>
          <table:table-cell office:value-type="float" office:value="-2">
            <text:p>-2</text:p>
          </table:table-cell>
          <table:table-cell office:value-type="float" office:value="0.0168187012">
            <text:p>0.0168187012</text:p>
          </table:table-cell>
          <table:table-cell office:value-type="float" office:value="0.046875">
            <text:p>0.046875</text:p>
          </table:table-cell>
          <table:table-cell office:value-type="float" office:value="0.006993007">
            <text:p>0.006993007</text:p>
          </table:table-cell>
          <table:table-cell office:value-type="float" office:value="-0.0078125">
            <text:p>-0.0078125</text:p>
          </table:table-cell>
          <table:table-cell office:value-type="float" office:value="0.022725143">
            <text:p>0.02272514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93738737019248">
            <text:p>1.9373873702</text:p>
          </table:table-cell>
          <table:table-cell office:value-type="float" office:value="0">
            <text:p>0</text:p>
          </table:table-cell>
          <table:table-cell office:value-type="float" office:value="0.0421052632">
            <text:p>0.0421052632</text:p>
          </table:table-cell>
          <table:table-cell office:value-type="float" office:value="0.0195121951">
            <text:p>0.0195121951</text:p>
          </table:table-cell>
          <table:table-cell office:value-type="float" office:value="0.0344827586">
            <text:p>0.0344827586</text:p>
          </table:table-cell>
          <table:table-cell office:value-type="float" office:value="0.0292682927">
            <text:p>0.0292682927</text:p>
          </table:table-cell>
          <table:table-cell office:value-type="float" office:value="0.0947368421">
            <text:p>0.0947368421</text:p>
          </table:table-cell>
          <table:table-cell office:value-type="float" office:value="0.043902439">
            <text:p>0.043902439</text:p>
          </table:table-cell>
          <table:table-cell office:value-type="float" office:value="28">
            <text:p>28</text:p>
          </table:table-cell>
          <table:table-cell office:value-type="float" office:value="-0.055525614">
            <text:p>-0.055525614</text:p>
          </table:table-cell>
          <table:table-cell office:value-type="float" office:value="0.0451612903">
            <text:p>0.0451612903</text:p>
          </table:table-cell>
          <table:table-cell office:value-type="float" office:value="0.0058479532">
            <text:p>0.0058479532</text:p>
          </table:table-cell>
          <table:table-cell office:value-type="float" office:value="-0.0064516129">
            <text:p>-0.0064516129</text:p>
          </table:table-cell>
          <table:table-cell office:value-type="float" office:value="0.0201761081">
            <text:p>0.020176108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07074043022623">
            <text:p>2.07074043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720720721">
            <text:p>0.0720720721</text:p>
          </table:table-cell>
          <table:table-cell office:value-type="float" office:value="0.0575539568">
            <text:p>0.0575539568</text:p>
          </table:table-cell>
          <table:table-cell office:value-type="float" office:value="0.0895522388">
            <text:p>0.0895522388</text:p>
          </table:table-cell>
          <table:table-cell office:value-type="float" office:value="0.0431654676">
            <text:p>0.0431654676</text:p>
          </table:table-cell>
          <table:table-cell office:value-type="float" office:value="-2">
            <text:p>-2</text:p>
          </table:table-cell>
          <table:table-cell office:value-type="float" office:value="0.0256144385">
            <text:p>0.0256144385</text:p>
          </table:table-cell>
          <table:table-cell office:value-type="float" office:value="0.0458715596">
            <text:p>0.0458715596</text:p>
          </table:table-cell>
          <table:table-cell office:value-type="float" office:value="0">
            <text:p>0</text:p>
          </table:table-cell>
          <table:table-cell office:value-type="float" office:value="0.0366972477">
            <text:p>0.0366972477</text:p>
          </table:table-cell>
          <table:table-cell office:value-type="float" office:value="0.0158799486">
            <text:p>0.015879948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17088847851251">
            <text:p>7.1708884785</text:p>
          </table:table-cell>
          <table:table-cell office:value-type="float" office:value="0.0142180095">
            <text:p>0.0142180095</text:p>
          </table:table-cell>
          <table:table-cell office:value-type="float" office:value="0.032967033">
            <text:p>0.032967033</text:p>
          </table:table-cell>
          <table:table-cell office:value-type="float" office:value="0.0098684211">
            <text:p>0.0098684211</text:p>
          </table:table-cell>
          <table:table-cell office:value-type="float" office:value="0.0900473934">
            <text:p>0.0900473934</text:p>
          </table:table-cell>
          <table:table-cell office:value-type="float" office:value="0.0625">
            <text:p>0.0625</text:p>
          </table:table-cell>
          <table:table-cell office:value-type="float" office:value="0.1318681319">
            <text:p>0.1318681319</text:p>
          </table:table-cell>
          <table:table-cell office:value-type="float" office:value="0.0394736842">
            <text:p>0.0394736842</text:p>
          </table:table-cell>
          <table:table-cell office:value-type="float" office:value="7">
            <text:p>7</text:p>
          </table:table-cell>
          <table:table-cell office:value-type="float" office:value="-0.0161541792">
            <text:p>-0.0161541792</text:p>
          </table:table-cell>
          <table:table-cell office:value-type="float" office:value="0.0704225352">
            <text:p>0.0704225352</text:p>
          </table:table-cell>
          <table:table-cell office:value-type="float" office:value="0.0067114094">
            <text:p>0.0067114094</text:p>
          </table:table-cell>
          <table:table-cell office:value-type="float" office:value="-0.0352112676">
            <text:p>-0.0352112676</text:p>
          </table:table-cell>
          <table:table-cell office:value-type="float" office:value="0.0229041382">
            <text:p>0.022904138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5.99396142730657">
            <text:p>5.9939614273</text:p>
          </table:table-cell>
          <table:table-cell office:value-type="float" office:value="0.0098039216">
            <text:p>0.0098039216</text:p>
          </table:table-cell>
          <table:table-cell office:value-type="float" office:value="0.0161290323">
            <text:p>0.0161290323</text:p>
          </table:table-cell>
          <table:table-cell office:value-type="float" office:value="0.0064102564">
            <text:p>0.0064102564</text:p>
          </table:table-cell>
          <table:table-cell office:value-type="float" office:value="0.0098039216">
            <text:p>0.0098039216</text:p>
          </table:table-cell>
          <table:table-cell office:value-type="float" office:value="0.0064102564">
            <text:p>0.0064102564</text:p>
          </table:table-cell>
          <table:table-cell office:value-type="float" office:value="0.0967741935">
            <text:p>0.0967741935</text:p>
          </table:table-cell>
          <table:table-cell office:value-type="float" office:value="0.0384615385">
            <text:p>0.0384615385</text:p>
          </table:table-cell>
          <table:table-cell office:value-type="float" office:value="6">
            <text:p>6</text:p>
          </table:table-cell>
          <table:table-cell office:value-type="float" office:value="0.0070897656">
            <text:p>0.0070897656</text:p>
          </table:table-cell>
          <table:table-cell office:value-type="float" office:value="0.0505050505">
            <text:p>0.05050505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1884251">
            <text:p>0.024188425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9728107841214">
            <text:p>7.9728107841</text:p>
          </table:table-cell>
          <table:table-cell office:value-type="float" office:value="0.0043478261">
            <text:p>0.0043478261</text:p>
          </table:table-cell>
          <table:table-cell office:value-type="float" office:value="0.1414141414">
            <text:p>0.1414141414</text:p>
          </table:table-cell>
          <table:table-cell office:value-type="float" office:value="0.0651162791">
            <text:p>0.0651162791</text:p>
          </table:table-cell>
          <table:table-cell office:value-type="float" office:value="0.0565217391">
            <text:p>0.0565217391</text:p>
          </table:table-cell>
          <table:table-cell office:value-type="float" office:value="0.0604651163">
            <text:p>0.0604651163</text:p>
          </table:table-cell>
          <table:table-cell office:value-type="float" office:value="0.101010101">
            <text:p>0.101010101</text:p>
          </table:table-cell>
          <table:table-cell office:value-type="float" office:value="0.0465116279">
            <text:p>0.0465116279</text:p>
          </table:table-cell>
          <table:table-cell office:value-type="float" office:value="-11">
            <text:p>-11</text:p>
          </table:table-cell>
          <table:table-cell office:value-type="float" office:value="-0.0760338356">
            <text:p>-0.0760338356</text:p>
          </table:table-cell>
          <table:table-cell office:value-type="float" office:value="0.0666666667">
            <text:p>0.0666666667</text:p>
          </table:table-cell>
          <table:table-cell office:value-type="float" office:value="0.0366492147">
            <text:p>0.0366492147</text:p>
          </table:table-cell>
          <table:table-cell office:value-type="float" office:value="-0.0242424242">
            <text:p>-0.0242424242</text:p>
          </table:table-cell>
          <table:table-cell office:value-type="float" office:value="0.0369365335">
            <text:p>0.036936533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5.99396142730657">
            <text:p>5.993961427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3923445">
            <text:p>0.023923445</text:p>
          </table:table-cell>
          <table:table-cell office:value-type="float" office:value="0.019379845">
            <text:p>0.01937984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575438596">
            <text:p>0.0575438596</text:p>
          </table:table-cell>
          <table:table-cell office:value-type="float" office:value="0.0384615385">
            <text:p>0.03846153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0769231">
            <text:p>0.013076923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00397413672268">
            <text:p>7.0039741367</text:p>
          </table:table-cell>
          <table:table-cell office:value-type="float" office:value="0.0050505051">
            <text:p>0.0050505051</text:p>
          </table:table-cell>
          <table:table-cell office:value-type="float" office:value="0.0222222222">
            <text:p>0.0222222222</text:p>
          </table:table-cell>
          <table:table-cell office:value-type="float" office:value="0.0141843972">
            <text:p>0.0141843972</text:p>
          </table:table-cell>
          <table:table-cell office:value-type="float" office:value="0.0757575758">
            <text:p>0.0757575758</text:p>
          </table:table-cell>
          <table:table-cell office:value-type="float" office:value="0.1063829787">
            <text:p>0.1063829787</text:p>
          </table:table-cell>
          <table:table-cell office:value-type="float" office:value="0.1333333333">
            <text:p>0.1333333333</text:p>
          </table:table-cell>
          <table:table-cell office:value-type="float" office:value="0.085106383">
            <text:p>0.085106383</text:p>
          </table:table-cell>
          <table:table-cell office:value-type="float" office:value="4">
            <text:p>4</text:p>
          </table:table-cell>
          <table:table-cell office:value-type="float" office:value="-0.0853829782">
            <text:p>-0.0853829782</text:p>
          </table:table-cell>
          <table:table-cell office:value-type="float" office:value="0.0886075949">
            <text:p>0.0886075949</text:p>
          </table:table-cell>
          <table:table-cell office:value-type="float" office:value="0.0055555556">
            <text:p>0.0055555556</text:p>
          </table:table-cell>
          <table:table-cell office:value-type="float" office:value="-0.0506329114">
            <text:p>-0.0506329114</text:p>
          </table:table-cell>
          <table:table-cell office:value-type="float" office:value="0.0272549383">
            <text:p>0.027254938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3.12597857319315">
            <text:p>3.1259785732</text:p>
          </table:table-cell>
          <table:table-cell office:value-type="float" office:value="0">
            <text:p>0</text:p>
          </table:table-cell>
          <table:table-cell office:value-type="float" office:value="0.0341880342">
            <text:p>0.0341880342</text:p>
          </table:table-cell>
          <table:table-cell office:value-type="float" office:value="0.012012012">
            <text:p>0.012012012</text:p>
          </table:table-cell>
          <table:table-cell office:value-type="float" office:value="0.0728476821">
            <text:p>0.0728476821</text:p>
          </table:table-cell>
          <table:table-cell office:value-type="float" office:value="0.0660660661">
            <text:p>0.0660660661</text:p>
          </table:table-cell>
          <table:table-cell office:value-type="float" office:value="0.0427350427">
            <text:p>0.0427350427</text:p>
          </table:table-cell>
          <table:table-cell office:value-type="float" office:value="0.015015015">
            <text:p>0.015015015</text:p>
          </table:table-cell>
          <table:table-cell office:value-type="float" office:value="-2">
            <text:p>-2</text:p>
          </table:table-cell>
          <table:table-cell office:value-type="float" office:value="-0.0379410997">
            <text:p>-0.0379410997</text:p>
          </table:table-cell>
          <table:table-cell office:value-type="float" office:value="0.0502283105">
            <text:p>0.0502283105</text:p>
          </table:table-cell>
          <table:table-cell office:value-type="float" office:value="0.0074074074">
            <text:p>0.0074074074</text:p>
          </table:table-cell>
          <table:table-cell office:value-type="float" office:value="-0.00456621">
            <text:p>-0.00456621</text:p>
          </table:table-cell>
          <table:table-cell office:value-type="float" office:value="0.0230491744">
            <text:p>0.023049174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17088847851251">
            <text:p>7.1708884785</text:p>
          </table:table-cell>
          <table:table-cell office:value-type="float" office:value="0">
            <text:p>0</text:p>
          </table:table-cell>
          <table:table-cell office:value-type="float" office:value="0.0892857143">
            <text:p>0.0892857143</text:p>
          </table:table-cell>
          <table:table-cell office:value-type="float" office:value="0.0340136054">
            <text:p>0.0340136054</text:p>
          </table:table-cell>
          <table:table-cell office:value-type="float" office:value="0.0165289256">
            <text:p>0.0165289256</text:p>
          </table:table-cell>
          <table:table-cell office:value-type="float" office:value="0.0136054422">
            <text:p>0.0136054422</text:p>
          </table:table-cell>
          <table:table-cell office:value-type="float" office:value="0.0357142857">
            <text:p>0.0357142857</text:p>
          </table:table-cell>
          <table:table-cell office:value-type="float" office:value="0.0136054422">
            <text:p>0.0136054422</text:p>
          </table:table-cell>
          <table:table-cell office:value-type="float" office:value="17">
            <text:p>17</text:p>
          </table:table-cell>
          <table:table-cell office:value-type="float" office:value="-0.0562617573">
            <text:p>-0.0562617573</text:p>
          </table:table-cell>
          <table:table-cell office:value-type="float" office:value="0.0481927711">
            <text:p>0.0481927711</text:p>
          </table:table-cell>
          <table:table-cell office:value-type="float" office:value="0.0202020202">
            <text:p>0.0202020202</text:p>
          </table:table-cell>
          <table:table-cell office:value-type="float" office:value="0">
            <text:p>0</text:p>
          </table:table-cell>
          <table:table-cell office:value-type="float" office:value="0.0269456984">
            <text:p>0.026945698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17088847851251">
            <text:p>7.1708884785</text:p>
          </table:table-cell>
          <table:table-cell table:number-columns-repeated="3" office:value-type="float" office:value="0">
            <text:p>0</text:p>
          </table:table-cell>
          <table:table-cell office:value-type="float" office:value="0.1073825503">
            <text:p>0.1073825503</text:p>
          </table:table-cell>
          <table:table-cell office:value-type="float" office:value="0.0561403509">
            <text:p>0.0561403509</text:p>
          </table:table-cell>
          <table:table-cell office:value-type="float" office:value="0.1333333333">
            <text:p>0.1333333333</text:p>
          </table:table-cell>
          <table:table-cell office:value-type="float" office:value="0.0280701754">
            <text:p>0.0280701754</text:p>
          </table:table-cell>
          <table:table-cell office:value-type="float" office:value="-10">
            <text:p>-10</text:p>
          </table:table-cell>
          <table:table-cell office:value-type="float" office:value="-0.0327272727">
            <text:p>-0.0327272727</text:p>
          </table:table-cell>
          <table:table-cell office:value-type="float" office:value="0.02">
            <text:p>0.02</text:p>
          </table:table-cell>
          <table:table-cell office:value-type="float" office:value="0.0087719298">
            <text:p>0.0087719298</text:p>
          </table:table-cell>
          <table:table-cell office:value-type="float" office:value="-0.01">
            <text:p>-0.01</text:p>
          </table:table-cell>
          <table:table-cell office:value-type="float" office:value="0.0174215843">
            <text:p>0.017421584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82385107555366">
            <text:p>2.8238510756</text:p>
          </table:table-cell>
          <table:table-cell office:value-type="float" office:value="0.0100502513">
            <text:p>0.0100502513</text:p>
          </table:table-cell>
          <table:table-cell office:value-type="float" office:value="0.0243902439">
            <text:p>0.0243902439</text:p>
          </table:table-cell>
          <table:table-cell office:value-type="float" office:value="0.0072992701">
            <text:p>0.0072992701</text:p>
          </table:table-cell>
          <table:table-cell office:value-type="float" office:value="0.0351758794">
            <text:p>0.0351758794</text:p>
          </table:table-cell>
          <table:table-cell office:value-type="float" office:value="0.0255474453">
            <text:p>0.0255474453</text:p>
          </table:table-cell>
          <table:table-cell office:value-type="float" office:value="0.0975609756">
            <text:p>0.0975609756</text:p>
          </table:table-cell>
          <table:table-cell office:value-type="float" office:value="0.0291970803">
            <text:p>0.0291970803</text:p>
          </table:table-cell>
          <table:table-cell office:value-type="float" office:value="-3">
            <text:p>-3</text:p>
          </table:table-cell>
          <table:table-cell office:value-type="float" office:value="-0.0316193568">
            <text:p>-0.0316193568</text:p>
          </table:table-cell>
          <table:table-cell office:value-type="float" office:value="0.0746268657">
            <text:p>0.0746268657</text:p>
          </table:table-cell>
          <table:table-cell office:value-type="float" office:value="0">
            <text:p>0</text:p>
          </table:table-cell>
          <table:table-cell office:value-type="float" office:value="-0.0373134328">
            <text:p>-0.0373134328</text:p>
          </table:table-cell>
          <table:table-cell office:value-type="float" office:value="0.0290307965">
            <text:p>0.029030796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650168700845">
            <text:p>7.6501687008</text:p>
          </table:table-cell>
          <table:table-cell office:value-type="float" office:value="0">
            <text:p>0</text:p>
          </table:table-cell>
          <table:table-cell office:value-type="float" office:value="0.0238095238">
            <text:p>0.0238095238</text:p>
          </table:table-cell>
          <table:table-cell office:value-type="float" office:value="0.0104166667">
            <text:p>0.0104166667</text:p>
          </table:table-cell>
          <table:table-cell office:value-type="float" office:value="0.0674846626">
            <text:p>0.0674846626</text:p>
          </table:table-cell>
          <table:table-cell office:value-type="float" office:value="0.0572916667">
            <text:p>0.0572916667</text:p>
          </table:table-cell>
          <table:table-cell office:value-type="float" office:value="0.0357142857">
            <text:p>0.0357142857</text:p>
          </table:table-cell>
          <table:table-cell office:value-type="float" office:value="0.015625">
            <text:p>0.015625</text:p>
          </table:table-cell>
          <table:table-cell office:value-type="float" office:value="-6">
            <text:p>-6</text:p>
          </table:table-cell>
          <table:table-cell office:value-type="float" office:value="-0.2545930698">
            <text:p>-0.2545930698</text:p>
          </table:table-cell>
          <table:table-cell office:value-type="float" office:value="0.0729927007">
            <text:p>0.0729927007</text:p>
          </table:table-cell>
          <table:table-cell office:value-type="float" office:value="0.0318471338">
            <text:p>0.0318471338</text:p>
          </table:table-cell>
          <table:table-cell office:value-type="float" office:value="-0.0510948905">
            <text:p>-0.0510948905</text:p>
          </table:table-cell>
          <table:table-cell office:value-type="float" office:value="0.0501393655">
            <text:p>0.050139365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09090982207998">
            <text:p>7.0909098221</text:p>
          </table:table-cell>
          <table:table-cell office:value-type="float" office:value="0">
            <text:p>0</text:p>
          </table:table-cell>
          <table:table-cell office:value-type="float" office:value="0.0088495575">
            <text:p>0.0088495575</text:p>
          </table:table-cell>
          <table:table-cell office:value-type="float" office:value="0.0042016807">
            <text:p>0.0042016807</text:p>
          </table:table-cell>
          <table:table-cell office:value-type="float" office:value="0.0344827586">
            <text:p>0.0344827586</text:p>
          </table:table-cell>
          <table:table-cell office:value-type="float" office:value="0.0420168067">
            <text:p>0.0420168067</text:p>
          </table:table-cell>
          <table:table-cell office:value-type="float" office:value="0.0088495575">
            <text:p>0.0088495575</text:p>
          </table:table-cell>
          <table:table-cell office:value-type="float" office:value="0.0042016807">
            <text:p>0.0042016807</text:p>
          </table:table-cell>
          <table:table-cell office:value-type="float" office:value="33">
            <text:p>33</text:p>
          </table:table-cell>
          <table:table-cell office:value-type="float" office:value="0.018094212">
            <text:p>0.018094212</text:p>
          </table:table-cell>
          <table:table-cell office:value-type="float" office:value="0.0564971751">
            <text:p>0.0564971751</text:p>
          </table:table-cell>
          <table:table-cell office:value-type="float" office:value="0">
            <text:p>0</text:p>
          </table:table-cell>
          <table:table-cell office:value-type="float" office:value="-0.0282485876">
            <text:p>-0.0282485876</text:p>
          </table:table-cell>
          <table:table-cell office:value-type="float" office:value="0.0232915768">
            <text:p>0.023291576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74109909003537">
            <text:p>7.74109909</text:p>
          </table:table-cell>
          <table:table-cell office:value-type="float" office:value="0.006116208">
            <text:p>0.006116208</text:p>
          </table:table-cell>
          <table:table-cell office:value-type="float" office:value="0.0473684211">
            <text:p>0.0473684211</text:p>
          </table:table-cell>
          <table:table-cell office:value-type="float" office:value="0.0303030303">
            <text:p>0.0303030303</text:p>
          </table:table-cell>
          <table:table-cell office:value-type="float" office:value="0.0489296636">
            <text:p>0.0489296636</text:p>
          </table:table-cell>
          <table:table-cell office:value-type="float" office:value="0.0538720539">
            <text:p>0.0538720539</text:p>
          </table:table-cell>
          <table:table-cell office:value-type="float" office:value="0.0473684211">
            <text:p>0.0473684211</text:p>
          </table:table-cell>
          <table:table-cell office:value-type="float" office:value="0.0303030303">
            <text:p>0.0303030303</text:p>
          </table:table-cell>
          <table:table-cell office:value-type="float" office:value="-1">
            <text:p>-1</text:p>
          </table:table-cell>
          <table:table-cell office:value-type="float" office:value="-0.1032615396">
            <text:p>-0.1032615396</text:p>
          </table:table-cell>
          <table:table-cell office:value-type="float" office:value="0.0408805031">
            <text:p>0.0408805031</text:p>
          </table:table-cell>
          <table:table-cell office:value-type="float" office:value="0.0171428571">
            <text:p>0.0171428571</text:p>
          </table:table-cell>
          <table:table-cell office:value-type="float" office:value="0.0031446541">
            <text:p>0.0031446541</text:p>
          </table:table-cell>
          <table:table-cell office:value-type="float" office:value="0.0325387587">
            <text:p>0.032538758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49609734517596">
            <text:p>7.4960973452</text:p>
          </table:table-cell>
          <table:table-cell office:value-type="float" office:value="0">
            <text:p>0</text:p>
          </table:table-cell>
          <table:table-cell office:value-type="float" office:value="0.0485436893">
            <text:p>0.0485436893</text:p>
          </table:table-cell>
          <table:table-cell office:value-type="float" office:value="0.0185873606">
            <text:p>0.0185873606</text:p>
          </table:table-cell>
          <table:table-cell office:value-type="float" office:value="0.0516431925">
            <text:p>0.0516431925</text:p>
          </table:table-cell>
          <table:table-cell office:value-type="float" office:value="0.0408921933">
            <text:p>0.0408921933</text:p>
          </table:table-cell>
          <table:table-cell office:value-type="float" office:value="0.0776699029">
            <text:p>0.0776699029</text:p>
          </table:table-cell>
          <table:table-cell office:value-type="float" office:value="0.029739777">
            <text:p>0.029739777</text:p>
          </table:table-cell>
          <table:table-cell office:value-type="float" office:value="12">
            <text:p>12</text:p>
          </table:table-cell>
          <table:table-cell office:value-type="float" office:value="-0.0452030379">
            <text:p>-0.0452030379</text:p>
          </table:table-cell>
          <table:table-cell office:value-type="float" office:value="0.0893854749">
            <text:p>0.0893854749</text:p>
          </table:table-cell>
          <table:table-cell office:value-type="float" office:value="0.0137614679">
            <text:p>0.0137614679</text:p>
          </table:table-cell>
          <table:table-cell office:value-type="float" office:value="-0.0167597765">
            <text:p>-0.0167597765</text:p>
          </table:table-cell>
          <table:table-cell office:value-type="float" office:value="0.0302543534">
            <text:p>0.030254353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09090982207998">
            <text:p>7.0909098221</text:p>
          </table:table-cell>
          <table:table-cell office:value-type="float" office:value="0.014084507">
            <text:p>0.014084507</text:p>
          </table:table-cell>
          <table:table-cell table:number-columns-repeated="2" office:value-type="float" office:value="0">
            <text:p>0</text:p>
          </table:table-cell>
          <table:table-cell office:value-type="float" office:value="0.161971831">
            <text:p>0.161971831</text:p>
          </table:table-cell>
          <table:table-cell office:value-type="float" office:value="0.108490566">
            <text:p>0.108490566</text:p>
          </table:table-cell>
          <table:table-cell office:value-type="float" office:value="0.0392156863">
            <text:p>0.0392156863</text:p>
          </table:table-cell>
          <table:table-cell office:value-type="float" office:value="0.0094339623">
            <text:p>0.0094339623</text:p>
          </table:table-cell>
          <table:table-cell office:value-type="float" office:value="-6">
            <text:p>-6</text:p>
          </table:table-cell>
          <table:table-cell office:value-type="float" office:value="-0.0935185185">
            <text:p>-0.093518518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75">
            <text:p>-0.075</text:p>
          </table:table-cell>
          <table:table-cell office:value-type="float" office:value="0.0309503302">
            <text:p>0.030950330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76326319615452">
            <text:p>2.7632631962</text:p>
          </table:table-cell>
          <table:table-cell office:value-type="float" office:value="0">
            <text:p>0</text:p>
          </table:table-cell>
          <table:table-cell office:value-type="float" office:value="0.0777777778">
            <text:p>0.0777777778</text:p>
          </table:table-cell>
          <table:table-cell office:value-type="float" office:value="0.0338164251">
            <text:p>0.0338164251</text:p>
          </table:table-cell>
          <table:table-cell office:value-type="float" office:value="0.0473372781">
            <text:p>0.0473372781</text:p>
          </table:table-cell>
          <table:table-cell office:value-type="float" office:value="0.038647343">
            <text:p>0.038647343</text:p>
          </table:table-cell>
          <table:table-cell office:value-type="float" office:value="0.0333333333">
            <text:p>0.0333333333</text:p>
          </table:table-cell>
          <table:table-cell office:value-type="float" office:value="0.0144927536">
            <text:p>0.0144927536</text:p>
          </table:table-cell>
          <table:table-cell office:value-type="float" office:value="1">
            <text:p>1</text:p>
          </table:table-cell>
          <table:table-cell office:value-type="float" office:value="0.0308568831">
            <text:p>0.0308568831</text:p>
          </table:table-cell>
          <table:table-cell office:value-type="float" office:value="0.0547945205">
            <text:p>0.0547945205</text:p>
          </table:table-cell>
          <table:table-cell office:value-type="float" office:value="0.006097561">
            <text:p>0.006097561</text:p>
          </table:table-cell>
          <table:table-cell office:value-type="float" office:value="0.0136986301">
            <text:p>0.0136986301</text:p>
          </table:table-cell>
          <table:table-cell office:value-type="float" office:value="0.0202358294">
            <text:p>0.020235829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55576796167032">
            <text:p>2.5557679617</text:p>
          </table:table-cell>
          <table:table-cell table:number-columns-repeated="3" office:value-type="float" office:value="0">
            <text:p>0</text:p>
          </table:table-cell>
          <table:table-cell office:value-type="float" office:value="0.0837209302">
            <text:p>0.0837209302</text:p>
          </table:table-cell>
          <table:table-cell office:value-type="float" office:value="0.0796460177">
            <text:p>0.0796460177</text:p>
          </table:table-cell>
          <table:table-cell office:value-type="float" office:value="0.0631578947">
            <text:p>0.0631578947</text:p>
          </table:table-cell>
          <table:table-cell office:value-type="float" office:value="0.0265486726">
            <text:p>0.0265486726</text:p>
          </table:table-cell>
          <table:table-cell office:value-type="float" office:value="-44">
            <text:p>-44</text:p>
          </table:table-cell>
          <table:table-cell office:value-type="float" office:value="-0.0448092475">
            <text:p>-0.0448092475</text:p>
          </table:table-cell>
          <table:table-cell office:value-type="float" office:value="0.0392156863">
            <text:p>0.0392156863</text:p>
          </table:table-cell>
          <table:table-cell office:value-type="float" office:value="0.0179640719">
            <text:p>0.0179640719</text:p>
          </table:table-cell>
          <table:table-cell office:value-type="float" office:value="0.0130718954">
            <text:p>0.0130718954</text:p>
          </table:table-cell>
          <table:table-cell office:value-type="float" office:value="0.0249110672">
            <text:p>0.024911067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68586094706836">
            <text:p>6.6858609471</text:p>
          </table:table-cell>
          <table:table-cell office:value-type="float" office:value="0">
            <text:p>0</text:p>
          </table:table-cell>
          <table:table-cell office:value-type="float" office:value="0.0106382979">
            <text:p>0.0106382979</text:p>
          </table:table-cell>
          <table:table-cell office:value-type="float" office:value="0.0027700831">
            <text:p>0.0027700831</text:p>
          </table:table-cell>
          <table:table-cell office:value-type="float" office:value="0.0734463277">
            <text:p>0.0734463277</text:p>
          </table:table-cell>
          <table:table-cell office:value-type="float" office:value="0.0360110803">
            <text:p>0.0360110803</text:p>
          </table:table-cell>
          <table:table-cell office:value-type="float" office:value="0.1063829787">
            <text:p>0.1063829787</text:p>
          </table:table-cell>
          <table:table-cell office:value-type="float" office:value="0.027700831">
            <text:p>0.027700831</text:p>
          </table:table-cell>
          <table:table-cell office:value-type="float" office:value="-18">
            <text:p>-18</text:p>
          </table:table-cell>
          <table:table-cell office:value-type="float" office:value="-0.1628679708">
            <text:p>-0.1628679708</text:p>
          </table:table-cell>
          <table:table-cell office:value-type="float" office:value="0.0745341615">
            <text:p>0.0745341615</text:p>
          </table:table-cell>
          <table:table-cell office:value-type="float" office:value="0.0388888889">
            <text:p>0.0388888889</text:p>
          </table:table-cell>
          <table:table-cell office:value-type="float" office:value="-0.0559006211">
            <text:p>-0.0559006211</text:p>
          </table:table-cell>
          <table:table-cell office:value-type="float" office:value="0.0414689481">
            <text:p>0.041468948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21660610108486">
            <text:p>6.2166061011</text:p>
          </table:table-cell>
          <table:table-cell office:value-type="float" office:value="0.019379845">
            <text:p>0.019379845</text:p>
          </table:table-cell>
          <table:table-cell table:number-columns-repeated="2" office:value-type="float" office:value="0">
            <text:p>0</text:p>
          </table:table-cell>
          <table:table-cell office:value-type="float" office:value="0.0620155039">
            <text:p>0.0620155039</text:p>
          </table:table-cell>
          <table:table-cell office:value-type="float" office:value="0.1066666667">
            <text:p>0.1066666667</text:p>
          </table:table-cell>
          <table:table-cell office:value-type="float" office:value="0.0526315789">
            <text:p>0.0526315789</text:p>
          </table:table-cell>
          <table:table-cell office:value-type="float" office:value="0.0466666667">
            <text:p>0.0466666667</text:p>
          </table:table-cell>
          <table:table-cell office:value-type="float" office:value="-13">
            <text:p>-13</text:p>
          </table:table-cell>
          <table:table-cell office:value-type="float" office:value="-0.0170527335">
            <text:p>-0.0170527335</text:p>
          </table:table-cell>
          <table:table-cell office:value-type="float" office:value="0.0456621005">
            <text:p>0.0456621005</text:p>
          </table:table-cell>
          <table:table-cell office:value-type="float" office:value="0.0041322314">
            <text:p>0.0041322314</text:p>
          </table:table-cell>
          <table:table-cell office:value-type="float" office:value="0">
            <text:p>0</text:p>
          </table:table-cell>
          <table:table-cell office:value-type="float" office:value="0.0164831557">
            <text:p>0.016483155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80350525760834">
            <text:p>6.8035052576</text:p>
          </table:table-cell>
          <table:table-cell office:value-type="float" office:value="0">
            <text:p>0</text:p>
          </table:table-cell>
          <table:table-cell office:value-type="float" office:value="0.0215053763">
            <text:p>0.0215053763</text:p>
          </table:table-cell>
          <table:table-cell office:value-type="float" office:value="0.0103092784">
            <text:p>0.0103092784</text:p>
          </table:table-cell>
          <table:table-cell office:value-type="float" office:value="0.0714285714">
            <text:p>0.0714285714</text:p>
          </table:table-cell>
          <table:table-cell office:value-type="float" office:value="0.0567010309">
            <text:p>0.0567010309</text:p>
          </table:table-cell>
          <table:table-cell office:value-type="float" office:value="0.0537634409">
            <text:p>0.0537634409</text:p>
          </table:table-cell>
          <table:table-cell office:value-type="float" office:value="0.0257731959">
            <text:p>0.0257731959</text:p>
          </table:table-cell>
          <table:table-cell office:value-type="float" office:value="-2">
            <text:p>-2</text:p>
          </table:table-cell>
          <table:table-cell office:value-type="float" office:value="-0.0021965556">
            <text:p>-0.0021965556</text:p>
          </table:table-cell>
          <table:table-cell office:value-type="float" office:value="0.0759493671">
            <text:p>0.075949367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29073488">
            <text:p>0.032907348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09090982207998">
            <text:p>7.0909098221</text:p>
          </table:table-cell>
          <table:table-cell office:value-type="float" office:value="0">
            <text:p>0</text:p>
          </table:table-cell>
          <table:table-cell office:value-type="float" office:value="0.0112359551">
            <text:p>0.0112359551</text:p>
          </table:table-cell>
          <table:table-cell office:value-type="float" office:value="0.0036764706">
            <text:p>0.0036764706</text:p>
          </table:table-cell>
          <table:table-cell office:value-type="float" office:value="0.0613496933">
            <text:p>0.0613496933</text:p>
          </table:table-cell>
          <table:table-cell office:value-type="float" office:value="0.0367647059">
            <text:p>0.0367647059</text:p>
          </table:table-cell>
          <table:table-cell office:value-type="float" office:value="0.0674157303">
            <text:p>0.0674157303</text:p>
          </table:table-cell>
          <table:table-cell office:value-type="float" office:value="0.0220588235">
            <text:p>0.0220588235</text:p>
          </table:table-cell>
          <table:table-cell office:value-type="float" office:value="-9">
            <text:p>-9</text:p>
          </table:table-cell>
          <table:table-cell office:value-type="float" office:value="-0.1382491238">
            <text:p>-0.1382491238</text:p>
          </table:table-cell>
          <table:table-cell office:value-type="float" office:value="0.0921052632">
            <text:p>0.0921052632</text:p>
          </table:table-cell>
          <table:table-cell office:value-type="float" office:value="0">
            <text:p>0</text:p>
          </table:table-cell>
          <table:table-cell office:value-type="float" office:value="-0.0855263158">
            <text:p>-0.0855263158</text:p>
          </table:table-cell>
          <table:table-cell office:value-type="float" office:value="0.0300843742">
            <text:p>0.030084374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21660610108486">
            <text:p>6.2166061011</text:p>
          </table:table-cell>
          <table:table-cell table:number-columns-repeated="3" office:value-type="float" office:value="0">
            <text:p>0</text:p>
          </table:table-cell>
          <table:table-cell office:value-type="float" office:value="0.1034482759">
            <text:p>0.1034482759</text:p>
          </table:table-cell>
          <table:table-cell office:value-type="float" office:value="0.0566037736">
            <text:p>0.0566037736</text:p>
          </table:table-cell>
          <table:table-cell office:value-type="float" office:value="0.1363636364">
            <text:p>0.1363636364</text:p>
          </table:table-cell>
          <table:table-cell office:value-type="float" office:value="0.0377358491">
            <text:p>0.0377358491</text:p>
          </table:table-cell>
          <table:table-cell office:value-type="float" office:value="11">
            <text:p>11</text:p>
          </table:table-cell>
          <table:table-cell office:value-type="float" office:value="-0.025964917">
            <text:p>-0.025964917</text:p>
          </table:table-cell>
          <table:table-cell office:value-type="float" office:value="0.0483870968">
            <text:p>0.0483870968</text:p>
          </table:table-cell>
          <table:table-cell office:value-type="float" office:value="0.0149253731">
            <text:p>0.0149253731</text:p>
          </table:table-cell>
          <table:table-cell office:value-type="float" office:value="0.0161290323">
            <text:p>0.0161290323</text:p>
          </table:table-cell>
          <table:table-cell office:value-type="float" office:value="0.0237544788">
            <text:p>0.023754478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00397413672268">
            <text:p>7.0039741367</text:p>
          </table:table-cell>
          <table:table-cell office:value-type="float" office:value="0">
            <text:p>0</text:p>
          </table:table-cell>
          <table:table-cell office:value-type="float" office:value="0.0344827586">
            <text:p>0.0344827586</text:p>
          </table:table-cell>
          <table:table-cell office:value-type="float" office:value="0.0133928571">
            <text:p>0.0133928571</text:p>
          </table:table-cell>
          <table:table-cell office:value-type="float" office:value="0.0858585859">
            <text:p>0.0858585859</text:p>
          </table:table-cell>
          <table:table-cell office:value-type="float" office:value="0.0758928571">
            <text:p>0.0758928571</text:p>
          </table:table-cell>
          <table:table-cell office:value-type="float" office:value="0.0344827586">
            <text:p>0.0344827586</text:p>
          </table:table-cell>
          <table:table-cell office:value-type="float" office:value="0.0133928571">
            <text:p>0.0133928571</text:p>
          </table:table-cell>
          <table:table-cell office:value-type="float" office:value="0">
            <text:p>0</text:p>
          </table:table-cell>
          <table:table-cell office:value-type="float" office:value="-0.0438350957">
            <text:p>-0.0438350957</text:p>
          </table:table-cell>
          <table:table-cell office:value-type="float" office:value="0.0492957746">
            <text:p>0.0492957746</text:p>
          </table:table-cell>
          <table:table-cell office:value-type="float" office:value="0.0062893082">
            <text:p>0.0062893082</text:p>
          </table:table-cell>
          <table:table-cell office:value-type="float" office:value="0">
            <text:p>0</text:p>
          </table:table-cell>
          <table:table-cell office:value-type="float" office:value="0.0266634479">
            <text:p>0.026663447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93773177526011">
            <text:p>7.9377317753</text:p>
          </table:table-cell>
          <table:table-cell office:value-type="float" office:value="0.0186046512">
            <text:p>0.0186046512</text:p>
          </table:table-cell>
          <table:table-cell office:value-type="float" office:value="0.0526315789">
            <text:p>0.0526315789</text:p>
          </table:table-cell>
          <table:table-cell office:value-type="float" office:value="0.0259067358">
            <text:p>0.0259067358</text:p>
          </table:table-cell>
          <table:table-cell office:value-type="float" office:value="0.0930232558">
            <text:p>0.0930232558</text:p>
          </table:table-cell>
          <table:table-cell office:value-type="float" office:value="0.103626943">
            <text:p>0.103626943</text:p>
          </table:table-cell>
          <table:table-cell office:value-type="float" office:value="0.0421052632">
            <text:p>0.0421052632</text:p>
          </table:table-cell>
          <table:table-cell office:value-type="float" office:value="0.0207253886">
            <text:p>0.0207253886</text:p>
          </table:table-cell>
          <table:table-cell office:value-type="float" office:value="1">
            <text:p>1</text:p>
          </table:table-cell>
          <table:table-cell office:value-type="float" office:value="-0.0847641941">
            <text:p>-0.084764194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625">
            <text:p>-0.0625</text:p>
          </table:table-cell>
          <table:table-cell office:value-type="float" office:value="0.0258241758">
            <text:p>0.025824175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69666708152646">
            <text:p>7.6966670815</text:p>
          </table:table-cell>
          <table:table-cell table:number-columns-repeated="3" office:value-type="float" office:value="0">
            <text:p>0</text:p>
          </table:table-cell>
          <table:table-cell office:value-type="float" office:value="0.0801393728">
            <text:p>0.0801393728</text:p>
          </table:table-cell>
          <table:table-cell office:value-type="float" office:value="0.118556701">
            <text:p>0.118556701</text:p>
          </table:table-cell>
          <table:table-cell office:value-type="float" office:value="0.0661764706">
            <text:p>0.0661764706</text:p>
          </table:table-cell>
          <table:table-cell office:value-type="float" office:value="0.0463917526">
            <text:p>0.0463917526</text:p>
          </table:table-cell>
          <table:table-cell office:value-type="float" office:value="3">
            <text:p>3</text:p>
          </table:table-cell>
          <table:table-cell office:value-type="float" office:value="-0.0093404023">
            <text:p>-0.0093404023</text:p>
          </table:table-cell>
          <table:table-cell office:value-type="float" office:value="0.0578512397">
            <text:p>0.0578512397</text:p>
          </table:table-cell>
          <table:table-cell office:value-type="float" office:value="0.0036764706">
            <text:p>0.0036764706</text:p>
          </table:table-cell>
          <table:table-cell office:value-type="float" office:value="-0.020661157">
            <text:p>-0.020661157</text:p>
          </table:table-cell>
          <table:table-cell office:value-type="float" office:value="0.0166804387">
            <text:p>0.016680438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3.16852007937904">
            <text:p>3.1685200794</text:p>
          </table:table-cell>
          <table:table-cell office:value-type="float" office:value="0">
            <text:p>0</text:p>
          </table:table-cell>
          <table:table-cell office:value-type="float" office:value="0.062992126">
            <text:p>0.062992126</text:p>
          </table:table-cell>
          <table:table-cell office:value-type="float" office:value="0.036199095">
            <text:p>0.036199095</text:p>
          </table:table-cell>
          <table:table-cell office:value-type="float" office:value="0.068852459">
            <text:p>0.068852459</text:p>
          </table:table-cell>
          <table:table-cell office:value-type="float" office:value="0.0950226244">
            <text:p>0.0950226244</text:p>
          </table:table-cell>
          <table:table-cell office:value-type="float" office:value="0.062992126">
            <text:p>0.062992126</text:p>
          </table:table-cell>
          <table:table-cell office:value-type="float" office:value="0.036199095">
            <text:p>0.036199095</text:p>
          </table:table-cell>
          <table:table-cell office:value-type="float" office:value="-15">
            <text:p>-15</text:p>
          </table:table-cell>
          <table:table-cell office:value-type="float" office:value="-0.0200174825">
            <text:p>-0.0200174825</text:p>
          </table:table-cell>
          <table:table-cell office:value-type="float" office:value="0.0528846154">
            <text:p>0.0528846154</text:p>
          </table:table-cell>
          <table:table-cell office:value-type="float" office:value="0">
            <text:p>0</text:p>
          </table:table-cell>
          <table:table-cell office:value-type="float" office:value="-0.0336538462">
            <text:p>-0.0336538462</text:p>
          </table:table-cell>
          <table:table-cell office:value-type="float" office:value="0.018615606">
            <text:p>0.01861560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55250788703459">
            <text:p>6.552507887</text:p>
          </table:table-cell>
          <table:table-cell office:value-type="float" office:value="0.0057142857">
            <text:p>0.0057142857</text:p>
          </table:table-cell>
          <table:table-cell office:value-type="float" office:value="0.0275229358">
            <text:p>0.0275229358</text:p>
          </table:table-cell>
          <table:table-cell office:value-type="float" office:value="0.0128755365">
            <text:p>0.0128755365</text:p>
          </table:table-cell>
          <table:table-cell office:value-type="float" office:value="0.0685714286">
            <text:p>0.0685714286</text:p>
          </table:table-cell>
          <table:table-cell office:value-type="float" office:value="0.0515021459">
            <text:p>0.0515021459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0.0351900465">
            <text:p>0.0351900465</text:p>
          </table:table-cell>
          <table:table-cell office:value-type="float" office:value="0.0451977401">
            <text:p>0.0451977401</text:p>
          </table:table-cell>
          <table:table-cell office:value-type="float" office:value="0">
            <text:p>0</text:p>
          </table:table-cell>
          <table:table-cell office:value-type="float" office:value="0.011299435">
            <text:p>0.011299435</text:p>
          </table:table-cell>
          <table:table-cell office:value-type="float" office:value="0.0183684503">
            <text:p>0.018368450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5.99396142730657">
            <text:p>5.9939614273</text:p>
          </table:table-cell>
          <table:table-cell office:value-type="float" office:value="0.0366972477">
            <text:p>0.036697247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3486239">
            <text:p>0.0183486239</text:p>
          </table:table-cell>
          <table:table-cell office:value-type="float" office:value="0.0089686099">
            <text:p>0.0089686099</text:p>
          </table:table-cell>
          <table:table-cell office:value-type="float" office:value="0.015625">
            <text:p>0.015625</text:p>
          </table:table-cell>
          <table:table-cell office:value-type="float" office:value="0.0044843049">
            <text:p>0.0044843049</text:p>
          </table:table-cell>
          <table:table-cell office:value-type="float" office:value="0">
            <text:p>0</text:p>
          </table:table-cell>
          <table:table-cell office:value-type="float" office:value="-0.0276266062">
            <text:p>-0.0276266062</text:p>
          </table:table-cell>
          <table:table-cell office:value-type="float" office:value="0.0408163265">
            <text:p>0.0408163265</text:p>
          </table:table-cell>
          <table:table-cell office:value-type="float" office:value="0.0285714286">
            <text:p>0.0285714286</text:p>
          </table:table-cell>
          <table:table-cell office:value-type="float" office:value="0.0102040816">
            <text:p>0.0102040816</text:p>
          </table:table-cell>
          <table:table-cell office:value-type="float" office:value="0.0206979686">
            <text:p>0.020697968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90875477931522">
            <text:p>6.9087547793</text:p>
          </table:table-cell>
          <table:table-cell office:value-type="float" office:value="0.0108108108">
            <text:p>0.01081081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2162162">
            <text:p>0.0162162162</text:p>
          </table:table-cell>
          <table:table-cell office:value-type="float" office:value="0.0133333333">
            <text:p>0.0133333333</text:p>
          </table:table-cell>
          <table:table-cell office:value-type="float" office:value="0.0581395349">
            <text:p>0.0581395349</text:p>
          </table:table-cell>
          <table:table-cell office:value-type="float" office:value="0.0222222222">
            <text:p>0.0222222222</text:p>
          </table:table-cell>
          <table:table-cell office:value-type="float" office:value="-17">
            <text:p>-17</text:p>
          </table:table-cell>
          <table:table-cell office:value-type="float" office:value="-0.0032443656">
            <text:p>-0.0032443656</text:p>
          </table:table-cell>
          <table:table-cell office:value-type="float" office:value="0.0434782609">
            <text:p>0.0434782609</text:p>
          </table:table-cell>
          <table:table-cell office:value-type="float" office:value="0.0066225166">
            <text:p>0.0066225166</text:p>
          </table:table-cell>
          <table:table-cell office:value-type="float" office:value="0.0144927536">
            <text:p>0.0144927536</text:p>
          </table:table-cell>
          <table:table-cell office:value-type="float" office:value="0.0249028268">
            <text:p>0.024902826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21660610108486">
            <text:p>6.2166061011</text:p>
          </table:table-cell>
          <table:table-cell office:value-type="float" office:value="0.0090497738">
            <text:p>0.0090497738</text:p>
          </table:table-cell>
          <table:table-cell office:value-type="float" office:value="0.018018018">
            <text:p>0.018018018</text:p>
          </table:table-cell>
          <table:table-cell office:value-type="float" office:value="0.0111731844">
            <text:p>0.0111731844</text:p>
          </table:table-cell>
          <table:table-cell office:value-type="float" office:value="0.0814479638">
            <text:p>0.0814479638</text:p>
          </table:table-cell>
          <table:table-cell office:value-type="float" office:value="0.1005586592">
            <text:p>0.1005586592</text:p>
          </table:table-cell>
          <table:table-cell office:value-type="float" office:value="0.0540540541">
            <text:p>0.0540540541</text:p>
          </table:table-cell>
          <table:table-cell office:value-type="float" office:value="0.0335195531">
            <text:p>0.0335195531</text:p>
          </table:table-cell>
          <table:table-cell office:value-type="float" office:value="17">
            <text:p>17</text:p>
          </table:table-cell>
          <table:table-cell office:value-type="float" office:value="-0.0451482209">
            <text:p>-0.0451482209</text:p>
          </table:table-cell>
          <table:table-cell office:value-type="float" office:value="0.0543478261">
            <text:p>0.0543478261</text:p>
          </table:table-cell>
          <table:table-cell office:value-type="float" office:value="0">
            <text:p>0</text:p>
          </table:table-cell>
          <table:table-cell office:value-type="float" office:value="-0.0163043478">
            <text:p>-0.0163043478</text:p>
          </table:table-cell>
          <table:table-cell office:value-type="float" office:value="0.0226338839">
            <text:p>0.022633883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00397413672268">
            <text:p>7.0039741367</text:p>
          </table:table-cell>
          <table:table-cell table:number-columns-repeated="3" office:value-type="float" office:value="0">
            <text:p>0</text:p>
          </table:table-cell>
          <table:table-cell office:value-type="float" office:value="0.0769230769">
            <text:p>0.0769230769</text:p>
          </table:table-cell>
          <table:table-cell office:value-type="float" office:value="0.0548780488">
            <text:p>0.0548780488</text:p>
          </table:table-cell>
          <table:table-cell office:value-type="float" office:value="0.078125">
            <text:p>0.078125</text:p>
          </table:table-cell>
          <table:table-cell office:value-type="float" office:value="0.0304878049">
            <text:p>0.0304878049</text:p>
          </table:table-cell>
          <table:table-cell office:value-type="float" office:value="0">
            <text:p>0</text:p>
          </table:table-cell>
          <table:table-cell office:value-type="float" office:value="-0.0341694726">
            <text:p>-0.0341694726</text:p>
          </table:table-cell>
          <table:table-cell office:value-type="float" office:value="0.0714285714">
            <text:p>0.0714285714</text:p>
          </table:table-cell>
          <table:table-cell office:value-type="float" office:value="0">
            <text:p>0</text:p>
          </table:table-cell>
          <table:table-cell office:value-type="float" office:value="-0.0408163265">
            <text:p>-0.0408163265</text:p>
          </table:table-cell>
          <table:table-cell office:value-type="float" office:value="0.0238962616">
            <text:p>0.023896261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5.70711026474888">
            <text:p>5.7071102647</text:p>
          </table:table-cell>
          <table:table-cell table:number-columns-repeated="3" office:value-type="float" office:value="0">
            <text:p>0</text:p>
          </table:table-cell>
          <table:table-cell office:value-type="float" office:value="0.0576923077">
            <text:p>0.0576923077</text:p>
          </table:table-cell>
          <table:table-cell office:value-type="float" office:value="0.0394736842">
            <text:p>0.0394736842</text:p>
          </table:table-cell>
          <table:table-cell office:value-type="float" office:value="0.03125">
            <text:p>0.03125</text:p>
          </table:table-cell>
          <table:table-cell office:value-type="float" office:value="0.0131578947">
            <text:p>0.0131578947</text:p>
          </table:table-cell>
          <table:table-cell office:value-type="float" office:value="-8">
            <text:p>-8</text:p>
          </table:table-cell>
          <table:table-cell office:value-type="float" office:value="0.0075942977">
            <text:p>0.0075942977</text:p>
          </table:table-cell>
          <table:table-cell office:value-type="float" office:value="0.033557047">
            <text:p>0.03355704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5434202">
            <text:p>0.016543420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13566668434102">
            <text:p>2.1356666843</text:p>
          </table:table-cell>
          <table:table-cell office:value-type="float" office:value="0">
            <text:p>0</text:p>
          </table:table-cell>
          <table:table-cell office:value-type="float" office:value="0.0087719298">
            <text:p>0.0087719298</text:p>
          </table:table-cell>
          <table:table-cell office:value-type="float" office:value="0.0056179775">
            <text:p>0.0056179775</text:p>
          </table:table-cell>
          <table:table-cell office:value-type="float" office:value="0.0241545894">
            <text:p>0.0241545894</text:p>
          </table:table-cell>
          <table:table-cell office:value-type="float" office:value="0.0280898876">
            <text:p>0.0280898876</text:p>
          </table:table-cell>
          <table:table-cell office:value-type="float" office:value="0.0438596491">
            <text:p>0.0438596491</text:p>
          </table:table-cell>
          <table:table-cell office:value-type="float" office:value="0.0280898876">
            <text:p>0.0280898876</text:p>
          </table:table-cell>
          <table:table-cell office:value-type="float" office:value="-8">
            <text:p>-8</text:p>
          </table:table-cell>
          <table:table-cell office:value-type="float" office:value="-0.0135507151">
            <text:p>-0.0135507151</text:p>
          </table:table-cell>
          <table:table-cell office:value-type="float" office:value="0.0473684211">
            <text:p>0.0473684211</text:p>
          </table:table-cell>
          <table:table-cell office:value-type="float" office:value="0.0048543689">
            <text:p>0.0048543689</text:p>
          </table:table-cell>
          <table:table-cell office:value-type="float" office:value="0.0052631579">
            <text:p>0.0052631579</text:p>
          </table:table-cell>
          <table:table-cell office:value-type="float" office:value="0.0225146389">
            <text:p>0.022514638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38885361988051">
            <text:p>2.3888536199</text:p>
          </table:table-cell>
          <table:table-cell office:value-type="float" office:value="0">
            <text:p>0</text:p>
          </table:table-cell>
          <table:table-cell office:value-type="float" office:value="0.1029411765">
            <text:p>0.1029411765</text:p>
          </table:table-cell>
          <table:table-cell office:value-type="float" office:value="0.0429447853">
            <text:p>0.0429447853</text:p>
          </table:table-cell>
          <table:table-cell office:value-type="float" office:value="0.0396825397">
            <text:p>0.0396825397</text:p>
          </table:table-cell>
          <table:table-cell office:value-type="float" office:value="0.0306748466">
            <text:p>0.0306748466</text:p>
          </table:table-cell>
          <table:table-cell office:value-type="float" office:value="0.0588235294">
            <text:p>0.0588235294</text:p>
          </table:table-cell>
          <table:table-cell office:value-type="float" office:value="0.0245398773">
            <text:p>0.0245398773</text:p>
          </table:table-cell>
          <table:table-cell office:value-type="float" office:value="2">
            <text:p>2</text:p>
          </table:table-cell>
          <table:table-cell office:value-type="float" office:value="-0.1367054435">
            <text:p>-0.1367054435</text:p>
          </table:table-cell>
          <table:table-cell office:value-type="float" office:value="0.0810810811">
            <text:p>0.0810810811</text:p>
          </table:table-cell>
          <table:table-cell office:value-type="float" office:value="0.0153846154">
            <text:p>0.0153846154</text:p>
          </table:table-cell>
          <table:table-cell office:value-type="float" office:value="-0.036036036">
            <text:p>-0.036036036</text:p>
          </table:table-cell>
          <table:table-cell office:value-type="float" office:value="0.0340622206">
            <text:p>0.034062220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90875477931522">
            <text:p>6.9087547793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2068966">
            <text:p>0.0862068966</text:p>
          </table:table-cell>
          <table:table-cell office:value-type="float" office:value="0.1388888889">
            <text:p>0.1388888889</text:p>
          </table:table-cell>
          <table:table-cell office:value-type="float" office:value="0.0341880342">
            <text:p>0.0341880342</text:p>
          </table:table-cell>
          <table:table-cell office:value-type="float" office:value="0.037037037">
            <text:p>0.037037037</text:p>
          </table:table-cell>
          <table:table-cell office:value-type="float" office:value="-3">
            <text:p>-3</text:p>
          </table:table-cell>
          <table:table-cell office:value-type="float" office:value="-0.007299261">
            <text:p>-0.007299261</text:p>
          </table:table-cell>
          <table:table-cell office:value-type="float" office:value="0.0578947368">
            <text:p>0.0578947368</text:p>
          </table:table-cell>
          <table:table-cell office:value-type="float" office:value="0.004950495">
            <text:p>0.004950495</text:p>
          </table:table-cell>
          <table:table-cell office:value-type="float" office:value="-0.0263157895">
            <text:p>-0.0263157895</text:p>
          </table:table-cell>
          <table:table-cell office:value-type="float" office:value="0.0220526766">
            <text:p>0.022052676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17088847851251">
            <text:p>7.1708884785</text:p>
          </table:table-cell>
          <table:table-cell office:value-type="float" office:value="0.0169491525">
            <text:p>0.01694915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451977401">
            <text:p>0.0451977401</text:p>
          </table:table-cell>
          <table:table-cell office:value-type="float" office:value="0.0575539568">
            <text:p>0.0575539568</text:p>
          </table:table-cell>
          <table:table-cell office:value-type="float" office:value="0.140625">
            <text:p>0.140625</text:p>
          </table:table-cell>
          <table:table-cell office:value-type="float" office:value="0.0647482014">
            <text:p>0.0647482014</text:p>
          </table:table-cell>
          <table:table-cell office:value-type="float" office:value="12">
            <text:p>12</text:p>
          </table:table-cell>
          <table:table-cell office:value-type="float" office:value="-0.0757828455">
            <text:p>-0.0757828455</text:p>
          </table:table-cell>
          <table:table-cell office:value-type="float" office:value="0.0576923077">
            <text:p>0.0576923077</text:p>
          </table:table-cell>
          <table:table-cell office:value-type="float" office:value="0">
            <text:p>0</text:p>
          </table:table-cell>
          <table:table-cell office:value-type="float" office:value="-0.0096153846">
            <text:p>-0.0096153846</text:p>
          </table:table-cell>
          <table:table-cell office:value-type="float" office:value="0.022118221">
            <text:p>0.02211822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78364059622125">
            <text:p>7.7836405962</text:p>
          </table:table-cell>
          <table:table-cell office:value-type="float" office:value="0">
            <text:p>0</text:p>
          </table:table-cell>
          <table:table-cell office:value-type="float" office:value="0.0112359551">
            <text:p>0.0112359551</text:p>
          </table:table-cell>
          <table:table-cell office:value-type="float" office:value="0.0081967213">
            <text:p>0.0081967213</text:p>
          </table:table-cell>
          <table:table-cell office:value-type="float" office:value="0.0809859155">
            <text:p>0.0809859155</text:p>
          </table:table-cell>
          <table:table-cell office:value-type="float" office:value="0.1885245902">
            <text:p>0.1885245902</text:p>
          </table:table-cell>
          <table:table-cell office:value-type="float" office:value="0.1011235955">
            <text:p>0.1011235955</text:p>
          </table:table-cell>
          <table:table-cell office:value-type="float" office:value="0.0737704918">
            <text:p>0.0737704918</text:p>
          </table:table-cell>
          <table:table-cell office:value-type="float" office:value="18">
            <text:p>18</text:p>
          </table:table-cell>
          <table:table-cell office:value-type="float" office:value="-0.1035942668">
            <text:p>-0.1035942668</text:p>
          </table:table-cell>
          <table:table-cell office:value-type="float" office:value="0.0864197531">
            <text:p>0.0864197531</text:p>
          </table:table-cell>
          <table:table-cell office:value-type="float" office:value="0.0212765957">
            <text:p>0.0212765957</text:p>
          </table:table-cell>
          <table:table-cell office:value-type="float" office:value="-0.049382716">
            <text:p>-0.049382716</text:p>
          </table:table-cell>
          <table:table-cell office:value-type="float" office:value="0.0353712074">
            <text:p>0.035371207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00397413672268">
            <text:p>7.0039741367</text:p>
          </table:table-cell>
          <table:table-cell table:number-columns-repeated="3" office:value-type="float" office:value="0">
            <text:p>0</text:p>
          </table:table-cell>
          <table:table-cell office:value-type="float" office:value="0.0620689655">
            <text:p>0.0620689655</text:p>
          </table:table-cell>
          <table:table-cell office:value-type="float" office:value="0.0592105263">
            <text:p>0.0592105263</text:p>
          </table:table-cell>
          <table:table-cell office:value-type="float" office:value="0.0875">
            <text:p>0.0875</text:p>
          </table:table-cell>
          <table:table-cell office:value-type="float" office:value="0.0460526316">
            <text:p>0.0460526316</text:p>
          </table:table-cell>
          <table:table-cell office:value-type="float" office:value="12">
            <text:p>12</text:p>
          </table:table-cell>
          <table:table-cell office:value-type="float" office:value="-0.0634920733">
            <text:p>-0.0634920733</text:p>
          </table:table-cell>
          <table:table-cell office:value-type="float" office:value="0.0973451327">
            <text:p>0.0973451327</text:p>
          </table:table-cell>
          <table:table-cell office:value-type="float" office:value="0">
            <text:p>0</text:p>
          </table:table-cell>
          <table:table-cell office:value-type="float" office:value="-0.0884955752">
            <text:p>-0.0884955752</text:p>
          </table:table-cell>
          <table:table-cell office:value-type="float" office:value="0.0221411227">
            <text:p>0.022141122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17088847851251">
            <text:p>7.1708884785</text:p>
          </table:table-cell>
          <table:table-cell office:value-type="float" office:value="0.0044052863">
            <text:p>0.0044052863</text:p>
          </table:table-cell>
          <table:table-cell office:value-type="float" office:value="0.0092592593">
            <text:p>0.0092592593</text:p>
          </table:table-cell>
          <table:table-cell office:value-type="float" office:value="0.0048076923">
            <text:p>0.0048076923</text:p>
          </table:table-cell>
          <table:table-cell office:value-type="float" office:value="0.0176211454">
            <text:p>0.0176211454</text:p>
          </table:table-cell>
          <table:table-cell office:value-type="float" office:value="0.0192307692">
            <text:p>0.0192307692</text:p>
          </table:table-cell>
          <table:table-cell office:value-type="float" office:value="0.0277777778">
            <text:p>0.0277777778</text:p>
          </table:table-cell>
          <table:table-cell office:value-type="float" office:value="0.0144230769">
            <text:p>0.0144230769</text:p>
          </table:table-cell>
          <table:table-cell office:value-type="float" office:value="-1">
            <text:p>-1</text:p>
          </table:table-cell>
          <table:table-cell office:value-type="float" office:value="0.0311747204">
            <text:p>0.0311747204</text:p>
          </table:table-cell>
          <table:table-cell office:value-type="float" office:value="0.0532544379">
            <text:p>0.0532544379</text:p>
          </table:table-cell>
          <table:table-cell office:value-type="float" office:value="0">
            <text:p>0</text:p>
          </table:table-cell>
          <table:table-cell office:value-type="float" office:value="0.0059171598">
            <text:p>0.0059171598</text:p>
          </table:table-cell>
          <table:table-cell office:value-type="float" office:value="0.0166348433">
            <text:p>0.016634843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21660610108486">
            <text:p>6.2166061011</text:p>
          </table:table-cell>
          <table:table-cell office:value-type="float" office:value="0.0049019608">
            <text:p>0.00490196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7058824">
            <text:p>0.0147058824</text:p>
          </table:table-cell>
          <table:table-cell office:value-type="float" office:value="0.0119047619">
            <text:p>0.0119047619</text:p>
          </table:table-cell>
          <table:table-cell office:value-type="float" office:value="0.0408163265">
            <text:p>0.0408163265</text:p>
          </table:table-cell>
          <table:table-cell office:value-type="float" office:value="0.0158730159">
            <text:p>0.0158730159</text:p>
          </table:table-cell>
          <table:table-cell office:value-type="float" office:value="-6">
            <text:p>-6</text:p>
          </table:table-cell>
          <table:table-cell office:value-type="float" office:value="0.0154243347">
            <text:p>0.0154243347</text:p>
          </table:table-cell>
          <table:table-cell office:value-type="float" office:value="0.0481927711">
            <text:p>0.0481927711</text:p>
          </table:table-cell>
          <table:table-cell office:value-type="float" office:value="0">
            <text:p>0</text:p>
          </table:table-cell>
          <table:table-cell office:value-type="float" office:value="-0.0120481928">
            <text:p>-0.0120481928</text:p>
          </table:table-cell>
          <table:table-cell office:value-type="float" office:value="0.0153581358">
            <text:p>0.015358135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90875477931522">
            <text:p>6.9087547793</text:p>
          </table:table-cell>
          <table:table-cell office:value-type="float" office:value="0">
            <text:p>0</text:p>
          </table:table-cell>
          <table:table-cell office:value-type="float" office:value="0.0227272727">
            <text:p>0.0227272727</text:p>
          </table:table-cell>
          <table:table-cell office:value-type="float" office:value="0.0098522167">
            <text:p>0.0098522167</text:p>
          </table:table-cell>
          <table:table-cell office:value-type="float" office:value="0.0491071429">
            <text:p>0.0491071429</text:p>
          </table:table-cell>
          <table:table-cell office:value-type="float" office:value="0.0541871921">
            <text:p>0.0541871921</text:p>
          </table:table-cell>
          <table:table-cell office:value-type="float" office:value="0.25">
            <text:p>0.25</text:p>
          </table:table-cell>
          <table:table-cell office:value-type="float" office:value="0.1083743842">
            <text:p>0.1083743842</text:p>
          </table:table-cell>
          <table:table-cell office:value-type="float" office:value="-16">
            <text:p>-16</text:p>
          </table:table-cell>
          <table:table-cell office:value-type="float" office:value="-0.0500213675">
            <text:p>-0.0500213675</text:p>
          </table:table-cell>
          <table:table-cell office:value-type="float" office:value="0.0461538462">
            <text:p>0.0461538462</text:p>
          </table:table-cell>
          <table:table-cell office:value-type="float" office:value="0.02">
            <text:p>0.02</text:p>
          </table:table-cell>
          <table:table-cell office:value-type="float" office:value="-0.0230769231">
            <text:p>-0.0230769231</text:p>
          </table:table-cell>
          <table:table-cell office:value-type="float" office:value="0.0223410005">
            <text:p>0.022341000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90875477931522">
            <text:p>6.9087547793</text:p>
          </table:table-cell>
          <table:table-cell office:value-type="float" office:value="0">
            <text:p>0</text:p>
          </table:table-cell>
          <table:table-cell office:value-type="float" office:value="0.0108695652">
            <text:p>0.0108695652</text:p>
          </table:table-cell>
          <table:table-cell office:value-type="float" office:value="0.0047393365">
            <text:p>0.0047393365</text:p>
          </table:table-cell>
          <table:table-cell office:value-type="float" office:value="0.0535714286">
            <text:p>0.0535714286</text:p>
          </table:table-cell>
          <table:table-cell office:value-type="float" office:value="0.0426540284">
            <text:p>0.0426540284</text:p>
          </table:table-cell>
          <table:table-cell office:value-type="float" office:value="0.0869565217">
            <text:p>0.0869565217</text:p>
          </table:table-cell>
          <table:table-cell office:value-type="float" office:value="0.0379146919">
            <text:p>0.0379146919</text:p>
          </table:table-cell>
          <table:table-cell office:value-type="float" office:value="-9">
            <text:p>-9</text:p>
          </table:table-cell>
          <table:table-cell office:value-type="float" office:value="-0.0719650187">
            <text:p>-0.0719650187</text:p>
          </table:table-cell>
          <table:table-cell office:value-type="float" office:value="0.0740740741">
            <text:p>0.0740740741</text:p>
          </table:table-cell>
          <table:table-cell office:value-type="float" office:value="0.0137931034">
            <text:p>0.0137931034</text:p>
          </table:table-cell>
          <table:table-cell office:value-type="float" office:value="-0.0148148148">
            <text:p>-0.0148148148</text:p>
          </table:table-cell>
          <table:table-cell office:value-type="float" office:value="0.028389301">
            <text:p>0.02838930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60148558424281">
            <text:p>1.601485584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34228188">
            <text:p>0.0134228188</text:p>
          </table:table-cell>
          <table:table-cell office:value-type="float" office:value="0.0902777778">
            <text:p>0.0902777778</text:p>
          </table:table-cell>
          <table:table-cell office:value-type="float" office:value="0.0872483221">
            <text:p>0.0872483221</text:p>
          </table:table-cell>
          <table:table-cell office:value-type="float" office:value="0.03">
            <text:p>0.03</text:p>
          </table:table-cell>
          <table:table-cell office:value-type="float" office:value="0.0201342282">
            <text:p>0.0201342282</text:p>
          </table:table-cell>
          <table:table-cell office:value-type="float" office:value="6">
            <text:p>6</text:p>
          </table:table-cell>
          <table:table-cell office:value-type="float" office:value="-0.0530360934">
            <text:p>-0.0530360934</text:p>
          </table:table-cell>
          <table:table-cell office:value-type="float" office:value="0.04">
            <text:p>0.04</text:p>
          </table:table-cell>
          <table:table-cell office:value-type="float" office:value="0.0062893082">
            <text:p>0.0062893082</text:p>
          </table:table-cell>
          <table:table-cell office:value-type="float" office:value="-0.0066666667">
            <text:p>-0.0066666667</text:p>
          </table:table-cell>
          <table:table-cell office:value-type="float" office:value="0.0236278359">
            <text:p>0.023627835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17088847851251">
            <text:p>7.1708884785</text:p>
          </table:table-cell>
          <table:table-cell office:value-type="float" office:value="0">
            <text:p>0</text:p>
          </table:table-cell>
          <table:table-cell office:value-type="float" office:value="0.0089285714">
            <text:p>0.0089285714</text:p>
          </table:table-cell>
          <table:table-cell office:value-type="float" office:value="0.0048543689">
            <text:p>0.0048543689</text:p>
          </table:table-cell>
          <table:table-cell office:value-type="float" office:value="0.0380952381">
            <text:p>0.0380952381</text:p>
          </table:table-cell>
          <table:table-cell office:value-type="float" office:value="0.0388349515">
            <text:p>0.0388349515</text:p>
          </table:table-cell>
          <table:table-cell office:value-type="float" office:value="0.1160714286">
            <text:p>0.1160714286</text:p>
          </table:table-cell>
          <table:table-cell office:value-type="float" office:value="0.0631067961">
            <text:p>0.0631067961</text:p>
          </table:table-cell>
          <table:table-cell office:value-type="float" office:value="-1">
            <text:p>-1</text:p>
          </table:table-cell>
          <table:table-cell office:value-type="float" office:value="0.0040236572">
            <text:p>0.0040236572</text:p>
          </table:table-cell>
          <table:table-cell office:value-type="float" office:value="0.0628272251">
            <text:p>0.0628272251</text:p>
          </table:table-cell>
          <table:table-cell office:value-type="float" office:value="0.0044247788">
            <text:p>0.0044247788</text:p>
          </table:table-cell>
          <table:table-cell office:value-type="float" office:value="-0.0052356021">
            <text:p>-0.0052356021</text:p>
          </table:table-cell>
          <table:table-cell office:value-type="float" office:value="0.0205111941">
            <text:p>0.020511194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21660610108486">
            <text:p>6.2166061011</text:p>
          </table:table-cell>
          <table:table-cell office:value-type="float" office:value="0.0125">
            <text:p>0.0125</text:p>
          </table:table-cell>
          <table:table-cell office:value-type="float" office:value="0.0117647059">
            <text:p>0.0117647059</text:p>
          </table:table-cell>
          <table:table-cell office:value-type="float" office:value="0.007518797">
            <text:p>0.007518797</text:p>
          </table:table-cell>
          <table:table-cell office:value-type="float" office:value="0.075">
            <text:p>0.075</text:p>
          </table:table-cell>
          <table:table-cell office:value-type="float" office:value="0.0902255639">
            <text:p>0.0902255639</text:p>
          </table:table-cell>
          <table:table-cell office:value-type="float" office:value="0.0352941176">
            <text:p>0.0352941176</text:p>
          </table:table-cell>
          <table:table-cell office:value-type="float" office:value="0.022556391">
            <text:p>0.022556391</text:p>
          </table:table-cell>
          <table:table-cell office:value-type="float" office:value="-12">
            <text:p>-12</text:p>
          </table:table-cell>
          <table:table-cell office:value-type="float" office:value="0.0044032978">
            <text:p>0.0044032978</text:p>
          </table:table-cell>
          <table:table-cell office:value-type="float" office:value="0.0575539568">
            <text:p>0.0575539568</text:p>
          </table:table-cell>
          <table:table-cell office:value-type="float" office:value="0.0062111801">
            <text:p>0.0062111801</text:p>
          </table:table-cell>
          <table:table-cell office:value-type="float" office:value="-0.0143884892">
            <text:p>-0.0143884892</text:p>
          </table:table-cell>
          <table:table-cell office:value-type="float" office:value="0.0199123665">
            <text:p>0.019912366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78347441769312">
            <text:p>1.7834744177</text:p>
          </table:table-cell>
          <table:table-cell table:number-columns-repeated="3" office:value-type="float" office:value="0">
            <text:p>0</text:p>
          </table:table-cell>
          <table:table-cell office:value-type="float" office:value="0.0718954248">
            <text:p>0.0718954248</text:p>
          </table:table-cell>
          <table:table-cell office:value-type="float" office:value="0.0625">
            <text:p>0.0625</text:p>
          </table:table-cell>
          <table:table-cell office:value-type="float" office:value="0.012345679">
            <text:p>0.012345679</text:p>
          </table:table-cell>
          <table:table-cell office:value-type="float" office:value="0.0056818182">
            <text:p>0.0056818182</text:p>
          </table:table-cell>
          <table:table-cell office:value-type="float" office:value="-17">
            <text:p>-17</text:p>
          </table:table-cell>
          <table:table-cell office:value-type="float" office:value="-0.0670469881">
            <text:p>-0.0670469881</text:p>
          </table:table-cell>
          <table:table-cell office:value-type="float" office:value="0.0909090909">
            <text:p>0.0909090909</text:p>
          </table:table-cell>
          <table:table-cell office:value-type="float" office:value="0">
            <text:p>0</text:p>
          </table:table-cell>
          <table:table-cell office:value-type="float" office:value="-0.0454545455">
            <text:p>-0.0454545455</text:p>
          </table:table-cell>
          <table:table-cell office:value-type="float" office:value="0.0244857482">
            <text:p>0.024485748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55250788703459">
            <text:p>6.55250788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45398773">
            <text:p>0.0245398773</text:p>
          </table:table-cell>
          <table:table-cell office:value-type="float" office:value="0.0173913043">
            <text:p>0.0173913043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-0.110040633">
            <text:p>-0.110040633</text:p>
          </table:table-cell>
          <table:table-cell office:value-type="float" office:value="0.0503597122">
            <text:p>0.0503597122</text:p>
          </table:table-cell>
          <table:table-cell office:value-type="float" office:value="0.0310559006">
            <text:p>0.0310559006</text:p>
          </table:table-cell>
          <table:table-cell office:value-type="float" office:value="-0.0143884892">
            <text:p>-0.0143884892</text:p>
          </table:table-cell>
          <table:table-cell office:value-type="float" office:value="0.0286507107">
            <text:p>0.028650710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76326319615452">
            <text:p>2.7632631962</text:p>
          </table:table-cell>
          <table:table-cell table:number-columns-repeated="3" office:value-type="float" office:value="0">
            <text:p>0</text:p>
          </table:table-cell>
          <table:table-cell office:value-type="float" office:value="0.0327868852">
            <text:p>0.0327868852</text:p>
          </table:table-cell>
          <table:table-cell office:value-type="float" office:value="0.0184331797">
            <text:p>0.0184331797</text:p>
          </table:table-cell>
          <table:table-cell office:value-type="float" office:value="0.1034482759">
            <text:p>0.1034482759</text:p>
          </table:table-cell>
          <table:table-cell office:value-type="float" office:value="0.0276497696">
            <text:p>0.0276497696</text:p>
          </table:table-cell>
          <table:table-cell office:value-type="float" office:value="-14">
            <text:p>-14</text:p>
          </table:table-cell>
          <table:table-cell office:value-type="float" office:value="-0.0354497354">
            <text:p>-0.0354497354</text:p>
          </table:table-cell>
          <table:table-cell office:value-type="float" office:value="0.0357142857">
            <text:p>0.0357142857</text:p>
          </table:table-cell>
          <table:table-cell office:value-type="float" office:value="0">
            <text:p>0</text:p>
          </table:table-cell>
          <table:table-cell office:value-type="float" office:value="0.0238095238">
            <text:p>0.0238095238</text:p>
          </table:table-cell>
          <table:table-cell office:value-type="float" office:value="0.0189153439">
            <text:p>0.018915343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47578930523781">
            <text:p>2.4757893052</text:p>
          </table:table-cell>
          <table:table-cell office:value-type="float" office:value="0.0059347181">
            <text:p>0.0059347181</text:p>
          </table:table-cell>
          <table:table-cell office:value-type="float" office:value="0.0229885057">
            <text:p>0.0229885057</text:p>
          </table:table-cell>
          <table:table-cell office:value-type="float" office:value="0.0186915888">
            <text:p>0.0186915888</text:p>
          </table:table-cell>
          <table:table-cell office:value-type="float" office:value="0.0356083086">
            <text:p>0.0356083086</text:p>
          </table:table-cell>
          <table:table-cell office:value-type="float" office:value="0.0560747664">
            <text:p>0.0560747664</text:p>
          </table:table-cell>
          <table:table-cell office:value-type="float" office:value="0.0287356322">
            <text:p>0.0287356322</text:p>
          </table:table-cell>
          <table:table-cell office:value-type="float" office:value="0.023364486">
            <text:p>0.023364486</text:p>
          </table:table-cell>
          <table:table-cell office:value-type="float" office:value="-6">
            <text:p>-6</text:p>
          </table:table-cell>
          <table:table-cell office:value-type="float" office:value="-0.0378748552">
            <text:p>-0.0378748552</text:p>
          </table:table-cell>
          <table:table-cell office:value-type="float" office:value="0.0504731861">
            <text:p>0.0504731861</text:p>
          </table:table-cell>
          <table:table-cell office:value-type="float" office:value="0.0028818444">
            <text:p>0.0028818444</text:p>
          </table:table-cell>
          <table:table-cell office:value-type="float" office:value="-0.0315457413">
            <text:p>-0.0315457413</text:p>
          </table:table-cell>
          <table:table-cell office:value-type="float" office:value="0.0202467755">
            <text:p>0.020246775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55250788703459">
            <text:p>6.552507887</text:p>
          </table:table-cell>
          <table:table-cell office:value-type="float" office:value="0">
            <text:p>0</text:p>
          </table:table-cell>
          <table:table-cell office:value-type="float" office:value="0.0112359551">
            <text:p>0.0112359551</text:p>
          </table:table-cell>
          <table:table-cell office:value-type="float" office:value="0.0068965517">
            <text:p>0.0068965517</text:p>
          </table:table-cell>
          <table:table-cell office:value-type="float" office:value="0.0387096774">
            <text:p>0.0387096774</text:p>
          </table:table-cell>
          <table:table-cell office:value-type="float" office:value="0.0413793103">
            <text:p>0.0413793103</text:p>
          </table:table-cell>
          <table:table-cell office:value-type="float" office:value="0.0449438202">
            <text:p>0.0449438202</text:p>
          </table:table-cell>
          <table:table-cell office:value-type="float" office:value="0.0275862069">
            <text:p>0.0275862069</text:p>
          </table:table-cell>
          <table:table-cell office:value-type="float" office:value="7">
            <text:p>7</text:p>
          </table:table-cell>
          <table:table-cell office:value-type="float" office:value="-0.1244583387">
            <text:p>-0.1244583387</text:p>
          </table:table-cell>
          <table:table-cell office:value-type="float" office:value="0.0751879699">
            <text:p>0.0751879699</text:p>
          </table:table-cell>
          <table:table-cell office:value-type="float" office:value="0.0141843972">
            <text:p>0.0141843972</text:p>
          </table:table-cell>
          <table:table-cell office:value-type="float" office:value="-0.0526315789">
            <text:p>-0.0526315789</text:p>
          </table:table-cell>
          <table:table-cell office:value-type="float" office:value="0.0341093965">
            <text:p>0.034109396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80350525760834">
            <text:p>6.8035052576</text:p>
          </table:table-cell>
          <table:table-cell office:value-type="float" office:value="0">
            <text:p>0</text:p>
          </table:table-cell>
          <table:table-cell office:value-type="float" office:value="0.011627907">
            <text:p>0.011627907</text:p>
          </table:table-cell>
          <table:table-cell office:value-type="float" office:value="0.0054644809">
            <text:p>0.0054644809</text:p>
          </table:table-cell>
          <table:table-cell office:value-type="float" office:value="0.0240963855">
            <text:p>0.0240963855</text:p>
          </table:table-cell>
          <table:table-cell office:value-type="float" office:value="0.0218579235">
            <text:p>0.0218579235</text:p>
          </table:table-cell>
          <table:table-cell office:value-type="float" office:value="0.011627907">
            <text:p>0.011627907</text:p>
          </table:table-cell>
          <table:table-cell office:value-type="float" office:value="0.0054644809">
            <text:p>0.0054644809</text:p>
          </table:table-cell>
          <table:table-cell office:value-type="float" office:value="-33">
            <text:p>-33</text:p>
          </table:table-cell>
          <table:table-cell office:value-type="float" office:value="-0.0645565867">
            <text:p>-0.0645565867</text:p>
          </table:table-cell>
          <table:table-cell office:value-type="float" office:value="0.0425531915">
            <text:p>0.0425531915</text:p>
          </table:table-cell>
          <table:table-cell office:value-type="float" office:value="0.0062893082">
            <text:p>0.0062893082</text:p>
          </table:table-cell>
          <table:table-cell office:value-type="float" office:value="0.0070921986">
            <text:p>0.0070921986</text:p>
          </table:table-cell>
          <table:table-cell office:value-type="float" office:value="0.027094665">
            <text:p>0.02709466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5.99396142730657">
            <text:p>5.9939614273</text:p>
          </table:table-cell>
          <table:table-cell office:value-type="float" office:value="0.0051546392">
            <text:p>0.005154639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67010309">
            <text:p>0.0567010309</text:p>
          </table:table-cell>
          <table:table-cell office:value-type="float" office:value="0.0514018692">
            <text:p>0.0514018692</text:p>
          </table:table-cell>
          <table:table-cell office:value-type="float" office:value="0.0505050505">
            <text:p>0.0505050505</text:p>
          </table:table-cell>
          <table:table-cell office:value-type="float" office:value="0.023364486">
            <text:p>0.023364486</text:p>
          </table:table-cell>
          <table:table-cell office:value-type="float" office:value="-32">
            <text:p>-32</text:p>
          </table:table-cell>
          <table:table-cell office:value-type="float" office:value="-0.0669645094">
            <text:p>-0.0669645094</text:p>
          </table:table-cell>
          <table:table-cell office:value-type="float" office:value="0.0700636943">
            <text:p>0.0700636943</text:p>
          </table:table-cell>
          <table:table-cell office:value-type="float" office:value="0.0172413793">
            <text:p>0.0172413793</text:p>
          </table:table-cell>
          <table:table-cell office:value-type="float" office:value="-0.025477707">
            <text:p>-0.025477707</text:p>
          </table:table-cell>
          <table:table-cell office:value-type="float" office:value="0.023106841">
            <text:p>0.02310684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0.286851162553042">
            <text:p>-0.2868511626</text:p>
          </table:table-cell>
          <table:table-cell office:value-type="float" office:value="0.0212765957">
            <text:p>0.0212765957</text:p>
          </table:table-cell>
          <table:table-cell table:number-columns-repeated="2" office:value-type="float" office:value="0">
            <text:p>0</text:p>
          </table:table-cell>
          <table:table-cell office:value-type="float" office:value="0.0638297872">
            <text:p>0.0638297872</text:p>
          </table:table-cell>
          <table:table-cell office:value-type="float" office:value="0.0310880829">
            <text:p>0.0310880829</text:p>
          </table:table-cell>
          <table:table-cell office:value-type="float" office:value="0.1020408163">
            <text:p>0.1020408163</text:p>
          </table:table-cell>
          <table:table-cell office:value-type="float" office:value="0.0259067358">
            <text:p>0.0259067358</text:p>
          </table:table-cell>
          <table:table-cell office:value-type="float" office:value="-3">
            <text:p>-3</text:p>
          </table:table-cell>
          <table:table-cell office:value-type="float" office:value="0.0061389535">
            <text:p>0.0061389535</text:p>
          </table:table-cell>
          <table:table-cell office:value-type="float" office:value="0.0277777778">
            <text:p>0.0277777778</text:p>
          </table:table-cell>
          <table:table-cell office:value-type="float" office:value="0">
            <text:p>0</text:p>
          </table:table-cell>
          <table:table-cell office:value-type="float" office:value="0.0138888889">
            <text:p>0.0138888889</text:p>
          </table:table-cell>
          <table:table-cell office:value-type="float" office:value="0.0101406948">
            <text:p>0.010140694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4.61512051684126">
            <text:p>4.6151205168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3076923">
            <text:p>0.0923076923</text:p>
          </table:table-cell>
          <table:table-cell office:value-type="float" office:value="0.0769230769">
            <text:p>0.0769230769</text:p>
          </table:table-cell>
          <table:table-cell office:value-type="float" office:value="0.0253164557">
            <text:p>0.0253164557</text:p>
          </table:table-cell>
          <table:table-cell office:value-type="float" office:value="0.0128205128">
            <text:p>0.0128205128</text:p>
          </table:table-cell>
          <table:table-cell office:value-type="float" office:value="-8">
            <text:p>-8</text:p>
          </table:table-cell>
          <table:table-cell office:value-type="float" office:value="0.0794419473">
            <text:p>0.0794419473</text:p>
          </table:table-cell>
          <table:table-cell office:value-type="float" office:value="0.025210084">
            <text:p>0.025210084</text:p>
          </table:table-cell>
          <table:table-cell office:value-type="float" office:value="0">
            <text:p>0</text:p>
          </table:table-cell>
          <table:table-cell office:value-type="float" office:value="0.0504201681">
            <text:p>0.0504201681</text:p>
          </table:table-cell>
          <table:table-cell office:value-type="float" office:value="0.0090694055">
            <text:p>0.009069405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.690656519236521">
            <text:p>0.6906565192</text:p>
          </table:table-cell>
          <table:table-cell office:value-type="float" office:value="0">
            <text:p>0</text:p>
          </table:table-cell>
          <table:table-cell office:value-type="float" office:value="0.0103092784">
            <text:p>0.0103092784</text:p>
          </table:table-cell>
          <table:table-cell office:value-type="float" office:value="0.0066666667">
            <text:p>0.0066666667</text:p>
          </table:table-cell>
          <table:table-cell office:value-type="float" office:value="0.0355029586">
            <text:p>0.0355029586</text:p>
          </table:table-cell>
          <table:table-cell office:value-type="float" office:value="0.04">
            <text:p>0.04</text:p>
          </table:table-cell>
          <table:table-cell office:value-type="float" office:value="0.0309278351">
            <text:p>0.0309278351</text:p>
          </table:table-cell>
          <table:table-cell office:value-type="float" office:value="0.02">
            <text:p>0.02</text:p>
          </table:table-cell>
          <table:table-cell office:value-type="float" office:value="-12">
            <text:p>-12</text:p>
          </table:table-cell>
          <table:table-cell office:value-type="float" office:value="-0.1481311093">
            <text:p>-0.1481311093</text:p>
          </table:table-cell>
          <table:table-cell office:value-type="float" office:value="0.0718562874">
            <text:p>0.0718562874</text:p>
          </table:table-cell>
          <table:table-cell office:value-type="float" office:value="0.0055248619">
            <text:p>0.0055248619</text:p>
          </table:table-cell>
          <table:table-cell office:value-type="float" office:value="-0.0658682635">
            <text:p>-0.0658682635</text:p>
          </table:table-cell>
          <table:table-cell office:value-type="float" office:value="0.0329890848">
            <text:p>0.032989084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8.36660283278374">
            <text:p>8.3666028328</text:p>
          </table:table-cell>
          <table:table-cell office:value-type="float" office:value="0.0023640662">
            <text:p>0.0023640662</text:p>
          </table:table-cell>
          <table:table-cell office:value-type="float" office:value="0.0202702703">
            <text:p>0.0202702703</text:p>
          </table:table-cell>
          <table:table-cell office:value-type="float" office:value="0.0107913669">
            <text:p>0.0107913669</text:p>
          </table:table-cell>
          <table:table-cell office:value-type="float" office:value="0.0472813239">
            <text:p>0.0472813239</text:p>
          </table:table-cell>
          <table:table-cell office:value-type="float" office:value="0.071942446">
            <text:p>0.071942446</text:p>
          </table:table-cell>
          <table:table-cell office:value-type="float" office:value="0.1081081081">
            <text:p>0.1081081081</text:p>
          </table:table-cell>
          <table:table-cell office:value-type="float" office:value="0.0575539568">
            <text:p>0.0575539568</text:p>
          </table:table-cell>
          <table:table-cell office:value-type="float" office:value="15">
            <text:p>15</text:p>
          </table:table-cell>
          <table:table-cell office:value-type="float" office:value="-0.0799208827">
            <text:p>-0.0799208827</text:p>
          </table:table-cell>
          <table:table-cell office:value-type="float" office:value="0.0575539568">
            <text:p>0.0575539568</text:p>
          </table:table-cell>
          <table:table-cell office:value-type="float" office:value="0.0089820359">
            <text:p>0.0089820359</text:p>
          </table:table-cell>
          <table:table-cell office:value-type="float" office:value="-0.0251798561">
            <text:p>-0.0251798561</text:p>
          </table:table-cell>
          <table:table-cell office:value-type="float" office:value="0.0267903494">
            <text:p>0.026790349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68586094706836">
            <text:p>6.6858609471</text:p>
          </table:table-cell>
          <table:table-cell table:number-columns-repeated="3" office:value-type="float" office:value="0">
            <text:p>0</text:p>
          </table:table-cell>
          <table:table-cell office:value-type="float" office:value="0.0409836066">
            <text:p>0.0409836066</text:p>
          </table:table-cell>
          <table:table-cell office:value-type="float" office:value="0.0256410256">
            <text:p>0.0256410256</text:p>
          </table:table-cell>
          <table:table-cell office:value-type="float" office:value="0.0120481928">
            <text:p>0.0120481928</text:p>
          </table:table-cell>
          <table:table-cell office:value-type="float" office:value="0.0051282051">
            <text:p>0.0051282051</text:p>
          </table:table-cell>
          <table:table-cell office:value-type="float" office:value="-4">
            <text:p>-4</text:p>
          </table:table-cell>
          <table:table-cell office:value-type="float" office:value="0.047153039">
            <text:p>0.047153039</text:p>
          </table:table-cell>
          <table:table-cell office:value-type="float" office:value="0.0227272727">
            <text:p>0.0227272727</text:p>
          </table:table-cell>
          <table:table-cell office:value-type="float" office:value="0">
            <text:p>0</text:p>
          </table:table-cell>
          <table:table-cell office:value-type="float" office:value="0.0303030303">
            <text:p>0.0303030303</text:p>
          </table:table-cell>
          <table:table-cell office:value-type="float" office:value="0.0142354662">
            <text:p>0.014235466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21660610108486">
            <text:p>6.2166061011</text:p>
          </table:table-cell>
          <table:table-cell office:value-type="float" office:value="0">
            <text:p>0</text:p>
          </table:table-cell>
          <table:table-cell office:value-type="float" office:value="0.012195122">
            <text:p>0.012195122</text:p>
          </table:table-cell>
          <table:table-cell office:value-type="float" office:value="0.0053475936">
            <text:p>0.0053475936</text:p>
          </table:table-cell>
          <table:table-cell office:value-type="float" office:value="0.0298507463">
            <text:p>0.0298507463</text:p>
          </table:table-cell>
          <table:table-cell office:value-type="float" office:value="0.0213903743">
            <text:p>0.0213903743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0.0324907471">
            <text:p>-0.0324907471</text:p>
          </table:table-cell>
          <table:table-cell office:value-type="float" office:value="0.0534351145">
            <text:p>0.0534351145</text:p>
          </table:table-cell>
          <table:table-cell office:value-type="float" office:value="0.0217391304">
            <text:p>0.0217391304</text:p>
          </table:table-cell>
          <table:table-cell office:value-type="float" office:value="-0.0076335878">
            <text:p>-0.0076335878</text:p>
          </table:table-cell>
          <table:table-cell office:value-type="float" office:value="0.0268414889">
            <text:p>0.026841488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60140233458373">
            <text:p>7.6014023346</text:p>
          </table:table-cell>
          <table:table-cell office:value-type="float" office:value="0.010989011">
            <text:p>0.010989011</text:p>
          </table:table-cell>
          <table:table-cell office:value-type="float" office:value="0.0526315789">
            <text:p>0.0526315789</text:p>
          </table:table-cell>
          <table:table-cell office:value-type="float" office:value="0.0214285714">
            <text:p>0.0214285714</text:p>
          </table:table-cell>
          <table:table-cell office:value-type="float" office:value="0.0805860806">
            <text:p>0.0805860806</text:p>
          </table:table-cell>
          <table:table-cell office:value-type="float" office:value="0.0785714286">
            <text:p>0.0785714286</text:p>
          </table:table-cell>
          <table:table-cell office:value-type="float" office:value="0.0526315789">
            <text:p>0.0526315789</text:p>
          </table:table-cell>
          <table:table-cell office:value-type="float" office:value="0.0214285714">
            <text:p>0.0214285714</text:p>
          </table:table-cell>
          <table:table-cell office:value-type="float" office:value="18">
            <text:p>18</text:p>
          </table:table-cell>
          <table:table-cell office:value-type="float" office:value="0.0051562731">
            <text:p>0.0051562731</text:p>
          </table:table-cell>
          <table:table-cell office:value-type="float" office:value="0.067961165">
            <text:p>0.067961165</text:p>
          </table:table-cell>
          <table:table-cell office:value-type="float" office:value="0.0172413793">
            <text:p>0.0172413793</text:p>
          </table:table-cell>
          <table:table-cell office:value-type="float" office:value="0.0097087379">
            <text:p>0.0097087379</text:p>
          </table:table-cell>
          <table:table-cell office:value-type="float" office:value="0.0275222188">
            <text:p>0.027522218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37884091046456">
            <text:p>1.3788409105</text:p>
          </table:table-cell>
          <table:table-cell office:value-type="float" office:value="0.0148698885">
            <text:p>0.01486988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9739777">
            <text:p>0.029739777</text:p>
          </table:table-cell>
          <table:table-cell office:value-type="float" office:value="0.0414507772">
            <text:p>0.0414507772</text:p>
          </table:table-cell>
          <table:table-cell office:value-type="float" office:value="0.0434782609">
            <text:p>0.0434782609</text:p>
          </table:table-cell>
          <table:table-cell office:value-type="float" office:value="0.0310880829">
            <text:p>0.0310880829</text:p>
          </table:table-cell>
          <table:table-cell office:value-type="float" office:value="3">
            <text:p>3</text:p>
          </table:table-cell>
          <table:table-cell office:value-type="float" office:value="-0.0650885368">
            <text:p>-0.0650885368</text:p>
          </table:table-cell>
          <table:table-cell office:value-type="float" office:value="0.0555555556">
            <text:p>0.0555555556</text:p>
          </table:table-cell>
          <table:table-cell office:value-type="float" office:value="0.0043478261">
            <text:p>0.0043478261</text:p>
          </table:table-cell>
          <table:table-cell office:value-type="float" office:value="-0.0277777778">
            <text:p>-0.0277777778</text:p>
          </table:table-cell>
          <table:table-cell office:value-type="float" office:value="0.0292854906">
            <text:p>0.029285490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.913301193012615">
            <text:p>0.913301193</text:p>
          </table:table-cell>
          <table:table-cell office:value-type="float" office:value="0.0066666667">
            <text:p>0.0066666667</text:p>
          </table:table-cell>
          <table:table-cell office:value-type="float" office:value="0.0227272727">
            <text:p>0.0227272727</text:p>
          </table:table-cell>
          <table:table-cell office:value-type="float" office:value="0.0114942529">
            <text:p>0.0114942529</text:p>
          </table:table-cell>
          <table:table-cell office:value-type="float" office:value="0.0333333333">
            <text:p>0.0333333333</text:p>
          </table:table-cell>
          <table:table-cell office:value-type="float" office:value="0.0287356322">
            <text:p>0.0287356322</text:p>
          </table:table-cell>
          <table:table-cell office:value-type="float" office:value="0.0340909091">
            <text:p>0.0340909091</text:p>
          </table:table-cell>
          <table:table-cell office:value-type="float" office:value="0.0172413793">
            <text:p>0.0172413793</text:p>
          </table:table-cell>
          <table:table-cell office:value-type="float" office:value="-6">
            <text:p>-6</text:p>
          </table:table-cell>
          <table:table-cell office:value-type="float" office:value="0.0050263263">
            <text:p>0.0050263263</text:p>
          </table:table-cell>
          <table:table-cell office:value-type="float" office:value="0.0272108844">
            <text:p>0.0272108844</text:p>
          </table:table-cell>
          <table:table-cell office:value-type="float" office:value="0.0065789474">
            <text:p>0.0065789474</text:p>
          </table:table-cell>
          <table:table-cell office:value-type="float" office:value="0.0204081633">
            <text:p>0.0204081633</text:p>
          </table:table-cell>
          <table:table-cell office:value-type="float" office:value="0.0168081092">
            <text:p>0.016808109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43897159239586">
            <text:p>7.4389715924</text:p>
          </table:table-cell>
          <table:table-cell office:value-type="float" office:value="0">
            <text:p>0</text:p>
          </table:table-cell>
          <table:table-cell office:value-type="float" office:value="0.0795454545">
            <text:p>0.0795454545</text:p>
          </table:table-cell>
          <table:table-cell office:value-type="float" office:value="0.0346534653">
            <text:p>0.0346534653</text:p>
          </table:table-cell>
          <table:table-cell office:value-type="float" office:value="0.0544217687">
            <text:p>0.0544217687</text:p>
          </table:table-cell>
          <table:table-cell office:value-type="float" office:value="0.0396039604">
            <text:p>0.0396039604</text:p>
          </table:table-cell>
          <table:table-cell office:value-type="float" office:value="0.0227272727">
            <text:p>0.0227272727</text:p>
          </table:table-cell>
          <table:table-cell office:value-type="float" office:value="0.0099009901">
            <text:p>0.0099009901</text:p>
          </table:table-cell>
          <table:table-cell office:value-type="float" office:value="-4">
            <text:p>-4</text:p>
          </table:table-cell>
          <table:table-cell office:value-type="float" office:value="-0.0009446162">
            <text:p>-0.0009446162</text:p>
          </table:table-cell>
          <table:table-cell office:value-type="float" office:value="0.085106383">
            <text:p>0.085106383</text:p>
          </table:table-cell>
          <table:table-cell office:value-type="float" office:value="0.0064102564">
            <text:p>0.0064102564</text:p>
          </table:table-cell>
          <table:table-cell office:value-type="float" office:value="-0.0567375887">
            <text:p>-0.0567375887</text:p>
          </table:table-cell>
          <table:table-cell office:value-type="float" office:value="0.0260249834">
            <text:p>0.026024983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5.99396142730657">
            <text:p>5.9939614273</text:p>
          </table:table-cell>
          <table:table-cell office:value-type="float" office:value="0">
            <text:p>0</text:p>
          </table:table-cell>
          <table:table-cell office:value-type="float" office:value="0.03125">
            <text:p>0.03125</text:p>
          </table:table-cell>
          <table:table-cell office:value-type="float" office:value="0.0108695652">
            <text:p>0.0108695652</text:p>
          </table:table-cell>
          <table:table-cell office:value-type="float" office:value="0.0588235294">
            <text:p>0.0588235294</text:p>
          </table:table-cell>
          <table:table-cell office:value-type="float" office:value="0.0326086957">
            <text:p>0.0326086957</text:p>
          </table:table-cell>
          <table:table-cell office:value-type="float" office:value="0.03125">
            <text:p>0.03125</text:p>
          </table:table-cell>
          <table:table-cell office:value-type="float" office:value="0.0108695652">
            <text:p>0.0108695652</text:p>
          </table:table-cell>
          <table:table-cell office:value-type="float" office:value="11">
            <text:p>11</text:p>
          </table:table-cell>
          <table:table-cell office:value-type="float" office:value="-0.0243859802">
            <text:p>-0.0243859802</text:p>
          </table:table-cell>
          <table:table-cell office:value-type="float" office:value="0.0404040404">
            <text:p>0.0404040404</text:p>
          </table:table-cell>
          <table:table-cell office:value-type="float" office:value="0.0446428571">
            <text:p>0.0446428571</text:p>
          </table:table-cell>
          <table:table-cell office:value-type="float" office:value="0.0404040404">
            <text:p>0.0404040404</text:p>
          </table:table-cell>
          <table:table-cell office:value-type="float" office:value="0.0345365565">
            <text:p>0.034536556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37838371299671">
            <text:p>7.378383713</text:p>
          </table:table-cell>
          <table:table-cell office:value-type="float" office:value="0">
            <text:p>0</text:p>
          </table:table-cell>
          <table:table-cell office:value-type="float" office:value="0.0087719298">
            <text:p>0.0087719298</text:p>
          </table:table-cell>
          <table:table-cell office:value-type="float" office:value="0.004950495">
            <text:p>0.004950495</text:p>
          </table:table-cell>
          <table:table-cell office:value-type="float" office:value="0.0769230769">
            <text:p>0.0769230769</text:p>
          </table:table-cell>
          <table:table-cell office:value-type="float" office:value="0.0841584158">
            <text:p>0.0841584158</text:p>
          </table:table-cell>
          <table:table-cell office:value-type="float" office:value="0.0438596491">
            <text:p>0.0438596491</text:p>
          </table:table-cell>
          <table:table-cell office:value-type="float" office:value="0.0247524752">
            <text:p>0.0247524752</text:p>
          </table:table-cell>
          <table:table-cell office:value-type="float" office:value="-12">
            <text:p>-12</text:p>
          </table:table-cell>
          <table:table-cell office:value-type="float" office:value="-0.0097459441">
            <text:p>-0.0097459441</text:p>
          </table:table-cell>
          <table:table-cell office:value-type="float" office:value="0.0307692308">
            <text:p>0.0307692308</text:p>
          </table:table-cell>
          <table:table-cell office:value-type="float" office:value="0.0133333333">
            <text:p>0.0133333333</text:p>
          </table:table-cell>
          <table:table-cell office:value-type="float" office:value="-0.0051282051">
            <text:p>-0.0051282051</text:p>
          </table:table-cell>
          <table:table-cell office:value-type="float" office:value="0.0210479406">
            <text:p>0.021047940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09639499285025">
            <text:p>1.0963949929</text:p>
          </table:table-cell>
          <table:table-cell office:value-type="float" office:value="0">
            <text:p>0</text:p>
          </table:table-cell>
          <table:table-cell office:value-type="float" office:value="0.0169491525">
            <text:p>0.0169491525</text:p>
          </table:table-cell>
          <table:table-cell office:value-type="float" office:value="0.004950495">
            <text:p>0.004950495</text:p>
          </table:table-cell>
          <table:table-cell office:value-type="float" office:value="0.0352941176">
            <text:p>0.0352941176</text:p>
          </table:table-cell>
          <table:table-cell office:value-type="float" office:value="0.0148514851">
            <text:p>0.014851485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-0.0615637236">
            <text:p>-0.0615637236</text:p>
          </table:table-cell>
          <table:table-cell office:value-type="float" office:value="0.0777777778">
            <text:p>0.0777777778</text:p>
          </table:table-cell>
          <table:table-cell office:value-type="float" office:value="0.010989011">
            <text:p>0.010989011</text:p>
          </table:table-cell>
          <table:table-cell office:value-type="float" office:value="-0.0333333333">
            <text:p>-0.0333333333</text:p>
          </table:table-cell>
          <table:table-cell office:value-type="float" office:value="0.0427722342">
            <text:p>0.042772234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68586094706836">
            <text:p>6.6858609471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4579439">
            <text:p>0.0934579439</text:p>
          </table:table-cell>
          <table:table-cell office:value-type="float" office:value="0.0714285714">
            <text:p>0.0714285714</text:p>
          </table:table-cell>
          <table:table-cell office:value-type="float" office:value="0.0350877193">
            <text:p>0.0350877193</text:p>
          </table:table-cell>
          <table:table-cell office:value-type="float" office:value="0.0142857143">
            <text:p>0.0142857143</text:p>
          </table:table-cell>
          <table:table-cell office:value-type="float" office:value="18">
            <text:p>18</text:p>
          </table:table-cell>
          <table:table-cell office:value-type="float" office:value="-0.0062435477">
            <text:p>-0.0062435477</text:p>
          </table:table-cell>
          <table:table-cell office:value-type="float" office:value="0.0549450549">
            <text:p>0.0549450549</text:p>
          </table:table-cell>
          <table:table-cell office:value-type="float" office:value="0.0088495575">
            <text:p>0.0088495575</text:p>
          </table:table-cell>
          <table:table-cell office:value-type="float" office:value="-0.032967033">
            <text:p>-0.032967033</text:p>
          </table:table-cell>
          <table:table-cell office:value-type="float" office:value="0.0181956584">
            <text:p>0.018195658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39859493453521">
            <text:p>6.3985949345</text:p>
          </table:table-cell>
          <table:table-cell office:value-type="float" office:value="0">
            <text:p>0</text:p>
          </table:table-cell>
          <table:table-cell office:value-type="float" office:value="0.0361445783">
            <text:p>0.0361445783</text:p>
          </table:table-cell>
          <table:table-cell office:value-type="float" office:value="0.0196078431">
            <text:p>0.0196078431</text:p>
          </table:table-cell>
          <table:table-cell office:value-type="float" office:value="0.0724637681">
            <text:p>0.0724637681</text:p>
          </table:table-cell>
          <table:table-cell office:value-type="float" office:value="0.0653594771">
            <text:p>0.0653594771</text:p>
          </table:table-cell>
          <table:table-cell office:value-type="float" office:value="0.0240963855">
            <text:p>0.0240963855</text:p>
          </table:table-cell>
          <table:table-cell office:value-type="float" office:value="0.0130718954">
            <text:p>0.0130718954</text:p>
          </table:table-cell>
          <table:table-cell office:value-type="float" office:value="-4">
            <text:p>-4</text:p>
          </table:table-cell>
          <table:table-cell office:value-type="float" office:value="0.061882409">
            <text:p>0.061882409</text:p>
          </table:table-cell>
          <table:table-cell office:value-type="float" office:value="0.0227272727">
            <text:p>0.0227272727</text:p>
          </table:table-cell>
          <table:table-cell office:value-type="float" office:value="0">
            <text:p>0</text:p>
          </table:table-cell>
          <table:table-cell office:value-type="float" office:value="0.0303030303">
            <text:p>0.0303030303</text:p>
          </table:table-cell>
          <table:table-cell office:value-type="float" office:value="0.008120174">
            <text:p>0.00812017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21660610108486">
            <text:p>6.2166061011</text:p>
          </table:table-cell>
          <table:table-cell office:value-type="float" office:value="0">
            <text:p>0</text:p>
          </table:table-cell>
          <table:table-cell office:value-type="float" office:value="0.0384615385">
            <text:p>0.0384615385</text:p>
          </table:table-cell>
          <table:table-cell office:value-type="float" office:value="0.0168539326">
            <text:p>0.0168539326</text:p>
          </table:table-cell>
          <table:table-cell office:value-type="float" office:value="0.0633802817">
            <text:p>0.0633802817</text:p>
          </table:table-cell>
          <table:table-cell office:value-type="float" office:value="0.0505617978">
            <text:p>0.0505617978</text:p>
          </table:table-cell>
          <table:table-cell office:value-type="float" office:value="0.0384615385">
            <text:p>0.0384615385</text:p>
          </table:table-cell>
          <table:table-cell office:value-type="float" office:value="0.0168539326">
            <text:p>0.0168539326</text:p>
          </table:table-cell>
          <table:table-cell office:value-type="float" office:value="0">
            <text:p>0</text:p>
          </table:table-cell>
          <table:table-cell office:value-type="float" office:value="-0.1409031764">
            <text:p>-0.1409031764</text:p>
          </table:table-cell>
          <table:table-cell office:value-type="float" office:value="0.0895522388">
            <text:p>0.0895522388</text:p>
          </table:table-cell>
          <table:table-cell office:value-type="float" office:value="0.0128205128">
            <text:p>0.0128205128</text:p>
          </table:table-cell>
          <table:table-cell office:value-type="float" office:value="-0.0373134328">
            <text:p>-0.0373134328</text:p>
          </table:table-cell>
          <table:table-cell office:value-type="float" office:value="0.039797168">
            <text:p>0.03979716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18838474076619">
            <text:p>2.1883847408</text:p>
          </table:table-cell>
          <table:table-cell office:value-type="float" office:value="0">
            <text:p>0</text:p>
          </table:table-cell>
          <table:table-cell office:value-type="float" office:value="0.0107526882">
            <text:p>0.0107526882</text:p>
          </table:table-cell>
          <table:table-cell office:value-type="float" office:value="0.0062111801">
            <text:p>0.0062111801</text:p>
          </table:table-cell>
          <table:table-cell office:value-type="float" office:value="0.1472081218">
            <text:p>0.1472081218</text:p>
          </table:table-cell>
          <table:table-cell office:value-type="float" office:value="0.1801242236">
            <text:p>0.1801242236</text:p>
          </table:table-cell>
          <table:table-cell office:value-type="float" office:value="0.0322580645">
            <text:p>0.0322580645</text:p>
          </table:table-cell>
          <table:table-cell office:value-type="float" office:value="0.0186335404">
            <text:p>0.0186335404</text:p>
          </table:table-cell>
          <table:table-cell office:value-type="float" office:value="5">
            <text:p>5</text:p>
          </table:table-cell>
          <table:table-cell office:value-type="float" office:value="-0.0851351748">
            <text:p>-0.0851351748</text:p>
          </table:table-cell>
          <table:table-cell office:value-type="float" office:value="0.0680272109">
            <text:p>0.0680272109</text:p>
          </table:table-cell>
          <table:table-cell office:value-type="float" office:value="0.0121212121">
            <text:p>0.0121212121</text:p>
          </table:table-cell>
          <table:table-cell office:value-type="float" office:value="-0.0204081633">
            <text:p>-0.0204081633</text:p>
          </table:table-cell>
          <table:table-cell office:value-type="float" office:value="0.034933741">
            <text:p>0.03493374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5.70711026474888">
            <text:p>5.7071102647</text:p>
          </table:table-cell>
          <table:table-cell table:number-columns-repeated="3" office:value-type="float" office:value="0">
            <text:p>0</text:p>
          </table:table-cell>
          <table:table-cell office:value-type="float" office:value="0.0655737705">
            <text:p>0.0655737705</text:p>
          </table:table-cell>
          <table:table-cell office:value-type="float" office:value="0.0452830189">
            <text:p>0.0452830189</text:p>
          </table:table-cell>
          <table:table-cell office:value-type="float" office:value="0.0588235294">
            <text:p>0.0588235294</text:p>
          </table:table-cell>
          <table:table-cell office:value-type="float" office:value="0.0226415094">
            <text:p>0.0226415094</text:p>
          </table:table-cell>
          <table:table-cell office:value-type="float" office:value="15">
            <text:p>15</text:p>
          </table:table-cell>
          <table:table-cell office:value-type="float" office:value="0.0329862035">
            <text:p>0.0329862035</text:p>
          </table:table-cell>
          <table:table-cell office:value-type="float" office:value="0.0063694268">
            <text:p>0.0063694268</text:p>
          </table:table-cell>
          <table:table-cell office:value-type="float" office:value="0.0058823529">
            <text:p>0.0058823529</text:p>
          </table:table-cell>
          <table:table-cell office:value-type="float" office:value="0.0191082803">
            <text:p>0.0191082803</text:p>
          </table:table-cell>
          <table:table-cell office:value-type="float" office:value="0.0156696857">
            <text:p>0.015669685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76326319615452">
            <text:p>2.7632631962</text:p>
          </table:table-cell>
          <table:table-cell office:value-type="float" office:value="0.0064102564">
            <text:p>0.0064102564</text:p>
          </table:table-cell>
          <table:table-cell office:value-type="float" office:value="0.0444444444">
            <text:p>0.0444444444</text:p>
          </table:table-cell>
          <table:table-cell office:value-type="float" office:value="0.0291970803">
            <text:p>0.0291970803</text:p>
          </table:table-cell>
          <table:table-cell office:value-type="float" office:value="0.0320512821">
            <text:p>0.0320512821</text:p>
          </table:table-cell>
          <table:table-cell office:value-type="float" office:value="0.0364963504">
            <text:p>0.0364963504</text:p>
          </table:table-cell>
          <table:table-cell office:value-type="float" office:value="0.0666666667">
            <text:p>0.0666666667</text:p>
          </table:table-cell>
          <table:table-cell office:value-type="float" office:value="0.0437956204">
            <text:p>0.0437956204</text:p>
          </table:table-cell>
          <table:table-cell office:value-type="float" office:value="-2">
            <text:p>-2</text:p>
          </table:table-cell>
          <table:table-cell office:value-type="float" office:value="-0.0153305172">
            <text:p>-0.0153305172</text:p>
          </table:table-cell>
          <table:table-cell office:value-type="float" office:value="0.0413793103">
            <text:p>0.04137931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721849">
            <text:p>0.01972184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5.70711026474888">
            <text:p>5.7071102647</text:p>
          </table:table-cell>
          <table:table-cell office:value-type="float" office:value="0.007518797">
            <text:p>0.007518797</text:p>
          </table:table-cell>
          <table:table-cell office:value-type="float" office:value="0.018018018">
            <text:p>0.018018018</text:p>
          </table:table-cell>
          <table:table-cell office:value-type="float" office:value="0.0054644809">
            <text:p>0.0054644809</text:p>
          </table:table-cell>
          <table:table-cell office:value-type="float" office:value="0.045112782">
            <text:p>0.045112782</text:p>
          </table:table-cell>
          <table:table-cell office:value-type="float" office:value="0.0327868852">
            <text:p>0.0327868852</text:p>
          </table:table-cell>
          <table:table-cell office:value-type="float" office:value="0.0540540541">
            <text:p>0.0540540541</text:p>
          </table:table-cell>
          <table:table-cell office:value-type="float" office:value="0.0163934426">
            <text:p>0.0163934426</text:p>
          </table:table-cell>
          <table:table-cell office:value-type="float" office:value="-9">
            <text:p>-9</text:p>
          </table:table-cell>
          <table:table-cell office:value-type="float" office:value="-0.0261387699">
            <text:p>-0.0261387699</text:p>
          </table:table-cell>
          <table:table-cell office:value-type="float" office:value="0.0402298851">
            <text:p>0.0402298851</text:p>
          </table:table-cell>
          <table:table-cell office:value-type="float" office:value="0">
            <text:p>0</text:p>
          </table:table-cell>
          <table:table-cell office:value-type="float" office:value="-0.0057471264">
            <text:p>-0.0057471264</text:p>
          </table:table-cell>
          <table:table-cell office:value-type="float" office:value="0.0174892445">
            <text:p>0.017489244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1.9373873700359">
            <text:p>-1.93738737</text:p>
          </table:table-cell>
          <table:table-cell office:value-type="float" office:value="0">
            <text:p>0</text:p>
          </table:table-cell>
          <table:table-cell office:value-type="float" office:value="0.012195122">
            <text:p>0.012195122</text:p>
          </table:table-cell>
          <table:table-cell office:value-type="float" office:value="0.0046296296">
            <text:p>0.0046296296</text:p>
          </table:table-cell>
          <table:table-cell office:value-type="float" office:value="0.0648648649">
            <text:p>0.0648648649</text:p>
          </table:table-cell>
          <table:table-cell office:value-type="float" office:value="0.0555555556">
            <text:p>0.0555555556</text:p>
          </table:table-cell>
          <table:table-cell office:value-type="float" office:value="0.0609756098">
            <text:p>0.0609756098</text:p>
          </table:table-cell>
          <table:table-cell office:value-type="float" office:value="0.0231481481">
            <text:p>0.0231481481</text:p>
          </table:table-cell>
          <table:table-cell office:value-type="float" office:value="-8">
            <text:p>-8</text:p>
          </table:table-cell>
          <table:table-cell office:value-type="float" office:value="0.0191948993">
            <text:p>0.0191948993</text:p>
          </table:table-cell>
          <table:table-cell office:value-type="float" office:value="0.0869565217">
            <text:p>0.0869565217</text:p>
          </table:table-cell>
          <table:table-cell office:value-type="float" office:value="0.0064935065">
            <text:p>0.0064935065</text:p>
          </table:table-cell>
          <table:table-cell office:value-type="float" office:value="-0.0434782609">
            <text:p>-0.0434782609</text:p>
          </table:table-cell>
          <table:table-cell office:value-type="float" office:value="0.0200194491">
            <text:p>0.020019449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4.61512051684126">
            <text:p>4.615120516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04166667">
            <text:p>0.0104166667</text:p>
          </table:table-cell>
          <table:table-cell office:value-type="float" office:value="0.004">
            <text:p>0.004</text:p>
          </table:table-cell>
          <table:table-cell office:value-type="float" office:value="0.0175438596">
            <text:p>0.0175438596</text:p>
          </table:table-cell>
          <table:table-cell office:value-type="float" office:value="0.004">
            <text:p>0.004</text:p>
          </table:table-cell>
          <table:table-cell office:value-type="float" office:value="-2">
            <text:p>-2</text:p>
          </table:table-cell>
          <table:table-cell office:value-type="float" office:value="-0.061627907">
            <text:p>-0.061627907</text:p>
          </table:table-cell>
          <table:table-cell office:value-type="float" office:value="0.0875">
            <text:p>0.087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0194975083">
            <text:p>0.019497508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49609734517596">
            <text:p>7.496097345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76190476">
            <text:p>0.0476190476</text:p>
          </table:table-cell>
          <table:table-cell office:value-type="float" office:value="0.0297619048">
            <text:p>0.0297619048</text:p>
          </table:table-cell>
          <table:table-cell office:value-type="float" office:value="0.0217391304">
            <text:p>0.0217391304</text:p>
          </table:table-cell>
          <table:table-cell office:value-type="float" office:value="0.005952381">
            <text:p>0.005952381</text:p>
          </table:table-cell>
          <table:table-cell office:value-type="float" office:value="0">
            <text:p>0</text:p>
          </table:table-cell>
          <table:table-cell office:value-type="float" office:value="0.0049818841">
            <text:p>0.0049818841</text:p>
          </table:table-cell>
          <table:table-cell office:value-type="float" office:value="0.046875">
            <text:p>0.046875</text:p>
          </table:table-cell>
          <table:table-cell office:value-type="float" office:value="0">
            <text:p>0</text:p>
          </table:table-cell>
          <table:table-cell office:value-type="float" office:value="-0.03125">
            <text:p>-0.03125</text:p>
          </table:table-cell>
          <table:table-cell office:value-type="float" office:value="0.0126434179">
            <text:p>0.012643417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60148558424281">
            <text:p>1.6014855842</text:p>
          </table:table-cell>
          <table:table-cell office:value-type="float" office:value="0.0241935484">
            <text:p>0.0241935484</text:p>
          </table:table-cell>
          <table:table-cell office:value-type="float" office:value="0.0112359551">
            <text:p>0.0112359551</text:p>
          </table:table-cell>
          <table:table-cell office:value-type="float" office:value="0.0045454545">
            <text:p>0.0045454545</text:p>
          </table:table-cell>
          <table:table-cell office:value-type="float" office:value="0.0806451613">
            <text:p>0.0806451613</text:p>
          </table:table-cell>
          <table:table-cell office:value-type="float" office:value="0.0454545455">
            <text:p>0.0454545455</text:p>
          </table:table-cell>
          <table:table-cell office:value-type="float" office:value="0.0449438202">
            <text:p>0.0449438202</text:p>
          </table:table-cell>
          <table:table-cell office:value-type="float" office:value="0.0181818182">
            <text:p>0.0181818182</text:p>
          </table:table-cell>
          <table:table-cell office:value-type="float" office:value="-2">
            <text:p>-2</text:p>
          </table:table-cell>
          <table:table-cell office:value-type="float" office:value="0.0546768996">
            <text:p>0.0546768996</text:p>
          </table:table-cell>
          <table:table-cell office:value-type="float" office:value="0.0078125">
            <text:p>0.0078125</text:p>
          </table:table-cell>
          <table:table-cell office:value-type="float" office:value="0">
            <text:p>0</text:p>
          </table:table-cell>
          <table:table-cell office:value-type="float" office:value="0.046875">
            <text:p>0.046875</text:p>
          </table:table-cell>
          <table:table-cell office:value-type="float" office:value="0.013202807">
            <text:p>0.01320280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1.46377821389021">
            <text:p>-1.4637782139</text:p>
          </table:table-cell>
          <table:table-cell table:number-columns-repeated="3" office:value-type="float" office:value="0">
            <text:p>0</text:p>
          </table:table-cell>
          <table:table-cell office:value-type="float" office:value="0.1153846154">
            <text:p>0.1153846154</text:p>
          </table:table-cell>
          <table:table-cell office:value-type="float" office:value="0.0909090909">
            <text:p>0.0909090909</text:p>
          </table:table-cell>
          <table:table-cell office:value-type="float" office:value="0.3647058824">
            <text:p>0.3647058824</text:p>
          </table:table-cell>
          <table:table-cell office:value-type="float" office:value="0.1565656566">
            <text:p>0.1565656566</text:p>
          </table:table-cell>
          <table:table-cell office:value-type="float" office:value="48">
            <text:p>48</text:p>
          </table:table-cell>
          <table:table-cell office:value-type="float" office:value="0.0239662756">
            <text:p>0.0239662756</text:p>
          </table:table-cell>
          <table:table-cell office:value-type="float" office:value="0.0344827586">
            <text:p>0.0344827586</text:p>
          </table:table-cell>
          <table:table-cell office:value-type="float" office:value="0">
            <text:p>0</text:p>
          </table:table-cell>
          <table:table-cell office:value-type="float" office:value="-0.0086206897">
            <text:p>-0.0086206897</text:p>
          </table:table-cell>
          <table:table-cell office:value-type="float" office:value="0.0098121671">
            <text:p>0.009812167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47578930523781">
            <text:p>2.4757893052</text:p>
          </table:table-cell>
          <table:table-cell office:value-type="float" office:value="0">
            <text:p>0</text:p>
          </table:table-cell>
          <table:table-cell office:value-type="float" office:value="0.0340909091">
            <text:p>0.0340909091</text:p>
          </table:table-cell>
          <table:table-cell office:value-type="float" office:value="0.0206896552">
            <text:p>0.0206896552</text:p>
          </table:table-cell>
          <table:table-cell office:value-type="float" office:value="0.1032258065">
            <text:p>0.1032258065</text:p>
          </table:table-cell>
          <table:table-cell office:value-type="float" office:value="0.1103448276">
            <text:p>0.1103448276</text:p>
          </table:table-cell>
          <table:table-cell office:value-type="float" office:value="0.0227272727">
            <text:p>0.0227272727</text:p>
          </table:table-cell>
          <table:table-cell office:value-type="float" office:value="0.0137931034">
            <text:p>0.0137931034</text:p>
          </table:table-cell>
          <table:table-cell office:value-type="float" office:value="-4">
            <text:p>-4</text:p>
          </table:table-cell>
          <table:table-cell office:value-type="float" office:value="0.0486578422">
            <text:p>0.0486578422</text:p>
          </table:table-cell>
          <table:table-cell office:value-type="float" office:value="0.0071942446">
            <text:p>0.0071942446</text:p>
          </table:table-cell>
          <table:table-cell office:value-type="float" office:value="0">
            <text:p>0</text:p>
          </table:table-cell>
          <table:table-cell office:value-type="float" office:value="0.0287769784">
            <text:p>0.0287769784</text:p>
          </table:table-cell>
          <table:table-cell office:value-type="float" office:value="0.0110029623">
            <text:p>0.011002962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4.61512051674126">
            <text:p>-4.6151205167</text:p>
          </table:table-cell>
          <table:table-cell office:value-type="float" office:value="0.0108108108">
            <text:p>0.01081081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702702703">
            <text:p>0.0702702703</text:p>
          </table:table-cell>
          <table:table-cell office:value-type="float" office:value="0.0838709677">
            <text:p>0.0838709677</text:p>
          </table:table-cell>
          <table:table-cell office:value-type="float" office:value="0.0550458716">
            <text:p>0.0550458716</text:p>
          </table:table-cell>
          <table:table-cell office:value-type="float" office:value="0.0387096774">
            <text:p>0.0387096774</text:p>
          </table:table-cell>
          <table:table-cell office:value-type="float" office:value="-11">
            <text:p>-11</text:p>
          </table:table-cell>
          <table:table-cell office:value-type="float" office:value="0.0469874994">
            <text:p>0.0469874994</text:p>
          </table:table-cell>
          <table:table-cell office:value-type="float" office:value="0.0520231214">
            <text:p>0.0520231214</text:p>
          </table:table-cell>
          <table:table-cell office:value-type="float" office:value="0">
            <text:p>0</text:p>
          </table:table-cell>
          <table:table-cell office:value-type="float" office:value="0.0231213873">
            <text:p>0.0231213873</text:p>
          </table:table-cell>
          <table:table-cell office:value-type="float" office:value="0.0227987304">
            <text:p>0.022798730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00397413672268">
            <text:p>7.0039741367</text:p>
          </table:table-cell>
          <table:table-cell table:number-columns-repeated="3" office:value-type="float" office:value="0">
            <text:p>0</text:p>
          </table:table-cell>
          <table:table-cell office:value-type="float" office:value="0.0597826087">
            <text:p>0.0597826087</text:p>
          </table:table-cell>
          <table:table-cell office:value-type="float" office:value="0.0647058824">
            <text:p>0.0647058824</text:p>
          </table:table-cell>
          <table:table-cell office:value-type="float" office:value="0.18">
            <text:p>0.18</text:p>
          </table:table-cell>
          <table:table-cell office:value-type="float" office:value="0.0529411765">
            <text:p>0.0529411765</text:p>
          </table:table-cell>
          <table:table-cell office:value-type="float" office:value="-3">
            <text:p>-3</text:p>
          </table:table-cell>
          <table:table-cell office:value-type="float" office:value="0.022477133">
            <text:p>0.022477133</text:p>
          </table:table-cell>
          <table:table-cell office:value-type="float" office:value="0.0864197531">
            <text:p>0.0864197531</text:p>
          </table:table-cell>
          <table:table-cell office:value-type="float" office:value="0">
            <text:p>0</text:p>
          </table:table-cell>
          <table:table-cell office:value-type="float" office:value="-0.037037037">
            <text:p>-0.037037037</text:p>
          </table:table-cell>
          <table:table-cell office:value-type="float" office:value="0.0179120641">
            <text:p>0.017912064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">
            <text:p>0</text:p>
          </table:table-cell>
          <table:table-cell office:value-type="float" office:value="0.0105820106">
            <text:p>0.01058201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899470899">
            <text:p>0.0899470899</text:p>
          </table:table-cell>
          <table:table-cell office:value-type="float" office:value="0.0461956522">
            <text:p>0.0461956522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.0409795024">
            <text:p>0.0409795024</text:p>
          </table:table-cell>
          <table:table-cell office:value-type="float" office:value="0.0571428571">
            <text:p>0.0571428571</text:p>
          </table:table-cell>
          <table:table-cell office:value-type="float" office:value="0">
            <text:p>0</text:p>
          </table:table-cell>
          <table:table-cell office:value-type="float" office:value="-0.0285714286">
            <text:p>-0.0285714286</text:p>
          </table:table-cell>
          <table:table-cell office:value-type="float" office:value="0.0133116883">
            <text:p>0.013311688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78347441769312">
            <text:p>1.7834744177</text:p>
          </table:table-cell>
          <table:table-cell table:number-columns-repeated="3" office:value-type="float" office:value="0">
            <text:p>0</text:p>
          </table:table-cell>
          <table:table-cell office:value-type="float" office:value="0.0760233918">
            <text:p>0.0760233918</text:p>
          </table:table-cell>
          <table:table-cell office:value-type="float" office:value="0.0582959641">
            <text:p>0.0582959641</text:p>
          </table:table-cell>
          <table:table-cell office:value-type="float" office:value="0.1523809524">
            <text:p>0.1523809524</text:p>
          </table:table-cell>
          <table:table-cell office:value-type="float" office:value="0.0717488789">
            <text:p>0.0717488789</text:p>
          </table:table-cell>
          <table:table-cell office:value-type="float" office:value="2">
            <text:p>2</text:p>
          </table:table-cell>
          <table:table-cell office:value-type="float" office:value="-0.0306740449">
            <text:p>-0.0306740449</text:p>
          </table:table-cell>
          <table:table-cell office:value-type="float" office:value="0.0843373494">
            <text:p>0.0843373494</text:p>
          </table:table-cell>
          <table:table-cell office:value-type="float" office:value="0.0111731844">
            <text:p>0.0111731844</text:p>
          </table:table-cell>
          <table:table-cell office:value-type="float" office:value="-0.0180722892">
            <text:p>-0.0180722892</text:p>
          </table:table-cell>
          <table:table-cell office:value-type="float" office:value="0.0273469937">
            <text:p>0.027346993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90875477931522">
            <text:p>6.9087547793</text:p>
          </table:table-cell>
          <table:table-cell office:value-type="float" office:value="0.0090909091">
            <text:p>0.0090909091</text:p>
          </table:table-cell>
          <table:table-cell office:value-type="float" office:value="0.0263157895">
            <text:p>0.0263157895</text:p>
          </table:table-cell>
          <table:table-cell office:value-type="float" office:value="0.0115606936">
            <text:p>0.0115606936</text:p>
          </table:table-cell>
          <table:table-cell office:value-type="float" office:value="0.0272727273">
            <text:p>0.0272727273</text:p>
          </table:table-cell>
          <table:table-cell office:value-type="float" office:value="0.0173410405">
            <text:p>0.0173410405</text:p>
          </table:table-cell>
          <table:table-cell office:value-type="float" office:value="0.0394736842">
            <text:p>0.0394736842</text:p>
          </table:table-cell>
          <table:table-cell office:value-type="float" office:value="0.0173410405">
            <text:p>0.0173410405</text:p>
          </table:table-cell>
          <table:table-cell office:value-type="float" office:value="6">
            <text:p>6</text:p>
          </table:table-cell>
          <table:table-cell office:value-type="float" office:value="0.1722626417">
            <text:p>0.1722626417</text:p>
          </table:table-cell>
          <table:table-cell office:value-type="float" office:value="0.0353982301">
            <text:p>0.03539823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6360117">
            <text:p>0.009636011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4.61512051674126">
            <text:p>-4.6151205167</text:p>
          </table:table-cell>
          <table:table-cell office:value-type="float" office:value="0.0084745763">
            <text:p>0.0084745763</text:p>
          </table:table-cell>
          <table:table-cell table:number-columns-repeated="2" office:value-type="float" office:value="0">
            <text:p>0</text:p>
          </table:table-cell>
          <table:table-cell office:value-type="float" office:value="0.063559322">
            <text:p>0.063559322</text:p>
          </table:table-cell>
          <table:table-cell office:value-type="float" office:value="0.0669642857">
            <text:p>0.0669642857</text:p>
          </table:table-cell>
          <table:table-cell office:value-type="float" office:value="0.0625">
            <text:p>0.0625</text:p>
          </table:table-cell>
          <table:table-cell office:value-type="float" office:value="0.0267857143">
            <text:p>0.0267857143</text:p>
          </table:table-cell>
          <table:table-cell office:value-type="float" office:value="-32">
            <text:p>-32</text:p>
          </table:table-cell>
          <table:table-cell office:value-type="float" office:value="0.0011744568">
            <text:p>0.0011744568</text:p>
          </table:table-cell>
          <table:table-cell office:value-type="float" office:value="0.0566037736">
            <text:p>0.0566037736</text:p>
          </table:table-cell>
          <table:table-cell office:value-type="float" office:value="0">
            <text:p>0</text:p>
          </table:table-cell>
          <table:table-cell office:value-type="float" office:value="0.0125786164">
            <text:p>0.0125786164</text:p>
          </table:table-cell>
          <table:table-cell office:value-type="float" office:value="0.0222332135">
            <text:p>0.022233213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">
            <text:p>0</text:p>
          </table:table-cell>
          <table:table-cell office:value-type="float" office:value="0.0216216216">
            <text:p>0.0216216216</text:p>
          </table:table-cell>
          <table:table-cell office:value-type="float" office:value="0.0147058824">
            <text:p>0.0147058824</text:p>
          </table:table-cell>
          <table:table-cell office:value-type="float" office:value="0.0068027211">
            <text:p>0.0068027211</text:p>
          </table:table-cell>
          <table:table-cell office:value-type="float" office:value="0.1135135135">
            <text:p>0.1135135135</text:p>
          </table:table-cell>
          <table:table-cell office:value-type="float" office:value="0.1428571429">
            <text:p>0.1428571429</text:p>
          </table:table-cell>
          <table:table-cell office:value-type="float" office:value="0.0147058824">
            <text:p>0.0147058824</text:p>
          </table:table-cell>
          <table:table-cell office:value-type="float" office:value="0.0068027211">
            <text:p>0.0068027211</text:p>
          </table:table-cell>
          <table:table-cell office:value-type="float" office:value="-6">
            <text:p>-6</text:p>
          </table:table-cell>
          <table:table-cell office:value-type="float" office:value="-0.0208251453">
            <text:p>-0.0208251453</text:p>
          </table:table-cell>
          <table:table-cell office:value-type="float" office:value="0.0366972477">
            <text:p>0.0366972477</text:p>
          </table:table-cell>
          <table:table-cell office:value-type="float" office:value="0.0079365079">
            <text:p>0.0079365079</text:p>
          </table:table-cell>
          <table:table-cell office:value-type="float" office:value="0.0091743119">
            <text:p>0.0091743119</text:p>
          </table:table-cell>
          <table:table-cell office:value-type="float" office:value="0.0178040918">
            <text:p>0.017804091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1.60148558418024">
            <text:p>-1.6014855842</text:p>
          </table:table-cell>
          <table:table-cell table:number-columns-repeated="3" office:value-type="float" office:value="0">
            <text:p>0</text:p>
          </table:table-cell>
          <table:table-cell office:value-type="float" office:value="0.0669856459">
            <text:p>0.0669856459</text:p>
          </table:table-cell>
          <table:table-cell office:value-type="float" office:value="0.0583333333">
            <text:p>0.0583333333</text:p>
          </table:table-cell>
          <table:table-cell office:value-type="float" office:value="0.0326086957">
            <text:p>0.0326086957</text:p>
          </table:table-cell>
          <table:table-cell office:value-type="float" office:value="0.0125">
            <text:p>0.0125</text:p>
          </table:table-cell>
          <table:table-cell office:value-type="float" office:value="-2">
            <text:p>-2</text:p>
          </table:table-cell>
          <table:table-cell office:value-type="float" office:value="-0.0051735448">
            <text:p>-0.0051735448</text:p>
          </table:table-cell>
          <table:table-cell office:value-type="float" office:value="0.0382165605">
            <text:p>0.0382165605</text:p>
          </table:table-cell>
          <table:table-cell office:value-type="float" office:value="0.0162162162">
            <text:p>0.0162162162</text:p>
          </table:table-cell>
          <table:table-cell office:value-type="float" office:value="0.0063694268">
            <text:p>0.0063694268</text:p>
          </table:table-cell>
          <table:table-cell office:value-type="float" office:value="0.0196603647">
            <text:p>0.019660364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.688184391217319">
            <text:p>0.6881843912</text:p>
          </table:table-cell>
          <table:table-cell office:value-type="float" office:value="0.0106382979">
            <text:p>0.0106382979</text:p>
          </table:table-cell>
          <table:table-cell office:value-type="float" office:value="0.0327868852">
            <text:p>0.0327868852</text:p>
          </table:table-cell>
          <table:table-cell office:value-type="float" office:value="0.0098039216">
            <text:p>0.0098039216</text:p>
          </table:table-cell>
          <table:table-cell office:value-type="float" office:value="0.0638297872">
            <text:p>0.0638297872</text:p>
          </table:table-cell>
          <table:table-cell office:value-type="float" office:value="0.0294117647">
            <text:p>0.0294117647</text:p>
          </table:table-cell>
          <table:table-cell office:value-type="float" office:value="0.0327868852">
            <text:p>0.0327868852</text:p>
          </table:table-cell>
          <table:table-cell office:value-type="float" office:value="0.0098039216">
            <text:p>0.0098039216</text:p>
          </table:table-cell>
          <table:table-cell office:value-type="float" office:value="-10">
            <text:p>-10</text:p>
          </table:table-cell>
          <table:table-cell office:value-type="float" office:value="-0.0532152251">
            <text:p>-0.0532152251</text:p>
          </table:table-cell>
          <table:table-cell office:value-type="float" office:value="0.0888888889">
            <text:p>0.0888888889</text:p>
          </table:table-cell>
          <table:table-cell office:value-type="float" office:value="0.0101010101">
            <text:p>0.0101010101</text:p>
          </table:table-cell>
          <table:table-cell office:value-type="float" office:value="-0.0444444444">
            <text:p>-0.0444444444</text:p>
          </table:table-cell>
          <table:table-cell office:value-type="float" office:value="0.0243411277">
            <text:p>0.0243411277</text:p>
          </table:table-cell>
        </table:table-row>
        <table:table-row table:style-name="ro2">
          <table:table-cell office:value-type="string">
            <text:p>suicide</text:p>
          </table:table-cell>
          <table:table-cell table:number-columns-repeated="4" office:value-type="float" office:value="0">
            <text:p>0</text:p>
          </table:table-cell>
          <table:table-cell office:value-type="float" office:value="0.141025641">
            <text:p>0.141025641</text:p>
          </table:table-cell>
          <table:table-cell office:value-type="float" office:value="0.0591397849">
            <text:p>0.0591397849</text:p>
          </table:table-cell>
          <table:table-cell office:value-type="float" office:value="0.0363636364">
            <text:p>0.0363636364</text:p>
          </table:table-cell>
          <table:table-cell office:value-type="float" office:value="0.0107526882">
            <text:p>0.0107526882</text:p>
          </table:table-cell>
          <table:table-cell office:value-type="float" office:value="-3">
            <text:p>-3</text:p>
          </table:table-cell>
          <table:table-cell office:value-type="float" office:value="0.0959488107">
            <text:p>0.0959488107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0.0041666667">
            <text:p>0.004166666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.913301193012615">
            <text:p>0.913301193</text:p>
          </table:table-cell>
          <table:table-cell table:number-columns-repeated="3" office:value-type="float" office:value="0">
            <text:p>0</text:p>
          </table:table-cell>
          <table:table-cell office:value-type="float" office:value="0.0410958904">
            <text:p>0.0410958904</text:p>
          </table:table-cell>
          <table:table-cell office:value-type="float" office:value="0.0416666667">
            <text:p>0.0416666667</text:p>
          </table:table-cell>
          <table:table-cell office:value-type="float" office:value="0.0961538462">
            <text:p>0.0961538462</text:p>
          </table:table-cell>
          <table:table-cell office:value-type="float" office:value="0.0347222222">
            <text:p>0.0347222222</text:p>
          </table:table-cell>
          <table:table-cell office:value-type="float" office:value="5">
            <text:p>5</text:p>
          </table:table-cell>
          <table:table-cell office:value-type="float" office:value="0.0236893748">
            <text:p>0.0236893748</text:p>
          </table:table-cell>
          <table:table-cell office:value-type="float" office:value="0.0405405405">
            <text:p>0.0405405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0460649">
            <text:p>0.013046064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00397413672268">
            <text:p>7.0039741367</text:p>
          </table:table-cell>
          <table:table-cell office:value-type="float" office:value="0.0074626866">
            <text:p>0.0074626866</text:p>
          </table:table-cell>
          <table:table-cell office:value-type="float" office:value="0.0166666667">
            <text:p>0.0166666667</text:p>
          </table:table-cell>
          <table:table-cell office:value-type="float" office:value="0.0042553191">
            <text:p>0.0042553191</text:p>
          </table:table-cell>
          <table:table-cell office:value-type="float" office:value="0.0746268657">
            <text:p>0.0746268657</text:p>
          </table:table-cell>
          <table:table-cell office:value-type="float" office:value="0.0425531915">
            <text:p>0.0425531915</text:p>
          </table:table-cell>
          <table:table-cell office:value-type="float" office:value="0.15">
            <text:p>0.15</text:p>
          </table:table-cell>
          <table:table-cell office:value-type="float" office:value="0.0382978723">
            <text:p>0.0382978723</text:p>
          </table:table-cell>
          <table:table-cell office:value-type="float" office:value="-1">
            <text:p>-1</text:p>
          </table:table-cell>
          <table:table-cell office:value-type="float" office:value="-0.0275229358">
            <text:p>-0.0275229358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5277297">
            <text:p>0.0125277297</text:p>
          </table:table-cell>
        </table:table-row>
        <table:table-row table:style-name="ro2">
          <table:table-cell office:value-type="string">
            <text:p>suicide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2222222">
            <text:p>0.0222222222</text:p>
          </table:table-cell>
          <table:table-cell office:value-type="float" office:value="0.0042372881">
            <text:p>0.0042372881</text:p>
          </table:table-cell>
          <table:table-cell office:value-type="float" office:value="0.0446428571">
            <text:p>0.0446428571</text:p>
          </table:table-cell>
          <table:table-cell office:value-type="float" office:value="0.0211864407">
            <text:p>0.0211864407</text:p>
          </table:table-cell>
          <table:table-cell office:value-type="float" office:value="0.0222222222">
            <text:p>0.0222222222</text:p>
          </table:table-cell>
          <table:table-cell office:value-type="float" office:value="0.0042372881">
            <text:p>0.0042372881</text:p>
          </table:table-cell>
          <table:table-cell office:value-type="float" office:value="-4">
            <text:p>-4</text:p>
          </table:table-cell>
          <table:table-cell office:value-type="float" office:value="0.024691358">
            <text:p>0.024691358</text:p>
          </table:table-cell>
          <table:table-cell office:value-type="float" office:value="0.012345679">
            <text:p>0.012345679</text:p>
          </table:table-cell>
          <table:table-cell office:value-type="float" office:value="0">
            <text:p>0</text:p>
          </table:table-cell>
          <table:table-cell office:value-type="float" office:value="0.024691358">
            <text:p>0.024691358</text:p>
          </table:table-cell>
          <table:table-cell office:value-type="float" office:value="0.0073643033">
            <text:p>0.007364303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0.286851162553042">
            <text:p>-0.2868511626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077821012">
            <text:p>0.0077821012</text:p>
          </table:table-cell>
          <table:table-cell office:value-type="float" office:value="0.0483870968">
            <text:p>0.0483870968</text:p>
          </table:table-cell>
          <table:table-cell office:value-type="float" office:value="0.0233463035">
            <text:p>0.0233463035</text:p>
          </table:table-cell>
          <table:table-cell office:value-type="float" office:value="0.08">
            <text:p>0.08</text:p>
          </table:table-cell>
          <table:table-cell office:value-type="float" office:value="0.0155642023">
            <text:p>0.0155642023</text:p>
          </table:table-cell>
          <table:table-cell office:value-type="float" office:value="7">
            <text:p>7</text:p>
          </table:table-cell>
          <table:table-cell office:value-type="float" office:value="0.0092733247">
            <text:p>0.0092733247</text:p>
          </table:table-cell>
          <table:table-cell office:value-type="float" office:value="0.0375">
            <text:p>0.0375</text:p>
          </table:table-cell>
          <table:table-cell office:value-type="float" office:value="0">
            <text:p>0</text:p>
          </table:table-cell>
          <table:table-cell office:value-type="float" office:value="0.0375">
            <text:p>0.0375</text:p>
          </table:table-cell>
          <table:table-cell office:value-type="float" office:value="0.0197169252">
            <text:p>0.0197169252</text:p>
          </table:table-cell>
        </table:table-row>
        <table:table-row table:style-name="ro2">
          <table:table-cell office:value-type="string">
            <text:p>suicide</text:p>
          </table:table-cell>
          <table:table-cell table:number-columns-repeated="4" office:value-type="float" office:value="0">
            <text:p>0</text:p>
          </table:table-cell>
          <table:table-cell office:value-type="float" office:value="0.025862069">
            <text:p>0.025862069</text:p>
          </table:table-cell>
          <table:table-cell office:value-type="float" office:value="0.0359281437">
            <text:p>0.0359281437</text:p>
          </table:table-cell>
          <table:table-cell office:value-type="float" office:value="0.0434782609">
            <text:p>0.0434782609</text:p>
          </table:table-cell>
          <table:table-cell office:value-type="float" office:value="0.0119760479">
            <text:p>0.0119760479</text:p>
          </table:table-cell>
          <table:table-cell office:value-type="float" office:value="-4">
            <text:p>-4</text:p>
          </table:table-cell>
          <table:table-cell office:value-type="float" office:value="-0.0428652968">
            <text:p>-0.0428652968</text:p>
          </table:table-cell>
          <table:table-cell office:value-type="float" office:value="0.0547945205">
            <text:p>0.0547945205</text:p>
          </table:table-cell>
          <table:table-cell office:value-type="float" office:value="0">
            <text:p>0</text:p>
          </table:table-cell>
          <table:table-cell office:value-type="float" office:value="-0.0136986301">
            <text:p>-0.0136986301</text:p>
          </table:table-cell>
          <table:table-cell office:value-type="float" office:value="0.0160768645">
            <text:p>0.016076864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38885361988051">
            <text:p>2.3888536199</text:p>
          </table:table-cell>
          <table:table-cell office:value-type="float" office:value="0.0098039216">
            <text:p>0.0098039216</text:p>
          </table:table-cell>
          <table:table-cell office:value-type="float" office:value="0.0166666667">
            <text:p>0.0166666667</text:p>
          </table:table-cell>
          <table:table-cell office:value-type="float" office:value="0.006993007">
            <text:p>0.006993007</text:p>
          </table:table-cell>
          <table:table-cell office:value-type="float" office:value="0.0735294118">
            <text:p>0.0735294118</text:p>
          </table:table-cell>
          <table:table-cell office:value-type="float" office:value="0.0524475524">
            <text:p>0.0524475524</text:p>
          </table:table-cell>
          <table:table-cell office:value-type="float" office:value="0.0666666667">
            <text:p>0.0666666667</text:p>
          </table:table-cell>
          <table:table-cell office:value-type="float" office:value="0.027972028">
            <text:p>0.027972028</text:p>
          </table:table-cell>
          <table:table-cell office:value-type="float" office:value="-15">
            <text:p>-15</text:p>
          </table:table-cell>
          <table:table-cell office:value-type="float" office:value="0.0371348951">
            <text:p>0.0371348951</text:p>
          </table:table-cell>
          <table:table-cell office:value-type="float" office:value="0.0295566502">
            <text:p>0.0295566502</text:p>
          </table:table-cell>
          <table:table-cell office:value-type="float" office:value="0.0046511628">
            <text:p>0.0046511628</text:p>
          </table:table-cell>
          <table:table-cell office:value-type="float" office:value="0.0098522167">
            <text:p>0.0098522167</text:p>
          </table:table-cell>
          <table:table-cell office:value-type="float" office:value="0.0115397517">
            <text:p>0.011539751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650168700845">
            <text:p>7.6501687008</text:p>
          </table:table-cell>
          <table:table-cell office:value-type="float" office:value="0">
            <text:p>0</text:p>
          </table:table-cell>
          <table:table-cell office:value-type="float" office:value="0.1355932203">
            <text:p>0.1355932203</text:p>
          </table:table-cell>
          <table:table-cell office:value-type="float" office:value="0.0592592593">
            <text:p>0.0592592593</text:p>
          </table:table-cell>
          <table:table-cell office:value-type="float" office:value="0.0802919708">
            <text:p>0.0802919708</text:p>
          </table:table-cell>
          <table:table-cell office:value-type="float" office:value="0.0814814815">
            <text:p>0.0814814815</text:p>
          </table:table-cell>
          <table:table-cell office:value-type="float" office:value="0.0169491525">
            <text:p>0.0169491525</text:p>
          </table:table-cell>
          <table:table-cell office:value-type="float" office:value="0.0074074074">
            <text:p>0.0074074074</text:p>
          </table:table-cell>
          <table:table-cell office:value-type="float" office:value="-1">
            <text:p>-1</text:p>
          </table:table-cell>
          <table:table-cell office:value-type="float" office:value="0.0250454789">
            <text:p>0.0250454789</text:p>
          </table:table-cell>
          <table:table-cell office:value-type="float" office:value="0.0337078652">
            <text:p>0.0337078652</text:p>
          </table:table-cell>
          <table:table-cell office:value-type="float" office:value="0.0095238095">
            <text:p>0.0095238095</text:p>
          </table:table-cell>
          <table:table-cell office:value-type="float" office:value="0.0112359551">
            <text:p>0.0112359551</text:p>
          </table:table-cell>
          <table:table-cell office:value-type="float" office:value="0.0149830569">
            <text:p>0.014983056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47578930523781">
            <text:p>2.4757893052</text:p>
          </table:table-cell>
          <table:table-cell office:value-type="float" office:value="0">
            <text:p>0</text:p>
          </table:table-cell>
          <table:table-cell office:value-type="float" office:value="0.0344827586">
            <text:p>0.0344827586</text:p>
          </table:table-cell>
          <table:table-cell office:value-type="float" office:value="0.0141509434">
            <text:p>0.0141509434</text:p>
          </table:table-cell>
          <table:table-cell office:value-type="float" office:value="0.0979381443">
            <text:p>0.0979381443</text:p>
          </table:table-cell>
          <table:table-cell office:value-type="float" office:value="0.0896226415">
            <text:p>0.0896226415</text:p>
          </table:table-cell>
          <table:table-cell office:value-type="float" office:value="0.0574712644">
            <text:p>0.0574712644</text:p>
          </table:table-cell>
          <table:table-cell office:value-type="float" office:value="0.0235849057">
            <text:p>0.0235849057</text:p>
          </table:table-cell>
          <table:table-cell office:value-type="float" office:value="-3">
            <text:p>-3</text:p>
          </table:table-cell>
          <table:table-cell office:value-type="float" office:value="0.0405456612">
            <text:p>0.0405456612</text:p>
          </table:table-cell>
          <table:table-cell office:value-type="float" office:value="0.0576923077">
            <text:p>0.0576923077</text:p>
          </table:table-cell>
          <table:table-cell office:value-type="float" office:value="0.0054945055">
            <text:p>0.0054945055</text:p>
          </table:table-cell>
          <table:table-cell office:value-type="float" office:value="-0.0064102564">
            <text:p>-0.0064102564</text:p>
          </table:table-cell>
          <table:table-cell office:value-type="float" office:value="0.0153081643">
            <text:p>0.015308164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37884091046456">
            <text:p>1.3788409105</text:p>
          </table:table-cell>
          <table:table-cell office:value-type="float" office:value="0">
            <text:p>0</text:p>
          </table:table-cell>
          <table:table-cell office:value-type="float" office:value="0.0131578947">
            <text:p>0.0131578947</text:p>
          </table:table-cell>
          <table:table-cell office:value-type="float" office:value="0.0034602076">
            <text:p>0.0034602076</text:p>
          </table:table-cell>
          <table:table-cell office:value-type="float" office:value="0.1889400922">
            <text:p>0.1889400922</text:p>
          </table:table-cell>
          <table:table-cell office:value-type="float" office:value="0.1418685121">
            <text:p>0.1418685121</text:p>
          </table:table-cell>
          <table:table-cell office:value-type="float" office:value="0.2236842105">
            <text:p>0.2236842105</text:p>
          </table:table-cell>
          <table:table-cell office:value-type="float" office:value="0.0588235294">
            <text:p>0.0588235294</text:p>
          </table:table-cell>
          <table:table-cell office:value-type="float" office:value="-22">
            <text:p>-22</text:p>
          </table:table-cell>
          <table:table-cell office:value-type="float" office:value="0.0463788592">
            <text:p>0.0463788592</text:p>
          </table:table-cell>
          <table:table-cell office:value-type="float" office:value="0.0534351145">
            <text:p>0.0534351145</text:p>
          </table:table-cell>
          <table:table-cell office:value-type="float" office:value="0.0192307692">
            <text:p>0.0192307692</text:p>
          </table:table-cell>
          <table:table-cell office:value-type="float" office:value="0">
            <text:p>0</text:p>
          </table:table-cell>
          <table:table-cell office:value-type="float" office:value="0.0210762951">
            <text:p>0.021076295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38379955733327">
            <text:p>1.3837995573</text:p>
          </table:table-cell>
          <table:table-cell office:value-type="float" office:value="0.0068493151">
            <text:p>0.0068493151</text:p>
          </table:table-cell>
          <table:table-cell office:value-type="float" office:value="0.0126582278">
            <text:p>0.0126582278</text:p>
          </table:table-cell>
          <table:table-cell office:value-type="float" office:value="0.0054054054">
            <text:p>0.0054054054</text:p>
          </table:table-cell>
          <table:table-cell office:value-type="float" office:value="0.0684931507">
            <text:p>0.0684931507</text:p>
          </table:table-cell>
          <table:table-cell office:value-type="float" office:value="0.0540540541">
            <text:p>0.0540540541</text:p>
          </table:table-cell>
          <table:table-cell office:value-type="float" office:value="0.0632911392">
            <text:p>0.0632911392</text:p>
          </table:table-cell>
          <table:table-cell office:value-type="float" office:value="0.027027027">
            <text:p>0.027027027</text:p>
          </table:table-cell>
          <table:table-cell office:value-type="float" office:value="-4">
            <text:p>-4</text:p>
          </table:table-cell>
          <table:table-cell office:value-type="float" office:value="-0.0384251853">
            <text:p>-0.0384251853</text:p>
          </table:table-cell>
          <table:table-cell office:value-type="float" office:value="0.037593985">
            <text:p>0.037593985</text:p>
          </table:table-cell>
          <table:table-cell office:value-type="float" office:value="0.0136986301">
            <text:p>0.0136986301</text:p>
          </table:table-cell>
          <table:table-cell office:value-type="float" office:value="-0.022556391">
            <text:p>-0.022556391</text:p>
          </table:table-cell>
          <table:table-cell office:value-type="float" office:value="0.0230730009">
            <text:p>0.023073000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.772293543990826">
            <text:p>0.772293544</text:p>
          </table:table-cell>
          <table:table-cell office:value-type="float" office:value="0">
            <text:p>0</text:p>
          </table:table-cell>
          <table:table-cell office:value-type="float" office:value="0.0227272727">
            <text:p>0.0227272727</text:p>
          </table:table-cell>
          <table:table-cell office:value-type="float" office:value="0.0074349442">
            <text:p>0.0074349442</text:p>
          </table:table-cell>
          <table:table-cell office:value-type="float" office:value="0.1091954023">
            <text:p>0.1091954023</text:p>
          </table:table-cell>
          <table:table-cell office:value-type="float" office:value="0.0706319703">
            <text:p>0.0706319703</text:p>
          </table:table-cell>
          <table:table-cell office:value-type="float" office:value="0.0454545455">
            <text:p>0.0454545455</text:p>
          </table:table-cell>
          <table:table-cell office:value-type="float" office:value="0.0148698885">
            <text:p>0.0148698885</text:p>
          </table:table-cell>
          <table:table-cell office:value-type="float" office:value="2">
            <text:p>2</text:p>
          </table:table-cell>
          <table:table-cell office:value-type="float" office:value="-0.0250945389">
            <text:p>-0.0250945389</text:p>
          </table:table-cell>
          <table:table-cell office:value-type="float" office:value="0.04">
            <text:p>0.04</text:p>
          </table:table-cell>
          <table:table-cell office:value-type="float" office:value="0.0282485876">
            <text:p>0.0282485876</text:p>
          </table:table-cell>
          <table:table-cell office:value-type="float" office:value="0.0333333333">
            <text:p>0.0333333333</text:p>
          </table:table-cell>
          <table:table-cell office:value-type="float" office:value="0.0299839834">
            <text:p>0.029983983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09529002646149">
            <text:p>1.0952900265</text:p>
          </table:table-cell>
          <table:table-cell office:value-type="float" office:value="0.0078125">
            <text:p>0.0078125</text:p>
          </table:table-cell>
          <table:table-cell office:value-type="float" office:value="0.0224719101">
            <text:p>0.0224719101</text:p>
          </table:table-cell>
          <table:table-cell office:value-type="float" office:value="0.0069686411">
            <text:p>0.0069686411</text:p>
          </table:table-cell>
          <table:table-cell office:value-type="float" office:value="0.109375">
            <text:p>0.109375</text:p>
          </table:table-cell>
          <table:table-cell office:value-type="float" office:value="0.0487804878">
            <text:p>0.0487804878</text:p>
          </table:table-cell>
          <table:table-cell office:value-type="float" office:value="0.0337078652">
            <text:p>0.0337078652</text:p>
          </table:table-cell>
          <table:table-cell office:value-type="float" office:value="0.0104529617">
            <text:p>0.0104529617</text:p>
          </table:table-cell>
          <table:table-cell office:value-type="float" office:value="-4">
            <text:p>-4</text:p>
          </table:table-cell>
          <table:table-cell office:value-type="float" office:value="0.0459001132">
            <text:p>0.0459001132</text:p>
          </table:table-cell>
          <table:table-cell office:value-type="float" office:value="0.0647482014">
            <text:p>0.0647482014</text:p>
          </table:table-cell>
          <table:table-cell office:value-type="float" office:value="0">
            <text:p>0</text:p>
          </table:table-cell>
          <table:table-cell office:value-type="float" office:value="-0.0143884892">
            <text:p>-0.0143884892</text:p>
          </table:table-cell>
          <table:table-cell office:value-type="float" office:value="0.0160424045">
            <text:p>0.016042404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76326319615452">
            <text:p>2.7632631962</text:p>
          </table:table-cell>
          <table:table-cell office:value-type="float" office:value="0.0471014493">
            <text:p>0.0471014493</text:p>
          </table:table-cell>
          <table:table-cell office:value-type="float" office:value="0.0873786408">
            <text:p>0.0873786408</text:p>
          </table:table-cell>
          <table:table-cell office:value-type="float" office:value="0.0379746835">
            <text:p>0.0379746835</text:p>
          </table:table-cell>
          <table:table-cell office:value-type="float" office:value="0.0144927536">
            <text:p>0.0144927536</text:p>
          </table:table-cell>
          <table:table-cell office:value-type="float" office:value="0.0168776371">
            <text:p>0.0168776371</text:p>
          </table:table-cell>
          <table:table-cell office:value-type="float" office:value="0.2330097087">
            <text:p>0.2330097087</text:p>
          </table:table-cell>
          <table:table-cell office:value-type="float" office:value="0.1012658228">
            <text:p>0.1012658228</text:p>
          </table:table-cell>
          <table:table-cell office:value-type="float" office:value="-13">
            <text:p>-13</text:p>
          </table:table-cell>
          <table:table-cell office:value-type="float" office:value="-0.044031725">
            <text:p>-0.044031725</text:p>
          </table:table-cell>
          <table:table-cell office:value-type="float" office:value="0.0617977528">
            <text:p>0.0617977528</text:p>
          </table:table-cell>
          <table:table-cell office:value-type="float" office:value="0">
            <text:p>0</text:p>
          </table:table-cell>
          <table:table-cell office:value-type="float" office:value="-0.0393258427">
            <text:p>-0.0393258427</text:p>
          </table:table-cell>
          <table:table-cell office:value-type="float" office:value="0.0168682529">
            <text:p>0.016868252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39859493453521">
            <text:p>6.3985949345</text:p>
          </table:table-cell>
          <table:table-cell office:value-type="float" office:value="0">
            <text:p>0</text:p>
          </table:table-cell>
          <table:table-cell office:value-type="float" office:value="0.0263157895">
            <text:p>0.0263157895</text:p>
          </table:table-cell>
          <table:table-cell office:value-type="float" office:value="0.0085106383">
            <text:p>0.0085106383</text:p>
          </table:table-cell>
          <table:table-cell office:value-type="float" office:value="0.0503597122">
            <text:p>0.0503597122</text:p>
          </table:table-cell>
          <table:table-cell office:value-type="float" office:value="0.029787234">
            <text:p>0.029787234</text:p>
          </table:table-cell>
          <table:table-cell office:value-type="float" office:value="0.0131578947">
            <text:p>0.0131578947</text:p>
          </table:table-cell>
          <table:table-cell office:value-type="float" office:value="0.0042553191">
            <text:p>0.0042553191</text:p>
          </table:table-cell>
          <table:table-cell office:value-type="float" office:value="-1">
            <text:p>-1</text:p>
          </table:table-cell>
          <table:table-cell office:value-type="float" office:value="0.0659130435">
            <text:p>0.0659130435</text:p>
          </table:table-cell>
          <table:table-cell office:value-type="float" office:value="0.048">
            <text:p>0.048</text:p>
          </table:table-cell>
          <table:table-cell office:value-type="float" office:value="0">
            <text:p>0</text:p>
          </table:table-cell>
          <table:table-cell office:value-type="float" office:value="0.032">
            <text:p>0.032</text:p>
          </table:table-cell>
          <table:table-cell office:value-type="float" office:value="0.0114299517">
            <text:p>0.011429951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80350525760834">
            <text:p>6.8035052576</text:p>
          </table:table-cell>
          <table:table-cell office:value-type="float" office:value="0">
            <text:p>0</text:p>
          </table:table-cell>
          <table:table-cell office:value-type="float" office:value="0.1666666667">
            <text:p>0.1666666667</text:p>
          </table:table-cell>
          <table:table-cell office:value-type="float" office:value="0.0506329114">
            <text:p>0.0506329114</text:p>
          </table:table-cell>
          <table:table-cell office:value-type="float" office:value="0.0676691729">
            <text:p>0.0676691729</text:p>
          </table:table-cell>
          <table:table-cell office:value-type="float" office:value="0.0569620253">
            <text:p>0.0569620253</text:p>
          </table:table-cell>
          <table:table-cell table:number-columns-repeated="2"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0.0039820806">
            <text:p>0.0039820806</text:p>
          </table:table-cell>
          <table:table-cell office:value-type="float" office:value="0.0410958904">
            <text:p>0.04109589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0533967">
            <text:p>0.017053396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69666708152646">
            <text:p>7.6966670815</text:p>
          </table:table-cell>
          <table:table-cell office:value-type="float" office:value="0.003257329">
            <text:p>0.003257329</text:p>
          </table:table-cell>
          <table:table-cell office:value-type="float" office:value="0.013986014">
            <text:p>0.013986014</text:p>
          </table:table-cell>
          <table:table-cell office:value-type="float" office:value="0.0147058824">
            <text:p>0.0147058824</text:p>
          </table:table-cell>
          <table:table-cell office:value-type="float" office:value="0.0618892508">
            <text:p>0.0618892508</text:p>
          </table:table-cell>
          <table:table-cell office:value-type="float" office:value="0.1397058824">
            <text:p>0.1397058824</text:p>
          </table:table-cell>
          <table:table-cell office:value-type="float" office:value="0.034965035">
            <text:p>0.034965035</text:p>
          </table:table-cell>
          <table:table-cell office:value-type="float" office:value="0.0367647059">
            <text:p>0.0367647059</text:p>
          </table:table-cell>
          <table:table-cell office:value-type="float" office:value="-13">
            <text:p>-13</text:p>
          </table:table-cell>
          <table:table-cell office:value-type="float" office:value="0.084841512">
            <text:p>0.084841512</text:p>
          </table:table-cell>
          <table:table-cell office:value-type="float" office:value="0.0386100386">
            <text:p>0.0386100386</text:p>
          </table:table-cell>
          <table:table-cell office:value-type="float" office:value="0">
            <text:p>0</text:p>
          </table:table-cell>
          <table:table-cell office:value-type="float" office:value="0.0154440154">
            <text:p>0.0154440154</text:p>
          </table:table-cell>
          <table:table-cell office:value-type="float" office:value="0.0132337632">
            <text:p>0.013233763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.913301193012615">
            <text:p>0.91330119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95121951">
            <text:p>0.0195121951</text:p>
          </table:table-cell>
          <table:table-cell office:value-type="float" office:value="0.0170212766">
            <text:p>0.0170212766</text:p>
          </table:table-cell>
          <table:table-cell office:value-type="float" office:value="0.0333333333">
            <text:p>0.0333333333</text:p>
          </table:table-cell>
          <table:table-cell office:value-type="float" office:value="0.0127659574">
            <text:p>0.0127659574</text:p>
          </table:table-cell>
          <table:table-cell office:value-type="float" office:value="-2">
            <text:p>-2</text:p>
          </table:table-cell>
          <table:table-cell office:value-type="float" office:value="0.0110808998">
            <text:p>0.0110808998</text:p>
          </table:table-cell>
          <table:table-cell office:value-type="float" office:value="0.0296296296">
            <text:p>0.0296296296</text:p>
          </table:table-cell>
          <table:table-cell office:value-type="float" office:value="0">
            <text:p>0</text:p>
          </table:table-cell>
          <table:table-cell office:value-type="float" office:value="-0.0074074074">
            <text:p>-0.0074074074</text:p>
          </table:table-cell>
          <table:table-cell office:value-type="float" office:value="0.0122526636">
            <text:p>0.012252663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0.469254845973914">
            <text:p>-0.469254846</text:p>
          </table:table-cell>
          <table:table-cell table:number-columns-repeated="3" office:value-type="float" office:value="0">
            <text:p>0</text:p>
          </table:table-cell>
          <table:table-cell office:value-type="float" office:value="0.0495867769">
            <text:p>0.0495867769</text:p>
          </table:table-cell>
          <table:table-cell office:value-type="float" office:value="0.0169971671">
            <text:p>0.0169971671</text:p>
          </table:table-cell>
          <table:table-cell office:value-type="float" office:value="0.1666666667">
            <text:p>0.1666666667</text:p>
          </table:table-cell>
          <table:table-cell office:value-type="float" office:value="0.0254957507">
            <text:p>0.0254957507</text:p>
          </table:table-cell>
          <table:table-cell office:value-type="float" office:value="-18">
            <text:p>-18</text:p>
          </table:table-cell>
          <table:table-cell office:value-type="float" office:value="0.0987708409">
            <text:p>0.0987708409</text:p>
          </table:table-cell>
          <table:table-cell office:value-type="float" office:value="0.0240963855">
            <text:p>0.0240963855</text:p>
          </table:table-cell>
          <table:table-cell office:value-type="float" office:value="0.0101010101">
            <text:p>0.0101010101</text:p>
          </table:table-cell>
          <table:table-cell office:value-type="float" office:value="0.0361445783">
            <text:p>0.0361445783</text:p>
          </table:table-cell>
          <table:table-cell office:value-type="float" office:value="0.0105414632">
            <text:p>0.010541463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33352924139178">
            <text:p>1.3335292414</text:p>
          </table:table-cell>
          <table:table-cell office:value-type="float" office:value="0">
            <text:p>0</text:p>
          </table:table-cell>
          <table:table-cell office:value-type="float" office:value="0.0875">
            <text:p>0.0875</text:p>
          </table:table-cell>
          <table:table-cell office:value-type="float" office:value="0.028340081">
            <text:p>0.028340081</text:p>
          </table:table-cell>
          <table:table-cell office:value-type="float" office:value="0.0443037975">
            <text:p>0.0443037975</text:p>
          </table:table-cell>
          <table:table-cell office:value-type="float" office:value="0.028340081">
            <text:p>0.028340081</text:p>
          </table:table-cell>
          <table:table-cell office:value-type="float" office:value="0.1375">
            <text:p>0.1375</text:p>
          </table:table-cell>
          <table:table-cell office:value-type="float" office:value="0.044534413">
            <text:p>0.044534413</text:p>
          </table:table-cell>
          <table:table-cell office:value-type="float" office:value="13">
            <text:p>13</text:p>
          </table:table-cell>
          <table:table-cell office:value-type="float" office:value="-0.018503937">
            <text:p>-0.018503937</text:p>
          </table:table-cell>
          <table:table-cell office:value-type="float" office:value="0.0504201681">
            <text:p>0.050420168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8403692">
            <text:p>0.024840369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93738737019248">
            <text:p>1.93738737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57446809">
            <text:p>0.0957446809</text:p>
          </table:table-cell>
          <table:table-cell office:value-type="float" office:value="0.0512820513">
            <text:p>0.0512820513</text:p>
          </table:table-cell>
          <table:table-cell office:value-type="float" office:value="0.1770833333">
            <text:p>0.1770833333</text:p>
          </table:table-cell>
          <table:table-cell office:value-type="float" office:value="0.0484330484">
            <text:p>0.0484330484</text:p>
          </table:table-cell>
          <table:table-cell office:value-type="float" office:value="-9">
            <text:p>-9</text:p>
          </table:table-cell>
          <table:table-cell office:value-type="float" office:value="0.0349000449">
            <text:p>0.0349000449</text:p>
          </table:table-cell>
          <table:table-cell office:value-type="float" office:value="0.0188679245">
            <text:p>0.0188679245</text:p>
          </table:table-cell>
          <table:table-cell office:value-type="float" office:value="0.0057803468">
            <text:p>0.0057803468</text:p>
          </table:table-cell>
          <table:table-cell office:value-type="float" office:value="0.0125786164">
            <text:p>0.0125786164</text:p>
          </table:table-cell>
          <table:table-cell office:value-type="float" office:value="0.0157647913">
            <text:p>0.015764791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55576796167032">
            <text:p>2.5557679617</text:p>
          </table:table-cell>
          <table:table-cell office:value-type="float" office:value="0.0054347826">
            <text:p>0.0054347826</text:p>
          </table:table-cell>
          <table:table-cell office:value-type="float" office:value="0.0491803279">
            <text:p>0.0491803279</text:p>
          </table:table-cell>
          <table:table-cell office:value-type="float" office:value="0.022556391">
            <text:p>0.022556391</text:p>
          </table:table-cell>
          <table:table-cell office:value-type="float" office:value="0.1032608696">
            <text:p>0.1032608696</text:p>
          </table:table-cell>
          <table:table-cell office:value-type="float" office:value="0.0714285714">
            <text:p>0.0714285714</text:p>
          </table:table-cell>
          <table:table-cell office:value-type="float" office:value="0.0573770492">
            <text:p>0.0573770492</text:p>
          </table:table-cell>
          <table:table-cell office:value-type="float" office:value="0.0263157895">
            <text:p>0.0263157895</text:p>
          </table:table-cell>
          <table:table-cell office:value-type="float" office:value="11">
            <text:p>11</text:p>
          </table:table-cell>
          <table:table-cell office:value-type="float" office:value="0.123962195">
            <text:p>0.123962195</text:p>
          </table:table-cell>
          <table:table-cell office:value-type="float" office:value="0.0257731959">
            <text:p>0.0257731959</text:p>
          </table:table-cell>
          <table:table-cell office:value-type="float" office:value="0">
            <text:p>0</text:p>
          </table:table-cell>
          <table:table-cell office:value-type="float" office:value="0.0618556701">
            <text:p>0.0618556701</text:p>
          </table:table-cell>
          <table:table-cell office:value-type="float" office:value="0.0126340776">
            <text:p>0.012634077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5.70711026474888">
            <text:p>5.7071102647</text:p>
          </table:table-cell>
          <table:table-cell table:number-columns-repeated="3" office:value-type="float" office:value="0">
            <text:p>0</text:p>
          </table:table-cell>
          <table:table-cell office:value-type="float" office:value="0.035971223">
            <text:p>0.035971223</text:p>
          </table:table-cell>
          <table:table-cell office:value-type="float" office:value="0.0136239782">
            <text:p>0.0136239782</text:p>
          </table:table-cell>
          <table:table-cell office:value-type="float" office:value="0.0107526882">
            <text:p>0.0107526882</text:p>
          </table:table-cell>
          <table:table-cell office:value-type="float" office:value="0.0027247956">
            <text:p>0.0027247956</text:p>
          </table:table-cell>
          <table:table-cell office:value-type="float" office:value="7">
            <text:p>7</text:p>
          </table:table-cell>
          <table:table-cell office:value-type="float" office:value="0.0062857464">
            <text:p>0.0062857464</text:p>
          </table:table-cell>
          <table:table-cell office:value-type="float" office:value="0.0625">
            <text:p>0.0625</text:p>
          </table:table-cell>
          <table:table-cell office:value-type="float" office:value="0">
            <text:p>0</text:p>
          </table:table-cell>
          <table:table-cell office:value-type="float" office:value="-0.0069444444">
            <text:p>-0.0069444444</text:p>
          </table:table-cell>
          <table:table-cell office:value-type="float" office:value="0.0192006458">
            <text:p>0.019200645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6.90875477831522">
            <text:p>-6.9087547783</text:p>
          </table:table-cell>
          <table:table-cell office:value-type="float" office:value="0.0071428571">
            <text:p>0.00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1428571">
            <text:p>0.0071428571</text:p>
          </table:table-cell>
          <table:table-cell office:value-type="float" office:value="0.0027027027">
            <text:p>0.0027027027</text:p>
          </table:table-cell>
          <table:table-cell office:value-type="float" office:value="0.027027027">
            <text:p>0.027027027</text:p>
          </table:table-cell>
          <table:table-cell office:value-type="float" office:value="0.0054054054">
            <text:p>0.0054054054</text:p>
          </table:table-cell>
          <table:table-cell office:value-type="float" office:value="-17">
            <text:p>-17</text:p>
          </table:table-cell>
          <table:table-cell office:value-type="float" office:value="-0.0385741185">
            <text:p>-0.0385741185</text:p>
          </table:table-cell>
          <table:table-cell office:value-type="float" office:value="0.0583333333">
            <text:p>0.0583333333</text:p>
          </table:table-cell>
          <table:table-cell office:value-type="float" office:value="0">
            <text:p>0</text:p>
          </table:table-cell>
          <table:table-cell office:value-type="float" office:value="-0.0083333333">
            <text:p>-0.0083333333</text:p>
          </table:table-cell>
          <table:table-cell office:value-type="float" office:value="0.0195932709">
            <text:p>0.019593270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.978750682317111">
            <text:p>0.978750682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3061224">
            <text:p>0.0153061224</text:p>
          </table:table-cell>
          <table:table-cell office:value-type="float" office:value="0.0171428571">
            <text:p>0.0171428571</text:p>
          </table:table-cell>
          <table:table-cell office:value-type="float" office:value="0.1315789474">
            <text:p>0.1315789474</text:p>
          </table:table-cell>
          <table:table-cell office:value-type="float" office:value="0.0285714286">
            <text:p>0.0285714286</text:p>
          </table:table-cell>
          <table:table-cell office:value-type="float" office:value="12">
            <text:p>12</text:p>
          </table:table-cell>
          <table:table-cell office:value-type="float" office:value="0.0532606769">
            <text:p>0.0532606769</text:p>
          </table:table-cell>
          <table:table-cell office:value-type="float" office:value="0.0185185185">
            <text:p>0.0185185185</text:p>
          </table:table-cell>
          <table:table-cell office:value-type="float" office:value="0">
            <text:p>0</text:p>
          </table:table-cell>
          <table:table-cell office:value-type="float" office:value="0.0740740741">
            <text:p>0.0740740741</text:p>
          </table:table-cell>
          <table:table-cell office:value-type="float" office:value="0.0146361274">
            <text:p>0.014636127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93773177526011">
            <text:p>7.9377317753</text:p>
          </table:table-cell>
          <table:table-cell office:value-type="float" office:value="0">
            <text:p>0</text:p>
          </table:table-cell>
          <table:table-cell office:value-type="float" office:value="0.0727272727">
            <text:p>0.0727272727</text:p>
          </table:table-cell>
          <table:table-cell office:value-type="float" office:value="0.0196078431">
            <text:p>0.0196078431</text:p>
          </table:table-cell>
          <table:table-cell office:value-type="float" office:value="0.0240963855">
            <text:p>0.0240963855</text:p>
          </table:table-cell>
          <table:table-cell office:value-type="float" office:value="0.0196078431">
            <text:p>0.0196078431</text:p>
          </table:table-cell>
          <table:table-cell office:value-type="float" office:value="0.1818181818">
            <text:p>0.1818181818</text:p>
          </table:table-cell>
          <table:table-cell office:value-type="float" office:value="0.0490196078">
            <text:p>0.0490196078</text:p>
          </table:table-cell>
          <table:table-cell office:value-type="float" office:value="28">
            <text:p>28</text:p>
          </table:table-cell>
          <table:table-cell office:value-type="float" office:value="-0.0348837209">
            <text:p>-0.0348837209</text:p>
          </table:table-cell>
          <table:table-cell office:value-type="float" office:value="0.0697674419">
            <text:p>0.0697674419</text:p>
          </table:table-cell>
          <table:table-cell office:value-type="float" office:value="0">
            <text:p>0</text:p>
          </table:table-cell>
          <table:table-cell office:value-type="float" office:value="-0.0348837209">
            <text:p>-0.0348837209</text:p>
          </table:table-cell>
          <table:table-cell office:value-type="float" office:value="0.0225503179">
            <text:p>0.0225503179</text:p>
          </table:table-cell>
        </table:table-row>
        <table:table-row table:style-name="ro2">
          <table:table-cell office:value-type="string">
            <text:p>suicide</text:p>
          </table:table-cell>
          <table:table-cell table:number-columns-repeated="6" office:value-type="float" office:value="0">
            <text:p>0</text:p>
          </table:table-cell>
          <table:table-cell office:value-type="float" office:value="0.2777777778">
            <text:p>0.2777777778</text:p>
          </table:table-cell>
          <table:table-cell office:value-type="float" office:value="0.0310559006">
            <text:p>0.0310559006</text:p>
          </table:table-cell>
          <table:table-cell office:value-type="float" office:value="28">
            <text:p>28</text:p>
          </table:table-cell>
          <table:table-cell office:value-type="float" office:value="0.0170940171">
            <text:p>0.0170940171</text:p>
          </table:table-cell>
          <table:table-cell office:value-type="float" office:value="0.0384615385">
            <text:p>0.0384615385</text:p>
          </table:table-cell>
          <table:table-cell office:value-type="float" office:value="0">
            <text:p>0</text:p>
          </table:table-cell>
          <table:table-cell office:value-type="float" office:value="-0.0384615385">
            <text:p>-0.0384615385</text:p>
          </table:table-cell>
          <table:table-cell office:value-type="float" office:value="0.0184472934">
            <text:p>0.018447293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09090982207998">
            <text:p>7.0909098221</text:p>
          </table:table-cell>
          <table:table-cell table:number-columns-repeated="3" office:value-type="float" office:value="0">
            <text:p>0</text:p>
          </table:table-cell>
          <table:table-cell office:value-type="float" office:value="0.1678832117">
            <text:p>0.1678832117</text:p>
          </table:table-cell>
          <table:table-cell office:value-type="float" office:value="0.1036036036">
            <text:p>0.1036036036</text:p>
          </table:table-cell>
          <table:table-cell office:value-type="float" office:value="0.2105263158">
            <text:p>0.2105263158</text:p>
          </table:table-cell>
          <table:table-cell office:value-type="float" office:value="0.036036036">
            <text:p>0.036036036</text:p>
          </table:table-cell>
          <table:table-cell office:value-type="float" office:value="-3">
            <text:p>-3</text:p>
          </table:table-cell>
          <table:table-cell office:value-type="float" office:value="0.0212188467">
            <text:p>0.0212188467</text:p>
          </table:table-cell>
          <table:table-cell office:value-type="float" office:value="0.0757575758">
            <text:p>0.0757575758</text:p>
          </table:table-cell>
          <table:table-cell office:value-type="float" office:value="0">
            <text:p>0</text:p>
          </table:table-cell>
          <table:table-cell office:value-type="float" office:value="-0.0303030303">
            <text:p>-0.0303030303</text:p>
          </table:table-cell>
          <table:table-cell office:value-type="float" office:value="0.01920521">
            <text:p>0.0192052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17088847851251">
            <text:p>7.1708884785</text:p>
          </table:table-cell>
          <table:table-cell office:value-type="float" office:value="0">
            <text:p>0</text:p>
          </table:table-cell>
          <table:table-cell office:value-type="float" office:value="0.0459770115">
            <text:p>0.0459770115</text:p>
          </table:table-cell>
          <table:table-cell office:value-type="float" office:value="0.0388349515">
            <text:p>0.0388349515</text:p>
          </table:table-cell>
          <table:table-cell office:value-type="float" office:value="0.076433121">
            <text:p>0.076433121</text:p>
          </table:table-cell>
          <table:table-cell office:value-type="float" office:value="0.1165048544">
            <text:p>0.1165048544</text:p>
          </table:table-cell>
          <table:table-cell office:value-type="float" office:value="0.1034482759">
            <text:p>0.1034482759</text:p>
          </table:table-cell>
          <table:table-cell office:value-type="float" office:value="0.0873786408">
            <text:p>0.0873786408</text:p>
          </table:table-cell>
          <table:table-cell office:value-type="float" office:value="-4">
            <text:p>-4</text:p>
          </table:table-cell>
          <table:table-cell office:value-type="float" office:value="-0.0393700787">
            <text:p>-0.0393700787</text:p>
          </table:table-cell>
          <table:table-cell office:value-type="float" office:value="0.0472440945">
            <text:p>0.0472440945</text:p>
          </table:table-cell>
          <table:table-cell office:value-type="float" office:value="0">
            <text:p>0</text:p>
          </table:table-cell>
          <table:table-cell office:value-type="float" office:value="-0.0393700787">
            <text:p>-0.0393700787</text:p>
          </table:table-cell>
          <table:table-cell office:value-type="float" office:value="0.0213285288">
            <text:p>0.021328528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07074043022623">
            <text:p>2.07074043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134020619">
            <text:p>0.1134020619</text:p>
          </table:table-cell>
          <table:table-cell office:value-type="float" office:value="0.1018518519">
            <text:p>0.1018518519</text:p>
          </table:table-cell>
          <table:table-cell office:value-type="float" office:value="0.012345679">
            <text:p>0.012345679</text:p>
          </table:table-cell>
          <table:table-cell office:value-type="float" office:value="0.0046296296">
            <text:p>0.0046296296</text:p>
          </table:table-cell>
          <table:table-cell office:value-type="float" office:value="-26">
            <text:p>-26</text:p>
          </table:table-cell>
          <table:table-cell office:value-type="float" office:value="-0.1541707101">
            <text:p>-0.1541707101</text:p>
          </table:table-cell>
          <table:table-cell office:value-type="float" office:value="0.0256410256">
            <text:p>0.0256410256</text:p>
          </table:table-cell>
          <table:table-cell office:value-type="float" office:value="0.0236220472">
            <text:p>0.0236220472</text:p>
          </table:table-cell>
          <table:table-cell office:value-type="float" office:value="-0.0085470085">
            <text:p>-0.0085470085</text:p>
          </table:table-cell>
          <table:table-cell office:value-type="float" office:value="0.0347131314">
            <text:p>0.034713131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39859493453521">
            <text:p>6.3985949345</text:p>
          </table:table-cell>
          <table:table-cell office:value-type="float" office:value="0.025862069">
            <text:p>0.025862069</text:p>
          </table:table-cell>
          <table:table-cell office:value-type="float" office:value="0.0298507463">
            <text:p>0.0298507463</text:p>
          </table:table-cell>
          <table:table-cell office:value-type="float" office:value="0.0087719298">
            <text:p>0.00877192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447761194">
            <text:p>0.0447761194</text:p>
          </table:table-cell>
          <table:table-cell office:value-type="float" office:value="0.0131578947">
            <text:p>0.0131578947</text:p>
          </table:table-cell>
          <table:table-cell office:value-type="float" office:value="3">
            <text:p>3</text:p>
          </table:table-cell>
          <table:table-cell office:value-type="float" office:value="0.0515084928">
            <text:p>0.0515084928</text:p>
          </table:table-cell>
          <table:table-cell office:value-type="float" office:value="0.0104166667">
            <text:p>0.0104166667</text:p>
          </table:table-cell>
          <table:table-cell office:value-type="float" office:value="0">
            <text:p>0</text:p>
          </table:table-cell>
          <table:table-cell office:value-type="float" office:value="0.0104166667">
            <text:p>0.0104166667</text:p>
          </table:table-cell>
          <table:table-cell office:value-type="float" office:value="0.0086296805">
            <text:p>0.008629680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78364059622125">
            <text:p>7.7836405962</text:p>
          </table:table-cell>
          <table:table-cell office:value-type="float" office:value="0.0185185185">
            <text:p>0.0185185185</text:p>
          </table:table-cell>
          <table:table-cell office:value-type="float" office:value="0.1973684211">
            <text:p>0.1973684211</text:p>
          </table:table-cell>
          <table:table-cell office:value-type="float" office:value="0.0533807829">
            <text:p>0.0533807829</text:p>
          </table:table-cell>
          <table:table-cell office:value-type="float" office:value="0.0111111111">
            <text:p>0.0111111111</text:p>
          </table:table-cell>
          <table:table-cell office:value-type="float" office:value="0.0106761566">
            <text:p>0.0106761566</text:p>
          </table:table-cell>
          <table:table-cell office:value-type="float" office:value="0.0131578947">
            <text:p>0.0131578947</text:p>
          </table:table-cell>
          <table:table-cell office:value-type="float" office:value="0.0035587189">
            <text:p>0.0035587189</text:p>
          </table:table-cell>
          <table:table-cell office:value-type="float" office:value="-22">
            <text:p>-22</text:p>
          </table:table-cell>
          <table:table-cell office:value-type="float" office:value="-0.0767952676">
            <text:p>-0.0767952676</text:p>
          </table:table-cell>
          <table:table-cell office:value-type="float" office:value="0.0666666667">
            <text:p>0.0666666667</text:p>
          </table:table-cell>
          <table:table-cell office:value-type="float" office:value="0.0169491525">
            <text:p>0.0169491525</text:p>
          </table:table-cell>
          <table:table-cell office:value-type="float" office:value="-0.0476190476">
            <text:p>-0.0476190476</text:p>
          </table:table-cell>
          <table:table-cell office:value-type="float" office:value="0.0249828235">
            <text:p>0.024982823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8.24301946898925">
            <text:p>8.24301946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36054422">
            <text:p>0.0136054422</text:p>
          </table:table-cell>
          <table:table-cell office:value-type="float" office:value="0.0117647059">
            <text:p>0.0117647059</text:p>
          </table:table-cell>
          <table:table-cell office:value-type="float" office:value="0.0333333333">
            <text:p>0.0333333333</text:p>
          </table:table-cell>
          <table:table-cell office:value-type="float" office:value="0.0058823529">
            <text:p>0.0058823529</text:p>
          </table:table-cell>
          <table:table-cell office:value-type="float" office:value="-75">
            <text:p>-75</text:p>
          </table:table-cell>
          <table:table-cell office:value-type="float" office:value="-0.1529656863">
            <text:p>-0.1529656863</text:p>
          </table:table-cell>
          <table:table-cell office:value-type="float" office:value="0.0392156863">
            <text:p>0.0392156863</text:p>
          </table:table-cell>
          <table:table-cell office:value-type="float" office:value="0">
            <text:p>0</text:p>
          </table:table-cell>
          <table:table-cell office:value-type="float" office:value="-0.0392156863">
            <text:p>-0.0392156863</text:p>
          </table:table-cell>
          <table:table-cell office:value-type="float" office:value="0.0327429583">
            <text:p>0.032742958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29686387198198">
            <text:p>1.296863872</text:p>
          </table:table-cell>
          <table:table-cell office:value-type="float" office:value="0">
            <text:p>0</text:p>
          </table:table-cell>
          <table:table-cell office:value-type="float" office:value="0.1139240506">
            <text:p>0.1139240506</text:p>
          </table:table-cell>
          <table:table-cell office:value-type="float" office:value="0.0361445783">
            <text:p>0.0361445783</text:p>
          </table:table-cell>
          <table:table-cell office:value-type="float" office:value="0.0642201835">
            <text:p>0.0642201835</text:p>
          </table:table-cell>
          <table:table-cell office:value-type="float" office:value="0.0562248996">
            <text:p>0.0562248996</text:p>
          </table:table-cell>
          <table:table-cell office:value-type="float" office:value="0.0253164557">
            <text:p>0.0253164557</text:p>
          </table:table-cell>
          <table:table-cell office:value-type="float" office:value="0.0080321285">
            <text:p>0.0080321285</text:p>
          </table:table-cell>
          <table:table-cell office:value-type="float" office:value="-20">
            <text:p>-20</text:p>
          </table:table-cell>
          <table:table-cell office:value-type="float" office:value="-0.1234234234">
            <text:p>-0.1234234234</text:p>
          </table:table-cell>
          <table:table-cell office:value-type="float" office:value="0.0810810811">
            <text:p>0.0810810811</text:p>
          </table:table-cell>
          <table:table-cell office:value-type="float" office:value="0">
            <text:p>0</text:p>
          </table:table-cell>
          <table:table-cell office:value-type="float" office:value="-0.0630630631">
            <text:p>-0.0630630631</text:p>
          </table:table-cell>
          <table:table-cell office:value-type="float" office:value="0.029466967">
            <text:p>0.02946696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3.17327460047172">
            <text:p>3.1732746005</text:p>
          </table:table-cell>
          <table:table-cell office:value-type="float" office:value="0.0175438596">
            <text:p>0.0175438596</text:p>
          </table:table-cell>
          <table:table-cell table:number-columns-repeated="2" office:value-type="float" office:value="0">
            <text:p>0</text:p>
          </table:table-cell>
          <table:table-cell office:value-type="float" office:value="0.1052631579">
            <text:p>0.1052631579</text:p>
          </table:table-cell>
          <table:table-cell office:value-type="float" office:value="0.1578947368">
            <text:p>0.1578947368</text:p>
          </table:table-cell>
          <table:table-cell office:value-type="float" office:value="0.078125">
            <text:p>0.078125</text:p>
          </table:table-cell>
          <table:table-cell office:value-type="float" office:value="0.0328947368">
            <text:p>0.0328947368</text:p>
          </table:table-cell>
          <table:table-cell office:value-type="float" office:value="-1">
            <text:p>-1</text:p>
          </table:table-cell>
          <table:table-cell office:value-type="float" office:value="-0.0482562855">
            <text:p>-0.0482562855</text:p>
          </table:table-cell>
          <table:table-cell office:value-type="float" office:value="0.1111111111">
            <text:p>0.1111111111</text:p>
          </table:table-cell>
          <table:table-cell office:value-type="float" office:value="0.0072992701">
            <text:p>0.0072992701</text:p>
          </table:table-cell>
          <table:table-cell office:value-type="float" office:value="-0.0555555556">
            <text:p>-0.0555555556</text:p>
          </table:table-cell>
          <table:table-cell office:value-type="float" office:value="0.0301126125">
            <text:p>0.030112612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60140233458373">
            <text:p>7.6014023346</text:p>
          </table:table-cell>
          <table:table-cell office:value-type="float" office:value="0.0540540541">
            <text:p>0.0540540541</text:p>
          </table:table-cell>
          <table:table-cell office:value-type="float" office:value="0.0923076923">
            <text:p>0.0923076923</text:p>
          </table:table-cell>
          <table:table-cell office:value-type="float" office:value="0.0434782609">
            <text:p>0.0434782609</text:p>
          </table:table-cell>
          <table:table-cell office:value-type="float" office:value="0.009009009">
            <text:p>0.009009009</text:p>
          </table:table-cell>
          <table:table-cell office:value-type="float" office:value="0.0072463768">
            <text:p>0.0072463768</text:p>
          </table:table-cell>
          <table:table-cell office:value-type="float" office:value="0.0923076923">
            <text:p>0.0923076923</text:p>
          </table:table-cell>
          <table:table-cell office:value-type="float" office:value="0.0434782609">
            <text:p>0.0434782609</text:p>
          </table:table-cell>
          <table:table-cell office:value-type="float" office:value="-27">
            <text:p>-27</text:p>
          </table:table-cell>
          <table:table-cell office:value-type="float" office:value="-0.0426040401">
            <text:p>-0.0426040401</text:p>
          </table:table-cell>
          <table:table-cell office:value-type="float" office:value="0.0105263158">
            <text:p>0.0105263158</text:p>
          </table:table-cell>
          <table:table-cell office:value-type="float" office:value="0.0091743119">
            <text:p>0.0091743119</text:p>
          </table:table-cell>
          <table:table-cell office:value-type="float" office:value="0.0105263158">
            <text:p>0.0105263158</text:p>
          </table:table-cell>
          <table:table-cell office:value-type="float" office:value="0.0208658555">
            <text:p>0.020865855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09090982207998">
            <text:p>7.0909098221</text:p>
          </table:table-cell>
          <table:table-cell office:value-type="float" office:value="0">
            <text:p>0</text:p>
          </table:table-cell>
          <table:table-cell office:value-type="float" office:value="0.0555555556">
            <text:p>0.0555555556</text:p>
          </table:table-cell>
          <table:table-cell office:value-type="float" office:value="0.025862069">
            <text:p>0.025862069</text:p>
          </table:table-cell>
          <table:table-cell office:value-type="float" office:value="0.0656934307">
            <text:p>0.0656934307</text:p>
          </table:table-cell>
          <table:table-cell office:value-type="float" office:value="0.0775862069">
            <text:p>0.0775862069</text:p>
          </table:table-cell>
          <table:table-cell office:value-type="float" office:value="0.0925925926">
            <text:p>0.0925925926</text:p>
          </table:table-cell>
          <table:table-cell office:value-type="float" office:value="0.0431034483">
            <text:p>0.0431034483</text:p>
          </table:table-cell>
          <table:table-cell office:value-type="float" office:value="-3">
            <text:p>-3</text:p>
          </table:table-cell>
          <table:table-cell office:value-type="float" office:value="0.0026615309">
            <text:p>0.0026615309</text:p>
          </table:table-cell>
          <table:table-cell office:value-type="float" office:value="0.0136986301">
            <text:p>0.0136986301</text:p>
          </table:table-cell>
          <table:table-cell office:value-type="float" office:value="0.010989011">
            <text:p>0.010989011</text:p>
          </table:table-cell>
          <table:table-cell office:value-type="float" office:value="0.0273972603">
            <text:p>0.0273972603</text:p>
          </table:table-cell>
          <table:table-cell office:value-type="float" office:value="0.0101752129">
            <text:p>0.010175212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38379955733327">
            <text:p>1.3837995573</text:p>
          </table:table-cell>
          <table:table-cell office:value-type="float" office:value="0">
            <text:p>0</text:p>
          </table:table-cell>
          <table:table-cell office:value-type="float" office:value="0.0142857143">
            <text:p>0.0142857143</text:p>
          </table:table-cell>
          <table:table-cell office:value-type="float" office:value="0.0029850746">
            <text:p>0.0029850746</text:p>
          </table:table-cell>
          <table:table-cell office:value-type="float" office:value="0.0363636364">
            <text:p>0.0363636364</text:p>
          </table:table-cell>
          <table:table-cell office:value-type="float" office:value="0.0179104478">
            <text:p>0.0179104478</text:p>
          </table:table-cell>
          <table:table-cell office:value-type="float" office:value="0.0714285714">
            <text:p>0.0714285714</text:p>
          </table:table-cell>
          <table:table-cell office:value-type="float" office:value="0.0149253731">
            <text:p>0.0149253731</text:p>
          </table:table-cell>
          <table:table-cell office:value-type="float" office:value="-19">
            <text:p>-19</text:p>
          </table:table-cell>
          <table:table-cell office:value-type="float" office:value="0.0731948758">
            <text:p>0.0731948758</text:p>
          </table:table-cell>
          <table:table-cell office:value-type="float" office:value="0.0173913043">
            <text:p>0.0173913043</text:p>
          </table:table-cell>
          <table:table-cell office:value-type="float" office:value="0">
            <text:p>0</text:p>
          </table:table-cell>
          <table:table-cell office:value-type="float" office:value="0.0173913043">
            <text:p>0.0173913043</text:p>
          </table:table-cell>
          <table:table-cell office:value-type="float" office:value="0.0115667055">
            <text:p>0.011566705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24494154633701">
            <text:p>7.244941546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76923077">
            <text:p>0.0576923077</text:p>
          </table:table-cell>
          <table:table-cell office:value-type="float" office:value="0.0276497696">
            <text:p>0.0276497696</text:p>
          </table:table-cell>
          <table:table-cell office:value-type="float" office:value="0.1041666667">
            <text:p>0.1041666667</text:p>
          </table:table-cell>
          <table:table-cell office:value-type="float" office:value="0.0230414747">
            <text:p>0.0230414747</text:p>
          </table:table-cell>
          <table:table-cell office:value-type="float" office:value="-7">
            <text:p>-7</text:p>
          </table:table-cell>
          <table:table-cell office:value-type="float" office:value="0.0787673475">
            <text:p>0.07876734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447761194">
            <text:p>0.0447761194</text:p>
          </table:table-cell>
          <table:table-cell office:value-type="float" office:value="0.0091374269">
            <text:p>0.009137426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82851987695106">
            <text:p>2.828519877</text:p>
          </table:table-cell>
          <table:table-cell office:value-type="float" office:value="0">
            <text:p>0</text:p>
          </table:table-cell>
          <table:table-cell office:value-type="float" office:value="0.0266666667">
            <text:p>0.0266666667</text:p>
          </table:table-cell>
          <table:table-cell office:value-type="float" office:value="0.0068728522">
            <text:p>0.0068728522</text:p>
          </table:table-cell>
          <table:table-cell office:value-type="float" office:value="0.0454545455">
            <text:p>0.0454545455</text:p>
          </table:table-cell>
          <table:table-cell office:value-type="float" office:value="0.0378006873">
            <text:p>0.0378006873</text:p>
          </table:table-cell>
          <table:table-cell office:value-type="float" office:value="0.04">
            <text:p>0.04</text:p>
          </table:table-cell>
          <table:table-cell office:value-type="float" office:value="0.0103092784">
            <text:p>0.0103092784</text:p>
          </table:table-cell>
          <table:table-cell office:value-type="float" office:value="-28">
            <text:p>-28</text:p>
          </table:table-cell>
          <table:table-cell office:value-type="float" office:value="-0.0263914594">
            <text:p>-0.0263914594</text:p>
          </table:table-cell>
          <table:table-cell office:value-type="float" office:value="0.022556391">
            <text:p>0.022556391</text:p>
          </table:table-cell>
          <table:table-cell office:value-type="float" office:value="0.0133333333">
            <text:p>0.0133333333</text:p>
          </table:table-cell>
          <table:table-cell office:value-type="float" office:value="0.007518797">
            <text:p>0.007518797</text:p>
          </table:table-cell>
          <table:table-cell office:value-type="float" office:value="0.0197180587">
            <text:p>0.019718058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50020034955448">
            <text:p>1.5002003496</text:p>
          </table:table-cell>
          <table:table-cell table:number-columns-repeated="3" office:value-type="float" office:value="0">
            <text:p>0</text:p>
          </table:table-cell>
          <table:table-cell office:value-type="float" office:value="0.0531914894">
            <text:p>0.0531914894</text:p>
          </table:table-cell>
          <table:table-cell office:value-type="float" office:value="0.0526315789">
            <text:p>0.0526315789</text:p>
          </table:table-cell>
          <table:table-cell office:value-type="float" office:value="0.4390243902">
            <text:p>0.4390243902</text:p>
          </table:table-cell>
          <table:table-cell office:value-type="float" office:value="0.1894736842">
            <text:p>0.1894736842</text:p>
          </table:table-cell>
          <table:table-cell office:value-type="float" office:value="2">
            <text:p>2</text:p>
          </table:table-cell>
          <table:table-cell office:value-type="float" office:value="-0.1293277125">
            <text:p>-0.1293277125</text:p>
          </table:table-cell>
          <table:table-cell office:value-type="float" office:value="0.0615384615">
            <text:p>0.0615384615</text:p>
          </table:table-cell>
          <table:table-cell office:value-type="float" office:value="0.0224719101">
            <text:p>0.0224719101</text:p>
          </table:table-cell>
          <table:table-cell office:value-type="float" office:value="-0.0461538462">
            <text:p>-0.0461538462</text:p>
          </table:table-cell>
          <table:table-cell office:value-type="float" office:value="0.026228426">
            <text:p>0.02622842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0.430513856138484">
            <text:p>-0.4305138561</text:p>
          </table:table-cell>
          <table:table-cell office:value-type="float" office:value="0">
            <text:p>0</text:p>
          </table:table-cell>
          <table:table-cell office:value-type="float" office:value="0.0172413793">
            <text:p>0.0172413793</text:p>
          </table:table-cell>
          <table:table-cell office:value-type="float" office:value="0.003021148">
            <text:p>0.003021148</text:p>
          </table:table-cell>
          <table:table-cell office:value-type="float" office:value="0.296875">
            <text:p>0.296875</text:p>
          </table:table-cell>
          <table:table-cell office:value-type="float" office:value="0.2296072508">
            <text:p>0.2296072508</text:p>
          </table:table-cell>
          <table:table-cell office:value-type="float" office:value="0.0862068966">
            <text:p>0.0862068966</text:p>
          </table:table-cell>
          <table:table-cell office:value-type="float" office:value="0.0151057402">
            <text:p>0.0151057402</text:p>
          </table:table-cell>
          <table:table-cell office:value-type="float" office:value="-1">
            <text:p>-1</text:p>
          </table:table-cell>
          <table:table-cell office:value-type="float" office:value="0.0353828606">
            <text:p>0.0353828606</text:p>
          </table:table-cell>
          <table:table-cell office:value-type="float" office:value="0.0392156863">
            <text:p>0.0392156863</text:p>
          </table:table-cell>
          <table:table-cell office:value-type="float" office:value="0.0161290323">
            <text:p>0.0161290323</text:p>
          </table:table-cell>
          <table:table-cell office:value-type="float" office:value="0">
            <text:p>0</text:p>
          </table:table-cell>
          <table:table-cell office:value-type="float" office:value="0.0148165159">
            <text:p>0.014816515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38379955733327">
            <text:p>1.3837995573</text:p>
          </table:table-cell>
          <table:table-cell office:value-type="float" office:value="0.0215827338">
            <text:p>0.0215827338</text:p>
          </table:table-cell>
          <table:table-cell table:number-columns-repeated="2" office:value-type="float" office:value="0">
            <text:p>0</text:p>
          </table:table-cell>
          <table:table-cell office:value-type="float" office:value="0.0935251799">
            <text:p>0.0935251799</text:p>
          </table:table-cell>
          <table:table-cell office:value-type="float" office:value="0.0580357143">
            <text:p>0.0580357143</text:p>
          </table:table-cell>
          <table:table-cell office:value-type="float" office:value="0.064516129">
            <text:p>0.064516129</text:p>
          </table:table-cell>
          <table:table-cell office:value-type="float" office:value="0.0223214286">
            <text:p>0.0223214286</text:p>
          </table:table-cell>
          <table:table-cell office:value-type="float" office:value="5">
            <text:p>5</text:p>
          </table:table-cell>
          <table:table-cell office:value-type="float" office:value="-0.0712750561">
            <text:p>-0.0712750561</text:p>
          </table:table-cell>
          <table:table-cell office:value-type="float" office:value="0.0452961672">
            <text:p>0.0452961672</text:p>
          </table:table-cell>
          <table:table-cell office:value-type="float" office:value="0.0031055901">
            <text:p>0.0031055901</text:p>
          </table:table-cell>
          <table:table-cell office:value-type="float" office:value="-0.0174216028">
            <text:p>-0.0174216028</text:p>
          </table:table-cell>
          <table:table-cell office:value-type="float" office:value="0.0232913185">
            <text:p>0.023291318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.142998353108698">
            <text:p>0.1429983531</text:p>
          </table:table-cell>
          <table:table-cell office:value-type="float" office:value="0">
            <text:p>0</text:p>
          </table:table-cell>
          <table:table-cell office:value-type="float" office:value="0.0333333333">
            <text:p>0.0333333333</text:p>
          </table:table-cell>
          <table:table-cell office:value-type="float" office:value="0.0099667774">
            <text:p>0.0099667774</text:p>
          </table:table-cell>
          <table:table-cell office:value-type="float" office:value="0.0676691729">
            <text:p>0.0676691729</text:p>
          </table:table-cell>
          <table:table-cell office:value-type="float" office:value="0.0598006645">
            <text:p>0.0598006645</text:p>
          </table:table-cell>
          <table:table-cell office:value-type="float" office:value="0.1666666667">
            <text:p>0.1666666667</text:p>
          </table:table-cell>
          <table:table-cell office:value-type="float" office:value="0.049833887">
            <text:p>0.049833887</text:p>
          </table:table-cell>
          <table:table-cell office:value-type="float" office:value="0">
            <text:p>0</text:p>
          </table:table-cell>
          <table:table-cell office:value-type="float" office:value="-0.0137453895">
            <text:p>-0.0137453895</text:p>
          </table:table-cell>
          <table:table-cell office:value-type="float" office:value="0.0547945205">
            <text:p>0.0547945205</text:p>
          </table:table-cell>
          <table:table-cell office:value-type="float" office:value="0.0119047619">
            <text:p>0.0119047619</text:p>
          </table:table-cell>
          <table:table-cell office:value-type="float" office:value="-0.0068493151">
            <text:p>-0.0068493151</text:p>
          </table:table-cell>
          <table:table-cell office:value-type="float" office:value="0.0201170371">
            <text:p>0.020117037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0.153912952553293">
            <text:p>-0.1539129526</text:p>
          </table:table-cell>
          <table:table-cell table:number-columns-repeated="3" office:value-type="float" office:value="0">
            <text:p>0</text:p>
          </table:table-cell>
          <table:table-cell office:value-type="float" office:value="0.0422535211">
            <text:p>0.0422535211</text:p>
          </table:table-cell>
          <table:table-cell office:value-type="float" office:value="0.0472440945">
            <text:p>0.0472440945</text:p>
          </table:table-cell>
          <table:table-cell office:value-type="float" office:value="0.2203389831">
            <text:p>0.2203389831</text:p>
          </table:table-cell>
          <table:table-cell office:value-type="float" office:value="0.0511811024">
            <text:p>0.0511811024</text:p>
          </table:table-cell>
          <table:table-cell office:value-type="float" office:value="28">
            <text:p>28</text:p>
          </table:table-cell>
          <table:table-cell office:value-type="float" office:value="-0.0334707409">
            <text:p>-0.0334707409</text:p>
          </table:table-cell>
          <table:table-cell office:value-type="float" office:value="0.0352941176">
            <text:p>0.0352941176</text:p>
          </table:table-cell>
          <table:table-cell office:value-type="float" office:value="0.02">
            <text:p>0.02</text:p>
          </table:table-cell>
          <table:table-cell office:value-type="float" office:value="0.0117647059">
            <text:p>0.0117647059</text:p>
          </table:table-cell>
          <table:table-cell office:value-type="float" office:value="0.0242941685">
            <text:p>0.024294168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17088847851251">
            <text:p>7.1708884785</text:p>
          </table:table-cell>
          <table:table-cell office:value-type="float" office:value="0">
            <text:p>0</text:p>
          </table:table-cell>
          <table:table-cell office:value-type="float" office:value="0.0243902439">
            <text:p>0.0243902439</text:p>
          </table:table-cell>
          <table:table-cell office:value-type="float" office:value="0.00456621">
            <text:p>0.00456621</text:p>
          </table:table-cell>
          <table:table-cell office:value-type="float" office:value="0.006097561">
            <text:p>0.006097561</text:p>
          </table:table-cell>
          <table:table-cell office:value-type="float" office:value="0.00456621">
            <text:p>0.00456621</text:p>
          </table:table-cell>
          <table:table-cell office:value-type="float" office:value="0.1463414634">
            <text:p>0.1463414634</text:p>
          </table:table-cell>
          <table:table-cell office:value-type="float" office:value="0.0273972603">
            <text:p>0.0273972603</text:p>
          </table:table-cell>
          <table:table-cell office:value-type="float" office:value="-19">
            <text:p>-19</text:p>
          </table:table-cell>
          <table:table-cell office:value-type="float" office:value="-0.0797074554">
            <text:p>-0.0797074554</text:p>
          </table:table-cell>
          <table:table-cell office:value-type="float" office:value="0">
            <text:p>0</text:p>
          </table:table-cell>
          <table:table-cell office:value-type="float" office:value="0.0309278351">
            <text:p>0.0309278351</text:p>
          </table:table-cell>
          <table:table-cell office:value-type="float" office:value="0.0142857143">
            <text:p>0.0142857143</text:p>
          </table:table-cell>
          <table:table-cell office:value-type="float" office:value="0.0256912749">
            <text:p>0.025691274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90137735379262">
            <text:p>7.9013773538</text:p>
          </table:table-cell>
          <table:table-cell office:value-type="float" office:value="0">
            <text:p>0</text:p>
          </table:table-cell>
          <table:table-cell office:value-type="float" office:value="0.0980392157">
            <text:p>0.0980392157</text:p>
          </table:table-cell>
          <table:table-cell office:value-type="float" office:value="0.0297619048">
            <text:p>0.0297619048</text:p>
          </table:table-cell>
          <table:table-cell office:value-type="float" office:value="0.0295857988">
            <text:p>0.0295857988</text:p>
          </table:table-cell>
          <table:table-cell office:value-type="float" office:value="0.0297619048">
            <text:p>0.0297619048</text:p>
          </table:table-cell>
          <table:table-cell office:value-type="float" office:value="0.0980392157">
            <text:p>0.0980392157</text:p>
          </table:table-cell>
          <table:table-cell office:value-type="float" office:value="0.0297619048">
            <text:p>0.0297619048</text:p>
          </table:table-cell>
          <table:table-cell office:value-type="float" office:value="14">
            <text:p>14</text:p>
          </table:table-cell>
          <table:table-cell office:value-type="float" office:value="-0.1466851753">
            <text:p>-0.1466851753</text:p>
          </table:table-cell>
          <table:table-cell office:value-type="float" office:value="0.0602409639">
            <text:p>0.0602409639</text:p>
          </table:table-cell>
          <table:table-cell office:value-type="float" office:value="0.0280373832">
            <text:p>0.0280373832</text:p>
          </table:table-cell>
          <table:table-cell office:value-type="float" office:value="-0.0481927711">
            <text:p>-0.0481927711</text:p>
          </table:table-cell>
          <table:table-cell office:value-type="float" office:value="0.0328939589">
            <text:p>0.032893958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17807838742698">
            <text:p>1.1780783874</text:p>
          </table:table-cell>
          <table:table-cell office:value-type="float" office:value="0">
            <text:p>0</text:p>
          </table:table-cell>
          <table:table-cell office:value-type="float" office:value="0.2702702703">
            <text:p>0.2702702703</text:p>
          </table:table-cell>
          <table:table-cell office:value-type="float" office:value="0.0546448087">
            <text:p>0.0546448087</text:p>
          </table:table-cell>
          <table:table-cell office:value-type="float" office:value="0.0239361702">
            <text:p>0.0239361702</text:p>
          </table:table-cell>
          <table:table-cell office:value-type="float" office:value="0.0491803279">
            <text:p>0.0491803279</text:p>
          </table:table-cell>
          <table:table-cell office:value-type="float" office:value="0.1621621622">
            <text:p>0.1621621622</text:p>
          </table:table-cell>
          <table:table-cell office:value-type="float" office:value="0.0327868852">
            <text:p>0.0327868852</text:p>
          </table:table-cell>
          <table:table-cell office:value-type="float" office:value="3">
            <text:p>3</text:p>
          </table:table-cell>
          <table:table-cell office:value-type="float" office:value="-0.076154935">
            <text:p>-0.076154935</text:p>
          </table:table-cell>
          <table:table-cell office:value-type="float" office:value="0.0253164557">
            <text:p>0.0253164557</text:p>
          </table:table-cell>
          <table:table-cell office:value-type="float" office:value="0.0247933884">
            <text:p>0.0247933884</text:p>
          </table:table-cell>
          <table:table-cell office:value-type="float" office:value="0.0379746835">
            <text:p>0.0379746835</text:p>
          </table:table-cell>
          <table:table-cell office:value-type="float" office:value="0.0264772583">
            <text:p>0.026477258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73850442104315">
            <text:p>2.738504421</text:p>
          </table:table-cell>
          <table:table-cell office:value-type="float" office:value="0">
            <text:p>0</text:p>
          </table:table-cell>
          <table:table-cell office:value-type="float" office:value="0.1428571429">
            <text:p>0.1428571429</text:p>
          </table:table-cell>
          <table:table-cell office:value-type="float" office:value="0.0389105058">
            <text:p>0.0389105058</text:p>
          </table:table-cell>
          <table:table-cell office:value-type="float" office:value="0.0368421053">
            <text:p>0.0368421053</text:p>
          </table:table-cell>
          <table:table-cell office:value-type="float" office:value="0.0544747082">
            <text:p>0.0544747082</text:p>
          </table:table-cell>
          <table:table-cell office:value-type="float" office:value="0.1142857143">
            <text:p>0.1142857143</text:p>
          </table:table-cell>
          <table:table-cell office:value-type="float" office:value="0.0311284047">
            <text:p>0.0311284047</text:p>
          </table:table-cell>
          <table:table-cell office:value-type="float" office:value="4">
            <text:p>4</text:p>
          </table:table-cell>
          <table:table-cell office:value-type="float" office:value="-0.0795971901">
            <text:p>-0.0795971901</text:p>
          </table:table-cell>
          <table:table-cell office:value-type="float" office:value="0.0588235294">
            <text:p>0.0588235294</text:p>
          </table:table-cell>
          <table:table-cell office:value-type="float" office:value="0.0242424242">
            <text:p>0.0242424242</text:p>
          </table:table-cell>
          <table:table-cell office:value-type="float" office:value="-0.0084033613">
            <text:p>-0.0084033613</text:p>
          </table:table-cell>
          <table:table-cell office:value-type="float" office:value="0.0283193913">
            <text:p>0.028319391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6118758606426">
            <text:p>2.6118758606</text:p>
          </table:table-cell>
          <table:table-cell office:value-type="float" office:value="0.0110294118">
            <text:p>0.0110294118</text:p>
          </table:table-cell>
          <table:table-cell office:value-type="float" office:value="0.0519480519">
            <text:p>0.0519480519</text:p>
          </table:table-cell>
          <table:table-cell office:value-type="float" office:value="0.0225988701">
            <text:p>0.0225988701</text:p>
          </table:table-cell>
          <table:table-cell office:value-type="float" office:value="0.0183823529">
            <text:p>0.0183823529</text:p>
          </table:table-cell>
          <table:table-cell office:value-type="float" office:value="0.0282485876">
            <text:p>0.0282485876</text:p>
          </table:table-cell>
          <table:table-cell office:value-type="float" office:value="0.2207792208">
            <text:p>0.2207792208</text:p>
          </table:table-cell>
          <table:table-cell office:value-type="float" office:value="0.0960451977">
            <text:p>0.0960451977</text:p>
          </table:table-cell>
          <table:table-cell office:value-type="float" office:value="21">
            <text:p>21</text:p>
          </table:table-cell>
          <table:table-cell office:value-type="float" office:value="-0.070543036">
            <text:p>-0.070543036</text:p>
          </table:table-cell>
          <table:table-cell office:value-type="float" office:value="0.064516129">
            <text:p>0.064516129</text:p>
          </table:table-cell>
          <table:table-cell office:value-type="float" office:value="0">
            <text:p>0</text:p>
          </table:table-cell>
          <table:table-cell office:value-type="float" office:value="-0.0241935484">
            <text:p>-0.0241935484</text:p>
          </table:table-cell>
          <table:table-cell office:value-type="float" office:value="0.0243895399">
            <text:p>0.024389539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31388683163346">
            <text:p>7.3138868316</text:p>
          </table:table-cell>
          <table:table-cell office:value-type="float" office:value="0">
            <text:p>0</text:p>
          </table:table-cell>
          <table:table-cell office:value-type="float" office:value="0.2456140351">
            <text:p>0.2456140351</text:p>
          </table:table-cell>
          <table:table-cell office:value-type="float" office:value="0.0985915493">
            <text:p>0.0985915493</text:p>
          </table:table-cell>
          <table:table-cell office:value-type="float" office:value="0.0086580087">
            <text:p>0.0086580087</text:p>
          </table:table-cell>
          <table:table-cell office:value-type="float" office:value="0.014084507">
            <text:p>0.014084507</text:p>
          </table:table-cell>
          <table:table-cell office:value-type="float" office:value="0.0350877193">
            <text:p>0.0350877193</text:p>
          </table:table-cell>
          <table:table-cell office:value-type="float" office:value="0.014084507">
            <text:p>0.014084507</text:p>
          </table:table-cell>
          <table:table-cell office:value-type="float" office:value="2">
            <text:p>2</text:p>
          </table:table-cell>
          <table:table-cell office:value-type="float" office:value="-0.0879481006">
            <text:p>-0.0879481006</text:p>
          </table:table-cell>
          <table:table-cell office:value-type="float" office:value="0.0595238095">
            <text:p>0.0595238095</text:p>
          </table:table-cell>
          <table:table-cell office:value-type="float" office:value="0">
            <text:p>0</text:p>
          </table:table-cell>
          <table:table-cell office:value-type="float" office:value="-0.0476190476">
            <text:p>-0.0476190476</text:p>
          </table:table-cell>
          <table:table-cell office:value-type="float" office:value="0.0222601213">
            <text:p>0.022260121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49609734517596">
            <text:p>7.4960973452</text:p>
          </table:table-cell>
          <table:table-cell office:value-type="float" office:value="0">
            <text:p>0</text:p>
          </table:table-cell>
          <table:table-cell office:value-type="float" office:value="0.0133333333">
            <text:p>0.0133333333</text:p>
          </table:table-cell>
          <table:table-cell office:value-type="float" office:value="0.0044843049">
            <text:p>0.0044843049</text:p>
          </table:table-cell>
          <table:table-cell office:value-type="float" office:value="0.0625">
            <text:p>0.0625</text:p>
          </table:table-cell>
          <table:table-cell office:value-type="float" office:value="0.0582959641">
            <text:p>0.0582959641</text:p>
          </table:table-cell>
          <table:table-cell office:value-type="float" office:value="0.08">
            <text:p>0.08</text:p>
          </table:table-cell>
          <table:table-cell office:value-type="float" office:value="0.0269058296">
            <text:p>0.0269058296</text:p>
          </table:table-cell>
          <table:table-cell office:value-type="float" office:value="32">
            <text:p>32</text:p>
          </table:table-cell>
          <table:table-cell office:value-type="float" office:value="-0.0215337289">
            <text:p>-0.0215337289</text:p>
          </table:table-cell>
          <table:table-cell office:value-type="float" office:value="0.0406504065">
            <text:p>0.0406504065</text:p>
          </table:table-cell>
          <table:table-cell office:value-type="float" office:value="0">
            <text:p>0</text:p>
          </table:table-cell>
          <table:table-cell office:value-type="float" office:value="0.0325203252">
            <text:p>0.0325203252</text:p>
          </table:table-cell>
          <table:table-cell office:value-type="float" office:value="0.0216334513">
            <text:p>0.021633451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34911644385969">
            <text:p>2.3491164439</text:p>
          </table:table-cell>
          <table:table-cell office:value-type="float" office:value="0.0035460993">
            <text:p>0.0035460993</text:p>
          </table:table-cell>
          <table:table-cell office:value-type="float" office:value="0.1318681319">
            <text:p>0.1318681319</text:p>
          </table:table-cell>
          <table:table-cell office:value-type="float" office:value="0.0769230769">
            <text:p>0.0769230769</text:p>
          </table:table-cell>
          <table:table-cell office:value-type="float" office:value="0.0780141844">
            <text:p>0.0780141844</text:p>
          </table:table-cell>
          <table:table-cell office:value-type="float" office:value="0.141025641">
            <text:p>0.141025641</text:p>
          </table:table-cell>
          <table:table-cell office:value-type="float" office:value="0.0549450549">
            <text:p>0.0549450549</text:p>
          </table:table-cell>
          <table:table-cell office:value-type="float" office:value="0.0320512821">
            <text:p>0.0320512821</text:p>
          </table:table-cell>
          <table:table-cell office:value-type="float" office:value="-15">
            <text:p>-15</text:p>
          </table:table-cell>
          <table:table-cell office:value-type="float" office:value="-0.0018765297">
            <text:p>-0.0018765297</text:p>
          </table:table-cell>
          <table:table-cell office:value-type="float" office:value="0.0333333333">
            <text:p>0.0333333333</text:p>
          </table:table-cell>
          <table:table-cell office:value-type="float" office:value="0.0056179775">
            <text:p>0.0056179775</text:p>
          </table:table-cell>
          <table:table-cell office:value-type="float" office:value="0.0333333333">
            <text:p>0.0333333333</text:p>
          </table:table-cell>
          <table:table-cell office:value-type="float" office:value="0.0230339671">
            <text:p>0.023033967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49609734517596">
            <text:p>7.4960973452</text:p>
          </table:table-cell>
          <table:table-cell table:number-columns-repeated="3" office:value-type="float" office:value="0">
            <text:p>0</text:p>
          </table:table-cell>
          <table:table-cell office:value-type="float" office:value="0.1057692308">
            <text:p>0.1057692308</text:p>
          </table:table-cell>
          <table:table-cell office:value-type="float" office:value="0.1037735849">
            <text:p>0.1037735849</text:p>
          </table:table-cell>
          <table:table-cell office:value-type="float" office:value="0.1086956522">
            <text:p>0.1086956522</text:p>
          </table:table-cell>
          <table:table-cell office:value-type="float" office:value="0.0235849057">
            <text:p>0.0235849057</text:p>
          </table:table-cell>
          <table:table-cell office:value-type="float" office:value="-3">
            <text:p>-3</text:p>
          </table:table-cell>
          <table:table-cell office:value-type="float" office:value="0.0523989899">
            <text:p>0.0523989899</text:p>
          </table:table-cell>
          <table:table-cell office:value-type="float" office:value="0.0416666667">
            <text:p>0.0416666667</text:p>
          </table:table-cell>
          <table:table-cell office:value-type="float" office:value="0.0101010101">
            <text:p>0.0101010101</text:p>
          </table:table-cell>
          <table:table-cell office:value-type="float" office:value="0">
            <text:p>0</text:p>
          </table:table-cell>
          <table:table-cell office:value-type="float" office:value="0.015931586">
            <text:p>0.01593158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8.57565076098781">
            <text:p>8.575650761</text:p>
          </table:table-cell>
          <table:table-cell office:value-type="float" office:value="0.006557377">
            <text:p>0.006557377</text:p>
          </table:table-cell>
          <table:table-cell office:value-type="float" office:value="0.0515463918">
            <text:p>0.0515463918</text:p>
          </table:table-cell>
          <table:table-cell office:value-type="float" office:value="0.0255102041">
            <text:p>0.0255102041</text:p>
          </table:table-cell>
          <table:table-cell office:value-type="float" office:value="0.0983606557">
            <text:p>0.0983606557</text:p>
          </table:table-cell>
          <table:table-cell office:value-type="float" office:value="0.1530612245">
            <text:p>0.1530612245</text:p>
          </table:table-cell>
          <table:table-cell office:value-type="float" office:value="0.0721649485">
            <text:p>0.0721649485</text:p>
          </table:table-cell>
          <table:table-cell office:value-type="float" office:value="0.0357142857">
            <text:p>0.0357142857</text:p>
          </table:table-cell>
          <table:table-cell office:value-type="float" office:value="-13">
            <text:p>-13</text:p>
          </table:table-cell>
          <table:table-cell office:value-type="float" office:value="-0.0231991525">
            <text:p>-0.0231991525</text:p>
          </table:table-cell>
          <table:table-cell office:value-type="float" office:value="0.08125">
            <text:p>0.08125</text:p>
          </table:table-cell>
          <table:table-cell office:value-type="float" office:value="0">
            <text:p>0</text:p>
          </table:table-cell>
          <table:table-cell office:value-type="float" office:value="-0.00625">
            <text:p>-0.00625</text:p>
          </table:table-cell>
          <table:table-cell office:value-type="float" office:value="0.0236261087">
            <text:p>0.023626108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39859493453521">
            <text:p>6.3985949345</text:p>
          </table:table-cell>
          <table:table-cell office:value-type="float" office:value="0">
            <text:p>0</text:p>
          </table:table-cell>
          <table:table-cell office:value-type="float" office:value="0.0227272727">
            <text:p>0.0227272727</text:p>
          </table:table-cell>
          <table:table-cell office:value-type="float" office:value="0.0042553191">
            <text:p>0.0042553191</text:p>
          </table:table-cell>
          <table:table-cell office:value-type="float" office:value="0.0617977528">
            <text:p>0.0617977528</text:p>
          </table:table-cell>
          <table:table-cell office:value-type="float" office:value="0.0468085106">
            <text:p>0.0468085106</text:p>
          </table:table-cell>
          <table:table-cell office:value-type="float" office:value="0.0454545455">
            <text:p>0.0454545455</text:p>
          </table:table-cell>
          <table:table-cell office:value-type="float" office:value="0.0085106383">
            <text:p>0.0085106383</text:p>
          </table:table-cell>
          <table:table-cell office:value-type="float" office:value="7">
            <text:p>7</text:p>
          </table:table-cell>
          <table:table-cell office:value-type="float" office:value="0.0127894095">
            <text:p>0.0127894095</text:p>
          </table:table-cell>
          <table:table-cell office:value-type="float" office:value="0.0169491525">
            <text:p>0.0169491525</text:p>
          </table:table-cell>
          <table:table-cell office:value-type="float" office:value="0.0147058824">
            <text:p>0.0147058824</text:p>
          </table:table-cell>
          <table:table-cell office:value-type="float" office:value="-0.0169491525">
            <text:p>-0.0169491525</text:p>
          </table:table-cell>
          <table:table-cell office:value-type="float" office:value="0.0141878762">
            <text:p>0.014187876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55250788703459">
            <text:p>6.552507887</text:p>
          </table:table-cell>
          <table:table-cell table:number-columns-repeated="7" office:value-type="float" office:value="0">
            <text:p>0</text:p>
          </table:table-cell>
          <table:table-cell office:value-type="float" office:value="-23">
            <text:p>-23</text:p>
          </table:table-cell>
          <table:table-cell office:value-type="float" office:value="0.1468621489">
            <text:p>0.1468621489</text:p>
          </table:table-cell>
          <table:table-cell office:value-type="float" office:value="0.064516129">
            <text:p>0.064516129</text:p>
          </table:table-cell>
          <table:table-cell office:value-type="float" office:value="0">
            <text:p>0</text:p>
          </table:table-cell>
          <table:table-cell office:value-type="float" office:value="0.0161290323">
            <text:p>0.0161290323</text:p>
          </table:table-cell>
          <table:table-cell office:value-type="float" office:value="0.0154475239">
            <text:p>0.015447523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68586094706836">
            <text:p>6.6858609471</text:p>
          </table:table-cell>
          <table:table-cell table:number-columns-repeated="3" office:value-type="float" office:value="0">
            <text:p>0</text:p>
          </table:table-cell>
          <table:table-cell office:value-type="float" office:value="0.0981595092">
            <text:p>0.0981595092</text:p>
          </table:table-cell>
          <table:table-cell office:value-type="float" office:value="0.0987654321">
            <text:p>0.098765432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-0.0416666667">
            <text:p>-0.0416666667</text:p>
          </table:table-cell>
          <table:table-cell office:value-type="float" office:value="0.0416666667">
            <text:p>0.0416666667</text:p>
          </table:table-cell>
          <table:table-cell office:value-type="float" office:value="0">
            <text:p>0</text:p>
          </table:table-cell>
          <table:table-cell office:value-type="float" office:value="-0.0416666667">
            <text:p>-0.0416666667</text:p>
          </table:table-cell>
          <table:table-cell office:value-type="float" office:value="0.0128968254">
            <text:p>0.012896825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8.1318247850072">
            <text:p>8.131824785</text:p>
          </table:table-cell>
          <table:table-cell table:number-columns-repeated="3" office:value-type="float" office:value="0">
            <text:p>0</text:p>
          </table:table-cell>
          <table:table-cell office:value-type="float" office:value="0.063583815">
            <text:p>0.063583815</text:p>
          </table:table-cell>
          <table:table-cell office:value-type="float" office:value="0.0468085106">
            <text:p>0.0468085106</text:p>
          </table:table-cell>
          <table:table-cell office:value-type="float" office:value="0.1176470588">
            <text:p>0.1176470588</text:p>
          </table:table-cell>
          <table:table-cell office:value-type="float" office:value="0.0170212766">
            <text:p>0.0170212766</text:p>
          </table:table-cell>
          <table:table-cell office:value-type="float" office:value="9">
            <text:p>9</text:p>
          </table:table-cell>
          <table:table-cell office:value-type="float" office:value="0.098258572">
            <text:p>0.098258572</text:p>
          </table:table-cell>
          <table:table-cell office:value-type="float" office:value="0.1147540984">
            <text:p>0.1147540984</text:p>
          </table:table-cell>
          <table:table-cell office:value-type="float" office:value="0">
            <text:p>0</text:p>
          </table:table-cell>
          <table:table-cell office:value-type="float" office:value="-0.0163934426">
            <text:p>-0.0163934426</text:p>
          </table:table-cell>
          <table:table-cell office:value-type="float" office:value="0.0307862447">
            <text:p>0.030786244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8.63070043220983">
            <text:p>8.6307004322</text:p>
          </table:table-cell>
          <table:table-cell office:value-type="float" office:value="0">
            <text:p>0</text:p>
          </table:table-cell>
          <table:table-cell office:value-type="float" office:value="0.0281690141">
            <text:p>0.0281690141</text:p>
          </table:table-cell>
          <table:table-cell office:value-type="float" office:value="0.0147058824">
            <text:p>0.0147058824</text:p>
          </table:table-cell>
          <table:table-cell office:value-type="float" office:value="0.0074349442">
            <text:p>0.0074349442</text:p>
          </table:table-cell>
          <table:table-cell office:value-type="float" office:value="0.0147058824">
            <text:p>0.0147058824</text:p>
          </table:table-cell>
          <table:table-cell office:value-type="float" office:value="0.0563380282">
            <text:p>0.0563380282</text:p>
          </table:table-cell>
          <table:table-cell office:value-type="float" office:value="0.0294117647">
            <text:p>0.0294117647</text:p>
          </table:table-cell>
          <table:table-cell office:value-type="float" office:value="-2">
            <text:p>-2</text:p>
          </table:table-cell>
          <table:table-cell office:value-type="float" office:value="-0.2508832931">
            <text:p>-0.2508832931</text:p>
          </table:table-cell>
          <table:table-cell office:value-type="float" office:value="0.1081081081">
            <text:p>0.1081081081</text:p>
          </table:table-cell>
          <table:table-cell office:value-type="float" office:value="0.0241935484">
            <text:p>0.0241935484</text:p>
          </table:table-cell>
          <table:table-cell office:value-type="float" office:value="-0.1081081081">
            <text:p>-0.1081081081</text:p>
          </table:table-cell>
          <table:table-cell office:value-type="float" office:value="0.049671152">
            <text:p>0.04967115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5.99396142730657">
            <text:p>5.9939614273</text:p>
          </table:table-cell>
          <table:table-cell office:value-type="float" office:value="0.046875">
            <text:p>0.0468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46875">
            <text:p>0.046875</text:p>
          </table:table-cell>
          <table:table-cell office:value-type="float" office:value="0.0372670807">
            <text:p>0.0372670807</text:p>
          </table:table-cell>
          <table:table-cell table:number-columns-repeated="2" office:value-type="float" office:value="0">
            <text:p>0</text:p>
          </table:table-cell>
          <table:table-cell office:value-type="float" office:value="-21">
            <text:p>-21</text:p>
          </table:table-cell>
          <table:table-cell office:value-type="float" office:value="-0.1821428571">
            <text:p>-0.1821428571</text:p>
          </table:table-cell>
          <table:table-cell office:value-type="float" office:value="0.0571428571">
            <text:p>0.0571428571</text:p>
          </table:table-cell>
          <table:table-cell office:value-type="float" office:value="0.0208333333">
            <text:p>0.0208333333</text:p>
          </table:table-cell>
          <table:table-cell office:value-type="float" office:value="-0.0571428571">
            <text:p>-0.0571428571</text:p>
          </table:table-cell>
          <table:table-cell office:value-type="float" office:value="0.037797619">
            <text:p>0.03779761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">
            <text:p>0</text:p>
          </table:table-cell>
          <table:table-cell office:value-type="float" office:value="0.0105820106">
            <text:p>0.0105820106</text:p>
          </table:table-cell>
          <table:table-cell table:number-columns-repeated="2" office:value-type="float" office:value="0">
            <text:p>0</text:p>
          </table:table-cell>
          <table:table-cell office:value-type="float" office:value="0.1746031746">
            <text:p>0.1746031746</text:p>
          </table:table-cell>
          <table:table-cell office:value-type="float" office:value="0.2844827586">
            <text:p>0.2844827586</text:p>
          </table:table-cell>
          <table:table-cell office:value-type="float" office:value="0.0540540541">
            <text:p>0.0540540541</text:p>
          </table:table-cell>
          <table:table-cell office:value-type="float" office:value="0.0172413793">
            <text:p>0.0172413793</text:p>
          </table:table-cell>
          <table:table-cell office:value-type="float" office:value="-2">
            <text:p>-2</text:p>
          </table:table-cell>
          <table:table-cell office:value-type="float" office:value="-0.0605296343">
            <text:p>-0.0605296343</text:p>
          </table:table-cell>
          <table:table-cell office:value-type="float" office:value="0.0961538462">
            <text:p>0.0961538462</text:p>
          </table:table-cell>
          <table:table-cell office:value-type="float" office:value="0">
            <text:p>0</text:p>
          </table:table-cell>
          <table:table-cell office:value-type="float" office:value="-0.0769230769">
            <text:p>-0.0769230769</text:p>
          </table:table-cell>
          <table:table-cell office:value-type="float" office:value="0.0205301455">
            <text:p>0.020530145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5.70711026474888">
            <text:p>5.7071102647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2330097">
            <text:p>0.0922330097</text:p>
          </table:table-cell>
          <table:table-cell office:value-type="float" office:value="0.1366906475">
            <text:p>0.1366906475</text:p>
          </table:table-cell>
          <table:table-cell office:value-type="float" office:value="0.0821917808">
            <text:p>0.0821917808</text:p>
          </table:table-cell>
          <table:table-cell office:value-type="float" office:value="0.0431654676">
            <text:p>0.0431654676</text:p>
          </table:table-cell>
          <table:table-cell office:value-type="float" office:value="-5">
            <text:p>-5</text:p>
          </table:table-cell>
          <table:table-cell office:value-type="float" office:value="-0.0833419337">
            <text:p>-0.0833419337</text:p>
          </table:table-cell>
          <table:table-cell office:value-type="float" office:value="0.1007751938">
            <text:p>0.1007751938</text:p>
          </table:table-cell>
          <table:table-cell office:value-type="float" office:value="0">
            <text:p>0</text:p>
          </table:table-cell>
          <table:table-cell office:value-type="float" office:value="-0.0697674419">
            <text:p>-0.0697674419</text:p>
          </table:table-cell>
          <table:table-cell office:value-type="float" office:value="0.0255305836">
            <text:p>0.025530583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09090982207998">
            <text:p>7.0909098221</text:p>
          </table:table-cell>
          <table:table-cell office:value-type="float" office:value="0">
            <text:p>0</text:p>
          </table:table-cell>
          <table:table-cell office:value-type="float" office:value="0.0588235294">
            <text:p>0.0588235294</text:p>
          </table:table-cell>
          <table:table-cell office:value-type="float" office:value="0.0087719298">
            <text:p>0.0087719298</text:p>
          </table:table-cell>
          <table:table-cell table:number-columns-repeated="2" office:value-type="float" office:value="0">
            <text:p>0</text:p>
          </table:table-cell>
          <table:table-cell office:value-type="float" office:value="1.6470588235">
            <text:p>1.6470588235</text:p>
          </table:table-cell>
          <table:table-cell office:value-type="float" office:value="0.2456140351">
            <text:p>0.2456140351</text:p>
          </table:table-cell>
          <table:table-cell office:value-type="float" office:value="50">
            <text:p>50</text:p>
          </table:table-cell>
          <table:table-cell office:value-type="float" office:value="-0.0939278937">
            <text:p>-0.0939278937</text:p>
          </table:table-cell>
          <table:table-cell office:value-type="float" office:value="0.0967741935">
            <text:p>0.0967741935</text:p>
          </table:table-cell>
          <table:table-cell office:value-type="float" office:value="0">
            <text:p>0</text:p>
          </table:table-cell>
          <table:table-cell office:value-type="float" office:value="-0.064516129">
            <text:p>-0.064516129</text:p>
          </table:table-cell>
          <table:table-cell office:value-type="float" office:value="0.021030993">
            <text:p>0.02103099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0.978750682204201">
            <text:p>-0.9787506822</text:p>
          </table:table-cell>
          <table:table-cell office:value-type="float" office:value="0">
            <text:p>0</text:p>
          </table:table-cell>
          <table:table-cell office:value-type="float" office:value="0.0833333333">
            <text:p>0.0833333333</text:p>
          </table:table-cell>
          <table:table-cell office:value-type="float" office:value="0.0178571429">
            <text:p>0.0178571429</text:p>
          </table:table-cell>
          <table:table-cell office:value-type="float" office:value="0.0127118644">
            <text:p>0.0127118644</text:p>
          </table:table-cell>
          <table:table-cell office:value-type="float" office:value="0.0178571429">
            <text:p>0.0178571429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388251052">
            <text:p>0.0388251052</text:p>
          </table:table-cell>
          <table:table-cell office:value-type="float" office:value="0.0833333333">
            <text:p>0.0833333333</text:p>
          </table:table-cell>
          <table:table-cell office:value-type="float" office:value="0">
            <text:p>0</text:p>
          </table:table-cell>
          <table:table-cell office:value-type="float" office:value="-0.0166666667">
            <text:p>-0.0166666667</text:p>
          </table:table-cell>
          <table:table-cell office:value-type="float" office:value="0.0138888889">
            <text:p>0.013888888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24246854465704">
            <text:p>2.2424685447</text:p>
          </table:table-cell>
          <table:table-cell office:value-type="float" office:value="0">
            <text:p>0</text:p>
          </table:table-cell>
          <table:table-cell office:value-type="float" office:value="0.2276422764">
            <text:p>0.2276422764</text:p>
          </table:table-cell>
          <table:table-cell office:value-type="float" office:value="0.1647058824">
            <text:p>0.1647058824</text:p>
          </table:table-cell>
          <table:table-cell office:value-type="float" office:value="0.01875">
            <text:p>0.01875</text:p>
          </table:table-cell>
          <table:table-cell office:value-type="float" office:value="0.0352941176">
            <text:p>0.0352941176</text:p>
          </table:table-cell>
          <table:table-cell office:value-type="float" office:value="0.0650406504">
            <text:p>0.0650406504</text:p>
          </table:table-cell>
          <table:table-cell office:value-type="float" office:value="0.0470588235">
            <text:p>0.0470588235</text:p>
          </table:table-cell>
          <table:table-cell office:value-type="float" office:value="-11">
            <text:p>-11</text:p>
          </table:table-cell>
          <table:table-cell office:value-type="float" office:value="-0.1782585394">
            <text:p>-0.1782585394</text:p>
          </table:table-cell>
          <table:table-cell office:value-type="float" office:value="0.0333333333">
            <text:p>0.0333333333</text:p>
          </table:table-cell>
          <table:table-cell office:value-type="float" office:value="0.036437247">
            <text:p>0.036437247</text:p>
          </table:table-cell>
          <table:table-cell office:value-type="float" office:value="-0.0095238095">
            <text:p>-0.0095238095</text:p>
          </table:table-cell>
          <table:table-cell office:value-type="float" office:value="0.0378802897">
            <text:p>0.037880289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09090982207998">
            <text:p>7.0909098221</text:p>
          </table:table-cell>
          <table:table-cell office:value-type="float" office:value="0">
            <text:p>0</text:p>
          </table:table-cell>
          <table:table-cell office:value-type="float" office:value="0.012345679">
            <text:p>0.012345679</text:p>
          </table:table-cell>
          <table:table-cell office:value-type="float" office:value="0.0086956522">
            <text:p>0.0086956522</text:p>
          </table:table-cell>
          <table:table-cell office:value-type="float" office:value="0.0746268657">
            <text:p>0.0746268657</text:p>
          </table:table-cell>
          <table:table-cell office:value-type="float" office:value="0.0869565217">
            <text:p>0.0869565217</text:p>
          </table:table-cell>
          <table:table-cell office:value-type="float" office:value="0.024691358">
            <text:p>0.024691358</text:p>
          </table:table-cell>
          <table:table-cell office:value-type="float" office:value="0.0173913043">
            <text:p>0.0173913043</text:p>
          </table:table-cell>
          <table:table-cell office:value-type="float" office:value="-12">
            <text:p>-12</text:p>
          </table:table-cell>
          <table:table-cell office:value-type="float" office:value="0.0168851525">
            <text:p>0.0168851525</text:p>
          </table:table-cell>
          <table:table-cell office:value-type="float" office:value="0.0086206897">
            <text:p>0.0086206897</text:p>
          </table:table-cell>
          <table:table-cell office:value-type="float" office:value="0">
            <text:p>0</text:p>
          </table:table-cell>
          <table:table-cell office:value-type="float" office:value="0.0086206897">
            <text:p>0.0086206897</text:p>
          </table:table-cell>
          <table:table-cell office:value-type="float" office:value="0.0143542042">
            <text:p>0.014354204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8.07121853996986">
            <text:p>8.0712185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9009009">
            <text:p>0.009009009</text:p>
          </table:table-cell>
          <table:table-cell office:value-type="float" office:value="0.0078740157">
            <text:p>0.0078740157</text:p>
          </table:table-cell>
          <table:table-cell table:number-columns-repeated="2" office:value-type="float" office:value="0">
            <text:p>0</text:p>
          </table:table-cell>
          <table:table-cell office:value-type="float" office:value="-23">
            <text:p>-23</text:p>
          </table:table-cell>
          <table:table-cell office:value-type="float" office:value="-0.0453406243">
            <text:p>-0.0453406243</text:p>
          </table:table-cell>
          <table:table-cell office:value-type="float" office:value="0.0131578947">
            <text:p>0.013157894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1799954">
            <text:p>0.015179995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49609734517596">
            <text:p>7.4960973452</text:p>
          </table:table-cell>
          <table:table-cell table:number-columns-repeated="3" office:value-type="float" office:value="0">
            <text:p>0</text:p>
          </table:table-cell>
          <table:table-cell office:value-type="float" office:value="0.1578947368">
            <text:p>0.1578947368</text:p>
          </table:table-cell>
          <table:table-cell office:value-type="float" office:value="0.0837209302">
            <text:p>0.0837209302</text:p>
          </table:table-cell>
          <table:table-cell office:value-type="float" office:value="0.7931034483">
            <text:p>0.7931034483</text:p>
          </table:table-cell>
          <table:table-cell office:value-type="float" office:value="0.1069767442">
            <text:p>0.1069767442</text:p>
          </table:table-cell>
          <table:table-cell office:value-type="float" office:value="19">
            <text:p>19</text:p>
          </table:table-cell>
          <table:table-cell office:value-type="float" office:value="0.0031746032">
            <text:p>0.0031746032</text:p>
          </table:table-cell>
          <table:table-cell office:value-type="float" office:value="0.0238095238">
            <text:p>0.0238095238</text:p>
          </table:table-cell>
          <table:table-cell office:value-type="float" office:value="0">
            <text:p>0</text:p>
          </table:table-cell>
          <table:table-cell office:value-type="float" office:value="0.0476190476">
            <text:p>0.0476190476</text:p>
          </table:table-cell>
          <table:table-cell office:value-type="float" office:value="0.0113756614">
            <text:p>0.011375661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5.99396142170657">
            <text:p>-5.9939614217</text:p>
          </table:table-cell>
          <table:table-cell office:value-type="float" office:value="0.009569378">
            <text:p>0.0095693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622009569">
            <text:p>0.0622009569</text:p>
          </table:table-cell>
          <table:table-cell office:value-type="float" office:value="0.0462633452">
            <text:p>0.0462633452</text:p>
          </table:table-cell>
          <table:table-cell office:value-type="float" office:value="0.0705882353">
            <text:p>0.0705882353</text:p>
          </table:table-cell>
          <table:table-cell office:value-type="float" office:value="0.0213523132">
            <text:p>0.0213523132</text:p>
          </table:table-cell>
          <table:table-cell office:value-type="float" office:value="1">
            <text:p>1</text:p>
          </table:table-cell>
          <table:table-cell office:value-type="float" office:value="-0.0768386939">
            <text:p>-0.0768386939</text:p>
          </table:table-cell>
          <table:table-cell office:value-type="float" office:value="0.0410958904">
            <text:p>0.0410958904</text:p>
          </table:table-cell>
          <table:table-cell office:value-type="float" office:value="0.0238095238">
            <text:p>0.0238095238</text:p>
          </table:table-cell>
          <table:table-cell office:value-type="float" office:value="0">
            <text:p>0</text:p>
          </table:table-cell>
          <table:table-cell office:value-type="float" office:value="0.0307375692">
            <text:p>0.030737569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.117644310567837">
            <text:p>0.1176443106</text:p>
          </table:table-cell>
          <table:table-cell office:value-type="float" office:value="0">
            <text:p>0</text:p>
          </table:table-cell>
          <table:table-cell office:value-type="float" office:value="0.0408163265">
            <text:p>0.0408163265</text:p>
          </table:table-cell>
          <table:table-cell office:value-type="float" office:value="0.0065789474">
            <text:p>0.0065789474</text:p>
          </table:table-cell>
          <table:table-cell office:value-type="float" office:value="0.0846153846">
            <text:p>0.0846153846</text:p>
          </table:table-cell>
          <table:table-cell office:value-type="float" office:value="0.0361842105">
            <text:p>0.0361842105</text:p>
          </table:table-cell>
          <table:table-cell office:value-type="float" office:value="0.1428571429">
            <text:p>0.1428571429</text:p>
          </table:table-cell>
          <table:table-cell office:value-type="float" office:value="0.0230263158">
            <text:p>0.0230263158</text:p>
          </table:table-cell>
          <table:table-cell office:value-type="float" office:value="-5">
            <text:p>-5</text:p>
          </table:table-cell>
          <table:table-cell office:value-type="float" office:value="0.02">
            <text:p>0.02</text:p>
          </table:table-cell>
          <table:table-cell office:value-type="float" office:value="0.0136986301">
            <text:p>0.01369863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283105">
            <text:p>0.00228310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8.34307787116938">
            <text:p>8.3430778712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4440154">
            <text:p>0.0154440154</text:p>
          </table:table-cell>
          <table:table-cell office:value-type="float" office:value="0.0144927536">
            <text:p>0.0144927536</text:p>
          </table:table-cell>
          <table:table-cell office:value-type="float" office:value="1.9032258065">
            <text:p>1.9032258065</text:p>
          </table:table-cell>
          <table:table-cell office:value-type="float" office:value="0.2137681159">
            <text:p>0.2137681159</text:p>
          </table:table-cell>
          <table:table-cell office:value-type="float" office:value="7">
            <text:p>7</text:p>
          </table:table-cell>
          <table:table-cell office:value-type="float" office:value="0.0793753865">
            <text:p>0.0793753865</text:p>
          </table:table-cell>
          <table:table-cell office:value-type="float" office:value="0.0204081633">
            <text:p>0.0204081633</text:p>
          </table:table-cell>
          <table:table-cell office:value-type="float" office:value="0">
            <text:p>0</text:p>
          </table:table-cell>
          <table:table-cell office:value-type="float" office:value="-0.0204081633">
            <text:p>-0.0204081633</text:p>
          </table:table-cell>
          <table:table-cell office:value-type="float" office:value="0.0081632653">
            <text:p>0.008163265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17088847851251">
            <text:p>7.1708884785</text:p>
          </table:table-cell>
          <table:table-cell office:value-type="float" office:value="0.0041841004">
            <text:p>0.0041841004</text:p>
          </table:table-cell>
          <table:table-cell office:value-type="float" office:value="0.0588235294">
            <text:p>0.0588235294</text:p>
          </table:table-cell>
          <table:table-cell office:value-type="float" office:value="0.0161290323">
            <text:p>0.0161290323</text:p>
          </table:table-cell>
          <table:table-cell office:value-type="float" office:value="0.0836820084">
            <text:p>0.0836820084</text:p>
          </table:table-cell>
          <table:table-cell office:value-type="float" office:value="0.1075268817">
            <text:p>0.1075268817</text:p>
          </table:table-cell>
          <table:table-cell office:value-type="float" office:value="0.2352941176">
            <text:p>0.2352941176</text:p>
          </table:table-cell>
          <table:table-cell office:value-type="float" office:value="0.064516129">
            <text:p>0.064516129</text:p>
          </table:table-cell>
          <table:table-cell office:value-type="float" office:value="13">
            <text:p>13</text:p>
          </table:table-cell>
          <table:table-cell office:value-type="float" office:value="0.0860576906">
            <text:p>0.0860576906</text:p>
          </table:table-cell>
          <table:table-cell office:value-type="float" office:value="0.0229885057">
            <text:p>0.0229885057</text:p>
          </table:table-cell>
          <table:table-cell office:value-type="float" office:value="0">
            <text:p>0</text:p>
          </table:table-cell>
          <table:table-cell office:value-type="float" office:value="0.0114942529">
            <text:p>0.0114942529</text:p>
          </table:table-cell>
          <table:table-cell office:value-type="float" office:value="0.0085941782">
            <text:p>0.008594178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60140233458373">
            <text:p>7.6014023346</text:p>
          </table:table-cell>
          <table:table-cell office:value-type="float" office:value="0">
            <text:p>0</text:p>
          </table:table-cell>
          <table:table-cell office:value-type="float" office:value="0.019047619">
            <text:p>0.019047619</text:p>
          </table:table-cell>
          <table:table-cell office:value-type="float" office:value="0.0081300813">
            <text:p>0.0081300813</text:p>
          </table:table-cell>
          <table:table-cell office:value-type="float" office:value="0.0617977528">
            <text:p>0.0617977528</text:p>
          </table:table-cell>
          <table:table-cell office:value-type="float" office:value="0.0447154472">
            <text:p>0.0447154472</text:p>
          </table:table-cell>
          <table:table-cell office:value-type="float" office:value="0.0285714286">
            <text:p>0.0285714286</text:p>
          </table:table-cell>
          <table:table-cell office:value-type="float" office:value="0.012195122">
            <text:p>0.012195122</text:p>
          </table:table-cell>
          <table:table-cell office:value-type="float" office:value="7">
            <text:p>7</text:p>
          </table:table-cell>
          <table:table-cell office:value-type="float" office:value="-0.0116959064">
            <text:p>-0.0116959064</text:p>
          </table:table-cell>
          <table:table-cell office:value-type="float" office:value="0.0350877193">
            <text:p>0.0350877193</text:p>
          </table:table-cell>
          <table:table-cell office:value-type="float" office:value="0">
            <text:p>0</text:p>
          </table:table-cell>
          <table:table-cell office:value-type="float" office:value="-0.0116959064">
            <text:p>-0.0116959064</text:p>
          </table:table-cell>
          <table:table-cell office:value-type="float" office:value="0.0116231325">
            <text:p>0.011623132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09750241064797">
            <text:p>1.0975024106</text:p>
          </table:table-cell>
          <table:table-cell office:value-type="float" office:value="0.0023640662">
            <text:p>0.0023640662</text:p>
          </table:table-cell>
          <table:table-cell table:number-columns-repeated="2" office:value-type="float" office:value="0">
            <text:p>0</text:p>
          </table:table-cell>
          <table:table-cell office:value-type="float" office:value="0.0709219858">
            <text:p>0.0709219858</text:p>
          </table:table-cell>
          <table:table-cell office:value-type="float" office:value="0.1704545455">
            <text:p>0.1704545455</text:p>
          </table:table-cell>
          <table:table-cell office:value-type="float" office:value="1.0322580645">
            <text:p>1.0322580645</text:p>
          </table:table-cell>
          <table:table-cell office:value-type="float" office:value="0.1818181818">
            <text:p>0.1818181818</text:p>
          </table:table-cell>
          <table:table-cell office:value-type="float" office:value="-50">
            <text:p>-50</text:p>
          </table:table-cell>
          <table:table-cell office:value-type="float" office:value="-0.1261678787">
            <text:p>-0.1261678787</text:p>
          </table:table-cell>
          <table:table-cell office:value-type="float" office:value="0.0491803279">
            <text:p>0.0491803279</text:p>
          </table:table-cell>
          <table:table-cell office:value-type="float" office:value="0">
            <text:p>0</text:p>
          </table:table-cell>
          <table:table-cell office:value-type="float" office:value="-0.0163934426">
            <text:p>-0.0163934426</text:p>
          </table:table-cell>
          <table:table-cell office:value-type="float" office:value="0.0286854431">
            <text:p>0.028685443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8.64839687703158">
            <text:p>8.648396877</text:p>
          </table:table-cell>
          <table:table-cell table:number-columns-repeated="7" office:value-type="float" office:value="0">
            <text:p>0</text:p>
          </table:table-cell>
          <table:table-cell office:value-type="float" office:value="-24">
            <text:p>-24</text:p>
          </table:table-cell>
          <table:table-cell office:value-type="float" office:value="0.1052876908">
            <text:p>0.1052876908</text:p>
          </table:table-cell>
          <table:table-cell office:value-type="float" office:value="0.0256410256">
            <text:p>0.0256410256</text:p>
          </table:table-cell>
          <table:table-cell office:value-type="float" office:value="0">
            <text:p>0</text:p>
          </table:table-cell>
          <table:table-cell office:value-type="float" office:value="0.0256410256">
            <text:p>0.0256410256</text:p>
          </table:table-cell>
          <table:table-cell office:value-type="float" office:value="0.0170940171">
            <text:p>0.0170940171</text:p>
          </table:table-cell>
        </table:table-row>
        <table:table-row table:style-name="ro2">
          <table:table-cell office:value-type="string">
            <text:p>suicide</text:p>
          </table:table-cell>
          <table:table-cell table:number-columns-repeated="4" office:value-type="float" office:value="0">
            <text:p>0</text:p>
          </table:table-cell>
          <table:table-cell office:value-type="float" office:value="0.1153846154">
            <text:p>0.1153846154</text:p>
          </table:table-cell>
          <table:table-cell office:value-type="float" office:value="0.1639344262">
            <text:p>0.1639344262</text:p>
          </table:table-cell>
          <table:table-cell office:value-type="float" office:value="0.3962264151">
            <text:p>0.3962264151</text:p>
          </table:table-cell>
          <table:table-cell office:value-type="float" office:value="0.1147540984">
            <text:p>0.1147540984</text:p>
          </table:table-cell>
          <table:table-cell office:value-type="float" office:value="30">
            <text:p>30</text:p>
          </table:table-cell>
          <table:table-cell office:value-type="float" office:value="-0.1001851516">
            <text:p>-0.1001851516</text:p>
          </table:table-cell>
          <table:table-cell office:value-type="float" office:value="0.1">
            <text:p>0.1</text:p>
          </table:table-cell>
          <table:table-cell office:value-type="float" office:value="0.0215053763">
            <text:p>0.0215053763</text:p>
          </table:table-cell>
          <table:table-cell office:value-type="float" office:value="-0.0625">
            <text:p>-0.0625</text:p>
          </table:table-cell>
          <table:table-cell office:value-type="float" office:value="0.0329475253">
            <text:p>0.032947525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02833544524186">
            <text:p>1.0283354452</text:p>
          </table:table-cell>
          <table:table-cell office:value-type="float" office:value="0">
            <text:p>0</text:p>
          </table:table-cell>
          <table:table-cell office:value-type="float" office:value="0.0363636364">
            <text:p>0.0363636364</text:p>
          </table:table-cell>
          <table:table-cell office:value-type="float" office:value="0.0107526882">
            <text:p>0.0107526882</text:p>
          </table:table-cell>
          <table:table-cell office:value-type="float" office:value="0.1428571429">
            <text:p>0.1428571429</text:p>
          </table:table-cell>
          <table:table-cell office:value-type="float" office:value="0.1505376344">
            <text:p>0.1505376344</text:p>
          </table:table-cell>
          <table:table-cell office:value-type="float" office:value="0.3272727273">
            <text:p>0.3272727273</text:p>
          </table:table-cell>
          <table:table-cell office:value-type="float" office:value="0.0967741935">
            <text:p>0.0967741935</text:p>
          </table:table-cell>
          <table:table-cell office:value-type="float" office:value="14">
            <text:p>14</text:p>
          </table:table-cell>
          <table:table-cell office:value-type="float" office:value="-0.0462260309">
            <text:p>-0.0462260309</text:p>
          </table:table-cell>
          <table:table-cell office:value-type="float" office:value="0.0581395349">
            <text:p>0.0581395349</text:p>
          </table:table-cell>
          <table:table-cell office:value-type="float" office:value="0.0194174757">
            <text:p>0.0194174757</text:p>
          </table:table-cell>
          <table:table-cell office:value-type="float" office:value="0.011627907">
            <text:p>0.011627907</text:p>
          </table:table-cell>
          <table:table-cell office:value-type="float" office:value="0.0293497518">
            <text:p>0.029349751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3.41290306309127">
            <text:p>3.4129030631</text:p>
          </table:table-cell>
          <table:table-cell office:value-type="float" office:value="0">
            <text:p>0</text:p>
          </table:table-cell>
          <table:table-cell office:value-type="float" office:value="0.0377358491">
            <text:p>0.0377358491</text:p>
          </table:table-cell>
          <table:table-cell office:value-type="float" office:value="0.0102040816">
            <text:p>0.0102040816</text:p>
          </table:table-cell>
          <table:table-cell office:value-type="float" office:value="0.1130952381">
            <text:p>0.1130952381</text:p>
          </table:table-cell>
          <table:table-cell office:value-type="float" office:value="0.193877551">
            <text:p>0.193877551</text:p>
          </table:table-cell>
          <table:table-cell office:value-type="float" office:value="0.0188679245">
            <text:p>0.0188679245</text:p>
          </table:table-cell>
          <table:table-cell office:value-type="float" office:value="0.0051020408">
            <text:p>0.0051020408</text:p>
          </table:table-cell>
          <table:table-cell office:value-type="float" office:value="23">
            <text:p>23</text:p>
          </table:table-cell>
          <table:table-cell office:value-type="float" office:value="-0.2848107816">
            <text:p>-0.2848107816</text:p>
          </table:table-cell>
          <table:table-cell office:value-type="float" office:value="0.1666666667">
            <text:p>0.1666666667</text:p>
          </table:table-cell>
          <table:table-cell office:value-type="float" office:value="0.0298507463">
            <text:p>0.0298507463</text:p>
          </table:table-cell>
          <table:table-cell office:value-type="float" office:value="-0.125">
            <text:p>-0.125</text:p>
          </table:table-cell>
          <table:table-cell office:value-type="float" office:value="0.0622086894">
            <text:p>0.062208689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3.2093254140354">
            <text:p>3.209325414</text:p>
          </table:table-cell>
          <table:table-cell office:value-type="float" office:value="0.0042372881">
            <text:p>0.0042372881</text:p>
          </table:table-cell>
          <table:table-cell office:value-type="float" office:value="0.1948051948">
            <text:p>0.1948051948</text:p>
          </table:table-cell>
          <table:table-cell office:value-type="float" office:value="0.0522648084">
            <text:p>0.0522648084</text:p>
          </table:table-cell>
          <table:table-cell office:value-type="float" office:value="0.0593220339">
            <text:p>0.0593220339</text:p>
          </table:table-cell>
          <table:table-cell office:value-type="float" office:value="0.0487804878">
            <text:p>0.0487804878</text:p>
          </table:table-cell>
          <table:table-cell office:value-type="float" office:value="0.0519480519">
            <text:p>0.0519480519</text:p>
          </table:table-cell>
          <table:table-cell office:value-type="float" office:value="0.0139372822">
            <text:p>0.0139372822</text:p>
          </table:table-cell>
          <table:table-cell office:value-type="float" office:value="-3">
            <text:p>-3</text:p>
          </table:table-cell>
          <table:table-cell office:value-type="float" office:value="0.0245969203">
            <text:p>0.0245969203</text:p>
          </table:table-cell>
          <table:table-cell office:value-type="float" office:value="0.0390625">
            <text:p>0.0390625</text:p>
          </table:table-cell>
          <table:table-cell office:value-type="float" office:value="0">
            <text:p>0</text:p>
          </table:table-cell>
          <table:table-cell office:value-type="float" office:value="0.0234375">
            <text:p>0.0234375</text:p>
          </table:table-cell>
          <table:table-cell office:value-type="float" office:value="0.0222592089">
            <text:p>0.022259208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66950587606264">
            <text:p>2.6695058761</text:p>
          </table:table-cell>
          <table:table-cell table:number-columns-repeated="3" office:value-type="float" office:value="0">
            <text:p>0</text:p>
          </table:table-cell>
          <table:table-cell office:value-type="float" office:value="0.065">
            <text:p>0.065</text:p>
          </table:table-cell>
          <table:table-cell office:value-type="float" office:value="0.0890410959">
            <text:p>0.0890410959</text:p>
          </table:table-cell>
          <table:table-cell office:value-type="float" office:value="0.1739130435">
            <text:p>0.1739130435</text:p>
          </table:table-cell>
          <table:table-cell office:value-type="float" office:value="0.0821917808">
            <text:p>0.0821917808</text:p>
          </table:table-cell>
          <table:table-cell office:value-type="float" office:value="30">
            <text:p>30</text:p>
          </table:table-cell>
          <table:table-cell office:value-type="float" office:value="0.023264547">
            <text:p>0.023264547</text:p>
          </table:table-cell>
          <table:table-cell office:value-type="float" office:value="0.0943396226">
            <text:p>0.0943396226</text:p>
          </table:table-cell>
          <table:table-cell office:value-type="float" office:value="0">
            <text:p>0</text:p>
          </table:table-cell>
          <table:table-cell office:value-type="float" office:value="0.0094339623">
            <text:p>0.0094339623</text:p>
          </table:table-cell>
          <table:table-cell office:value-type="float" office:value="0.0248645331">
            <text:p>0.024864533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93773177526011">
            <text:p>7.9377317753</text:p>
          </table:table-cell>
          <table:table-cell office:value-type="float" office:value="0">
            <text:p>0</text:p>
          </table:table-cell>
          <table:table-cell office:value-type="float" office:value="0.0256410256">
            <text:p>0.0256410256</text:p>
          </table:table-cell>
          <table:table-cell office:value-type="float" office:value="0.0096618357">
            <text:p>0.0096618357</text:p>
          </table:table-cell>
          <table:table-cell office:value-type="float" office:value="0.1274131274">
            <text:p>0.1274131274</text:p>
          </table:table-cell>
          <table:table-cell office:value-type="float" office:value="0.1594202899">
            <text:p>0.1594202899</text:p>
          </table:table-cell>
          <table:table-cell office:value-type="float" office:value="0.2051282051">
            <text:p>0.2051282051</text:p>
          </table:table-cell>
          <table:table-cell office:value-type="float" office:value="0.077294686">
            <text:p>0.077294686</text:p>
          </table:table-cell>
          <table:table-cell office:value-type="float" office:value="-19">
            <text:p>-19</text:p>
          </table:table-cell>
          <table:table-cell office:value-type="float" office:value="0.1254871626">
            <text:p>0.1254871626</text:p>
          </table:table-cell>
          <table:table-cell office:value-type="float" office:value="0.0127388535">
            <text:p>0.0127388535</text:p>
          </table:table-cell>
          <table:table-cell office:value-type="float" office:value="0.0152284264">
            <text:p>0.0152284264</text:p>
          </table:table-cell>
          <table:table-cell office:value-type="float" office:value="0.0636942675">
            <text:p>0.0636942675</text:p>
          </table:table-cell>
          <table:table-cell office:value-type="float" office:value="0.0166168503">
            <text:p>0.016616850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1.20164451456402">
            <text:p>-1.2016445146</text:p>
          </table:table-cell>
          <table:table-cell office:value-type="float" office:value="0.022556391">
            <text:p>0.02255639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5112782">
            <text:p>0.045112782</text:p>
          </table:table-cell>
          <table:table-cell office:value-type="float" office:value="0.0272727273">
            <text:p>0.0272727273</text:p>
          </table:table-cell>
          <table:table-cell office:value-type="float" office:value="0.04">
            <text:p>0.04</text:p>
          </table:table-cell>
          <table:table-cell office:value-type="float" office:value="0.0136363636">
            <text:p>0.0136363636</text:p>
          </table:table-cell>
          <table:table-cell office:value-type="float" office:value="5">
            <text:p>5</text:p>
          </table:table-cell>
          <table:table-cell office:value-type="float" office:value="0.0170008782">
            <text:p>0.0170008782</text:p>
          </table:table-cell>
          <table:table-cell office:value-type="float" office:value="0.0625">
            <text:p>0.0625</text:p>
          </table:table-cell>
          <table:table-cell office:value-type="float" office:value="0.0078125">
            <text:p>0.0078125</text:p>
          </table:table-cell>
          <table:table-cell office:value-type="float" office:value="-0.0089285714">
            <text:p>-0.0089285714</text:p>
          </table:table-cell>
          <table:table-cell office:value-type="float" office:value="0.0226086797">
            <text:p>0.022608679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1.01001270938968">
            <text:p>-1.0100127094</text:p>
          </table:table-cell>
          <table:table-cell table:number-columns-repeated="3" office:value-type="float" office:value="0">
            <text:p>0</text:p>
          </table:table-cell>
          <table:table-cell office:value-type="float" office:value="0.1116751269">
            <text:p>0.1116751269</text:p>
          </table:table-cell>
          <table:table-cell office:value-type="float" office:value="0.1456953642">
            <text:p>0.1456953642</text:p>
          </table:table-cell>
          <table:table-cell office:value-type="float" office:value="0.2">
            <text:p>0.2</text:p>
          </table:table-cell>
          <table:table-cell office:value-type="float" office:value="0.0794701987">
            <text:p>0.0794701987</text:p>
          </table:table-cell>
          <table:table-cell office:value-type="float" office:value="6">
            <text:p>6</text:p>
          </table:table-cell>
          <table:table-cell office:value-type="float" office:value="0.0244836217">
            <text:p>0.0244836217</text:p>
          </table:table-cell>
          <table:table-cell office:value-type="float" office:value="0.101010101">
            <text:p>0.101010101</text:p>
          </table:table-cell>
          <table:table-cell office:value-type="float" office:value="0">
            <text:p>0</text:p>
          </table:table-cell>
          <table:table-cell office:value-type="float" office:value="-0.0606060606">
            <text:p>-0.0606060606</text:p>
          </table:table-cell>
          <table:table-cell office:value-type="float" office:value="0.0240813936">
            <text:p>0.024081393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69876631479127">
            <text:p>2.6987663148</text:p>
          </table:table-cell>
          <table:table-cell table:number-columns-repeated="3" office:value-type="float" office:value="0">
            <text:p>0</text:p>
          </table:table-cell>
          <table:table-cell office:value-type="float" office:value="0.0578034682">
            <text:p>0.0578034682</text:p>
          </table:table-cell>
          <table:table-cell office:value-type="float" office:value="0.0694444444">
            <text:p>0.0694444444</text:p>
          </table:table-cell>
          <table:table-cell office:value-type="float" office:value="0.0447761194">
            <text:p>0.0447761194</text:p>
          </table:table-cell>
          <table:table-cell office:value-type="float" office:value="0.0208333333">
            <text:p>0.0208333333</text:p>
          </table:table-cell>
          <table:table-cell office:value-type="float" office:value="15">
            <text:p>15</text:p>
          </table:table-cell>
          <table:table-cell office:value-type="float" office:value="-0.1200354161">
            <text:p>-0.1200354161</text:p>
          </table:table-cell>
          <table:table-cell office:value-type="float" office:value="0.1016949153">
            <text:p>0.1016949153</text:p>
          </table:table-cell>
          <table:table-cell office:value-type="float" office:value="0.0070921986">
            <text:p>0.0070921986</text:p>
          </table:table-cell>
          <table:table-cell office:value-type="float" office:value="-0.0677966102">
            <text:p>-0.0677966102</text:p>
          </table:table-cell>
          <table:table-cell office:value-type="float" office:value="0.0367879021">
            <text:p>0.036787902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09090982207998">
            <text:p>7.0909098221</text:p>
          </table:table-cell>
          <table:table-cell table:number-columns-repeated="3" office:value-type="float" office:value="0">
            <text:p>0</text:p>
          </table:table-cell>
          <table:table-cell office:value-type="float" office:value="0.0474452555">
            <text:p>0.0474452555</text:p>
          </table:table-cell>
          <table:table-cell office:value-type="float" office:value="0.0610328638">
            <text:p>0.0610328638</text:p>
          </table:table-cell>
          <table:table-cell office:value-type="float" office:value="0.6666666667">
            <text:p>0.6666666667</text:p>
          </table:table-cell>
          <table:table-cell office:value-type="float" office:value="0.1784037559">
            <text:p>0.1784037559</text:p>
          </table:table-cell>
          <table:table-cell office:value-type="float" office:value="16">
            <text:p>16</text:p>
          </table:table-cell>
          <table:table-cell office:value-type="float" office:value="0.0128676236">
            <text:p>0.0128676236</text:p>
          </table:table-cell>
          <table:table-cell office:value-type="float" office:value="0.0631578947">
            <text:p>0.0631578947</text:p>
          </table:table-cell>
          <table:table-cell office:value-type="float" office:value="0.016">
            <text:p>0.016</text:p>
          </table:table-cell>
          <table:table-cell office:value-type="float" office:value="0.0210526316">
            <text:p>0.0210526316</text:p>
          </table:table-cell>
          <table:table-cell office:value-type="float" office:value="0.0252078682">
            <text:p>0.025207868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8.43402895015547">
            <text:p>8.4340289502</text:p>
          </table:table-cell>
          <table:table-cell office:value-type="float" office:value="0">
            <text:p>0</text:p>
          </table:table-cell>
          <table:table-cell office:value-type="float" office:value="0.2739726027">
            <text:p>0.2739726027</text:p>
          </table:table-cell>
          <table:table-cell office:value-type="float" office:value="0.1129943503">
            <text:p>0.1129943503</text:p>
          </table:table-cell>
          <table:table-cell office:value-type="float" office:value="0.0586666667">
            <text:p>0.0586666667</text:p>
          </table:table-cell>
          <table:table-cell office:value-type="float" office:value="0.1242937853">
            <text:p>0.1242937853</text:p>
          </table:table-cell>
          <table:table-cell office:value-type="float" office:value="0.0136986301">
            <text:p>0.0136986301</text:p>
          </table:table-cell>
          <table:table-cell office:value-type="float" office:value="0.0056497175">
            <text:p>0.0056497175</text:p>
          </table:table-cell>
          <table:table-cell office:value-type="float" office:value="-7">
            <text:p>-7</text:p>
          </table:table-cell>
          <table:table-cell office:value-type="float" office:value="-0.0754985723">
            <text:p>-0.0754985723</text:p>
          </table:table-cell>
          <table:table-cell office:value-type="float" office:value="0.0298507463">
            <text:p>0.0298507463</text:p>
          </table:table-cell>
          <table:table-cell office:value-type="float" office:value="0.0335195531">
            <text:p>0.0335195531</text:p>
          </table:table-cell>
          <table:table-cell office:value-type="float" office:value="0.0149253731">
            <text:p>0.0149253731</text:p>
          </table:table-cell>
          <table:table-cell office:value-type="float" office:value="0.0270520123">
            <text:p>0.027052012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">
            <text:p>0</text:p>
          </table:table-cell>
          <table:table-cell office:value-type="float" office:value="0.0117647059">
            <text:p>0.011764705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70588235">
            <text:p>0.0470588235</text:p>
          </table:table-cell>
          <table:table-cell office:value-type="float" office:value="0.0888888889">
            <text:p>0.0888888889</text:p>
          </table:table-cell>
          <table:table-cell office:value-type="float" office:value="0.0470588235">
            <text:p>0.0470588235</text:p>
          </table:table-cell>
          <table:table-cell office:value-type="float" office:value="6">
            <text:p>6</text:p>
          </table:table-cell>
          <table:table-cell office:value-type="float" office:value="-0.1226009618">
            <text:p>-0.1226009618</text:p>
          </table:table-cell>
          <table:table-cell office:value-type="float" office:value="0.0709219858">
            <text:p>0.0709219858</text:p>
          </table:table-cell>
          <table:table-cell office:value-type="float" office:value="0.0127388535">
            <text:p>0.0127388535</text:p>
          </table:table-cell>
          <table:table-cell office:value-type="float" office:value="-0.0496453901">
            <text:p>-0.0496453901</text:p>
          </table:table-cell>
          <table:table-cell office:value-type="float" office:value="0.0272690666">
            <text:p>0.027269066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8.38958700571109">
            <text:p>-8.389587005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66666667">
            <text:p>0.0266666667</text:p>
          </table:table-cell>
          <table:table-cell office:value-type="float" office:value="0.0087145969">
            <text:p>0.0087145969</text:p>
          </table:table-cell>
          <table:table-cell office:value-type="float" office:value="0.075">
            <text:p>0.075</text:p>
          </table:table-cell>
          <table:table-cell office:value-type="float" office:value="0.0065359477">
            <text:p>0.0065359477</text:p>
          </table:table-cell>
          <table:table-cell office:value-type="float" office:value="0">
            <text:p>0</text:p>
          </table:table-cell>
          <table:table-cell office:value-type="float" office:value="0.0604993632">
            <text:p>0.0604993632</text:p>
          </table:table-cell>
          <table:table-cell office:value-type="float" office:value="0.0243902439">
            <text:p>0.0243902439</text:p>
          </table:table-cell>
          <table:table-cell office:value-type="float" office:value="0">
            <text:p>0</text:p>
          </table:table-cell>
          <table:table-cell office:value-type="float" office:value="0.0365853659">
            <text:p>0.0365853659</text:p>
          </table:table-cell>
          <table:table-cell office:value-type="float" office:value="0.0156929476">
            <text:p>0.015692947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6.80350525760834">
            <text:p>6.8035052576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220994475">
            <text:p>0.0220994475</text:p>
          </table:table-cell>
          <table:table-cell office:value-type="float" office:value="0.1055276382">
            <text:p>0.1055276382</text:p>
          </table:table-cell>
          <table:table-cell office:value-type="float" office:value="0.1160220994">
            <text:p>0.1160220994</text:p>
          </table:table-cell>
          <table:table-cell office:value-type="float" office:value="0.32">
            <text:p>0.32</text:p>
          </table:table-cell>
          <table:table-cell office:value-type="float" office:value="0.0883977901">
            <text:p>0.0883977901</text:p>
          </table:table-cell>
          <table:table-cell office:value-type="float" office:value="3">
            <text:p>3</text:p>
          </table:table-cell>
          <table:table-cell office:value-type="float" office:value="-0.1126318936">
            <text:p>-0.1126318936</text:p>
          </table:table-cell>
          <table:table-cell office:value-type="float" office:value="0.0980392157">
            <text:p>0.0980392157</text:p>
          </table:table-cell>
          <table:table-cell office:value-type="float" office:value="0.0208333333">
            <text:p>0.0208333333</text:p>
          </table:table-cell>
          <table:table-cell office:value-type="float" office:value="-0.068627451">
            <text:p>-0.068627451</text:p>
          </table:table-cell>
          <table:table-cell office:value-type="float" office:value="0.0287683583">
            <text:p>0.028768358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8.16080392095467">
            <text:p>8.160803921</text:p>
          </table:table-cell>
          <table:table-cell office:value-type="float" office:value="0">
            <text:p>0</text:p>
          </table:table-cell>
          <table:table-cell office:value-type="float" office:value="0.2181818182">
            <text:p>0.2181818182</text:p>
          </table:table-cell>
          <table:table-cell office:value-type="float" office:value="0.0424028269">
            <text:p>0.0424028269</text:p>
          </table:table-cell>
          <table:table-cell office:value-type="float" office:value="0.0201342282">
            <text:p>0.0201342282</text:p>
          </table:table-cell>
          <table:table-cell office:value-type="float" office:value="0.0212014134">
            <text:p>0.0212014134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0.1298677051">
            <text:p>0.1298677051</text:p>
          </table:table-cell>
          <table:table-cell office:value-type="float" office:value="0.0659340659">
            <text:p>0.0659340659</text:p>
          </table:table-cell>
          <table:table-cell office:value-type="float" office:value="0.0091743119">
            <text:p>0.0091743119</text:p>
          </table:table-cell>
          <table:table-cell office:value-type="float" office:value="0.032967033">
            <text:p>0.032967033</text:p>
          </table:table-cell>
          <table:table-cell office:value-type="float" office:value="0.0157543089">
            <text:p>0.015754308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49609734517596">
            <text:p>7.4960973452</text:p>
          </table:table-cell>
          <table:table-cell office:value-type="float" office:value="0">
            <text:p>0</text:p>
          </table:table-cell>
          <table:table-cell office:value-type="float" office:value="0.0263157895">
            <text:p>0.0263157895</text:p>
          </table:table-cell>
          <table:table-cell office:value-type="float" office:value="0.0097087379">
            <text:p>0.0097087379</text:p>
          </table:table-cell>
          <table:table-cell office:value-type="float" office:value="0.087431694">
            <text:p>0.087431694</text:p>
          </table:table-cell>
          <table:table-cell office:value-type="float" office:value="0.0776699029">
            <text:p>0.0776699029</text:p>
          </table:table-cell>
          <table:table-cell office:value-type="float" office:value="0.0921052632">
            <text:p>0.0921052632</text:p>
          </table:table-cell>
          <table:table-cell office:value-type="float" office:value="0.0339805825">
            <text:p>0.0339805825</text:p>
          </table:table-cell>
          <table:table-cell office:value-type="float" office:value="3">
            <text:p>3</text:p>
          </table:table-cell>
          <table:table-cell office:value-type="float" office:value="0.0249529415">
            <text:p>0.0249529415</text:p>
          </table:table-cell>
          <table:table-cell office:value-type="float" office:value="0.0396825397">
            <text:p>0.0396825397</text:p>
          </table:table-cell>
          <table:table-cell office:value-type="float" office:value="0">
            <text:p>0</text:p>
          </table:table-cell>
          <table:table-cell office:value-type="float" office:value="0.0238095238">
            <text:p>0.0238095238</text:p>
          </table:table-cell>
          <table:table-cell office:value-type="float" office:value="0.0136058233">
            <text:p>0.013605823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49609734517596">
            <text:p>7.4960973452</text:p>
          </table:table-cell>
          <table:table-cell table:number-columns-repeated="3" office:value-type="float" office:value="0">
            <text:p>0</text:p>
          </table:table-cell>
          <table:table-cell office:value-type="float" office:value="0.0758928571">
            <text:p>0.0758928571</text:p>
          </table:table-cell>
          <table:table-cell office:value-type="float" office:value="0.0837438424">
            <text:p>0.0837438424</text:p>
          </table:table-cell>
          <table:table-cell office:value-type="float" office:value="0.0535714286">
            <text:p>0.0535714286</text:p>
          </table:table-cell>
          <table:table-cell office:value-type="float" office:value="0.0147783251">
            <text:p>0.0147783251</text:p>
          </table:table-cell>
          <table:table-cell office:value-type="float" office:value="12">
            <text:p>12</text:p>
          </table:table-cell>
          <table:table-cell office:value-type="float" office:value="-0.1760000028">
            <text:p>-0.1760000028</text:p>
          </table:table-cell>
          <table:table-cell office:value-type="float" office:value="0.0888888889">
            <text:p>0.0888888889</text:p>
          </table:table-cell>
          <table:table-cell office:value-type="float" office:value="0.0173913043">
            <text:p>0.0173913043</text:p>
          </table:table-cell>
          <table:table-cell office:value-type="float" office:value="-0.0555555556">
            <text:p>-0.0555555556</text:p>
          </table:table-cell>
          <table:table-cell office:value-type="float" office:value="0.037660916">
            <text:p>0.03766091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88537463076993">
            <text:p>1.8853746308</text:p>
          </table:table-cell>
          <table:table-cell office:value-type="float" office:value="0">
            <text:p>0</text:p>
          </table:table-cell>
          <table:table-cell office:value-type="float" office:value="0.2826086957">
            <text:p>0.2826086957</text:p>
          </table:table-cell>
          <table:table-cell office:value-type="float" office:value="0.0553191489">
            <text:p>0.0553191489</text:p>
          </table:table-cell>
          <table:table-cell office:value-type="float" office:value="0.0926640927">
            <text:p>0.0926640927</text:p>
          </table:table-cell>
          <table:table-cell office:value-type="float" office:value="0.1021276596">
            <text:p>0.1021276596</text:p>
          </table:table-cell>
          <table:table-cell office:value-type="float" office:value="0.2173913043">
            <text:p>0.2173913043</text:p>
          </table:table-cell>
          <table:table-cell office:value-type="float" office:value="0.0425531915">
            <text:p>0.0425531915</text:p>
          </table:table-cell>
          <table:table-cell office:value-type="float" office:value="2">
            <text:p>2</text:p>
          </table:table-cell>
          <table:table-cell office:value-type="float" office:value="-0.1476110367">
            <text:p>-0.1476110367</text:p>
          </table:table-cell>
          <table:table-cell office:value-type="float" office:value="0.0947368421">
            <text:p>0.0947368421</text:p>
          </table:table-cell>
          <table:table-cell office:value-type="float" office:value="0.0381679389">
            <text:p>0.0381679389</text:p>
          </table:table-cell>
          <table:table-cell office:value-type="float" office:value="-0.0421052632">
            <text:p>-0.0421052632</text:p>
          </table:table-cell>
          <table:table-cell office:value-type="float" office:value="0.0429139992">
            <text:p>0.042913999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09090982207998">
            <text:p>7.0909098221</text:p>
          </table:table-cell>
          <table:table-cell office:value-type="float" office:value="0">
            <text:p>0</text:p>
          </table:table-cell>
          <table:table-cell office:value-type="float" office:value="0.1081081081">
            <text:p>0.1081081081</text:p>
          </table:table-cell>
          <table:table-cell office:value-type="float" office:value="0.0179372197">
            <text:p>0.0179372197</text:p>
          </table:table-cell>
          <table:table-cell office:value-type="float" office:value="0.1237113402">
            <text:p>0.1237113402</text:p>
          </table:table-cell>
          <table:table-cell office:value-type="float" office:value="0.0538116592">
            <text:p>0.0538116592</text:p>
          </table:table-cell>
          <table:table-cell office:value-type="float" office:value="0.2432432432">
            <text:p>0.2432432432</text:p>
          </table:table-cell>
          <table:table-cell office:value-type="float" office:value="0.0403587444">
            <text:p>0.0403587444</text:p>
          </table:table-cell>
          <table:table-cell office:value-type="float" office:value="2">
            <text:p>2</text:p>
          </table:table-cell>
          <table:table-cell office:value-type="float" office:value="-0.1321782462">
            <text:p>-0.1321782462</text:p>
          </table:table-cell>
          <table:table-cell office:value-type="float" office:value="0.046875">
            <text:p>0.046875</text:p>
          </table:table-cell>
          <table:table-cell office:value-type="float" office:value="0.0470588235">
            <text:p>0.0470588235</text:p>
          </table:table-cell>
          <table:table-cell office:value-type="float" office:value="-0.015625">
            <text:p>-0.015625</text:p>
          </table:table-cell>
          <table:table-cell office:value-type="float" office:value="0.0376531161">
            <text:p>0.037653116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67127344825227">
            <text:p>1.671273448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03030303">
            <text:p>0.0303030303</text:p>
          </table:table-cell>
          <table:table-cell office:value-type="float" office:value="0.0229885057">
            <text:p>0.0229885057</text:p>
          </table:table-cell>
          <table:table-cell office:value-type="float" office:value="0.2307692308">
            <text:p>0.2307692308</text:p>
          </table:table-cell>
          <table:table-cell office:value-type="float" office:value="0.0689655172">
            <text:p>0.0689655172</text:p>
          </table:table-cell>
          <table:table-cell office:value-type="float" office:value="-6">
            <text:p>-6</text:p>
          </table:table-cell>
          <table:table-cell office:value-type="float" office:value="0.0402230187">
            <text:p>0.0402230187</text:p>
          </table:table-cell>
          <table:table-cell office:value-type="float" office:value="0.012345679">
            <text:p>0.012345679</text:p>
          </table:table-cell>
          <table:table-cell office:value-type="float" office:value="0.0215053763">
            <text:p>0.0215053763</text:p>
          </table:table-cell>
          <table:table-cell office:value-type="float" office:value="0.0617283951">
            <text:p>0.0617283951</text:p>
          </table:table-cell>
          <table:table-cell office:value-type="float" office:value="0.007535782">
            <text:p>0.00753578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.690656519236521">
            <text:p>0.6906565192</text:p>
          </table:table-cell>
          <table:table-cell table:number-columns-repeated="3" office:value-type="float" office:value="0">
            <text:p>0</text:p>
          </table:table-cell>
          <table:table-cell office:value-type="float" office:value="0.1077844311">
            <text:p>0.1077844311</text:p>
          </table:table-cell>
          <table:table-cell office:value-type="float" office:value="0.0679245283">
            <text:p>0.0679245283</text:p>
          </table:table-cell>
          <table:table-cell office:value-type="float" office:value="0.0784313725">
            <text:p>0.0784313725</text:p>
          </table:table-cell>
          <table:table-cell office:value-type="float" office:value="0.0150943396">
            <text:p>0.0150943396</text:p>
          </table:table-cell>
          <table:table-cell office:value-type="float" office:value="6">
            <text:p>6</text:p>
          </table:table-cell>
          <table:table-cell office:value-type="float" office:value="-0.1928478248">
            <text:p>-0.1928478248</text:p>
          </table:table-cell>
          <table:table-cell office:value-type="float" office:value="0.1123595506">
            <text:p>0.1123595506</text:p>
          </table:table-cell>
          <table:table-cell office:value-type="float" office:value="0.0078740157">
            <text:p>0.0078740157</text:p>
          </table:table-cell>
          <table:table-cell office:value-type="float" office:value="-0.0898876404">
            <text:p>-0.0898876404</text:p>
          </table:table-cell>
          <table:table-cell office:value-type="float" office:value="0.0373747177">
            <text:p>0.037374717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3283195274058">
            <text:p>1.3283195274</text:p>
          </table:table-cell>
          <table:table-cell office:value-type="float" office:value="0">
            <text:p>0</text:p>
          </table:table-cell>
          <table:table-cell office:value-type="float" office:value="0.0247933884">
            <text:p>0.0247933884</text:p>
          </table:table-cell>
          <table:table-cell office:value-type="float" office:value="0.0094043887">
            <text:p>0.0094043887</text:p>
          </table:table-cell>
          <table:table-cell office:value-type="float" office:value="0.0879478827">
            <text:p>0.0879478827</text:p>
          </table:table-cell>
          <table:table-cell office:value-type="float" office:value="0.0846394984">
            <text:p>0.0846394984</text:p>
          </table:table-cell>
          <table:table-cell office:value-type="float" office:value="0.0661157025">
            <text:p>0.0661157025</text:p>
          </table:table-cell>
          <table:table-cell office:value-type="float" office:value="0.0250783699">
            <text:p>0.0250783699</text:p>
          </table:table-cell>
          <table:table-cell office:value-type="float" office:value="-23">
            <text:p>-23</text:p>
          </table:table-cell>
          <table:table-cell office:value-type="float" office:value="-0.076355209">
            <text:p>-0.076355209</text:p>
          </table:table-cell>
          <table:table-cell office:value-type="float" office:value="0.067264574">
            <text:p>0.067264574</text:p>
          </table:table-cell>
          <table:table-cell office:value-type="float" office:value="0.0150943396">
            <text:p>0.0150943396</text:p>
          </table:table-cell>
          <table:table-cell office:value-type="float" office:value="-0.0224215247">
            <text:p>-0.0224215247</text:p>
          </table:table-cell>
          <table:table-cell office:value-type="float" office:value="0.0328886801">
            <text:p>0.032888680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49609734517596">
            <text:p>7.4960973452</text:p>
          </table:table-cell>
          <table:table-cell office:value-type="float" office:value="0">
            <text:p>0</text:p>
          </table:table-cell>
          <table:table-cell office:value-type="float" office:value="0.1081081081">
            <text:p>0.1081081081</text:p>
          </table:table-cell>
          <table:table-cell office:value-type="float" office:value="0.0211640212">
            <text:p>0.0211640212</text:p>
          </table:table-cell>
          <table:table-cell office:value-type="float" office:value="0.0518518519">
            <text:p>0.0518518519</text:p>
          </table:table-cell>
          <table:table-cell office:value-type="float" office:value="0.037037037">
            <text:p>0.037037037</text:p>
          </table:table-cell>
          <table:table-cell office:value-type="float" office:value="0.1351351351">
            <text:p>0.1351351351</text:p>
          </table:table-cell>
          <table:table-cell office:value-type="float" office:value="0.0264550265">
            <text:p>0.0264550265</text:p>
          </table:table-cell>
          <table:table-cell office:value-type="float" office:value="2">
            <text:p>2</text:p>
          </table:table-cell>
          <table:table-cell office:value-type="float" office:value="-0.0143022454">
            <text:p>-0.0143022454</text:p>
          </table:table-cell>
          <table:table-cell office:value-type="float" office:value="0.0169491525">
            <text:p>0.0169491525</text:p>
          </table:table-cell>
          <table:table-cell office:value-type="float" office:value="0.0410958904">
            <text:p>0.0410958904</text:p>
          </table:table-cell>
          <table:table-cell office:value-type="float" office:value="0.0338983051">
            <text:p>0.0338983051</text:p>
          </table:table-cell>
          <table:table-cell office:value-type="float" office:value="0.024093578">
            <text:p>0.02409357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76326319615452">
            <text:p>2.7632631962</text:p>
          </table:table-cell>
          <table:table-cell office:value-type="float" office:value="0.0086956522">
            <text:p>0.0086956522</text:p>
          </table:table-cell>
          <table:table-cell office:value-type="float" office:value="0.1272727273">
            <text:p>0.1272727273</text:p>
          </table:table-cell>
          <table:table-cell office:value-type="float" office:value="0.0448717949">
            <text:p>0.0448717949</text:p>
          </table:table-cell>
          <table:table-cell office:value-type="float" office:value="0.052173913">
            <text:p>0.052173913</text:p>
          </table:table-cell>
          <table:table-cell office:value-type="float" office:value="0.0384615385">
            <text:p>0.0384615385</text:p>
          </table:table-cell>
          <table:table-cell office:value-type="float" office:value="0.0545454545">
            <text:p>0.0545454545</text:p>
          </table:table-cell>
          <table:table-cell office:value-type="float" office:value="0.0192307692">
            <text:p>0.0192307692</text:p>
          </table:table-cell>
          <table:table-cell office:value-type="float" office:value="-19">
            <text:p>-19</text:p>
          </table:table-cell>
          <table:table-cell office:value-type="float" office:value="-0.0601057421">
            <text:p>-0.0601057421</text:p>
          </table:table-cell>
          <table:table-cell office:value-type="float" office:value="0.0930232558">
            <text:p>0.0930232558</text:p>
          </table:table-cell>
          <table:table-cell office:value-type="float" office:value="0">
            <text:p>0</text:p>
          </table:table-cell>
          <table:table-cell office:value-type="float" office:value="-0.023255814">
            <text:p>-0.023255814</text:p>
          </table:table-cell>
          <table:table-cell office:value-type="float" office:value="0.0286653599">
            <text:p>0.0286653599</text:p>
          </table:table-cell>
        </table:table-row>
        <table:table-row table:style-name="ro2">
          <table:table-cell office:value-type="string">
            <text:p>suicide</text:p>
          </table:table-cell>
          <table:table-cell table:number-columns-repeated="4" office:value-type="float" office:value="0">
            <text:p>0</text:p>
          </table:table-cell>
          <table:table-cell office:value-type="float" office:value="0.1694915254">
            <text:p>0.1694915254</text:p>
          </table:table-cell>
          <table:table-cell office:value-type="float" office:value="0.0977198697">
            <text:p>0.0977198697</text:p>
          </table:table-cell>
          <table:table-cell office:value-type="float" office:value="0.1818181818">
            <text:p>0.1818181818</text:p>
          </table:table-cell>
          <table:table-cell office:value-type="float" office:value="0.0390879479">
            <text:p>0.0390879479</text:p>
          </table:table-cell>
          <table:table-cell office:value-type="float" office:value="31">
            <text:p>31</text:p>
          </table:table-cell>
          <table:table-cell office:value-type="float" office:value="-0.0272727273">
            <text:p>-0.0272727273</text:p>
          </table:table-cell>
          <table:table-cell office:value-type="float" office:value="0.0206185567">
            <text:p>0.02061855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190214">
            <text:p>0.01319021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.287266012560867">
            <text:p>0.2872660126</text:p>
          </table:table-cell>
          <table:table-cell table:number-columns-repeated="3" office:value-type="float" office:value="0">
            <text:p>0</text:p>
          </table:table-cell>
          <table:table-cell office:value-type="float" office:value="0.1304347826">
            <text:p>0.1304347826</text:p>
          </table:table-cell>
          <table:table-cell office:value-type="float" office:value="0.1348314607">
            <text:p>0.1348314607</text:p>
          </table:table-cell>
          <table:table-cell office:value-type="float" office:value="0.1020408163">
            <text:p>0.1020408163</text:p>
          </table:table-cell>
          <table:table-cell office:value-type="float" office:value="0.0280898876">
            <text:p>0.0280898876</text:p>
          </table:table-cell>
          <table:table-cell office:value-type="float" office:value="22">
            <text:p>22</text:p>
          </table:table-cell>
          <table:table-cell office:value-type="float" office:value="-0.0943555849">
            <text:p>-0.0943555849</text:p>
          </table:table-cell>
          <table:table-cell office:value-type="float" office:value="0.0674157303">
            <text:p>0.0674157303</text:p>
          </table:table-cell>
          <table:table-cell office:value-type="float" office:value="0">
            <text:p>0</text:p>
          </table:table-cell>
          <table:table-cell office:value-type="float" office:value="-0.0449438202">
            <text:p>-0.0449438202</text:p>
          </table:table-cell>
          <table:table-cell office:value-type="float" office:value="0.022739223">
            <text:p>0.02273922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01058192356872">
            <text:p>2.0105819236</text:p>
          </table:table-cell>
          <table:table-cell table:number-columns-repeated="3" office:value-type="float" office:value="0">
            <text:p>0</text:p>
          </table:table-cell>
          <table:table-cell office:value-type="float" office:value="0.0630252101">
            <text:p>0.0630252101</text:p>
          </table:table-cell>
          <table:table-cell office:value-type="float" office:value="0.076142132">
            <text:p>0.076142132</text:p>
          </table:table-cell>
          <table:table-cell office:value-type="float" office:value="0.3529411765">
            <text:p>0.3529411765</text:p>
          </table:table-cell>
          <table:table-cell office:value-type="float" office:value="0.0913705584">
            <text:p>0.0913705584</text:p>
          </table:table-cell>
          <table:table-cell office:value-type="float" office:value="-14">
            <text:p>-14</text:p>
          </table:table-cell>
          <table:table-cell office:value-type="float" office:value="-0.0217647059">
            <text:p>-0.0217647059</text:p>
          </table:table-cell>
          <table:table-cell office:value-type="float" office:value="0.0470588235">
            <text:p>0.0470588235</text:p>
          </table:table-cell>
          <table:table-cell office:value-type="float" office:value="0">
            <text:p>0</text:p>
          </table:table-cell>
          <table:table-cell office:value-type="float" office:value="-0.0117647059">
            <text:p>-0.0117647059</text:p>
          </table:table-cell>
          <table:table-cell office:value-type="float" office:value="0.0145778311">
            <text:p>0.014577831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0.913301193001908">
            <text:p>-0.913301193</text:p>
          </table:table-cell>
          <table:table-cell office:value-type="float" office:value="0.0061349693">
            <text:p>0.006134969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82822086">
            <text:p>0.0582822086</text:p>
          </table:table-cell>
          <table:table-cell office:value-type="float" office:value="0.0603174603">
            <text:p>0.0603174603</text:p>
          </table:table-cell>
          <table:table-cell office:value-type="float" office:value="0.15625">
            <text:p>0.15625</text:p>
          </table:table-cell>
          <table:table-cell office:value-type="float" office:value="0.0634920635">
            <text:p>0.0634920635</text:p>
          </table:table-cell>
          <table:table-cell office:value-type="float" office:value="9">
            <text:p>9</text:p>
          </table:table-cell>
          <table:table-cell office:value-type="float" office:value="-0.0566983966">
            <text:p>-0.0566983966</text:p>
          </table:table-cell>
          <table:table-cell office:value-type="float" office:value="0.0632411067">
            <text:p>0.0632411067</text:p>
          </table:table-cell>
          <table:table-cell office:value-type="float" office:value="0.0064102564">
            <text:p>0.0064102564</text:p>
          </table:table-cell>
          <table:table-cell office:value-type="float" office:value="-0.0158102767">
            <text:p>-0.0158102767</text:p>
          </table:table-cell>
          <table:table-cell office:value-type="float" office:value="0.0232723437">
            <text:p>0.023272343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1.38255603896152">
            <text:p>-1.382556039</text:p>
          </table:table-cell>
          <table:table-cell table:number-columns-repeated="3" office:value-type="float" office:value="0">
            <text:p>0</text:p>
          </table:table-cell>
          <table:table-cell office:value-type="float" office:value="0.0572687225">
            <text:p>0.0572687225</text:p>
          </table:table-cell>
          <table:table-cell office:value-type="float" office:value="0.0408805031">
            <text:p>0.0408805031</text:p>
          </table:table-cell>
          <table:table-cell office:value-type="float" office:value="0.0307692308">
            <text:p>0.0307692308</text:p>
          </table:table-cell>
          <table:table-cell office:value-type="float" office:value="0.0062893082">
            <text:p>0.0062893082</text:p>
          </table:table-cell>
          <table:table-cell office:value-type="float" office:value="-26">
            <text:p>-26</text:p>
          </table:table-cell>
          <table:table-cell office:value-type="float" office:value="0.0638866243">
            <text:p>0.0638866243</text:p>
          </table:table-cell>
          <table:table-cell office:value-type="float" office:value="0.0420168067">
            <text:p>0.0420168067</text:p>
          </table:table-cell>
          <table:table-cell office:value-type="float" office:value="0">
            <text:p>0</text:p>
          </table:table-cell>
          <table:table-cell office:value-type="float" office:value="0.0420168067">
            <text:p>0.0420168067</text:p>
          </table:table-cell>
          <table:table-cell office:value-type="float" office:value="0.0119779255">
            <text:p>0.011977925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74713766273466">
            <text:p>1.7471376627</text:p>
          </table:table-cell>
          <table:table-cell office:value-type="float" office:value="0">
            <text:p>0</text:p>
          </table:table-cell>
          <table:table-cell office:value-type="float" office:value="0.0144927536">
            <text:p>0.0144927536</text:p>
          </table:table-cell>
          <table:table-cell office:value-type="float" office:value="0.0058139535">
            <text:p>0.0058139535</text:p>
          </table:table-cell>
          <table:table-cell office:value-type="float" office:value="0.0696721311">
            <text:p>0.0696721311</text:p>
          </table:table-cell>
          <table:table-cell office:value-type="float" office:value="0.0988372093">
            <text:p>0.0988372093</text:p>
          </table:table-cell>
          <table:table-cell office:value-type="float" office:value="0.2608695652">
            <text:p>0.2608695652</text:p>
          </table:table-cell>
          <table:table-cell office:value-type="float" office:value="0.1046511628">
            <text:p>0.1046511628</text:p>
          </table:table-cell>
          <table:table-cell office:value-type="float" office:value="12">
            <text:p>12</text:p>
          </table:table-cell>
          <table:table-cell office:value-type="float" office:value="0.0260963007">
            <text:p>0.0260963007</text:p>
          </table:table-cell>
          <table:table-cell office:value-type="float" office:value="0.0487804878">
            <text:p>0.0487804878</text:p>
          </table:table-cell>
          <table:table-cell office:value-type="float" office:value="0.0065789474">
            <text:p>0.0065789474</text:p>
          </table:table-cell>
          <table:table-cell office:value-type="float" office:value="0.0243902439">
            <text:p>0.0243902439</text:p>
          </table:table-cell>
          <table:table-cell office:value-type="float" office:value="0.0211707868">
            <text:p>0.021170786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5.30330490805908">
            <text:p>5.3033049081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7052023">
            <text:p>0.0867052023</text:p>
          </table:table-cell>
          <table:table-cell office:value-type="float" office:value="0.0872093023">
            <text:p>0.087209302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0.0905580849">
            <text:p>-0.0905580849</text:p>
          </table:table-cell>
          <table:table-cell office:value-type="float" office:value="0.1097560976">
            <text:p>0.1097560976</text:p>
          </table:table-cell>
          <table:table-cell office:value-type="float" office:value="0.0183486239">
            <text:p>0.0183486239</text:p>
          </table:table-cell>
          <table:table-cell office:value-type="float" office:value="-0.0609756098">
            <text:p>-0.0609756098</text:p>
          </table:table-cell>
          <table:table-cell office:value-type="float" office:value="0.0315548685">
            <text:p>0.031554868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74109909003537">
            <text:p>7.74109909</text:p>
          </table:table-cell>
          <table:table-cell office:value-type="float" office:value="0.006514658">
            <text:p>0.006514658</text:p>
          </table:table-cell>
          <table:table-cell office:value-type="float" office:value="0.0104166667">
            <text:p>0.0104166667</text:p>
          </table:table-cell>
          <table:table-cell office:value-type="float" office:value="0.0052910053">
            <text:p>0.0052910053</text:p>
          </table:table-cell>
          <table:table-cell office:value-type="float" office:value="0.1921824104">
            <text:p>0.1921824104</text:p>
          </table:table-cell>
          <table:table-cell office:value-type="float" office:value="0.3121693122">
            <text:p>0.3121693122</text:p>
          </table:table-cell>
          <table:table-cell office:value-type="float" office:value="0.2708333333">
            <text:p>0.2708333333</text:p>
          </table:table-cell>
          <table:table-cell office:value-type="float" office:value="0.1375661376">
            <text:p>0.1375661376</text:p>
          </table:table-cell>
          <table:table-cell office:value-type="float" office:value="7">
            <text:p>7</text:p>
          </table:table-cell>
          <table:table-cell office:value-type="float" office:value="0.0021518925">
            <text:p>0.0021518925</text:p>
          </table:table-cell>
          <table:table-cell office:value-type="float" office:value="0.0697674419">
            <text:p>0.0697674419</text:p>
          </table:table-cell>
          <table:table-cell office:value-type="float" office:value="0">
            <text:p>0</text:p>
          </table:table-cell>
          <table:table-cell office:value-type="float" office:value="-0.0174418605">
            <text:p>-0.0174418605</text:p>
          </table:table-cell>
          <table:table-cell office:value-type="float" office:value="0.0249375787">
            <text:p>0.024937578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50020034955448">
            <text:p>1.5002003496</text:p>
          </table:table-cell>
          <table:table-cell office:value-type="float" office:value="0">
            <text:p>0</text:p>
          </table:table-cell>
          <table:table-cell office:value-type="float" office:value="0.0175438596">
            <text:p>0.0175438596</text:p>
          </table:table-cell>
          <table:table-cell office:value-type="float" office:value="0.0043859649">
            <text:p>0.0043859649</text:p>
          </table:table-cell>
          <table:table-cell office:value-type="float" office:value="0.0793650794">
            <text:p>0.0793650794</text:p>
          </table:table-cell>
          <table:table-cell office:value-type="float" office:value="0.0438596491">
            <text:p>0.0438596491</text:p>
          </table:table-cell>
          <table:table-cell office:value-type="float" office:value="0.0877192982">
            <text:p>0.0877192982</text:p>
          </table:table-cell>
          <table:table-cell office:value-type="float" office:value="0.0219298246">
            <text:p>0.0219298246</text:p>
          </table:table-cell>
          <table:table-cell office:value-type="float" office:value="-26">
            <text:p>-26</text:p>
          </table:table-cell>
          <table:table-cell office:value-type="float" office:value="-0.0410174621">
            <text:p>-0.0410174621</text:p>
          </table:table-cell>
          <table:table-cell office:value-type="float" office:value="0.0736842105">
            <text:p>0.0736842105</text:p>
          </table:table-cell>
          <table:table-cell office:value-type="float" office:value="0.0341880342">
            <text:p>0.0341880342</text:p>
          </table:table-cell>
          <table:table-cell office:value-type="float" office:value="-0.0421052632">
            <text:p>-0.0421052632</text:p>
          </table:table-cell>
          <table:table-cell office:value-type="float" office:value="0.0256239674">
            <text:p>0.025623967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31388683163346">
            <text:p>7.3138868316</text:p>
          </table:table-cell>
          <table:table-cell office:value-type="float" office:value="0.02">
            <text:p>0.02</text:p>
          </table:table-cell>
          <table:table-cell office:value-type="float" office:value="0.010989011">
            <text:p>0.010989011</text:p>
          </table:table-cell>
          <table:table-cell office:value-type="float" office:value="0.0045045045">
            <text:p>0.0045045045</text:p>
          </table:table-cell>
          <table:table-cell office:value-type="float" office:value="0.05">
            <text:p>0.05</text:p>
          </table:table-cell>
          <table:table-cell office:value-type="float" office:value="0.045045045">
            <text:p>0.045045045</text:p>
          </table:table-cell>
          <table:table-cell office:value-type="float" office:value="0.021978022">
            <text:p>0.021978022</text:p>
          </table:table-cell>
          <table:table-cell office:value-type="float" office:value="0.009009009">
            <text:p>0.009009009</text:p>
          </table:table-cell>
          <table:table-cell office:value-type="float" office:value="-2">
            <text:p>-2</text:p>
          </table:table-cell>
          <table:table-cell office:value-type="float" office:value="-0.0059763875">
            <text:p>-0.0059763875</text:p>
          </table:table-cell>
          <table:table-cell office:value-type="float" office:value="0.0872483221">
            <text:p>0.0872483221</text:p>
          </table:table-cell>
          <table:table-cell office:value-type="float" office:value="0.0061349693">
            <text:p>0.0061349693</text:p>
          </table:table-cell>
          <table:table-cell office:value-type="float" office:value="-0.0268456376">
            <text:p>-0.0268456376</text:p>
          </table:table-cell>
          <table:table-cell office:value-type="float" office:value="0.0237448477">
            <text:p>0.023744847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24494154633701">
            <text:p>7.2449415463</text:p>
          </table:table-cell>
          <table:table-cell office:value-type="float" office:value="0">
            <text:p>0</text:p>
          </table:table-cell>
          <table:table-cell office:value-type="float" office:value="0.0169491525">
            <text:p>0.0169491525</text:p>
          </table:table-cell>
          <table:table-cell office:value-type="float" office:value="0.0060240964">
            <text:p>0.0060240964</text:p>
          </table:table-cell>
          <table:table-cell office:value-type="float" office:value="0.1441860465">
            <text:p>0.1441860465</text:p>
          </table:table-cell>
          <table:table-cell office:value-type="float" office:value="0.186746988">
            <text:p>0.186746988</text:p>
          </table:table-cell>
          <table:table-cell office:value-type="float" office:value="0.3050847458">
            <text:p>0.3050847458</text:p>
          </table:table-cell>
          <table:table-cell office:value-type="float" office:value="0.1084337349">
            <text:p>0.1084337349</text:p>
          </table:table-cell>
          <table:table-cell office:value-type="float" office:value="15">
            <text:p>15</text:p>
          </table:table-cell>
          <table:table-cell office:value-type="float" office:value="-0.02217349">
            <text:p>-0.02217349</text:p>
          </table:table-cell>
          <table:table-cell office:value-type="float" office:value="0.0380952381">
            <text:p>0.0380952381</text:p>
          </table:table-cell>
          <table:table-cell office:value-type="float" office:value="0.027972028">
            <text:p>0.027972028</text:p>
          </table:table-cell>
          <table:table-cell office:value-type="float" office:value="0.019047619">
            <text:p>0.019047619</text:p>
          </table:table-cell>
          <table:table-cell office:value-type="float" office:value="0.0254411789">
            <text:p>0.025441178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69051158196071">
            <text:p>1.690511582</text:p>
          </table:table-cell>
          <table:table-cell office:value-type="float" office:value="0.0090909091">
            <text:p>0.0090909091</text:p>
          </table:table-cell>
          <table:table-cell office:value-type="float" office:value="0.0136986301">
            <text:p>0.0136986301</text:p>
          </table:table-cell>
          <table:table-cell office:value-type="float" office:value="0.0064102564">
            <text:p>0.0064102564</text:p>
          </table:table-cell>
          <table:table-cell office:value-type="float" office:value="0.0393939394">
            <text:p>0.0393939394</text:p>
          </table:table-cell>
          <table:table-cell office:value-type="float" office:value="0.0833333333">
            <text:p>0.0833333333</text:p>
          </table:table-cell>
          <table:table-cell office:value-type="float" office:value="0.2602739726">
            <text:p>0.2602739726</text:p>
          </table:table-cell>
          <table:table-cell office:value-type="float" office:value="0.1217948718">
            <text:p>0.1217948718</text:p>
          </table:table-cell>
          <table:table-cell office:value-type="float" office:value="-19">
            <text:p>-19</text:p>
          </table:table-cell>
          <table:table-cell office:value-type="float" office:value="-0.1916383578">
            <text:p>-0.1916383578</text:p>
          </table:table-cell>
          <table:table-cell office:value-type="float" office:value="0.1103448276">
            <text:p>0.1103448276</text:p>
          </table:table-cell>
          <table:table-cell office:value-type="float" office:value="0.0205128205">
            <text:p>0.0205128205</text:p>
          </table:table-cell>
          <table:table-cell office:value-type="float" office:value="-0.075862069">
            <text:p>-0.075862069</text:p>
          </table:table-cell>
          <table:table-cell office:value-type="float" office:value="0.0400016676">
            <text:p>0.040001667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5.30330490805908">
            <text:p>5.3033049081</text:p>
          </table:table-cell>
          <table:table-cell office:value-type="float" office:value="0.0056338028">
            <text:p>0.00563380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53521127">
            <text:p>0.0253521127</text:p>
          </table:table-cell>
          <table:table-cell office:value-type="float" office:value="0.0489130435">
            <text:p>0.0489130435</text:p>
          </table:table-cell>
          <table:table-cell office:value-type="float" office:value="0.0423728814">
            <text:p>0.0423728814</text:p>
          </table:table-cell>
          <table:table-cell office:value-type="float" office:value="0.027173913">
            <text:p>0.027173913</text:p>
          </table:table-cell>
          <table:table-cell office:value-type="float" office:value="-6">
            <text:p>-6</text:p>
          </table:table-cell>
          <table:table-cell office:value-type="float" office:value="-0.008">
            <text:p>-0.008</text:p>
          </table:table-cell>
          <table:table-cell office:value-type="float" office:value="0.0327102804">
            <text:p>0.0327102804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0223827388">
            <text:p>0.022382738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5.30330490805908">
            <text:p>5.3033049081</text:p>
          </table:table-cell>
          <table:table-cell office:value-type="float" office:value="0.0129533679">
            <text:p>0.01295336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5440415">
            <text:p>0.0155440415</text:p>
          </table:table-cell>
          <table:table-cell office:value-type="float" office:value="0.028436019">
            <text:p>0.028436019</text:p>
          </table:table-cell>
          <table:table-cell office:value-type="float" office:value="0.0157480315">
            <text:p>0.0157480315</text:p>
          </table:table-cell>
          <table:table-cell office:value-type="float" office:value="0.009478673">
            <text:p>0.009478673</text:p>
          </table:table-cell>
          <table:table-cell office:value-type="float" office:value="-28">
            <text:p>-28</text:p>
          </table:table-cell>
          <table:table-cell office:value-type="float" office:value="-0.0013384891">
            <text:p>-0.0013384891</text:p>
          </table:table-cell>
          <table:table-cell office:value-type="float" office:value="0.0458715596">
            <text:p>0.0458715596</text:p>
          </table:table-cell>
          <table:table-cell office:value-type="float" office:value="0.0039370079">
            <text:p>0.0039370079</text:p>
          </table:table-cell>
          <table:table-cell office:value-type="float" office:value="-0.0137614679">
            <text:p>-0.0137614679</text:p>
          </table:table-cell>
          <table:table-cell office:value-type="float" office:value="0.0246837185">
            <text:p>0.024683718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86365126544865">
            <text:p>7.8636512654</text:p>
          </table:table-cell>
          <table:table-cell table:number-columns-repeated="3" office:value-type="float" office:value="0">
            <text:p>0</text:p>
          </table:table-cell>
          <table:table-cell office:value-type="float" office:value="0.0793650794">
            <text:p>0.0793650794</text:p>
          </table:table-cell>
          <table:table-cell office:value-type="float" office:value="0.1071428571">
            <text:p>0.1071428571</text:p>
          </table:table-cell>
          <table:table-cell office:value-type="float" office:value="0.09375">
            <text:p>0.09375</text:p>
          </table:table-cell>
          <table:table-cell office:value-type="float" office:value="0.0428571429">
            <text:p>0.0428571429</text:p>
          </table:table-cell>
          <table:table-cell office:value-type="float" office:value="-10">
            <text:p>-10</text:p>
          </table:table-cell>
          <table:table-cell office:value-type="float" office:value="0.0016708438">
            <text:p>0.0016708438</text:p>
          </table:table-cell>
          <table:table-cell office:value-type="float" office:value="0.0761904762">
            <text:p>0.076190476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8373712">
            <text:p>0.023837371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09090982207998">
            <text:p>7.0909098221</text:p>
          </table:table-cell>
          <table:table-cell office:value-type="float" office:value="0.0080645161">
            <text:p>0.0080645161</text:p>
          </table:table-cell>
          <table:table-cell office:value-type="float" office:value="0.0149253731">
            <text:p>0.0149253731</text:p>
          </table:table-cell>
          <table:table-cell office:value-type="float" office:value="0.0084745763">
            <text:p>0.0084745763</text:p>
          </table:table-cell>
          <table:table-cell office:value-type="float" office:value="0.0080645161">
            <text:p>0.0080645161</text:p>
          </table:table-cell>
          <table:table-cell office:value-type="float" office:value="0.0084745763">
            <text:p>0.0084745763</text:p>
          </table:table-cell>
          <table:table-cell office:value-type="float" office:value="0.0149253731">
            <text:p>0.0149253731</text:p>
          </table:table-cell>
          <table:table-cell office:value-type="float" office:value="0.0084745763">
            <text:p>0.0084745763</text:p>
          </table:table-cell>
          <table:table-cell office:value-type="float" office:value="4">
            <text:p>4</text:p>
          </table:table-cell>
          <table:table-cell office:value-type="float" office:value="-0.0037521263">
            <text:p>-0.0037521263</text:p>
          </table:table-cell>
          <table:table-cell office:value-type="float" office:value="0.0754716981">
            <text:p>0.0754716981</text:p>
          </table:table-cell>
          <table:table-cell office:value-type="float" office:value="0">
            <text:p>0</text:p>
          </table:table-cell>
          <table:table-cell office:value-type="float" office:value="-0.0188679245">
            <text:p>-0.0188679245</text:p>
          </table:table-cell>
          <table:table-cell office:value-type="float" office:value="0.0204845993">
            <text:p>0.020484599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8.49719454490955">
            <text:p>8.4971945449</text:p>
          </table:table-cell>
          <table:table-cell office:value-type="float" office:value="0.0050632911">
            <text:p>0.0050632911</text:p>
          </table:table-cell>
          <table:table-cell office:value-type="float" office:value="0.0833333333">
            <text:p>0.0833333333</text:p>
          </table:table-cell>
          <table:table-cell office:value-type="float" office:value="0.0410094637">
            <text:p>0.0410094637</text:p>
          </table:table-cell>
          <table:table-cell office:value-type="float" office:value="0.0658227848">
            <text:p>0.0658227848</text:p>
          </table:table-cell>
          <table:table-cell office:value-type="float" office:value="0.0820189274">
            <text:p>0.0820189274</text:p>
          </table:table-cell>
          <table:table-cell office:value-type="float" office:value="0.108974359">
            <text:p>0.108974359</text:p>
          </table:table-cell>
          <table:table-cell office:value-type="float" office:value="0.0536277603">
            <text:p>0.0536277603</text:p>
          </table:table-cell>
          <table:table-cell office:value-type="float" office:value="7">
            <text:p>7</text:p>
          </table:table-cell>
          <table:table-cell office:value-type="float" office:value="0.0752345319">
            <text:p>0.0752345319</text:p>
          </table:table-cell>
          <table:table-cell office:value-type="float" office:value="0.0381679389">
            <text:p>0.0381679389</text:p>
          </table:table-cell>
          <table:table-cell office:value-type="float" office:value="0.0034129693">
            <text:p>0.0034129693</text:p>
          </table:table-cell>
          <table:table-cell office:value-type="float" office:value="0.0419847328">
            <text:p>0.0419847328</text:p>
          </table:table-cell>
          <table:table-cell office:value-type="float" office:value="0.0170933215">
            <text:p>0.017093321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">
            <text:p>0</text:p>
          </table:table-cell>
          <table:table-cell office:value-type="float" office:value="0.0108108108">
            <text:p>0.01081081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2432432">
            <text:p>0.0432432432</text:p>
          </table:table-cell>
          <table:table-cell office:value-type="float" office:value="0.0487804878">
            <text:p>0.0487804878</text:p>
          </table:table-cell>
          <table:table-cell office:value-type="float" office:value="0.0495049505">
            <text:p>0.0495049505</text:p>
          </table:table-cell>
          <table:table-cell office:value-type="float" office:value="0.0304878049">
            <text:p>0.0304878049</text:p>
          </table:table-cell>
          <table:table-cell office:value-type="float" office:value="-9">
            <text:p>-9</text:p>
          </table:table-cell>
          <table:table-cell office:value-type="float" office:value="-0.0525708405">
            <text:p>-0.0525708405</text:p>
          </table:table-cell>
          <table:table-cell office:value-type="float" office:value="0.0517241379">
            <text:p>0.0517241379</text:p>
          </table:table-cell>
          <table:table-cell office:value-type="float" office:value="0">
            <text:p>0</text:p>
          </table:table-cell>
          <table:table-cell office:value-type="float" office:value="-0.0287356322">
            <text:p>-0.0287356322</text:p>
          </table:table-cell>
          <table:table-cell office:value-type="float" office:value="0.0248019194">
            <text:p>0.024801919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">
            <text:p>0</text:p>
          </table:table-cell>
          <table:table-cell office:value-type="float" office:value="0.0175438596">
            <text:p>0.01754385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921052632">
            <text:p>0.0921052632</text:p>
          </table:table-cell>
          <table:table-cell office:value-type="float" office:value="0.1166666667">
            <text:p>0.1166666667</text:p>
          </table:table-cell>
          <table:table-cell office:value-type="float" office:value="0.0727272727">
            <text:p>0.0727272727</text:p>
          </table:table-cell>
          <table:table-cell office:value-type="float" office:value="0.0444444444">
            <text:p>0.0444444444</text:p>
          </table:table-cell>
          <table:table-cell office:value-type="float" office:value="-20">
            <text:p>-20</text:p>
          </table:table-cell>
          <table:table-cell office:value-type="float" office:value="0.0068774049">
            <text:p>0.0068774049</text:p>
          </table:table-cell>
          <table:table-cell office:value-type="float" office:value="0.0607734807">
            <text:p>0.0607734807</text:p>
          </table:table-cell>
          <table:table-cell office:value-type="float" office:value="0.0047169811">
            <text:p>0.0047169811</text:p>
          </table:table-cell>
          <table:table-cell office:value-type="float" office:value="0.0110497238">
            <text:p>0.0110497238</text:p>
          </table:table-cell>
          <table:table-cell office:value-type="float" office:value="0.0218083232">
            <text:p>0.021808323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">
            <text:p>0</text:p>
          </table:table-cell>
          <table:table-cell office:value-type="float" office:value="0.0085470085">
            <text:p>0.00854700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484330484">
            <text:p>0.0484330484</text:p>
          </table:table-cell>
          <table:table-cell office:value-type="float" office:value="0.1">
            <text:p>0.1</text:p>
          </table:table-cell>
          <table:table-cell office:value-type="float" office:value="0.0367647059">
            <text:p>0.0367647059</text:p>
          </table:table-cell>
          <table:table-cell office:value-type="float" office:value="0.0294117647">
            <text:p>0.0294117647</text:p>
          </table:table-cell>
          <table:table-cell office:value-type="float" office:value="-1">
            <text:p>-1</text:p>
          </table:table-cell>
          <table:table-cell office:value-type="float" office:value="0.0362513326">
            <text:p>0.0362513326</text:p>
          </table:table-cell>
          <table:table-cell office:value-type="float" office:value="0.0465116279">
            <text:p>0.04651162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9485888">
            <text:p>0.015948588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0.469254845973914">
            <text:p>-0.469254846</text:p>
          </table:table-cell>
          <table:table-cell table:number-columns-repeated="3" office:value-type="float" office:value="0">
            <text:p>0</text:p>
          </table:table-cell>
          <table:table-cell office:value-type="float" office:value="0.0436681223">
            <text:p>0.0436681223</text:p>
          </table:table-cell>
          <table:table-cell office:value-type="float" office:value="0.0458715596">
            <text:p>0.0458715596</text:p>
          </table:table-cell>
          <table:table-cell office:value-type="float" office:value="0.025974026">
            <text:p>0.025974026</text:p>
          </table:table-cell>
          <table:table-cell office:value-type="float" office:value="0.0183486239">
            <text:p>0.0183486239</text:p>
          </table:table-cell>
          <table:table-cell office:value-type="float" office:value="-3">
            <text:p>-3</text:p>
          </table:table-cell>
          <table:table-cell office:value-type="float" office:value="-0.03856033">
            <text:p>-0.03856033</text:p>
          </table:table-cell>
          <table:table-cell office:value-type="float" office:value="0.0421455939">
            <text:p>0.0421455939</text:p>
          </table:table-cell>
          <table:table-cell office:value-type="float" office:value="0.0035460993">
            <text:p>0.0035460993</text:p>
          </table:table-cell>
          <table:table-cell office:value-type="float" office:value="-0.0229885057">
            <text:p>-0.0229885057</text:p>
          </table:table-cell>
          <table:table-cell office:value-type="float" office:value="0.016843771">
            <text:p>0.01684377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5.30330490365908">
            <text:p>-5.3033049037</text:p>
          </table:table-cell>
          <table:table-cell office:value-type="float" office:value="0.0026246719">
            <text:p>0.0026246719</text:p>
          </table:table-cell>
          <table:table-cell table:number-columns-repeated="2" office:value-type="float" office:value="0">
            <text:p>0</text:p>
          </table:table-cell>
          <table:table-cell office:value-type="float" office:value="0.0393700787">
            <text:p>0.0393700787</text:p>
          </table:table-cell>
          <table:table-cell office:value-type="float" office:value="0.0614754098">
            <text:p>0.0614754098</text:p>
          </table:table-cell>
          <table:table-cell office:value-type="float" office:value="0.053030303">
            <text:p>0.053030303</text:p>
          </table:table-cell>
          <table:table-cell office:value-type="float" office:value="0.0286885246">
            <text:p>0.0286885246</text:p>
          </table:table-cell>
          <table:table-cell office:value-type="float" office:value="-29">
            <text:p>-29</text:p>
          </table:table-cell>
          <table:table-cell office:value-type="float" office:value="0.0681139122">
            <text:p>0.0681139122</text:p>
          </table:table-cell>
          <table:table-cell office:value-type="float" office:value="0.0384615385">
            <text:p>0.0384615385</text:p>
          </table:table-cell>
          <table:table-cell office:value-type="float" office:value="0">
            <text:p>0</text:p>
          </table:table-cell>
          <table:table-cell office:value-type="float" office:value="0.0128205128">
            <text:p>0.0128205128</text:p>
          </table:table-cell>
          <table:table-cell office:value-type="float" office:value="0.0116856999">
            <text:p>0.011685699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1.6712734483299">
            <text:p>-1.6712734483</text:p>
          </table:table-cell>
          <table:table-cell office:value-type="float" office:value="0">
            <text:p>0</text:p>
          </table:table-cell>
          <table:table-cell office:value-type="float" office:value="0.0080645161">
            <text:p>0.0080645161</text:p>
          </table:table-cell>
          <table:table-cell office:value-type="float" office:value="0.0069444444">
            <text:p>0.0069444444</text:p>
          </table:table-cell>
          <table:table-cell office:value-type="float" office:value="0.0670926518">
            <text:p>0.0670926518</text:p>
          </table:table-cell>
          <table:table-cell office:value-type="float" office:value="0.1458333333">
            <text:p>0.1458333333</text:p>
          </table:table-cell>
          <table:table-cell office:value-type="float" office:value="0.0080645161">
            <text:p>0.0080645161</text:p>
          </table:table-cell>
          <table:table-cell office:value-type="float" office:value="0.0069444444">
            <text:p>0.0069444444</text:p>
          </table:table-cell>
          <table:table-cell office:value-type="float" office:value="-8">
            <text:p>-8</text:p>
          </table:table-cell>
          <table:table-cell office:value-type="float" office:value="-0.0514475743">
            <text:p>-0.0514475743</text:p>
          </table:table-cell>
          <table:table-cell office:value-type="float" office:value="0.0256410256">
            <text:p>0.0256410256</text:p>
          </table:table-cell>
          <table:table-cell office:value-type="float" office:value="0.0185185185">
            <text:p>0.0185185185</text:p>
          </table:table-cell>
          <table:table-cell office:value-type="float" office:value="0">
            <text:p>0</text:p>
          </table:table-cell>
          <table:table-cell office:value-type="float" office:value="0.0229699239">
            <text:p>0.022969923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1.50020034954628">
            <text:p>-1.5002003495</text:p>
          </table:table-cell>
          <table:table-cell table:number-columns-repeated="3" office:value-type="float" office:value="0">
            <text:p>0</text:p>
          </table:table-cell>
          <table:table-cell office:value-type="float" office:value="0.0810810811">
            <text:p>0.0810810811</text:p>
          </table:table-cell>
          <table:table-cell office:value-type="float" office:value="0.1111111111">
            <text:p>0.1111111111</text:p>
          </table:table-cell>
          <table:table-cell office:value-type="float" office:value="0.03">
            <text:p>0.03</text:p>
          </table:table-cell>
          <table:table-cell office:value-type="float" office:value="0.0222222222">
            <text:p>0.0222222222</text:p>
          </table:table-cell>
          <table:table-cell office:value-type="float" office:value="2">
            <text:p>2</text:p>
          </table:table-cell>
          <table:table-cell office:value-type="float" office:value="0.0025152159">
            <text:p>0.0025152159</text:p>
          </table:table-cell>
          <table:table-cell office:value-type="float" office:value="0.0666666667">
            <text:p>0.0666666667</text:p>
          </table:table-cell>
          <table:table-cell office:value-type="float" office:value="0.0048543689">
            <text:p>0.0048543689</text:p>
          </table:table-cell>
          <table:table-cell office:value-type="float" office:value="-0.0222222222">
            <text:p>-0.0222222222</text:p>
          </table:table-cell>
          <table:table-cell office:value-type="float" office:value="0.0232840093">
            <text:p>0.023284009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55013534248843">
            <text:p>7.5501353425</text:p>
          </table:table-cell>
          <table:table-cell office:value-type="float" office:value="0.0126582278">
            <text:p>0.0126582278</text:p>
          </table:table-cell>
          <table:table-cell table:number-columns-repeated="2" office:value-type="float" office:value="0">
            <text:p>0</text:p>
          </table:table-cell>
          <table:table-cell office:value-type="float" office:value="0.1054852321">
            <text:p>0.1054852321</text:p>
          </table:table-cell>
          <table:table-cell office:value-type="float" office:value="0.1329787234">
            <text:p>0.1329787234</text:p>
          </table:table-cell>
          <table:table-cell office:value-type="float" office:value="0.2659574468">
            <text:p>0.2659574468</text:p>
          </table:table-cell>
          <table:table-cell office:value-type="float" office:value="0.1329787234">
            <text:p>0.1329787234</text:p>
          </table:table-cell>
          <table:table-cell office:value-type="float" office:value="-16">
            <text:p>-16</text:p>
          </table:table-cell>
          <table:table-cell office:value-type="float" office:value="0.0078982597">
            <text:p>0.0078982597</text:p>
          </table:table-cell>
          <table:table-cell office:value-type="float" office:value="0.0301204819">
            <text:p>0.0301204819</text:p>
          </table:table-cell>
          <table:table-cell office:value-type="float" office:value="0">
            <text:p>0</text:p>
          </table:table-cell>
          <table:table-cell office:value-type="float" office:value="0.0301204819">
            <text:p>0.0301204819</text:p>
          </table:table-cell>
          <table:table-cell office:value-type="float" office:value="0.0160117171">
            <text:p>0.016011717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4.61512051674126">
            <text:p>-4.6151205167</text:p>
          </table:table-cell>
          <table:table-cell table:number-columns-repeated="3" office:value-type="float" office:value="0">
            <text:p>0</text:p>
          </table:table-cell>
          <table:table-cell office:value-type="float" office:value="0.0557377049">
            <text:p>0.0557377049</text:p>
          </table:table-cell>
          <table:table-cell office:value-type="float" office:value="0.0944444444">
            <text:p>0.0944444444</text:p>
          </table:table-cell>
          <table:table-cell office:value-type="float" office:value="0.0491803279">
            <text:p>0.0491803279</text:p>
          </table:table-cell>
          <table:table-cell office:value-type="float" office:value="0.0333333333">
            <text:p>0.0333333333</text:p>
          </table:table-cell>
          <table:table-cell office:value-type="float" office:value="3">
            <text:p>3</text:p>
          </table:table-cell>
          <table:table-cell office:value-type="float" office:value="-0.0122613803">
            <text:p>-0.0122613803</text:p>
          </table:table-cell>
          <table:table-cell office:value-type="float" office:value="0.0220264317">
            <text:p>0.0220264317</text:p>
          </table:table-cell>
          <table:table-cell office:value-type="float" office:value="0">
            <text:p>0</text:p>
          </table:table-cell>
          <table:table-cell office:value-type="float" office:value="0.0044052863">
            <text:p>0.0044052863</text:p>
          </table:table-cell>
          <table:table-cell office:value-type="float" office:value="0.0173489283">
            <text:p>0.017348928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8.00670084544037">
            <text:p>8.0067008454</text:p>
          </table:table-cell>
          <table:table-cell office:value-type="float" office:value="0">
            <text:p>0</text:p>
          </table:table-cell>
          <table:table-cell office:value-type="float" office:value="0.0206185567">
            <text:p>0.0206185567</text:p>
          </table:table-cell>
          <table:table-cell office:value-type="float" office:value="0.015625">
            <text:p>0.015625</text:p>
          </table:table-cell>
          <table:table-cell office:value-type="float" office:value="0.0433212996">
            <text:p>0.0433212996</text:p>
          </table:table-cell>
          <table:table-cell office:value-type="float" office:value="0.09375">
            <text:p>0.09375</text:p>
          </table:table-cell>
          <table:table-cell office:value-type="float" office:value="0.0515463918">
            <text:p>0.0515463918</text:p>
          </table:table-cell>
          <table:table-cell office:value-type="float" office:value="0.0390625">
            <text:p>0.0390625</text:p>
          </table:table-cell>
          <table:table-cell office:value-type="float" office:value="2">
            <text:p>2</text:p>
          </table:table-cell>
          <table:table-cell office:value-type="float" office:value="-0.0845977552">
            <text:p>-0.0845977552</text:p>
          </table:table-cell>
          <table:table-cell office:value-type="float" office:value="0.0764705882">
            <text:p>0.0764705882</text:p>
          </table:table-cell>
          <table:table-cell office:value-type="float" office:value="0.0051282051">
            <text:p>0.0051282051</text:p>
          </table:table-cell>
          <table:table-cell office:value-type="float" office:value="-0.0352941176">
            <text:p>-0.0352941176</text:p>
          </table:table-cell>
          <table:table-cell office:value-type="float" office:value="0.027213636">
            <text:p>0.02721363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.286851162541733">
            <text:p>0.2868511625</text:p>
          </table:table-cell>
          <table:table-cell office:value-type="float" office:value="0">
            <text:p>0</text:p>
          </table:table-cell>
          <table:table-cell office:value-type="float" office:value="0.006993007">
            <text:p>0.006993007</text:p>
          </table:table-cell>
          <table:table-cell office:value-type="float" office:value="0.0074074074">
            <text:p>0.0074074074</text:p>
          </table:table-cell>
          <table:table-cell office:value-type="float" office:value="0.0527950311">
            <text:p>0.0527950311</text:p>
          </table:table-cell>
          <table:table-cell office:value-type="float" office:value="0.1259259259">
            <text:p>0.1259259259</text:p>
          </table:table-cell>
          <table:table-cell office:value-type="float" office:value="0.0769230769">
            <text:p>0.0769230769</text:p>
          </table:table-cell>
          <table:table-cell office:value-type="float" office:value="0.0814814815">
            <text:p>0.0814814815</text:p>
          </table:table-cell>
          <table:table-cell office:value-type="float" office:value="11">
            <text:p>11</text:p>
          </table:table-cell>
          <table:table-cell office:value-type="float" office:value="-0.0135641543">
            <text:p>-0.0135641543</text:p>
          </table:table-cell>
          <table:table-cell office:value-type="float" office:value="0.04048583">
            <text:p>0.04048583</text:p>
          </table:table-cell>
          <table:table-cell office:value-type="float" office:value="0.0038022814">
            <text:p>0.0038022814</text:p>
          </table:table-cell>
          <table:table-cell office:value-type="float" office:value="0.012145749">
            <text:p>0.012145749</text:p>
          </table:table-cell>
          <table:table-cell office:value-type="float" office:value="0.0185973298">
            <text:p>0.018597329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0.688184391196034">
            <text:p>-0.6881843912</text:p>
          </table:table-cell>
          <table:table-cell office:value-type="float" office:value="0.0033444816">
            <text:p>0.0033444816</text:p>
          </table:table-cell>
          <table:table-cell table:number-columns-repeated="2" office:value-type="float" office:value="0">
            <text:p>0</text:p>
          </table:table-cell>
          <table:table-cell office:value-type="float" office:value="0.0702341137">
            <text:p>0.0702341137</text:p>
          </table:table-cell>
          <table:table-cell office:value-type="float" office:value="0.125748503">
            <text:p>0.125748503</text:p>
          </table:table-cell>
          <table:table-cell office:value-type="float" office:value="0.0654205607">
            <text:p>0.0654205607</text:p>
          </table:table-cell>
          <table:table-cell office:value-type="float" office:value="0.0419161677">
            <text:p>0.0419161677</text:p>
          </table:table-cell>
          <table:table-cell office:value-type="float" office:value="-16">
            <text:p>-16</text:p>
          </table:table-cell>
          <table:table-cell office:value-type="float" office:value="-0.0081386867">
            <text:p>-0.0081386867</text:p>
          </table:table-cell>
          <table:table-cell office:value-type="float" office:value="0.0656565657">
            <text:p>0.0656565657</text:p>
          </table:table-cell>
          <table:table-cell office:value-type="float" office:value="0.003968254">
            <text:p>0.003968254</text:p>
          </table:table-cell>
          <table:table-cell office:value-type="float" office:value="-0.0101010101">
            <text:p>-0.0101010101</text:p>
          </table:table-cell>
          <table:table-cell office:value-type="float" office:value="0.015441569">
            <text:p>0.01544156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0.117644310491664">
            <text:p>-0.1176443105</text:p>
          </table:table-cell>
          <table:table-cell office:value-type="float" office:value="0.0029239766">
            <text:p>0.002923976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63157895">
            <text:p>0.0263157895</text:p>
          </table:table-cell>
          <table:table-cell office:value-type="float" office:value="0.05625">
            <text:p>0.05625</text:p>
          </table:table-cell>
          <table:table-cell office:value-type="float" office:value="0.0144230769">
            <text:p>0.0144230769</text:p>
          </table:table-cell>
          <table:table-cell office:value-type="float" office:value="0.01875">
            <text:p>0.01875</text:p>
          </table:table-cell>
          <table:table-cell office:value-type="float" office:value="-14">
            <text:p>-14</text:p>
          </table:table-cell>
          <table:table-cell office:value-type="float" office:value="-0.095430137">
            <text:p>-0.095430137</text:p>
          </table:table-cell>
          <table:table-cell office:value-type="float" office:value="0.04">
            <text:p>0.04</text:p>
          </table:table-cell>
          <table:table-cell office:value-type="float" office:value="0.0153061224">
            <text:p>0.0153061224</text:p>
          </table:table-cell>
          <table:table-cell office:value-type="float" office:value="-0.0114285714">
            <text:p>-0.0114285714</text:p>
          </table:table-cell>
          <table:table-cell office:value-type="float" office:value="0.026880322">
            <text:p>0.02688032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5.70711027564888">
            <text:p>-5.7071102756</text:p>
          </table:table-cell>
          <table:table-cell office:value-type="float" office:value="0.049833887">
            <text:p>0.049833887</text:p>
          </table:table-cell>
          <table:table-cell table:number-columns-repeated="2" office:value-type="float" office:value="0">
            <text:p>0</text:p>
          </table:table-cell>
          <table:table-cell office:value-type="float" office:value="0.049833887">
            <text:p>0.049833887</text:p>
          </table:table-cell>
          <table:table-cell office:value-type="float" office:value="0.0769230769">
            <text:p>0.0769230769</text:p>
          </table:table-cell>
          <table:table-cell office:value-type="float" office:value="0.0619469027">
            <text:p>0.0619469027</text:p>
          </table:table-cell>
          <table:table-cell office:value-type="float" office:value="0.0358974359">
            <text:p>0.0358974359</text:p>
          </table:table-cell>
          <table:table-cell office:value-type="float" office:value="24">
            <text:p>24</text:p>
          </table:table-cell>
          <table:table-cell office:value-type="float" office:value="0.0071500902">
            <text:p>0.0071500902</text:p>
          </table:table-cell>
          <table:table-cell office:value-type="float" office:value="0.0526315789">
            <text:p>0.0526315789</text:p>
          </table:table-cell>
          <table:table-cell office:value-type="float" office:value="0">
            <text:p>0</text:p>
          </table:table-cell>
          <table:table-cell office:value-type="float" office:value="-0.014354067">
            <text:p>-0.014354067</text:p>
          </table:table-cell>
          <table:table-cell office:value-type="float" office:value="0.0163053135">
            <text:p>0.016305313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5.30330490365908">
            <text:p>-5.3033049037</text:p>
          </table:table-cell>
          <table:table-cell office:value-type="float" office:value="0.0132890365">
            <text:p>0.013289036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99003322">
            <text:p>0.0299003322</text:p>
          </table:table-cell>
          <table:table-cell office:value-type="float" office:value="0.0542168675">
            <text:p>0.0542168675</text:p>
          </table:table-cell>
          <table:table-cell office:value-type="float" office:value="0.0578512397">
            <text:p>0.0578512397</text:p>
          </table:table-cell>
          <table:table-cell office:value-type="float" office:value="0.0421686747">
            <text:p>0.0421686747</text:p>
          </table:table-cell>
          <table:table-cell office:value-type="float" office:value="-37">
            <text:p>-37</text:p>
          </table:table-cell>
          <table:table-cell office:value-type="float" office:value="0.024364131">
            <text:p>0.024364131</text:p>
          </table:table-cell>
          <table:table-cell office:value-type="float" office:value="0.0628019324">
            <text:p>0.0628019324</text:p>
          </table:table-cell>
          <table:table-cell office:value-type="float" office:value="0">
            <text:p>0</text:p>
          </table:table-cell>
          <table:table-cell office:value-type="float" office:value="-0.0144927536">
            <text:p>-0.0144927536</text:p>
          </table:table-cell>
          <table:table-cell office:value-type="float" office:value="0.0176334232">
            <text:p>0.017633423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55013534248843">
            <text:p>7.55013534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729166667">
            <text:p>0.0729166667</text:p>
          </table:table-cell>
          <table:table-cell office:value-type="float" office:value="0.1166666667">
            <text:p>0.1166666667</text:p>
          </table:table-cell>
          <table:table-cell office:value-type="float" office:value="0.1590909091">
            <text:p>0.1590909091</text:p>
          </table:table-cell>
          <table:table-cell office:value-type="float" office:value="0.0583333333">
            <text:p>0.0583333333</text:p>
          </table:table-cell>
          <table:table-cell office:value-type="float" office:value="6">
            <text:p>6</text:p>
          </table:table-cell>
          <table:table-cell office:value-type="float" office:value="-0.0528619529">
            <text:p>-0.0528619529</text:p>
          </table:table-cell>
          <table:table-cell office:value-type="float" office:value="0.0795454545">
            <text:p>0.0795454545</text:p>
          </table:table-cell>
          <table:table-cell office:value-type="float" office:value="0.0074074074">
            <text:p>0.0074074074</text:p>
          </table:table-cell>
          <table:table-cell office:value-type="float" office:value="-0.0227272727">
            <text:p>-0.0227272727</text:p>
          </table:table-cell>
          <table:table-cell office:value-type="float" office:value="0.0211535857">
            <text:p>0.021153585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">
            <text:p>0</text:p>
          </table:table-cell>
          <table:table-cell office:value-type="float" office:value="0.0089686099">
            <text:p>0.00896860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582959641">
            <text:p>0.0582959641</text:p>
          </table:table-cell>
          <table:table-cell office:value-type="float" office:value="0.0722222222">
            <text:p>0.0722222222</text:p>
          </table:table-cell>
          <table:table-cell office:value-type="float" office:value="0.0555555556">
            <text:p>0.0555555556</text:p>
          </table:table-cell>
          <table:table-cell office:value-type="float" office:value="0.0333333333">
            <text:p>0.0333333333</text:p>
          </table:table-cell>
          <table:table-cell office:value-type="float" office:value="-8">
            <text:p>-8</text:p>
          </table:table-cell>
          <table:table-cell office:value-type="float" office:value="-0.0238745687">
            <text:p>-0.0238745687</text:p>
          </table:table-cell>
          <table:table-cell office:value-type="float" office:value="0.0414507772">
            <text:p>0.0414507772</text:p>
          </table:table-cell>
          <table:table-cell office:value-type="float" office:value="0">
            <text:p>0</text:p>
          </table:table-cell>
          <table:table-cell office:value-type="float" office:value="-0.0051813472">
            <text:p>-0.0051813472</text:p>
          </table:table-cell>
          <table:table-cell office:value-type="float" office:value="0.0170849129">
            <text:p>0.017084912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">
            <text:p>0</text:p>
          </table:table-cell>
          <table:table-cell office:value-type="float" office:value="0.0157728707">
            <text:p>0.01577287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536277603">
            <text:p>0.0536277603</text:p>
          </table:table-cell>
          <table:table-cell office:value-type="float" office:value="0.1103896104">
            <text:p>0.1103896104</text:p>
          </table:table-cell>
          <table:table-cell office:value-type="float" office:value="0.0243902439">
            <text:p>0.0243902439</text:p>
          </table:table-cell>
          <table:table-cell office:value-type="float" office:value="0.0194805195">
            <text:p>0.0194805195</text:p>
          </table:table-cell>
          <table:table-cell office:value-type="float" office:value="-28">
            <text:p>-28</text:p>
          </table:table-cell>
          <table:table-cell office:value-type="float" office:value="0.0253584799">
            <text:p>0.0253584799</text:p>
          </table:table-cell>
          <table:table-cell office:value-type="float" office:value="0.0547945205">
            <text:p>0.05479452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9436324">
            <text:p>0.0169436324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78364059622125">
            <text:p>7.7836405962</text:p>
          </table:table-cell>
          <table:table-cell office:value-type="float" office:value="0">
            <text:p>0</text:p>
          </table:table-cell>
          <table:table-cell office:value-type="float" office:value="0.0238095238">
            <text:p>0.0238095238</text:p>
          </table:table-cell>
          <table:table-cell office:value-type="float" office:value="0.0125">
            <text:p>0.0125</text:p>
          </table:table-cell>
          <table:table-cell office:value-type="float" office:value="0.0253807107">
            <text:p>0.0253807107</text:p>
          </table:table-cell>
          <table:table-cell office:value-type="float" office:value="0.03125">
            <text:p>0.03125</text:p>
          </table:table-cell>
          <table:table-cell office:value-type="float" office:value="0.0714285714">
            <text:p>0.0714285714</text:p>
          </table:table-cell>
          <table:table-cell office:value-type="float" office:value="0.0375">
            <text:p>0.0375</text:p>
          </table:table-cell>
          <table:table-cell office:value-type="float" office:value="-2">
            <text:p>-2</text:p>
          </table:table-cell>
          <table:table-cell office:value-type="float" office:value="0.0602254113">
            <text:p>0.0602254113</text:p>
          </table:table-cell>
          <table:table-cell office:value-type="float" office:value="0.037037037">
            <text:p>0.037037037</text:p>
          </table:table-cell>
          <table:table-cell office:value-type="float" office:value="0">
            <text:p>0</text:p>
          </table:table-cell>
          <table:table-cell office:value-type="float" office:value="0.0074074074">
            <text:p>0.0074074074</text:p>
          </table:table-cell>
          <table:table-cell office:value-type="float" office:value="0.0172350269">
            <text:p>0.017235026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4.61512051684126">
            <text:p>4.6151205168</text:p>
          </table:table-cell>
          <table:table-cell office:value-type="float" office:value="0.0068027211">
            <text:p>0.00680272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02040816">
            <text:p>0.0102040816</text:p>
          </table:table-cell>
          <table:table-cell office:value-type="float" office:value="0.0098360656">
            <text:p>0.0098360656</text:p>
          </table:table-cell>
          <table:table-cell office:value-type="float" office:value="0.0328947368">
            <text:p>0.0328947368</text:p>
          </table:table-cell>
          <table:table-cell office:value-type="float" office:value="0.0163934426">
            <text:p>0.0163934426</text:p>
          </table:table-cell>
          <table:table-cell office:value-type="float" office:value="2">
            <text:p>2</text:p>
          </table:table-cell>
          <table:table-cell office:value-type="float" office:value="-0.0478623164">
            <text:p>-0.0478623164</text:p>
          </table:table-cell>
          <table:table-cell office:value-type="float" office:value="0.083032491">
            <text:p>0.083032491</text:p>
          </table:table-cell>
          <table:table-cell office:value-type="float" office:value="0">
            <text:p>0</text:p>
          </table:table-cell>
          <table:table-cell office:value-type="float" office:value="-0.0541516245">
            <text:p>-0.0541516245</text:p>
          </table:table-cell>
          <table:table-cell office:value-type="float" office:value="0.0241462258">
            <text:p>0.024146225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45419295839715">
            <text:p>1.4541929584</text:p>
          </table:table-cell>
          <table:table-cell office:value-type="float" office:value="0.0119047619">
            <text:p>0.0119047619</text:p>
          </table:table-cell>
          <table:table-cell office:value-type="float" office:value="0.0210526316">
            <text:p>0.0210526316</text:p>
          </table:table-cell>
          <table:table-cell office:value-type="float" office:value="0.0115606936">
            <text:p>0.0115606936</text:p>
          </table:table-cell>
          <table:table-cell office:value-type="float" office:value="0.1111111111">
            <text:p>0.1111111111</text:p>
          </table:table-cell>
          <table:table-cell office:value-type="float" office:value="0.161849711">
            <text:p>0.161849711</text:p>
          </table:table-cell>
          <table:table-cell office:value-type="float" office:value="0.1368421053">
            <text:p>0.1368421053</text:p>
          </table:table-cell>
          <table:table-cell office:value-type="float" office:value="0.0751445087">
            <text:p>0.0751445087</text:p>
          </table:table-cell>
          <table:table-cell office:value-type="float" office:value="8">
            <text:p>8</text:p>
          </table:table-cell>
          <table:table-cell office:value-type="float" office:value="-0.0578032648">
            <text:p>-0.0578032648</text:p>
          </table:table-cell>
          <table:table-cell office:value-type="float" office:value="0.0705882353">
            <text:p>0.0705882353</text:p>
          </table:table-cell>
          <table:table-cell office:value-type="float" office:value="0.0050761421">
            <text:p>0.0050761421</text:p>
          </table:table-cell>
          <table:table-cell office:value-type="float" office:value="-0.0411764706">
            <text:p>-0.0411764706</text:p>
          </table:table-cell>
          <table:table-cell office:value-type="float" office:value="0.0207845733">
            <text:p>0.020784573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2.03398882528319">
            <text:p>2.0339888253</text:p>
          </table:table-cell>
          <table:table-cell office:value-type="float" office:value="0.0084745763">
            <text:p>0.0084745763</text:p>
          </table:table-cell>
          <table:table-cell office:value-type="float" office:value="0.0341880342">
            <text:p>0.0341880342</text:p>
          </table:table-cell>
          <table:table-cell office:value-type="float" office:value="0.0179372197">
            <text:p>0.0179372197</text:p>
          </table:table-cell>
          <table:table-cell office:value-type="float" office:value="0.0338983051">
            <text:p>0.0338983051</text:p>
          </table:table-cell>
          <table:table-cell office:value-type="float" office:value="0.0358744395">
            <text:p>0.0358744395</text:p>
          </table:table-cell>
          <table:table-cell office:value-type="float" office:value="0.0341880342">
            <text:p>0.0341880342</text:p>
          </table:table-cell>
          <table:table-cell office:value-type="float" office:value="0.0179372197">
            <text:p>0.0179372197</text:p>
          </table:table-cell>
          <table:table-cell office:value-type="float" office:value="15">
            <text:p>15</text:p>
          </table:table-cell>
          <table:table-cell office:value-type="float" office:value="-0.0653017307">
            <text:p>-0.0653017307</text:p>
          </table:table-cell>
          <table:table-cell office:value-type="float" office:value="0.056122449">
            <text:p>0.056122449</text:p>
          </table:table-cell>
          <table:table-cell office:value-type="float" office:value="0.0133333333">
            <text:p>0.0133333333</text:p>
          </table:table-cell>
          <table:table-cell office:value-type="float" office:value="-0.0153061224">
            <text:p>-0.0153061224</text:p>
          </table:table-cell>
          <table:table-cell office:value-type="float" office:value="0.0297994833">
            <text:p>0.029799483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8.07121853996986">
            <text:p>8.07121854</text:p>
          </table:table-cell>
          <table:table-cell office:value-type="float" office:value="0.0038461538">
            <text:p>0.0038461538</text:p>
          </table:table-cell>
          <table:table-cell office:value-type="float" office:value="0.1">
            <text:p>0.1</text:p>
          </table:table-cell>
          <table:table-cell office:value-type="float" office:value="0.0568720379">
            <text:p>0.0568720379</text:p>
          </table:table-cell>
          <table:table-cell office:value-type="float" office:value="0.0692307692">
            <text:p>0.0692307692</text:p>
          </table:table-cell>
          <table:table-cell office:value-type="float" office:value="0.0853080569">
            <text:p>0.0853080569</text:p>
          </table:table-cell>
          <table:table-cell office:value-type="float" office:value="0.1166666667">
            <text:p>0.1166666667</text:p>
          </table:table-cell>
          <table:table-cell office:value-type="float" office:value="0.0663507109">
            <text:p>0.0663507109</text:p>
          </table:table-cell>
          <table:table-cell office:value-type="float" office:value="9">
            <text:p>9</text:p>
          </table:table-cell>
          <table:table-cell office:value-type="float" office:value="-0.0584144148">
            <text:p>-0.0584144148</text:p>
          </table:table-cell>
          <table:table-cell office:value-type="float" office:value="0.0714285714">
            <text:p>0.0714285714</text:p>
          </table:table-cell>
          <table:table-cell office:value-type="float" office:value="0.0098522167">
            <text:p>0.0098522167</text:p>
          </table:table-cell>
          <table:table-cell office:value-type="float" office:value="-0.010989011">
            <text:p>-0.010989011</text:p>
          </table:table-cell>
          <table:table-cell office:value-type="float" office:value="0.0278922255">
            <text:p>0.027892225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24494154633701">
            <text:p>7.2449415463</text:p>
          </table:table-cell>
          <table:table-cell office:value-type="float" office:value="0.0033222591">
            <text:p>0.0033222591</text:p>
          </table:table-cell>
          <table:table-cell office:value-type="float" office:value="0.0095238095">
            <text:p>0.0095238095</text:p>
          </table:table-cell>
          <table:table-cell office:value-type="float" office:value="0.0046948357">
            <text:p>0.0046948357</text:p>
          </table:table-cell>
          <table:table-cell office:value-type="float" office:value="0.049833887">
            <text:p>0.049833887</text:p>
          </table:table-cell>
          <table:table-cell office:value-type="float" office:value="0.0704225352">
            <text:p>0.0704225352</text:p>
          </table:table-cell>
          <table:table-cell office:value-type="float" office:value="0.1047619048">
            <text:p>0.1047619048</text:p>
          </table:table-cell>
          <table:table-cell office:value-type="float" office:value="0.0516431925">
            <text:p>0.0516431925</text:p>
          </table:table-cell>
          <table:table-cell office:value-type="float" office:value="15">
            <text:p>15</text:p>
          </table:table-cell>
          <table:table-cell office:value-type="float" office:value="-0.1252746454">
            <text:p>-0.1252746454</text:p>
          </table:table-cell>
          <table:table-cell office:value-type="float" office:value="0.0549450549">
            <text:p>0.0549450549</text:p>
          </table:table-cell>
          <table:table-cell office:value-type="float" office:value="0.0193236715">
            <text:p>0.0193236715</text:p>
          </table:table-cell>
          <table:table-cell office:value-type="float" office:value="-0.0274725275">
            <text:p>-0.0274725275</text:p>
          </table:table-cell>
          <table:table-cell office:value-type="float" office:value="0.0330336197">
            <text:p>0.033033619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50020034955448">
            <text:p>1.5002003496</text:p>
          </table:table-cell>
          <table:table-cell office:value-type="float" office:value="0">
            <text:p>0</text:p>
          </table:table-cell>
          <table:table-cell office:value-type="float" office:value="0.012195122">
            <text:p>0.012195122</text:p>
          </table:table-cell>
          <table:table-cell office:value-type="float" office:value="0.0051546392">
            <text:p>0.0051546392</text:p>
          </table:table-cell>
          <table:table-cell office:value-type="float" office:value="0.0467836257">
            <text:p>0.0467836257</text:p>
          </table:table-cell>
          <table:table-cell office:value-type="float" office:value="0.0412371134">
            <text:p>0.0412371134</text:p>
          </table:table-cell>
          <table:table-cell office:value-type="float" office:value="0.0609756098">
            <text:p>0.0609756098</text:p>
          </table:table-cell>
          <table:table-cell office:value-type="float" office:value="0.0257731959">
            <text:p>0.0257731959</text:p>
          </table:table-cell>
          <table:table-cell office:value-type="float" office:value="-10">
            <text:p>-10</text:p>
          </table:table-cell>
          <table:table-cell office:value-type="float" office:value="0.0124820474">
            <text:p>0.0124820474</text:p>
          </table:table-cell>
          <table:table-cell office:value-type="float" office:value="0.0465116279">
            <text:p>0.0465116279</text:p>
          </table:table-cell>
          <table:table-cell office:value-type="float" office:value="0">
            <text:p>0</text:p>
          </table:table-cell>
          <table:table-cell office:value-type="float" office:value="-0.007751938">
            <text:p>-0.007751938</text:p>
          </table:table-cell>
          <table:table-cell office:value-type="float" office:value="0.0119713473">
            <text:p>0.011971347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84302507773319">
            <text:p>1.843025077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6206897">
            <text:p>0.0086206897</text:p>
          </table:table-cell>
          <table:table-cell office:value-type="float" office:value="0.0098360656">
            <text:p>0.0098360656</text:p>
          </table:table-cell>
          <table:table-cell office:value-type="float" office:value="0.0540540541">
            <text:p>0.0540540541</text:p>
          </table:table-cell>
          <table:table-cell office:value-type="float" office:value="0.0262295082">
            <text:p>0.0262295082</text:p>
          </table:table-cell>
          <table:table-cell office:value-type="float" office:value="5">
            <text:p>5</text:p>
          </table:table-cell>
          <table:table-cell office:value-type="float" office:value="-0.056372941">
            <text:p>-0.056372941</text:p>
          </table:table-cell>
          <table:table-cell office:value-type="float" office:value="0.0557768924">
            <text:p>0.0557768924</text:p>
          </table:table-cell>
          <table:table-cell office:value-type="float" office:value="0">
            <text:p>0</text:p>
          </table:table-cell>
          <table:table-cell office:value-type="float" office:value="-0.0199203187">
            <text:p>-0.0199203187</text:p>
          </table:table-cell>
          <table:table-cell office:value-type="float" office:value="0.0207873275">
            <text:p>0.020787327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">
            <text:p>0</text:p>
          </table:table-cell>
          <table:table-cell office:value-type="float" office:value="0.0113207547">
            <text:p>0.0113207547</text:p>
          </table:table-cell>
          <table:table-cell office:value-type="float" office:value="0.0333333333">
            <text:p>0.0333333333</text:p>
          </table:table-cell>
          <table:table-cell office:value-type="float" office:value="0.0181818182">
            <text:p>0.0181818182</text:p>
          </table:table-cell>
          <table:table-cell office:value-type="float" office:value="0.0339622642">
            <text:p>0.0339622642</text:p>
          </table:table-cell>
          <table:table-cell office:value-type="float" office:value="0.0409090909">
            <text:p>0.0409090909</text:p>
          </table:table-cell>
          <table:table-cell office:value-type="float" office:value="0.0416666667">
            <text:p>0.0416666667</text:p>
          </table:table-cell>
          <table:table-cell office:value-type="float" office:value="0.0227272727">
            <text:p>0.0227272727</text:p>
          </table:table-cell>
          <table:table-cell office:value-type="float" office:value="-3">
            <text:p>-3</text:p>
          </table:table-cell>
          <table:table-cell office:value-type="float" office:value="0.0035122057">
            <text:p>0.0035122057</text:p>
          </table:table-cell>
          <table:table-cell office:value-type="float" office:value="0.0426540284">
            <text:p>0.0426540284</text:p>
          </table:table-cell>
          <table:table-cell office:value-type="float" office:value="0">
            <text:p>0</text:p>
          </table:table-cell>
          <table:table-cell office:value-type="float" office:value="0.0047393365">
            <text:p>0.0047393365</text:p>
          </table:table-cell>
          <table:table-cell office:value-type="float" office:value="0.016048096">
            <text:p>0.01604809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1.01080613449755">
            <text:p>-1.010806134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88461538">
            <text:p>0.0288461538</text:p>
          </table:table-cell>
          <table:table-cell office:value-type="float" office:value="0.0656934307">
            <text:p>0.0656934307</text:p>
          </table:table-cell>
          <table:table-cell office:value-type="float" office:value="0.0431034483">
            <text:p>0.0431034483</text:p>
          </table:table-cell>
          <table:table-cell office:value-type="float" office:value="0.0364963504">
            <text:p>0.0364963504</text:p>
          </table:table-cell>
          <table:table-cell office:value-type="float" office:value="-4">
            <text:p>-4</text:p>
          </table:table-cell>
          <table:table-cell office:value-type="float" office:value="-0.0135381118">
            <text:p>-0.0135381118</text:p>
          </table:table-cell>
          <table:table-cell office:value-type="float" office:value="0.0441176471">
            <text:p>0.0441176471</text:p>
          </table:table-cell>
          <table:table-cell office:value-type="float" office:value="0.0131004367">
            <text:p>0.0131004367</text:p>
          </table:table-cell>
          <table:table-cell office:value-type="float" office:value="-0.0049019608">
            <text:p>-0.0049019608</text:p>
          </table:table-cell>
          <table:table-cell office:value-type="float" office:value="0.0177208711">
            <text:p>0.017720871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00397413672268">
            <text:p>7.0039741367</text:p>
          </table:table-cell>
          <table:table-cell office:value-type="float" office:value="0.0040322581">
            <text:p>0.0040322581</text:p>
          </table:table-cell>
          <table:table-cell office:value-type="float" office:value="0.0206185567">
            <text:p>0.0206185567</text:p>
          </table:table-cell>
          <table:table-cell office:value-type="float" office:value="0.0073800738">
            <text:p>0.0073800738</text:p>
          </table:table-cell>
          <table:table-cell office:value-type="float" office:value="0.060483871">
            <text:p>0.060483871</text:p>
          </table:table-cell>
          <table:table-cell office:value-type="float" office:value="0.0553505535">
            <text:p>0.0553505535</text:p>
          </table:table-cell>
          <table:table-cell office:value-type="float" office:value="0.0103092784">
            <text:p>0.0103092784</text:p>
          </table:table-cell>
          <table:table-cell office:value-type="float" office:value="0.0036900369">
            <text:p>0.0036900369</text:p>
          </table:table-cell>
          <table:table-cell office:value-type="float" office:value="-10">
            <text:p>-10</text:p>
          </table:table-cell>
          <table:table-cell office:value-type="float" office:value="-0.0561371648">
            <text:p>-0.0561371648</text:p>
          </table:table-cell>
          <table:table-cell office:value-type="float" office:value="0.0606060606">
            <text:p>0.0606060606</text:p>
          </table:table-cell>
          <table:table-cell office:value-type="float" office:value="0">
            <text:p>0</text:p>
          </table:table-cell>
          <table:table-cell office:value-type="float" office:value="-0.0181818182">
            <text:p>-0.0181818182</text:p>
          </table:table-cell>
          <table:table-cell office:value-type="float" office:value="0.0263759807">
            <text:p>0.026375980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86968983814566">
            <text:p>1.8696898381</text:p>
          </table:table-cell>
          <table:table-cell office:value-type="float" office:value="0.0033222591">
            <text:p>0.0033222591</text:p>
          </table:table-cell>
          <table:table-cell office:value-type="float" office:value="0.0396825397">
            <text:p>0.0396825397</text:p>
          </table:table-cell>
          <table:table-cell office:value-type="float" office:value="0.0318471338">
            <text:p>0.0318471338</text:p>
          </table:table-cell>
          <table:table-cell office:value-type="float" office:value="0.0531561462">
            <text:p>0.0531561462</text:p>
          </table:table-cell>
          <table:table-cell office:value-type="float" office:value="0.101910828">
            <text:p>0.101910828</text:p>
          </table:table-cell>
          <table:table-cell office:value-type="float" office:value="0.0793650794">
            <text:p>0.0793650794</text:p>
          </table:table-cell>
          <table:table-cell office:value-type="float" office:value="0.0636942675">
            <text:p>0.0636942675</text:p>
          </table:table-cell>
          <table:table-cell office:value-type="float" office:value="-19">
            <text:p>-19</text:p>
          </table:table-cell>
          <table:table-cell office:value-type="float" office:value="0.0037213061">
            <text:p>0.0037213061</text:p>
          </table:table-cell>
          <table:table-cell office:value-type="float" office:value="0.0509259259">
            <text:p>0.0509259259</text:p>
          </table:table-cell>
          <table:table-cell office:value-type="float" office:value="0.0038461538">
            <text:p>0.0038461538</text:p>
          </table:table-cell>
          <table:table-cell office:value-type="float" office:value="0">
            <text:p>0</text:p>
          </table:table-cell>
          <table:table-cell office:value-type="float" office:value="0.0187318309">
            <text:p>0.018731830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5.99396142170657">
            <text:p>-5.9939614217</text:p>
          </table:table-cell>
          <table:table-cell office:value-type="float" office:value="0.0046511628">
            <text:p>0.00465116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511627907">
            <text:p>0.0511627907</text:p>
          </table:table-cell>
          <table:table-cell office:value-type="float" office:value="0.0585106383">
            <text:p>0.0585106383</text:p>
          </table:table-cell>
          <table:table-cell office:value-type="float" office:value="0.0325203252">
            <text:p>0.0325203252</text:p>
          </table:table-cell>
          <table:table-cell office:value-type="float" office:value="0.0212765957">
            <text:p>0.0212765957</text:p>
          </table:table-cell>
          <table:table-cell office:value-type="float" office:value="-23">
            <text:p>-23</text:p>
          </table:table-cell>
          <table:table-cell office:value-type="float" office:value="0.0749310209">
            <text:p>0.0749310209</text:p>
          </table:table-cell>
          <table:table-cell office:value-type="float" office:value="0.0372093023">
            <text:p>0.0372093023</text:p>
          </table:table-cell>
          <table:table-cell office:value-type="float" office:value="0.0041666667">
            <text:p>0.0041666667</text:p>
          </table:table-cell>
          <table:table-cell office:value-type="float" office:value="0.0325581395">
            <text:p>0.0325581395</text:p>
          </table:table-cell>
          <table:table-cell office:value-type="float" office:value="0.0139581417">
            <text:p>0.013958141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8.69968140098951">
            <text:p>8.699681401</text:p>
          </table:table-cell>
          <table:table-cell office:value-type="float" office:value="0.0025839793">
            <text:p>0.0025839793</text:p>
          </table:table-cell>
          <table:table-cell office:value-type="float" office:value="0.1351351351">
            <text:p>0.1351351351</text:p>
          </table:table-cell>
          <table:table-cell office:value-type="float" office:value="0.1503759398">
            <text:p>0.1503759398</text:p>
          </table:table-cell>
          <table:table-cell office:value-type="float" office:value="0.0439276486">
            <text:p>0.0439276486</text:p>
          </table:table-cell>
          <table:table-cell office:value-type="float" office:value="0.1278195489">
            <text:p>0.1278195489</text:p>
          </table:table-cell>
          <table:table-cell office:value-type="float" office:value="0.0540540541">
            <text:p>0.0540540541</text:p>
          </table:table-cell>
          <table:table-cell office:value-type="float" office:value="0.0601503759">
            <text:p>0.0601503759</text:p>
          </table:table-cell>
          <table:table-cell office:value-type="float" office:value="-24">
            <text:p>-24</text:p>
          </table:table-cell>
          <table:table-cell office:value-type="float" office:value="-0.1143678722">
            <text:p>-0.1143678722</text:p>
          </table:table-cell>
          <table:table-cell office:value-type="float" office:value="0.0367346939">
            <text:p>0.0367346939</text:p>
          </table:table-cell>
          <table:table-cell office:value-type="float" office:value="0.0132890365">
            <text:p>0.0132890365</text:p>
          </table:table-cell>
          <table:table-cell office:value-type="float" office:value="-0.0040816327">
            <text:p>-0.0040816327</text:p>
          </table:table-cell>
          <table:table-cell office:value-type="float" office:value="0.0325703347">
            <text:p>0.0325703347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74109909003537">
            <text:p>7.74109909</text:p>
          </table:table-cell>
          <table:table-cell office:value-type="float" office:value="0.0115207373">
            <text:p>0.0115207373</text:p>
          </table:table-cell>
          <table:table-cell office:value-type="float" office:value="0.0261437908">
            <text:p>0.0261437908</text:p>
          </table:table-cell>
          <table:table-cell office:value-type="float" office:value="0.0210526316">
            <text:p>0.0210526316</text:p>
          </table:table-cell>
          <table:table-cell office:value-type="float" office:value="0.0552995392">
            <text:p>0.0552995392</text:p>
          </table:table-cell>
          <table:table-cell office:value-type="float" office:value="0.1263157895">
            <text:p>0.1263157895</text:p>
          </table:table-cell>
          <table:table-cell office:value-type="float" office:value="0.0130718954">
            <text:p>0.0130718954</text:p>
          </table:table-cell>
          <table:table-cell office:value-type="float" office:value="0.0105263158">
            <text:p>0.0105263158</text:p>
          </table:table-cell>
          <table:table-cell office:value-type="float" office:value="2">
            <text:p>2</text:p>
          </table:table-cell>
          <table:table-cell office:value-type="float" office:value="-0.1161931036">
            <text:p>-0.1161931036</text:p>
          </table:table-cell>
          <table:table-cell office:value-type="float" office:value="0.0779661017">
            <text:p>0.0779661017</text:p>
          </table:table-cell>
          <table:table-cell office:value-type="float" office:value="0.0160857909">
            <text:p>0.0160857909</text:p>
          </table:table-cell>
          <table:table-cell office:value-type="float" office:value="-0.0372881356">
            <text:p>-0.0372881356</text:p>
          </table:table-cell>
          <table:table-cell office:value-type="float" office:value="0.0337422178">
            <text:p>0.033742217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1.09198974790695">
            <text:p>1.0919897479</text:p>
          </table:table-cell>
          <table:table-cell office:value-type="float" office:value="0.0341296928">
            <text:p>0.03412969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78157">
            <text:p>0.04778157</text:p>
          </table:table-cell>
          <table:table-cell office:value-type="float" office:value="0.067961165">
            <text:p>0.067961165</text:p>
          </table:table-cell>
          <table:table-cell office:value-type="float" office:value="0.0220588235">
            <text:p>0.0220588235</text:p>
          </table:table-cell>
          <table:table-cell office:value-type="float" office:value="0.0145631068">
            <text:p>0.0145631068</text:p>
          </table:table-cell>
          <table:table-cell office:value-type="float" office:value="-8">
            <text:p>-8</text:p>
          </table:table-cell>
          <table:table-cell office:value-type="float" office:value="-0.014141399">
            <text:p>-0.014141399</text:p>
          </table:table-cell>
          <table:table-cell office:value-type="float" office:value="0.0420168067">
            <text:p>0.0420168067</text:p>
          </table:table-cell>
          <table:table-cell office:value-type="float" office:value="0">
            <text:p>0</text:p>
          </table:table-cell>
          <table:table-cell office:value-type="float" office:value="0.0168067227">
            <text:p>0.0168067227</text:p>
          </table:table-cell>
          <table:table-cell office:value-type="float" office:value="0.0217911136">
            <text:p>0.021791113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">
            <text:p>0</text:p>
          </table:table-cell>
          <table:table-cell office:value-type="float" office:value="0.014084507">
            <text:p>0.0140845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281690141">
            <text:p>0.0281690141</text:p>
          </table:table-cell>
          <table:table-cell office:value-type="float" office:value="0.0368663594">
            <text:p>0.0368663594</text:p>
          </table:table-cell>
          <table:table-cell office:value-type="float" office:value="0.0143884892">
            <text:p>0.0143884892</text:p>
          </table:table-cell>
          <table:table-cell office:value-type="float" office:value="0.0092165899">
            <text:p>0.0092165899</text:p>
          </table:table-cell>
          <table:table-cell office:value-type="float" office:value="-20">
            <text:p>-20</text:p>
          </table:table-cell>
          <table:table-cell office:value-type="float" office:value="0.0151936027">
            <text:p>0.0151936027</text:p>
          </table:table-cell>
          <table:table-cell office:value-type="float" office:value="0.05078125">
            <text:p>0.05078125</text:p>
          </table:table-cell>
          <table:table-cell office:value-type="float" office:value="0.0035211268">
            <text:p>0.0035211268</text:p>
          </table:table-cell>
          <table:table-cell office:value-type="float" office:value="0.0234375">
            <text:p>0.0234375</text:p>
          </table:table-cell>
          <table:table-cell office:value-type="float" office:value="0.0258324592">
            <text:p>0.025832459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17088847851251">
            <text:p>7.1708884785</text:p>
          </table:table-cell>
          <table:table-cell office:value-type="float" office:value="0.0017921147">
            <text:p>0.001792114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94265233">
            <text:p>0.0394265233</text:p>
          </table:table-cell>
          <table:table-cell office:value-type="float" office:value="0.0643274854">
            <text:p>0.0643274854</text:p>
          </table:table-cell>
          <table:table-cell office:value-type="float" office:value="0.088372093">
            <text:p>0.088372093</text:p>
          </table:table-cell>
          <table:table-cell office:value-type="float" office:value="0.0555555556">
            <text:p>0.0555555556</text:p>
          </table:table-cell>
          <table:table-cell office:value-type="float" office:value="-6">
            <text:p>-6</text:p>
          </table:table-cell>
          <table:table-cell office:value-type="float" office:value="-0.0542555443">
            <text:p>-0.0542555443</text:p>
          </table:table-cell>
          <table:table-cell office:value-type="float" office:value="0.0498812352">
            <text:p>0.0498812352</text:p>
          </table:table-cell>
          <table:table-cell office:value-type="float" office:value="0">
            <text:p>0</text:p>
          </table:table-cell>
          <table:table-cell office:value-type="float" office:value="-0.0047505938">
            <text:p>-0.0047505938</text:p>
          </table:table-cell>
          <table:table-cell office:value-type="float" office:value="0.027460692">
            <text:p>0.02746069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">
            <text:p>0</text:p>
          </table:table-cell>
          <table:table-cell office:value-type="float" office:value="0.0022026432">
            <text:p>0.002202643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18502203">
            <text:p>0.0418502203</text:p>
          </table:table-cell>
          <table:table-cell office:value-type="float" office:value="0.0730769231">
            <text:p>0.0730769231</text:p>
          </table:table-cell>
          <table:table-cell office:value-type="float" office:value="0.1987179487">
            <text:p>0.1987179487</text:p>
          </table:table-cell>
          <table:table-cell office:value-type="float" office:value="0.1192307692">
            <text:p>0.1192307692</text:p>
          </table:table-cell>
          <table:table-cell office:value-type="float" office:value="-17">
            <text:p>-17</text:p>
          </table:table-cell>
          <table:table-cell office:value-type="float" office:value="-0.0743861065">
            <text:p>-0.0743861065</text:p>
          </table:table-cell>
          <table:table-cell office:value-type="float" office:value="0.059602649">
            <text:p>0.059602649</text:p>
          </table:table-cell>
          <table:table-cell office:value-type="float" office:value="0">
            <text:p>0</text:p>
          </table:table-cell>
          <table:table-cell office:value-type="float" office:value="-0.0264900662">
            <text:p>-0.0264900662</text:p>
          </table:table-cell>
          <table:table-cell office:value-type="float" office:value="0.0260062712">
            <text:p>0.026006271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7.49609731807596">
            <text:p>-7.496097318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76678445">
            <text:p>0.0176678445</text:p>
          </table:table-cell>
          <table:table-cell office:value-type="float" office:value="0.0248756219">
            <text:p>0.0248756219</text:p>
          </table:table-cell>
          <table:table-cell office:value-type="float" office:value="0.015503876">
            <text:p>0.015503876</text:p>
          </table:table-cell>
          <table:table-cell office:value-type="float" office:value="0.0099502488">
            <text:p>0.0099502488</text:p>
          </table:table-cell>
          <table:table-cell office:value-type="float" office:value="7">
            <text:p>7</text:p>
          </table:table-cell>
          <table:table-cell office:value-type="float" office:value="-0.0355555556">
            <text:p>-0.0355555556</text:p>
          </table:table-cell>
          <table:table-cell office:value-type="float" office:value="0.0533333333">
            <text:p>0.0533333333</text:p>
          </table:table-cell>
          <table:table-cell office:value-type="float" office:value="0">
            <text:p>0</text:p>
          </table:table-cell>
          <table:table-cell office:value-type="float" office:value="-0.0355555556">
            <text:p>-0.0355555556</text:p>
          </table:table-cell>
          <table:table-cell office:value-type="float" office:value="0.0187867178">
            <text:p>0.018786717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">
            <text:p>0</text:p>
          </table:table-cell>
          <table:table-cell office:value-type="float" office:value="0.003125">
            <text:p>0.003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5">
            <text:p>0.0125</text:p>
          </table:table-cell>
          <table:table-cell office:value-type="float" office:value="0.0213903743">
            <text:p>0.0213903743</text:p>
          </table:table-cell>
          <table:table-cell office:value-type="float" office:value="0.0294117647">
            <text:p>0.0294117647</text:p>
          </table:table-cell>
          <table:table-cell office:value-type="float" office:value="0.0160427807">
            <text:p>0.0160427807</text:p>
          </table:table-cell>
          <table:table-cell office:value-type="float" office:value="-6">
            <text:p>-6</text:p>
          </table:table-cell>
          <table:table-cell office:value-type="float" office:value="-0.0734528547">
            <text:p>-0.0734528547</text:p>
          </table:table-cell>
          <table:table-cell office:value-type="float" office:value="0.0793650794">
            <text:p>0.0793650794</text:p>
          </table:table-cell>
          <table:table-cell office:value-type="float" office:value="0">
            <text:p>0</text:p>
          </table:table-cell>
          <table:table-cell office:value-type="float" office:value="-0.0211640212">
            <text:p>-0.0211640212</text:p>
          </table:table-cell>
          <table:table-cell office:value-type="float" office:value="0.0252223418">
            <text:p>0.0252223418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-4.61512051674126">
            <text:p>-4.6151205167</text:p>
          </table:table-cell>
          <table:table-cell office:value-type="float" office:value="0.0089686099">
            <text:p>0.00896860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695067265">
            <text:p>0.0695067265</text:p>
          </table:table-cell>
          <table:table-cell office:value-type="float" office:value="0.1693989071">
            <text:p>0.1693989071</text:p>
          </table:table-cell>
          <table:table-cell office:value-type="float" office:value="0.0944444444">
            <text:p>0.0944444444</text:p>
          </table:table-cell>
          <table:table-cell office:value-type="float" office:value="0.0928961749">
            <text:p>0.0928961749</text:p>
          </table:table-cell>
          <table:table-cell office:value-type="float" office:value="-30">
            <text:p>-30</text:p>
          </table:table-cell>
          <table:table-cell office:value-type="float" office:value="-0.0081930632">
            <text:p>-0.0081930632</text:p>
          </table:table-cell>
          <table:table-cell office:value-type="float" office:value="0.0431893688">
            <text:p>0.0431893688</text:p>
          </table:table-cell>
          <table:table-cell office:value-type="float" office:value="0">
            <text:p>0</text:p>
          </table:table-cell>
          <table:table-cell office:value-type="float" office:value="0.0066445183">
            <text:p>0.0066445183</text:p>
          </table:table-cell>
          <table:table-cell office:value-type="float" office:value="0.0241201365">
            <text:p>0.0241201365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0.538401935063545">
            <text:p>0.5384019351</text:p>
          </table:table-cell>
          <table:table-cell office:value-type="float" office:value="0.0024752475">
            <text:p>0.00247524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445544554">
            <text:p>0.0445544554</text:p>
          </table:table-cell>
          <table:table-cell office:value-type="float" office:value="0.0932642487">
            <text:p>0.0932642487</text:p>
          </table:table-cell>
          <table:table-cell office:value-type="float" office:value="0.0228310502">
            <text:p>0.0228310502</text:p>
          </table:table-cell>
          <table:table-cell office:value-type="float" office:value="0.0259067358">
            <text:p>0.0259067358</text:p>
          </table:table-cell>
          <table:table-cell office:value-type="float" office:value="1">
            <text:p>1</text:p>
          </table:table-cell>
          <table:table-cell office:value-type="float" office:value="-0.0337692302">
            <text:p>-0.0337692302</text:p>
          </table:table-cell>
          <table:table-cell office:value-type="float" office:value="0.0391198044">
            <text:p>0.0391198044</text:p>
          </table:table-cell>
          <table:table-cell office:value-type="float" office:value="0.0043478261">
            <text:p>0.0043478261</text:p>
          </table:table-cell>
          <table:table-cell office:value-type="float" office:value="-0.0122249389">
            <text:p>-0.0122249389</text:p>
          </table:table-cell>
          <table:table-cell office:value-type="float" office:value="0.0191377097">
            <text:p>0.0191377097</text:p>
          </table:table-cell>
        </table:table-row>
        <table:table-row table:style-name="ro2">
          <table:table-cell office:value-type="string">
            <text:p>suicide</text:p>
          </table:table-cell>
          <table:table-cell table:number-columns-repeated="4" office:value-type="float" office:value="0">
            <text:p>0</text:p>
          </table:table-cell>
          <table:table-cell office:value-type="float" office:value="0.027027027">
            <text:p>0.027027027</text:p>
          </table:table-cell>
          <table:table-cell office:value-type="float" office:value="0.0427350427">
            <text:p>0.0427350427</text:p>
          </table:table-cell>
          <table:table-cell office:value-type="float" office:value="0.0506329114">
            <text:p>0.0506329114</text:p>
          </table:table-cell>
          <table:table-cell office:value-type="float" office:value="0.0341880342">
            <text:p>0.0341880342</text:p>
          </table:table-cell>
          <table:table-cell office:value-type="float" office:value="-5">
            <text:p>-5</text:p>
          </table:table-cell>
          <table:table-cell office:value-type="float" office:value="-0.0433362694">
            <text:p>-0.0433362694</text:p>
          </table:table-cell>
          <table:table-cell office:value-type="float" office:value="0.0641025641">
            <text:p>0.0641025641</text:p>
          </table:table-cell>
          <table:table-cell office:value-type="float" office:value="0.0054200542">
            <text:p>0.0054200542</text:p>
          </table:table-cell>
          <table:table-cell office:value-type="float" office:value="-0.0192307692">
            <text:p>-0.0192307692</text:p>
          </table:table-cell>
          <table:table-cell office:value-type="float" office:value="0.023418089">
            <text:p>0.023418089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4.61512051684126">
            <text:p>4.6151205168</text:p>
          </table:table-cell>
          <table:table-cell office:value-type="float" office:value="0.0061349693">
            <text:p>0.006134969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82822086">
            <text:p>0.0582822086</text:p>
          </table:table-cell>
          <table:table-cell office:value-type="float" office:value="0.0979381443">
            <text:p>0.0979381443</text:p>
          </table:table-cell>
          <table:table-cell office:value-type="float" office:value="0.0340136054">
            <text:p>0.0340136054</text:p>
          </table:table-cell>
          <table:table-cell office:value-type="float" office:value="0.0257731959">
            <text:p>0.0257731959</text:p>
          </table:table-cell>
          <table:table-cell office:value-type="float" office:value="-9">
            <text:p>-9</text:p>
          </table:table-cell>
          <table:table-cell office:value-type="float" office:value="0.0215679601">
            <text:p>0.0215679601</text:p>
          </table:table-cell>
          <table:table-cell office:value-type="float" office:value="0.0355731225">
            <text:p>0.0355731225</text:p>
          </table:table-cell>
          <table:table-cell office:value-type="float" office:value="0.0096463023">
            <text:p>0.0096463023</text:p>
          </table:table-cell>
          <table:table-cell office:value-type="float" office:value="0.0276679842">
            <text:p>0.0276679842</text:p>
          </table:table-cell>
          <table:table-cell office:value-type="float" office:value="0.0184938131">
            <text:p>0.0184938131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4.61512051684126">
            <text:p>4.6151205168</text:p>
          </table:table-cell>
          <table:table-cell office:value-type="float" office:value="0.0033898305">
            <text:p>0.00338983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72881356">
            <text:p>0.0372881356</text:p>
          </table:table-cell>
          <table:table-cell office:value-type="float" office:value="0.0607734807">
            <text:p>0.0607734807</text:p>
          </table:table-cell>
          <table:table-cell office:value-type="float" office:value="0.1040723982">
            <text:p>0.1040723982</text:p>
          </table:table-cell>
          <table:table-cell office:value-type="float" office:value="0.0635359116">
            <text:p>0.0635359116</text:p>
          </table:table-cell>
          <table:table-cell office:value-type="float" office:value="-12">
            <text:p>-12</text:p>
          </table:table-cell>
          <table:table-cell office:value-type="float" office:value="-0.0502942168">
            <text:p>-0.0502942168</text:p>
          </table:table-cell>
          <table:table-cell office:value-type="float" office:value="0.0455696203">
            <text:p>0.0455696203</text:p>
          </table:table-cell>
          <table:table-cell office:value-type="float" office:value="0.0021367521">
            <text:p>0.0021367521</text:p>
          </table:table-cell>
          <table:table-cell office:value-type="float" office:value="-0.0025316456">
            <text:p>-0.0025316456</text:p>
          </table:table-cell>
          <table:table-cell office:value-type="float" office:value="0.0273748006">
            <text:p>0.027374800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4.61512051684126">
            <text:p>4.6151205168</text:p>
          </table:table-cell>
          <table:table-cell office:value-type="float" office:value="0.0145530146">
            <text:p>0.0145530146</text:p>
          </table:table-cell>
          <table:table-cell office:value-type="float" office:value="0.0051282051">
            <text:p>0.0051282051</text:p>
          </table:table-cell>
          <table:table-cell office:value-type="float" office:value="0.0046728972">
            <text:p>0.0046728972</text:p>
          </table:table-cell>
          <table:table-cell office:value-type="float" office:value="0.0415800416">
            <text:p>0.0415800416</text:p>
          </table:table-cell>
          <table:table-cell office:value-type="float" office:value="0.0934579439">
            <text:p>0.0934579439</text:p>
          </table:table-cell>
          <table:table-cell office:value-type="float" office:value="0.041025641">
            <text:p>0.041025641</text:p>
          </table:table-cell>
          <table:table-cell office:value-type="float" office:value="0.0373831776">
            <text:p>0.0373831776</text:p>
          </table:table-cell>
          <table:table-cell office:value-type="float" office:value="-16">
            <text:p>-16</text:p>
          </table:table-cell>
          <table:table-cell office:value-type="float" office:value="-0.0459285507">
            <text:p>-0.0459285507</text:p>
          </table:table-cell>
          <table:table-cell office:value-type="float" office:value="0.0407608696">
            <text:p>0.0407608696</text:p>
          </table:table-cell>
          <table:table-cell office:value-type="float" office:value="0.0023364486">
            <text:p>0.0023364486</text:p>
          </table:table-cell>
          <table:table-cell office:value-type="float" office:value="-0.0054347826">
            <text:p>-0.0054347826</text:p>
          </table:table-cell>
          <table:table-cell office:value-type="float" office:value="0.0240710333">
            <text:p>0.0240710333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650168700845">
            <text:p>7.6501687008</text:p>
          </table:table-cell>
          <table:table-cell office:value-type="float" office:value="0.0028818444">
            <text:p>0.0028818444</text:p>
          </table:table-cell>
          <table:table-cell office:value-type="float" office:value="0.0272727273">
            <text:p>0.0272727273</text:p>
          </table:table-cell>
          <table:table-cell office:value-type="float" office:value="0.0163043478">
            <text:p>0.0163043478</text:p>
          </table:table-cell>
          <table:table-cell office:value-type="float" office:value="0.0317002882">
            <text:p>0.0317002882</text:p>
          </table:table-cell>
          <table:table-cell office:value-type="float" office:value="0.0597826087">
            <text:p>0.0597826087</text:p>
          </table:table-cell>
          <table:table-cell office:value-type="float" office:value="0.0636363636">
            <text:p>0.0636363636</text:p>
          </table:table-cell>
          <table:table-cell office:value-type="float" office:value="0.0380434783">
            <text:p>0.0380434783</text:p>
          </table:table-cell>
          <table:table-cell office:value-type="float" office:value="-5">
            <text:p>-5</text:p>
          </table:table-cell>
          <table:table-cell office:value-type="float" office:value="-0.0818239195">
            <text:p>-0.0818239195</text:p>
          </table:table-cell>
          <table:table-cell office:value-type="float" office:value="0.0655021834">
            <text:p>0.0655021834</text:p>
          </table:table-cell>
          <table:table-cell office:value-type="float" office:value="0.0101351351">
            <text:p>0.0101351351</text:p>
          </table:table-cell>
          <table:table-cell office:value-type="float" office:value="-0.0218340611">
            <text:p>-0.0218340611</text:p>
          </table:table-cell>
          <table:table-cell office:value-type="float" office:value="0.0310374672">
            <text:p>0.0310374672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7.69666708152646">
            <text:p>7.696667081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3694268">
            <text:p>0.0063694268</text:p>
          </table:table-cell>
          <table:table-cell office:value-type="float" office:value="0.0153846154">
            <text:p>0.0153846154</text:p>
          </table:table-cell>
          <table:table-cell office:value-type="float" office:value="0.180952381">
            <text:p>0.180952381</text:p>
          </table:table-cell>
          <table:table-cell office:value-type="float" office:value="0.1461538462">
            <text:p>0.1461538462</text:p>
          </table:table-cell>
          <table:table-cell office:value-type="float" office:value="-4">
            <text:p>-4</text:p>
          </table:table-cell>
          <table:table-cell office:value-type="float" office:value="-0.0251951077">
            <text:p>-0.0251951077</text:p>
          </table:table-cell>
          <table:table-cell office:value-type="float" office:value="0.0705882353">
            <text:p>0.0705882353</text:p>
          </table:table-cell>
          <table:table-cell office:value-type="float" office:value="0.0099009901">
            <text:p>0.0099009901</text:p>
          </table:table-cell>
          <table:table-cell office:value-type="float" office:value="-0.0352941176">
            <text:p>-0.0352941176</text:p>
          </table:table-cell>
          <table:table-cell office:value-type="float" office:value="0.0201600716">
            <text:p>0.0201600716</text:p>
          </table:table-cell>
        </table:table-row>
        <table:table-row table:style-name="ro2">
          <table:table-cell office:value-type="string">
            <text:p>suicide</text:p>
          </table:table-cell>
          <table:table-cell office:value-type="float" office:value="4.61512051684126">
            <text:p>4.6151205168</text:p>
          </table:table-cell>
          <table:table-cell office:value-type="float" office:value="0.0080862534">
            <text:p>0.008086253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96495957">
            <text:p>0.0296495957</text:p>
          </table:table-cell>
          <table:table-cell office:value-type="float" office:value="0.0643274854">
            <text:p>0.0643274854</text:p>
          </table:table-cell>
          <table:table-cell office:value-type="float" office:value="0.0189873418">
            <text:p>0.0189873418</text:p>
          </table:table-cell>
          <table:table-cell office:value-type="float" office:value="0.0175438596">
            <text:p>0.0175438596</text:p>
          </table:table-cell>
          <table:table-cell office:value-type="float" office:value="-56">
            <text:p>-56</text:p>
          </table:table-cell>
          <table:table-cell office:value-type="float" office:value="-0.1070916021">
            <text:p>-0.1070916021</text:p>
          </table:table-cell>
          <table:table-cell office:value-type="float" office:value="0.0688405797">
            <text:p>0.0688405797</text:p>
          </table:table-cell>
          <table:table-cell office:value-type="float" office:value="0">
            <text:p>0</text:p>
          </table:table-cell>
          <table:table-cell office:value-type="float" office:value="-0.0326086957">
            <text:p>-0.0326086957</text:p>
          </table:table-cell>
          <table:table-cell office:value-type="float" office:value="0.027666764">
            <text:p>0.027666764</text:p>
          </table:table-cell>
        </table:table-row>
        <table:table-row table:style-name="ro2" table:number-rows-repeated="1048041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4T12:24:08</dc:date>
    <meta:document-statistic meta:table-count="1" meta:cell-count="8010" meta:object-count="0"/>
    <meta:generator>LibreOffice/3.6$Linux_X86_64 LibreOffice_project/360m1$Build-2</meta:generator>
  </office:meta>
</office:document-meta>
</file>